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_by_user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insercione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664" calcext:value-type="float">
            <text:p>0,000110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42" calcext:value-type="float">
            <text:p>0,00009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932" calcext:value-type="float">
            <text:p>0,000081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244" calcext:value-type="float">
            <text:p>0,0002062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859" calcext:value-type="float">
            <text:p>0,000123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333" calcext:value-type="float">
            <text:p>0,000086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164" calcext:value-type="float">
            <text:p>0,000076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285" calcext:value-type="float">
            <text:p>0,000074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46" calcext:value-type="float">
            <text:p>0,000182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3" calcext:value-type="float">
            <text:p>0,0001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848" calcext:value-type="float">
            <text:p>0,000092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7" calcext:value-type="float">
            <text:p>0,00007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264" calcext:value-type="float">
            <text:p>0,000061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379" calcext:value-type="float">
            <text:p>0,000147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259" calcext:value-type="float">
            <text:p>0,000093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096" calcext:value-type="float">
            <text:p>0,000076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63" calcext:value-type="float">
            <text:p>0,00006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114" calcext:value-type="float">
            <text:p>0,000060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505" calcext:value-type="float">
            <text:p>0,0001475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745" calcext:value-type="float">
            <text:p>0,000093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787" calcext:value-type="float">
            <text:p>0,000079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85" calcext:value-type="float">
            <text:p>0,000069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113" calcext:value-type="float">
            <text:p>0,000069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516" calcext:value-type="float">
            <text:p>0,000159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737" calcext:value-type="float">
            <text:p>0,000093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841" calcext:value-type="float">
            <text:p>0,000073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424" calcext:value-type="float">
            <text:p>0,000058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041" calcext:value-type="float">
            <text:p>0,000060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315" calcext:value-type="float">
            <text:p>0,0001423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884" calcext:value-type="float">
            <text:p>0,000090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438" calcext:value-type="float">
            <text:p>0,000072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531" calcext:value-type="float">
            <text:p>0,000058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04" calcext:value-type="float">
            <text:p>0,00006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307" calcext:value-type="float">
            <text:p>0,0001623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488" calcext:value-type="float">
            <text:p>0,000088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44" calcext:value-type="float">
            <text:p>0,000070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156" calcext:value-type="float">
            <text:p>0,000058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725" calcext:value-type="float">
            <text:p>0,000057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67" calcext:value-type="float">
            <text:p>0,00014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802" calcext:value-type="float">
            <text:p>0,0000888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59" calcext:value-type="float">
            <text:p>0,00007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026" calcext:value-type="float">
            <text:p>0,000093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504" calcext:value-type="float">
            <text:p>0,0000855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316" calcext:value-type="float">
            <text:p>0,0001833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881" calcext:value-type="float">
            <text:p>0,000113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539" calcext:value-type="float">
            <text:p>0,000090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55" calcext:value-type="float">
            <text:p>0,00007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019" calcext:value-type="float">
            <text:p>0,000071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2564" calcext:value-type="float">
            <text:p>0,0001725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675" calcext:value-type="float">
            <text:p>0,0001086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922" calcext:value-type="float">
            <text:p>0,000088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214" calcext:value-type="float">
            <text:p>0,000074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258" calcext:value-type="float">
            <text:p>0,0000702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943" calcext:value-type="float">
            <text:p>0,0001739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027" calcext:value-type="float">
            <text:p>0,000109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925" calcext:value-type="float">
            <text:p>0,000086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693" calcext:value-type="float">
            <text:p>0,000069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924" calcext:value-type="float">
            <text:p>0,000068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749" calcext:value-type="float">
            <text:p>0,0001717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552" calcext:value-type="float">
            <text:p>0,000107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046" calcext:value-type="float">
            <text:p>0,000091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59" calcext:value-type="float">
            <text:p>0,000070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884" calcext:value-type="float">
            <text:p>0,000070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507" calcext:value-type="float">
            <text:p>0,0001735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904" calcext:value-type="float">
            <text:p>0,0000979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998" calcext:value-type="float">
            <text:p>0,000076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556" calcext:value-type="float">
            <text:p>0,000059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954" calcext:value-type="float">
            <text:p>0,000058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347" calcext:value-type="float">
            <text:p>0,0001463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379" calcext:value-type="float">
            <text:p>0,000092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115" calcext:value-type="float">
            <text:p>0,000074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582" calcext:value-type="float">
            <text:p>0,000063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878" calcext:value-type="float">
            <text:p>0,000070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825" calcext:value-type="float">
            <text:p>0,0001588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482" calcext:value-type="float">
            <text:p>0,000092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904" calcext:value-type="float">
            <text:p>0,000073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919" calcext:value-type="float">
            <text:p>0,000059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88" calcext:value-type="float">
            <text:p>0,00005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13" calcext:value-type="float">
            <text:p>0,00019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638" calcext:value-type="float">
            <text:p>0,000119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751" calcext:value-type="float">
            <text:p>0,000084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32" calcext:value-type="float">
            <text:p>0,000070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519" calcext:value-type="float">
            <text:p>0,000069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2001" calcext:value-type="float">
            <text:p>0,0001920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813" calcext:value-type="float">
            <text:p>0,000116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248" calcext:value-type="float">
            <text:p>0,000097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709" calcext:value-type="float">
            <text:p>0,000075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245" calcext:value-type="float">
            <text:p>0,000076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0676" calcext:value-type="float">
            <text:p>0,0001906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78" calcext:value-type="float">
            <text:p>0,00012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1" calcext:value-type="float">
            <text:p>0,0000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443" calcext:value-type="float">
            <text:p>0,000112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606" calcext:value-type="float">
            <text:p>0,000070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551" calcext:value-type="float">
            <text:p>0,0001985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172" calcext:value-type="float">
            <text:p>0,000116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555" calcext:value-type="float">
            <text:p>0,000090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077" calcext:value-type="float">
            <text:p>0,000073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07" calcext:value-type="float">
            <text:p>0,000072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058" calcext:value-type="float">
            <text:p>0,000187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797" calcext:value-type="float">
            <text:p>0,000112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387" calcext:value-type="float">
            <text:p>0,000089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021" calcext:value-type="float">
            <text:p>0,000071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844" calcext:value-type="float">
            <text:p>0,000071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553" calcext:value-type="float">
            <text:p>0,0001755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647" calcext:value-type="float">
            <text:p>0,000111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743" calcext:value-type="float">
            <text:p>0,000092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212" calcext:value-type="float">
            <text:p>0,000071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154" calcext:value-type="float">
            <text:p>0,000077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352" calcext:value-type="float">
            <text:p>0,000180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591" calcext:value-type="float">
            <text:p>0,000104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274" calcext:value-type="float">
            <text:p>0,000077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713" calcext:value-type="float">
            <text:p>0,000056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707" calcext:value-type="float">
            <text:p>0,000055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272" calcext:value-type="float">
            <text:p>0,0001452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141" calcext:value-type="float">
            <text:p>0,0000911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748" calcext:value-type="float">
            <text:p>0,000071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154" calcext:value-type="float">
            <text:p>0,000057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835" calcext:value-type="float">
            <text:p>0,000056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391" calcext:value-type="float">
            <text:p>0,0001603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702" calcext:value-type="float">
            <text:p>0,000101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761" calcext:value-type="float">
            <text:p>0,000077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265" calcext:value-type="float">
            <text:p>0,000061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542" calcext:value-type="float">
            <text:p>0,000061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0427" calcext:value-type="float">
            <text:p>0,000150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703" calcext:value-type="float">
            <text:p>0,000093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125" calcext:value-type="float">
            <text:p>0,000084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464" calcext:value-type="float">
            <text:p>0,000063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87" calcext:value-type="float">
            <text:p>0,00006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3234" calcext:value-type="float">
            <text:p>0,0001632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2" calcext:value-type="float">
            <text:p>0,0001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204" calcext:value-type="float">
            <text:p>0,000206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188" calcext:value-type="float">
            <text:p>0,000056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798" calcext:value-type="float">
            <text:p>0,000056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517" calcext:value-type="float">
            <text:p>0,0001455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03" calcext:value-type="float">
            <text:p>0,00009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295" calcext:value-type="float">
            <text:p>0,000082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124" calcext:value-type="float">
            <text:p>0,000066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662" calcext:value-type="float">
            <text:p>0,000065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264" calcext:value-type="float">
            <text:p>0,0001732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625" calcext:value-type="float">
            <text:p>0,0000946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96" calcext:value-type="float">
            <text:p>0,000072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646" calcext:value-type="float">
            <text:p>0,000056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452" calcext:value-type="float">
            <text:p>0,000056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838" calcext:value-type="float">
            <text:p>0,0002018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594" calcext:value-type="float">
            <text:p>0,000119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744" calcext:value-type="float">
            <text:p>0,000100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886" calcext:value-type="float">
            <text:p>0,000085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757" calcext:value-type="float">
            <text:p>0,000099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2166" calcext:value-type="float">
            <text:p>0,0002121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764" calcext:value-type="float">
            <text:p>0,000132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669" calcext:value-type="float">
            <text:p>0,000108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767" calcext:value-type="float">
            <text:p>0,0000857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728" calcext:value-type="float">
            <text:p>0,000075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958" calcext:value-type="float">
            <text:p>0,0001799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151" calcext:value-type="float">
            <text:p>0,000130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127" calcext:value-type="float">
            <text:p>0,000090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238" calcext:value-type="float">
            <text:p>0,000072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89" calcext:value-type="float">
            <text:p>0,000073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137" calcext:value-type="float">
            <text:p>0,0001711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65" calcext:value-type="float">
            <text:p>0,0001078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72" calcext:value-type="float">
            <text:p>0,00007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892" calcext:value-type="float">
            <text:p>0,000061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356" calcext:value-type="float">
            <text:p>0,000057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705" calcext:value-type="float">
            <text:p>0,0001387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397" calcext:value-type="float">
            <text:p>0,000094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068" calcext:value-type="float">
            <text:p>0,000072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802" calcext:value-type="float">
            <text:p>0,000064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018" calcext:value-type="float">
            <text:p>0,000057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006" calcext:value-type="float">
            <text:p>0,000139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931" calcext:value-type="float">
            <text:p>0,000087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16" calcext:value-type="float">
            <text:p>0,000070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836" calcext:value-type="float">
            <text:p>0,000057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351" calcext:value-type="float">
            <text:p>0,000055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921" calcext:value-type="float">
            <text:p>0,0001379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892" calcext:value-type="float">
            <text:p>0,000103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818" calcext:value-type="float">
            <text:p>0,000074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09" calcext:value-type="float">
            <text:p>0,000057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777" calcext:value-type="float">
            <text:p>0,000057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401" calcext:value-type="float">
            <text:p>0,000146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176" calcext:value-type="float">
            <text:p>0,000137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286" calcext:value-type="float">
            <text:p>0,000089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01" calcext:value-type="float">
            <text:p>0,00005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817" calcext:value-type="float">
            <text:p>0,000065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138" calcext:value-type="float">
            <text:p>0,000184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521" calcext:value-type="float">
            <text:p>0,0001185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174" calcext:value-type="float">
            <text:p>0,000103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766" calcext:value-type="float">
            <text:p>0,000078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998" calcext:value-type="float">
            <text:p>0,000078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76" calcext:value-type="float">
            <text:p>0,000202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409" calcext:value-type="float">
            <text:p>0,000168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645" calcext:value-type="float">
            <text:p>0,000106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619" calcext:value-type="float">
            <text:p>0,000085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034" calcext:value-type="float">
            <text:p>0,000118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531" calcext:value-type="float">
            <text:p>0,0002195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631" calcext:value-type="float">
            <text:p>0,000136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748" calcext:value-type="float">
            <text:p>0,000111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668" calcext:value-type="float">
            <text:p>0,000083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747" calcext:value-type="float">
            <text:p>0,000076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015" calcext:value-type="float">
            <text:p>0,000182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871" calcext:value-type="float">
            <text:p>0,0001188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805" calcext:value-type="float">
            <text:p>0,000090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181" calcext:value-type="float">
            <text:p>0,000069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83" calcext:value-type="float">
            <text:p>0,000071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051" calcext:value-type="float">
            <text:p>0,000166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352" calcext:value-type="float">
            <text:p>0,000098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45" calcext:value-type="float">
            <text:p>0,000078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515" calcext:value-type="float">
            <text:p>0,000063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331" calcext:value-type="float">
            <text:p>0,000063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332" calcext:value-type="float">
            <text:p>0,000153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452" calcext:value-type="float">
            <text:p>0,000099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047" calcext:value-type="float">
            <text:p>0,000080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508" calcext:value-type="float">
            <text:p>0,000065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912" calcext:value-type="float">
            <text:p>0,000068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516" calcext:value-type="float">
            <text:p>0,000165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679" calcext:value-type="float">
            <text:p>0,0000936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369" calcext:value-type="float">
            <text:p>0,000074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146" calcext:value-type="float">
            <text:p>0,000060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828" calcext:value-type="float">
            <text:p>0,000058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293" calcext:value-type="float">
            <text:p>0,000145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451" calcext:value-type="float">
            <text:p>0,000095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167" calcext:value-type="float">
            <text:p>0,000073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93" calcext:value-type="float">
            <text:p>0,000062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119" calcext:value-type="float">
            <text:p>0,000061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038" calcext:value-type="float">
            <text:p>0,000179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888" calcext:value-type="float">
            <text:p>0,000093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104" calcext:value-type="float">
            <text:p>0,000075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623" calcext:value-type="float">
            <text:p>0,000059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562" calcext:value-type="float">
            <text:p>0,000059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108" calcext:value-type="float">
            <text:p>0,0001451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875" calcext:value-type="float">
            <text:p>0,000092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56" calcext:value-type="float">
            <text:p>0,00007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751" calcext:value-type="float">
            <text:p>0,000058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513" calcext:value-type="float">
            <text:p>0,000063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597" calcext:value-type="float">
            <text:p>0,0001865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879" calcext:value-type="float">
            <text:p>0,000098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175" calcext:value-type="float">
            <text:p>0,000075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693" calcext:value-type="float">
            <text:p>0,000060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824" calcext:value-type="float">
            <text:p>0,000060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374" calcext:value-type="float">
            <text:p>0,0001453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23" calcext:value-type="float">
            <text:p>0,00009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014" calcext:value-type="float">
            <text:p>0,000073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578" calcext:value-type="float">
            <text:p>0,000058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209" calcext:value-type="float">
            <text:p>0,000060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744" calcext:value-type="float">
            <text:p>0,0001557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745" calcext:value-type="float">
            <text:p>0,000147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822" calcext:value-type="float">
            <text:p>0,000104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752" calcext:value-type="float">
            <text:p>0,000071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142" calcext:value-type="float">
            <text:p>0,000074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6836" calcext:value-type="float">
            <text:p>0,0001768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217" calcext:value-type="float">
            <text:p>0,000113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589" calcext:value-type="float">
            <text:p>0,000089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431" calcext:value-type="float">
            <text:p>0,000075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536" calcext:value-type="float">
            <text:p>0,000072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73" calcext:value-type="float">
            <text:p>0,00017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017" calcext:value-type="float">
            <text:p>0,000109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498" calcext:value-type="float">
            <text:p>0,000083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187" calcext:value-type="float">
            <text:p>0,000067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15" calcext:value-type="float">
            <text:p>0,000067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704" calcext:value-type="float">
            <text:p>0,000170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607" calcext:value-type="float">
            <text:p>0,000107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798" calcext:value-type="float">
            <text:p>0,000083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62" calcext:value-type="float">
            <text:p>0,00007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344" calcext:value-type="float">
            <text:p>0,000075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757" calcext:value-type="float">
            <text:p>0,0001707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519" calcext:value-type="float">
            <text:p>0,0001125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044" calcext:value-type="float">
            <text:p>0,000089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89" calcext:value-type="float">
            <text:p>0,000073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749" calcext:value-type="float">
            <text:p>0,000078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111" calcext:value-type="float">
            <text:p>0,0001891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899" calcext:value-type="float">
            <text:p>0,000102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36" calcext:value-type="float">
            <text:p>0,00009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225" calcext:value-type="float">
            <text:p>0,000071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437" calcext:value-type="float">
            <text:p>0,000065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654" calcext:value-type="float">
            <text:p>0,0001646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455" calcext:value-type="float">
            <text:p>0,000102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92" calcext:value-type="float">
            <text:p>0,00008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229" calcext:value-type="float">
            <text:p>0,000066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888" calcext:value-type="float">
            <text:p>0,000063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931" calcext:value-type="float">
            <text:p>0,0001599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843" calcext:value-type="float">
            <text:p>0,0001478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763" calcext:value-type="float">
            <text:p>0,000097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57" calcext:value-type="float">
            <text:p>0,00009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892" calcext:value-type="float">
            <text:p>0,000071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184" calcext:value-type="float">
            <text:p>0,0001981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151" calcext:value-type="float">
            <text:p>0,000134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537" calcext:value-type="float">
            <text:p>0,000107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356" calcext:value-type="float">
            <text:p>0,000089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515" calcext:value-type="float">
            <text:p>0,000083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947" calcext:value-type="float">
            <text:p>0,0002079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67" calcext:value-type="float">
            <text:p>0,00010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275" calcext:value-type="float">
            <text:p>0,000085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123" calcext:value-type="float">
            <text:p>0,000069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918" calcext:value-type="float">
            <text:p>0,000068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568" calcext:value-type="float">
            <text:p>0,0002095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819" calcext:value-type="float">
            <text:p>0,000120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943" calcext:value-type="float">
            <text:p>0,000090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306" calcext:value-type="float">
            <text:p>0,000073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866" calcext:value-type="float">
            <text:p>0,000073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664" calcext:value-type="float">
            <text:p>0,000196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592" calcext:value-type="float">
            <text:p>0,000127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617" calcext:value-type="float">
            <text:p>0,000091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65" calcext:value-type="float">
            <text:p>0,000073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443" calcext:value-type="float">
            <text:p>0,000073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985" calcext:value-type="float">
            <text:p>0,0001839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977" calcext:value-type="float">
            <text:p>0,000121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191" calcext:value-type="float">
            <text:p>0,000100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162" calcext:value-type="float">
            <text:p>0,000076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851" calcext:value-type="float">
            <text:p>0,000075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5073" calcext:value-type="float">
            <text:p>0,000185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488" calcext:value-type="float">
            <text:p>0,000106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564" calcext:value-type="float">
            <text:p>0,000085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69" calcext:value-type="float">
            <text:p>0,00006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883" calcext:value-type="float">
            <text:p>0,000064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455" calcext:value-type="float">
            <text:p>0,0001694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583" calcext:value-type="float">
            <text:p>0,000121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116" calcext:value-type="float">
            <text:p>0,000084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586" calcext:value-type="float">
            <text:p>0,000067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534" calcext:value-type="float">
            <text:p>0,000066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391" calcext:value-type="float">
            <text:p>0,0001683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839" calcext:value-type="float">
            <text:p>0,000103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807" calcext:value-type="float">
            <text:p>0,000198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064" calcext:value-type="float">
            <text:p>0,000068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65" calcext:value-type="float">
            <text:p>0,00006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212" calcext:value-type="float">
            <text:p>0,0001882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195" calcext:value-type="float">
            <text:p>0,000116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495" calcext:value-type="float">
            <text:p>0,000087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777" calcext:value-type="float">
            <text:p>0,000068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94" calcext:value-type="float">
            <text:p>0,00006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133" calcext:value-type="float">
            <text:p>0,0001711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35" calcext:value-type="float">
            <text:p>0,00010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112" calcext:value-type="float">
            <text:p>0,000085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752" calcext:value-type="float">
            <text:p>0,000068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788" calcext:value-type="float">
            <text:p>0,000071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174" calcext:value-type="float">
            <text:p>0,000191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618" calcext:value-type="float">
            <text:p>0,000108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053" calcext:value-type="float">
            <text:p>0,000084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261" calcext:value-type="float">
            <text:p>0,000067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693" calcext:value-type="float">
            <text:p>0,000067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573" calcext:value-type="float">
            <text:p>0,0001705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028" calcext:value-type="float">
            <text:p>0,000108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188" calcext:value-type="float">
            <text:p>0,000117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793" calcext:value-type="float">
            <text:p>0,000085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366" calcext:value-type="float">
            <text:p>0,000077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4522" calcext:value-type="float">
            <text:p>0,000204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875" calcext:value-type="float">
            <text:p>0,000125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864" calcext:value-type="float">
            <text:p>0,000106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51" calcext:value-type="float">
            <text:p>0,00008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339" calcext:value-type="float">
            <text:p>0,000085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121" calcext:value-type="float">
            <text:p>0,0002141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534" calcext:value-type="float">
            <text:p>0,000132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011" calcext:value-type="float">
            <text:p>0,000102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851" calcext:value-type="float">
            <text:p>0,000082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268" calcext:value-type="float">
            <text:p>0,000081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863" calcext:value-type="float">
            <text:p>0,0002028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567" calcext:value-type="float">
            <text:p>0,000117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456" calcext:value-type="float">
            <text:p>0,000094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853" calcext:value-type="float">
            <text:p>0,000074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977" calcext:value-type="float">
            <text:p>0,000078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472" calcext:value-type="float">
            <text:p>0,000193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046" calcext:value-type="float">
            <text:p>0,000114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066" calcext:value-type="float">
            <text:p>0,000086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999" calcext:value-type="float">
            <text:p>0,000068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894" calcext:value-type="float">
            <text:p>0,000067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812" calcext:value-type="float">
            <text:p>0,0001718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979" calcext:value-type="float">
            <text:p>0,000106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331" calcext:value-type="float">
            <text:p>0,000086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673" calcext:value-type="float">
            <text:p>0,000073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549" calcext:value-type="float">
            <text:p>0,000075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278" calcext:value-type="float">
            <text:p>0,0001822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875" calcext:value-type="float">
            <text:p>0,000110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314" calcext:value-type="float">
            <text:p>0,000072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813" calcext:value-type="float">
            <text:p>0,000067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114" calcext:value-type="float">
            <text:p>0,000100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53" calcext:value-type="float">
            <text:p>0,000219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328" calcext:value-type="float">
            <text:p>0,0001213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959" calcext:value-type="float">
            <text:p>0,000097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294" calcext:value-type="float">
            <text:p>0,000081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687" calcext:value-type="float">
            <text:p>0,000083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632" calcext:value-type="float">
            <text:p>0,0002076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7" calcext:value-type="float">
            <text:p>0,0001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914" calcext:value-type="float">
            <text:p>0,000103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941" calcext:value-type="float">
            <text:p>0,000126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496" calcext:value-type="float">
            <text:p>0,000086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7646" calcext:value-type="float">
            <text:p>0,0002376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19" calcext:value-type="float">
            <text:p>0,00012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24" calcext:value-type="float">
            <text:p>0,00012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79" calcext:value-type="float">
            <text:p>0,00008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757" calcext:value-type="float">
            <text:p>0,000086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915" calcext:value-type="float">
            <text:p>0,0002019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208" calcext:value-type="float">
            <text:p>0,000123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802" calcext:value-type="float">
            <text:p>0,000102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889" calcext:value-type="float">
            <text:p>0,000080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122" calcext:value-type="float">
            <text:p>0,000081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273" calcext:value-type="float">
            <text:p>0,0001822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11" calcext:value-type="float">
            <text:p>0,000107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552" calcext:value-type="float">
            <text:p>0,000085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799" calcext:value-type="float">
            <text:p>0,000062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72" calcext:value-type="float">
            <text:p>0,000062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4" calcext:value-type="float">
            <text:p>0,00015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627" calcext:value-type="float">
            <text:p>0,000109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728" calcext:value-type="float">
            <text:p>0,000092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28" calcext:value-type="float">
            <text:p>0,000069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521" calcext:value-type="float">
            <text:p>0,000069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915" calcext:value-type="float">
            <text:p>0,0001779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76" calcext:value-type="float">
            <text:p>0,00011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978" calcext:value-type="float">
            <text:p>0,000083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553" calcext:value-type="float">
            <text:p>0,000061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008" calcext:value-type="float">
            <text:p>0,000059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698" calcext:value-type="float">
            <text:p>0,0001456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961" calcext:value-type="float">
            <text:p>0,000127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9" calcext:value-type="float">
            <text:p>0,0000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238" calcext:value-type="float">
            <text:p>0,000070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027" calcext:value-type="float">
            <text:p>0,000069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862" calcext:value-type="float">
            <text:p>0,0001708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75" calcext:value-type="float">
            <text:p>0,000098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998" calcext:value-type="float">
            <text:p>0,000072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378" calcext:value-type="float">
            <text:p>0,000059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032" calcext:value-type="float">
            <text:p>0,000057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017" calcext:value-type="float">
            <text:p>0,00015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899" calcext:value-type="float">
            <text:p>0,000112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514" calcext:value-type="float">
            <text:p>0,000084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624" calcext:value-type="float">
            <text:p>0,000064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75" calcext:value-type="float">
            <text:p>0,00006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545" calcext:value-type="float">
            <text:p>0,0001455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608" calcext:value-type="float">
            <text:p>0,000092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21" calcext:value-type="float">
            <text:p>0,000072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288" calcext:value-type="float">
            <text:p>0,000058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63" calcext:value-type="float">
            <text:p>0,000057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036" calcext:value-type="float">
            <text:p>0,000147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815" calcext:value-type="float">
            <text:p>0,000100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987" calcext:value-type="float">
            <text:p>0,000093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15" calcext:value-type="float">
            <text:p>0,00007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525" calcext:value-type="float">
            <text:p>0,000063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769" calcext:value-type="float">
            <text:p>0,0001567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184" calcext:value-type="float">
            <text:p>0,000113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518" calcext:value-type="float">
            <text:p>0,000106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704" calcext:value-type="float">
            <text:p>0,000081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934" calcext:value-type="float">
            <text:p>0,000085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3317" calcext:value-type="float">
            <text:p>0,0002033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704" calcext:value-type="float">
            <text:p>0,000126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785" calcext:value-type="float">
            <text:p>0,000094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051" calcext:value-type="float">
            <text:p>0,000075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71" calcext:value-type="float">
            <text:p>0,000071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353" calcext:value-type="float">
            <text:p>0,0001733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357" calcext:value-type="float">
            <text:p>0,0001073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283" calcext:value-type="float">
            <text:p>0,000090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794" calcext:value-type="float">
            <text:p>0,000067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569" calcext:value-type="float">
            <text:p>0,000067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101" calcext:value-type="float">
            <text:p>0,000188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507" calcext:value-type="float">
            <text:p>0,000118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495" calcext:value-type="float">
            <text:p>0,000092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217" calcext:value-type="float">
            <text:p>0,000070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951" calcext:value-type="float">
            <text:p>0,000066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411" calcext:value-type="float">
            <text:p>0,0001644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058" calcext:value-type="float">
            <text:p>0,000093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932" calcext:value-type="float">
            <text:p>0,000069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396" calcext:value-type="float">
            <text:p>0,000056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848" calcext:value-type="float">
            <text:p>0,000059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4352" calcext:value-type="float">
            <text:p>0,000174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236" calcext:value-type="float">
            <text:p>0,000100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903" calcext:value-type="float">
            <text:p>0,000078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297" calcext:value-type="float">
            <text:p>0,000059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159" calcext:value-type="float">
            <text:p>0,000058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44" calcext:value-type="float">
            <text:p>0,000149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239" calcext:value-type="float">
            <text:p>0,000088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135" calcext:value-type="float">
            <text:p>0,000072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049" calcext:value-type="float">
            <text:p>0,000056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932" calcext:value-type="float">
            <text:p>0,000057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545" calcext:value-type="float">
            <text:p>0,0001465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54" calcext:value-type="float">
            <text:p>0,00010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887" calcext:value-type="float">
            <text:p>0,000106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658" calcext:value-type="float">
            <text:p>0,000083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139" calcext:value-type="float">
            <text:p>0,000079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409" calcext:value-type="float">
            <text:p>0,0001864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172" calcext:value-type="float">
            <text:p>0,000116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566" calcext:value-type="float">
            <text:p>0,000101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058" calcext:value-type="float">
            <text:p>0,000087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387" calcext:value-type="float">
            <text:p>0,000083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849" calcext:value-type="float">
            <text:p>0,000200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257" calcext:value-type="float">
            <text:p>0,000124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847" calcext:value-type="float">
            <text:p>0,000097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56" calcext:value-type="float">
            <text:p>0,00007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586" calcext:value-type="float">
            <text:p>0,000077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013" calcext:value-type="float">
            <text:p>0,000238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598" calcext:value-type="float">
            <text:p>0,000140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225" calcext:value-type="float">
            <text:p>0,000091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63" calcext:value-type="float">
            <text:p>0,00007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184" calcext:value-type="float">
            <text:p>0,000073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761" calcext:value-type="float">
            <text:p>0,0001807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487" calcext:value-type="float">
            <text:p>0,000091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569" calcext:value-type="float">
            <text:p>0,000073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96" calcext:value-type="float">
            <text:p>0,00005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076" calcext:value-type="float">
            <text:p>0,000058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729" calcext:value-type="float">
            <text:p>0,0001487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225" calcext:value-type="float">
            <text:p>0,000116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59" calcext:value-type="float">
            <text:p>0,00008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424" calcext:value-type="float">
            <text:p>0,000058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228" calcext:value-type="float">
            <text:p>0,000058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771" calcext:value-type="float">
            <text:p>0,0001437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747" calcext:value-type="float">
            <text:p>0,000085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2629" calcext:value-type="float">
            <text:p>0,000182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349" calcext:value-type="float">
            <text:p>0,000170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479" calcext:value-type="float">
            <text:p>0,00018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6876" calcext:value-type="float">
            <text:p>0,0003268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933" calcext:value-type="float">
            <text:p>0,000240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3368" calcext:value-type="float">
            <text:p>0,000193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24" calcext:value-type="float">
            <text:p>0,00016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984" calcext:value-type="float">
            <text:p>0,000161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8396" calcext:value-type="float">
            <text:p>0,0003083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3167" calcext:value-type="float">
            <text:p>0,000243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814" calcext:value-type="float">
            <text:p>0,000190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231" calcext:value-type="float">
            <text:p>0,000165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6711" calcext:value-type="float">
            <text:p>0,000166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604" calcext:value-type="float">
            <text:p>0,000289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9103" calcext:value-type="float">
            <text:p>0,000229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519" calcext:value-type="float">
            <text:p>0,000198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5143" calcext:value-type="float">
            <text:p>0,000195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9023" calcext:value-type="float">
            <text:p>0,000199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3068" calcext:value-type="float">
            <text:p>0,000343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156" calcext:value-type="float">
            <text:p>0,000277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5232" calcext:value-type="float">
            <text:p>0,000215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985" calcext:value-type="float">
            <text:p>0,0001779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5147" calcext:value-type="float">
            <text:p>0,000175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8096" calcext:value-type="float">
            <text:p>0,000358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581" calcext:value-type="float">
            <text:p>0,0002565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8257" calcext:value-type="float">
            <text:p>0,000208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531" calcext:value-type="float">
            <text:p>0,000161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72" calcext:value-type="float">
            <text:p>0,00015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446" calcext:value-type="float">
            <text:p>0,000304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232" calcext:value-type="float">
            <text:p>0,000240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1861" calcext:value-type="float">
            <text:p>0,000191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47" calcext:value-type="float">
            <text:p>0,00015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2463" calcext:value-type="float">
            <text:p>0,000152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2699" calcext:value-type="float">
            <text:p>0,0004026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661" calcext:value-type="float">
            <text:p>0,000312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128" calcext:value-type="float">
            <text:p>0,000203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7785" calcext:value-type="float">
            <text:p>0,000157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0173" calcext:value-type="float">
            <text:p>0,000230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544" calcext:value-type="float">
            <text:p>0,000415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107" calcext:value-type="float">
            <text:p>0,000316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1575" calcext:value-type="float">
            <text:p>0,000401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594" calcext:value-type="float">
            <text:p>0,00023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127" calcext:value-type="float">
            <text:p>0,000201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8537" calcext:value-type="float">
            <text:p>0,0003785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0008" calcext:value-type="float">
            <text:p>0,000250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7257" calcext:value-type="float">
            <text:p>0,000207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518" calcext:value-type="float">
            <text:p>0,000170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804" calcext:value-type="float">
            <text:p>0,000160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0049" calcext:value-type="float">
            <text:p>0,00037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4832" calcext:value-type="float">
            <text:p>0,000234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234" calcext:value-type="float">
            <text:p>0,000197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4734" calcext:value-type="float">
            <text:p>0,000154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529" calcext:value-type="float">
            <text:p>0,000164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3466" calcext:value-type="float">
            <text:p>0,000343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738" calcext:value-type="float">
            <text:p>0,000245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994" calcext:value-type="float">
            <text:p>0,000189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666" calcext:value-type="float">
            <text:p>0,000161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703" calcext:value-type="float">
            <text:p>0,000179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711" calcext:value-type="float">
            <text:p>0,0003117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3034" calcext:value-type="float">
            <text:p>0,000243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7773" calcext:value-type="float">
            <text:p>0,000287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902" calcext:value-type="float">
            <text:p>0,000188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2357" calcext:value-type="float">
            <text:p>0,000192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3434" calcext:value-type="float">
            <text:p>0,0003634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3916" calcext:value-type="float">
            <text:p>0,000333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7816" calcext:value-type="float">
            <text:p>0,000227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777" calcext:value-type="float">
            <text:p>0,000188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409" calcext:value-type="float">
            <text:p>0,000187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2429" calcext:value-type="float">
            <text:p>0,0003724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776" calcext:value-type="float">
            <text:p>0,0002457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4399" calcext:value-type="float">
            <text:p>0,000194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897" calcext:value-type="float">
            <text:p>0,000160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728" calcext:value-type="float">
            <text:p>0,000163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9705" calcext:value-type="float">
            <text:p>0,0003297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8158" calcext:value-type="float">
            <text:p>0,000218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1106" calcext:value-type="float">
            <text:p>0,000191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6899" calcext:value-type="float">
            <text:p>0,000206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516" calcext:value-type="float">
            <text:p>0,000213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3932" calcext:value-type="float">
            <text:p>0,000543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3669" calcext:value-type="float">
            <text:p>0,000443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9145" calcext:value-type="float">
            <text:p>0,000319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142" calcext:value-type="float">
            <text:p>0,000242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5999" calcext:value-type="float">
            <text:p>0,000225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2214" calcext:value-type="float">
            <text:p>0,0005022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5919" calcext:value-type="float">
            <text:p>0,000345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3186" calcext:value-type="float">
            <text:p>0,000323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5873" calcext:value-type="float">
            <text:p>0,000265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664" calcext:value-type="float">
            <text:p>0,00023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2351" calcext:value-type="float">
            <text:p>0,0004723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579" calcext:value-type="float">
            <text:p>0,000312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271" calcext:value-type="float">
            <text:p>0,00023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4713" calcext:value-type="float">
            <text:p>0,000174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958" calcext:value-type="float">
            <text:p>0,000205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9799" calcext:value-type="float">
            <text:p>0,0003497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323" calcext:value-type="float">
            <text:p>0,000257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078" calcext:value-type="float">
            <text:p>0,000205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567" calcext:value-type="float">
            <text:p>0,000172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671" calcext:value-type="float">
            <text:p>0,000161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6261" calcext:value-type="float">
            <text:p>0,0004062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0506" calcext:value-type="float">
            <text:p>0,000300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7111" calcext:value-type="float">
            <text:p>0,000237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388" calcext:value-type="float">
            <text:p>0,000186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4415" calcext:value-type="float">
            <text:p>0,000184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4979" calcext:value-type="float">
            <text:p>0,0003749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814" calcext:value-type="float">
            <text:p>0,000281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149" calcext:value-type="float">
            <text:p>0,000217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8515" calcext:value-type="float">
            <text:p>0,000158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757" calcext:value-type="float">
            <text:p>0,000151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9984" calcext:value-type="float">
            <text:p>0,0003099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04" calcext:value-type="float">
            <text:p>0,00025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1802" calcext:value-type="float">
            <text:p>0,000181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8317" calcext:value-type="float">
            <text:p>0,000148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912" calcext:value-type="float">
            <text:p>0,000146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6831" calcext:value-type="float">
            <text:p>0,0003268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16" calcext:value-type="float">
            <text:p>0,00031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864" calcext:value-type="float">
            <text:p>0,000245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861" calcext:value-type="float">
            <text:p>0,000188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5608" calcext:value-type="float">
            <text:p>0,000175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2204" calcext:value-type="float">
            <text:p>0,0003322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81" calcext:value-type="float">
            <text:p>0,000267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29" calcext:value-type="float">
            <text:p>0,00026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56" calcext:value-type="float">
            <text:p>0,00021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634" calcext:value-type="float">
            <text:p>0,000209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2567" calcext:value-type="float">
            <text:p>0,000372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181" calcext:value-type="float">
            <text:p>0,000312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485" calcext:value-type="float">
            <text:p>0,00022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234" calcext:value-type="float">
            <text:p>0,000190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3165" calcext:value-type="float">
            <text:p>0,000183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5071" calcext:value-type="float">
            <text:p>0,000335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5243" calcext:value-type="float">
            <text:p>0,000235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25" calcext:value-type="float">
            <text:p>0,00017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552" calcext:value-type="float">
            <text:p>0,000150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8341" calcext:value-type="float">
            <text:p>0,000158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395" calcext:value-type="float">
            <text:p>0,000283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067" calcext:value-type="float">
            <text:p>0,0002030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8115" calcext:value-type="float">
            <text:p>0,000158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537" calcext:value-type="float">
            <text:p>0,000129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005" calcext:value-type="float">
            <text:p>0,000139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2119" calcext:value-type="float">
            <text:p>0,0002621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795" calcext:value-type="float">
            <text:p>0,000205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1071" calcext:value-type="float">
            <text:p>0,000181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8152" calcext:value-type="float">
            <text:p>0,000148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4345" calcext:value-type="float">
            <text:p>0,000144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0343" calcext:value-type="float">
            <text:p>0,0002903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454" calcext:value-type="float">
            <text:p>0,000277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807" calcext:value-type="float">
            <text:p>0,000198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076" calcext:value-type="float">
            <text:p>0,000161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2582" calcext:value-type="float">
            <text:p>0,000182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8748" calcext:value-type="float">
            <text:p>0,0002987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158" calcext:value-type="float">
            <text:p>0,000226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194" calcext:value-type="float">
            <text:p>0,00018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455" calcext:value-type="float">
            <text:p>0,00017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867" calcext:value-type="float">
            <text:p>0,000186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875" calcext:value-type="float">
            <text:p>0,000308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235" calcext:value-type="float">
            <text:p>0,000245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76" calcext:value-type="float">
            <text:p>0,00020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276" calcext:value-type="float">
            <text:p>0,000188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29" calcext:value-type="float">
            <text:p>0,00017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4402" calcext:value-type="float">
            <text:p>0,0003744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8303" calcext:value-type="float">
            <text:p>0,000288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8176" calcext:value-type="float">
            <text:p>0,000318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4997" calcext:value-type="float">
            <text:p>0,000224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9608" calcext:value-type="float">
            <text:p>0,000219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2035" calcext:value-type="float">
            <text:p>0,000452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471" calcext:value-type="float">
            <text:p>0,000312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1204" calcext:value-type="float">
            <text:p>0,000271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1996" calcext:value-type="float">
            <text:p>0,000221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7672" calcext:value-type="float">
            <text:p>0,000227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436" calcext:value-type="float">
            <text:p>0,000508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2638" calcext:value-type="float">
            <text:p>0,000342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0614" calcext:value-type="float">
            <text:p>0,000280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1788" calcext:value-type="float">
            <text:p>0,000221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949" calcext:value-type="float">
            <text:p>0,000165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6973" calcext:value-type="float">
            <text:p>0,0004169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7152" calcext:value-type="float">
            <text:p>0,000307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068" calcext:value-type="float">
            <text:p>0,000209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2842" calcext:value-type="float">
            <text:p>0,000192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6305" calcext:value-type="float">
            <text:p>0,000206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6166" calcext:value-type="float">
            <text:p>0,0004161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674" calcext:value-type="float">
            <text:p>0,000292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902" calcext:value-type="float">
            <text:p>0,000295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9629" calcext:value-type="float">
            <text:p>0,000239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585" calcext:value-type="float">
            <text:p>0,000196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4972" calcext:value-type="float">
            <text:p>0,0004249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4504" calcext:value-type="float">
            <text:p>0,000364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935" calcext:value-type="float">
            <text:p>0,000270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495" calcext:value-type="float">
            <text:p>0,000228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982" calcext:value-type="float">
            <text:p>0,000217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4718" calcext:value-type="float">
            <text:p>0,0004347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2829" calcext:value-type="float">
            <text:p>0,000322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726" calcext:value-type="float">
            <text:p>0,000269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3261" calcext:value-type="float">
            <text:p>0,000233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923" calcext:value-type="float">
            <text:p>0,000211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2848" calcext:value-type="float">
            <text:p>0,0003928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5193" calcext:value-type="float">
            <text:p>0,0003451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868" calcext:value-type="float">
            <text:p>0,000238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085" calcext:value-type="float">
            <text:p>0,000270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7745" calcext:value-type="float">
            <text:p>0,000247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2353" calcext:value-type="float">
            <text:p>0,0004523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5858" calcext:value-type="float">
            <text:p>0,000395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7016" calcext:value-type="float">
            <text:p>0,000347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518" calcext:value-type="float">
            <text:p>0,000245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9576" calcext:value-type="float">
            <text:p>0,000239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68" calcext:value-type="float">
            <text:p>0,00049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8897" calcext:value-type="float">
            <text:p>0,0003388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067" calcext:value-type="float">
            <text:p>0,000269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7926" calcext:value-type="float">
            <text:p>0,000207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5537" calcext:value-type="float">
            <text:p>0,000195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6673" calcext:value-type="float">
            <text:p>0,0003566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664" calcext:value-type="float">
            <text:p>0,000304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158" calcext:value-type="float">
            <text:p>0,000228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51" calcext:value-type="float">
            <text:p>0,00017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6312" calcext:value-type="float">
            <text:p>0,000166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4346" calcext:value-type="float">
            <text:p>0,0003543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4286" calcext:value-type="float">
            <text:p>0,000274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244" calcext:value-type="float">
            <text:p>0,000201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877" calcext:value-type="float">
            <text:p>0,000162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3533" calcext:value-type="float">
            <text:p>0,000173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6222" calcext:value-type="float">
            <text:p>0,0003462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0002" calcext:value-type="float">
            <text:p>0,00029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442" calcext:value-type="float">
            <text:p>0,000296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944" calcext:value-type="float">
            <text:p>0,000211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456" calcext:value-type="float">
            <text:p>0,000217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7704" calcext:value-type="float">
            <text:p>0,000377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5279" calcext:value-type="float">
            <text:p>0,000285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873" calcext:value-type="float">
            <text:p>0,000245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189" calcext:value-type="float">
            <text:p>0,000205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221" calcext:value-type="float">
            <text:p>0,00019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3522" calcext:value-type="float">
            <text:p>0,000363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1644" calcext:value-type="float">
            <text:p>0,000271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268" calcext:value-type="float">
            <text:p>0,000212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3" calcext:value-type="float">
            <text:p>0,0001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085" calcext:value-type="float">
            <text:p>0,000168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983" calcext:value-type="float">
            <text:p>0,000349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5903" calcext:value-type="float">
            <text:p>0,000325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2823" calcext:value-type="float">
            <text:p>0,000262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162" calcext:value-type="float">
            <text:p>0,000179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4848" calcext:value-type="float">
            <text:p>0,000194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3505" calcext:value-type="float">
            <text:p>0,0003735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8348" calcext:value-type="float">
            <text:p>0,0002583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671" calcext:value-type="float">
            <text:p>0,000255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313" calcext:value-type="float">
            <text:p>0,000197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9788" calcext:value-type="float">
            <text:p>0,000199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8786" calcext:value-type="float">
            <text:p>0,0003787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1811" calcext:value-type="float">
            <text:p>0,000331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7183" calcext:value-type="float">
            <text:p>0,000247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4463" calcext:value-type="float">
            <text:p>0,000174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9185" calcext:value-type="float">
            <text:p>0,000169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4858" calcext:value-type="float">
            <text:p>0,0003548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3397" calcext:value-type="float">
            <text:p>0,000283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781" calcext:value-type="float">
            <text:p>0,000196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661" calcext:value-type="float">
            <text:p>0,000159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296" calcext:value-type="float">
            <text:p>0,000162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5892" calcext:value-type="float">
            <text:p>0,0003558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001" calcext:value-type="float">
            <text:p>0,00026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737" calcext:value-type="float">
            <text:p>0,000188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3395" calcext:value-type="float">
            <text:p>0,000183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047" calcext:value-type="float">
            <text:p>0,000178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626" calcext:value-type="float">
            <text:p>0,000336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4165" calcext:value-type="float">
            <text:p>0,000374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4402" calcext:value-type="float">
            <text:p>0,000244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8273" calcext:value-type="float">
            <text:p>0,000248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543" calcext:value-type="float">
            <text:p>0,000213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1756" calcext:value-type="float">
            <text:p>0,000401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205" calcext:value-type="float">
            <text:p>0,00028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797" calcext:value-type="float">
            <text:p>0,000187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643" calcext:value-type="float">
            <text:p>0,000153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122" calcext:value-type="float">
            <text:p>0,000151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8129" calcext:value-type="float">
            <text:p>0,000318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3071" calcext:value-type="float">
            <text:p>0,000263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5395" calcext:value-type="float">
            <text:p>0,000185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795" calcext:value-type="float">
            <text:p>0,000146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768" calcext:value-type="float">
            <text:p>0,000141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3414" calcext:value-type="float">
            <text:p>0,0003234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3812" calcext:value-type="float">
            <text:p>0,000243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413" calcext:value-type="float">
            <text:p>0,000178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263" calcext:value-type="float">
            <text:p>0,000142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4975" calcext:value-type="float">
            <text:p>0,000144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1837" calcext:value-type="float">
            <text:p>0,0004418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3478" calcext:value-type="float">
            <text:p>0,000353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4776" calcext:value-type="float">
            <text:p>0,000274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155" calcext:value-type="float">
            <text:p>0,000261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2019" calcext:value-type="float">
            <text:p>0,000252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5648" calcext:value-type="float">
            <text:p>0,0004956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6674" calcext:value-type="float">
            <text:p>0,000356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3545" calcext:value-type="float">
            <text:p>0,000253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452" calcext:value-type="float">
            <text:p>0,00021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0599" calcext:value-type="float">
            <text:p>0,000210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3316" calcext:value-type="float">
            <text:p>0,0003833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2615" calcext:value-type="float">
            <text:p>0,0002826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3301" calcext:value-type="float">
            <text:p>0,000243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19" calcext:value-type="float">
            <text:p>0,00016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8248" calcext:value-type="float">
            <text:p>0,000158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0447" calcext:value-type="float">
            <text:p>0,0003304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28" calcext:value-type="float">
            <text:p>0,00027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846" calcext:value-type="float">
            <text:p>0,000212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597" calcext:value-type="float">
            <text:p>0,000179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464" calcext:value-type="float">
            <text:p>0,000163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5701" calcext:value-type="float">
            <text:p>0,0003457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778" calcext:value-type="float">
            <text:p>0,000284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365" calcext:value-type="float">
            <text:p>0,000238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154" calcext:value-type="float">
            <text:p>0,000187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2961" calcext:value-type="float">
            <text:p>0,000182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2284" calcext:value-type="float">
            <text:p>0,0004422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9647" calcext:value-type="float">
            <text:p>0,000299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71" calcext:value-type="float">
            <text:p>0,00020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627" calcext:value-type="float">
            <text:p>0,000163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199" calcext:value-type="float">
            <text:p>0,000156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4166" calcext:value-type="float">
            <text:p>0,0003241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5376" calcext:value-type="float">
            <text:p>0,000235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984" calcext:value-type="float">
            <text:p>0,000205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419" calcext:value-type="float">
            <text:p>0,000165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2" calcext:value-type="float">
            <text:p>0,0001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245" calcext:value-type="float">
            <text:p>0,000332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2838" calcext:value-type="float">
            <text:p>0,0002228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785" calcext:value-type="float">
            <text:p>0,000205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15" calcext:value-type="float">
            <text:p>0,00016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678" calcext:value-type="float">
            <text:p>0,000164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9928" calcext:value-type="float">
            <text:p>0,0002999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4038" calcext:value-type="float">
            <text:p>0,000334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3532" calcext:value-type="float">
            <text:p>0,000273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155" calcext:value-type="float">
            <text:p>0,000209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665" calcext:value-type="float">
            <text:p>0,000198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8061" calcext:value-type="float">
            <text:p>0,000398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2744" calcext:value-type="float">
            <text:p>0,000392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061" calcext:value-type="float">
            <text:p>0,00028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7057" calcext:value-type="float">
            <text:p>0,000237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3258" calcext:value-type="float">
            <text:p>0,0002332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7882" calcext:value-type="float">
            <text:p>0,000377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7467" calcext:value-type="float">
            <text:p>0,0002874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6297" calcext:value-type="float">
            <text:p>0,000236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611" calcext:value-type="float">
            <text:p>0,000170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7658" calcext:value-type="float">
            <text:p>0,000157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456" calcext:value-type="float">
            <text:p>0,000305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442" calcext:value-type="float">
            <text:p>0,0002564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876" calcext:value-type="float">
            <text:p>0,000211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8596" calcext:value-type="float">
            <text:p>0,000158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8043" calcext:value-type="float">
            <text:p>0,000158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4634" calcext:value-type="float">
            <text:p>0,000314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3043" calcext:value-type="float">
            <text:p>0,000253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615" calcext:value-type="float">
            <text:p>0,000201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865" calcext:value-type="float">
            <text:p>0,000156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19" calcext:value-type="float">
            <text:p>0,00015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8044" calcext:value-type="float">
            <text:p>0,000338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0726" calcext:value-type="float">
            <text:p>0,0002907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815" calcext:value-type="float">
            <text:p>0,000187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5548" calcext:value-type="float">
            <text:p>0,000195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3135" calcext:value-type="float">
            <text:p>0,000193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7163" calcext:value-type="float">
            <text:p>0,0003671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606" calcext:value-type="float">
            <text:p>0,0002556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125" calcext:value-type="float">
            <text:p>0,000212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552" calcext:value-type="float">
            <text:p>0,000163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5927" calcext:value-type="float">
            <text:p>0,000175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1455" calcext:value-type="float">
            <text:p>0,0003514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962" calcext:value-type="float">
            <text:p>0,000259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2535" calcext:value-type="float">
            <text:p>0,000222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3589" calcext:value-type="float">
            <text:p>0,000173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45" calcext:value-type="float">
            <text:p>0,00017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5818" calcext:value-type="float">
            <text:p>0,0003158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3449" calcext:value-type="float">
            <text:p>0,000253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1228" calcext:value-type="float">
            <text:p>0,000221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4925" calcext:value-type="float">
            <text:p>0,000184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253" calcext:value-type="float">
            <text:p>0,000286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6802" calcext:value-type="float">
            <text:p>0,0004468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077" calcext:value-type="float">
            <text:p>0,000316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027" calcext:value-type="float">
            <text:p>0,000261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7252" calcext:value-type="float">
            <text:p>0,000207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653" calcext:value-type="float">
            <text:p>0,000313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6125" calcext:value-type="float">
            <text:p>0,0004761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4997" calcext:value-type="float">
            <text:p>0,000344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9622" calcext:value-type="float">
            <text:p>0,000279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398" calcext:value-type="float">
            <text:p>0,000198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2615" calcext:value-type="float">
            <text:p>0,000192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1663" calcext:value-type="float">
            <text:p>0,0003716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796" calcext:value-type="float">
            <text:p>0,000292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212" calcext:value-type="float">
            <text:p>0,000201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157" calcext:value-type="float">
            <text:p>0,000165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53" calcext:value-type="float">
            <text:p>0,00016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3483" calcext:value-type="float">
            <text:p>0,0003334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6972" calcext:value-type="float">
            <text:p>0,000266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8705" calcext:value-type="float">
            <text:p>0,0002087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389" calcext:value-type="float">
            <text:p>0,000164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608" calcext:value-type="float">
            <text:p>0,000162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9456" calcext:value-type="float">
            <text:p>0,000369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82" calcext:value-type="float">
            <text:p>0,00025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445" calcext:value-type="float">
            <text:p>0,000198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659" calcext:value-type="float">
            <text:p>0,000162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4285" calcext:value-type="float">
            <text:p>0,000174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8886" calcext:value-type="float">
            <text:p>0,0003888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3186" calcext:value-type="float">
            <text:p>0,000283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57" calcext:value-type="float">
            <text:p>0,00021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249" calcext:value-type="float">
            <text:p>0,000168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155" calcext:value-type="float">
            <text:p>0,000146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305" calcext:value-type="float">
            <text:p>0,0002893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1467" calcext:value-type="float">
            <text:p>0,0002314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131" calcext:value-type="float">
            <text:p>0,000196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9776" calcext:value-type="float">
            <text:p>0,000169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136" calcext:value-type="float">
            <text:p>0,000151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976" calcext:value-type="float">
            <text:p>0,0002959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3913" calcext:value-type="float">
            <text:p>0,0002339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3275" calcext:value-type="float">
            <text:p>0,000193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329" calcext:value-type="float">
            <text:p>0,000155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137" calcext:value-type="float">
            <text:p>0,000147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0546" calcext:value-type="float">
            <text:p>0,0002905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004" calcext:value-type="float">
            <text:p>0,000296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3254" calcext:value-type="float">
            <text:p>0,000273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814" calcext:value-type="float">
            <text:p>0,000190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891" calcext:value-type="float">
            <text:p>0,000179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3363" calcext:value-type="float">
            <text:p>0,0003533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4632" calcext:value-type="float">
            <text:p>0,000264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9384" calcext:value-type="float">
            <text:p>0,000339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967" calcext:value-type="float">
            <text:p>0,000196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4655" calcext:value-type="float">
            <text:p>0,000204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4751" calcext:value-type="float">
            <text:p>0,0003847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201" calcext:value-type="float">
            <text:p>0,000284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4277" calcext:value-type="float">
            <text:p>0,000234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163" calcext:value-type="float">
            <text:p>0,000189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982" calcext:value-type="float">
            <text:p>0,000165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466" calcext:value-type="float">
            <text:p>0,000284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112" calcext:value-type="float">
            <text:p>0,00023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529" calcext:value-type="float">
            <text:p>0,000186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341" calcext:value-type="float">
            <text:p>0,000156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496" calcext:value-type="float">
            <text:p>0,000145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9783" calcext:value-type="float">
            <text:p>0,0002797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3311" calcext:value-type="float">
            <text:p>0,000233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5327" calcext:value-type="float">
            <text:p>0,000185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013" calcext:value-type="float">
            <text:p>0,000155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077" calcext:value-type="float">
            <text:p>0,000147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2084" calcext:value-type="float">
            <text:p>0,000302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5311" calcext:value-type="float">
            <text:p>0,000235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227" calcext:value-type="float">
            <text:p>0,000188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405" calcext:value-type="float">
            <text:p>0,000147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769" calcext:value-type="float">
            <text:p>0,000146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114" calcext:value-type="float">
            <text:p>0,0002891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37" calcext:value-type="float">
            <text:p>0,00029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568" calcext:value-type="float">
            <text:p>0,000256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593" calcext:value-type="float">
            <text:p>0,000189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5271" calcext:value-type="float">
            <text:p>0,000185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1611" calcext:value-type="float">
            <text:p>0,0003616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4638" calcext:value-type="float">
            <text:p>0,000264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4088" calcext:value-type="float">
            <text:p>0,000224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1859" calcext:value-type="float">
            <text:p>0,000181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287" calcext:value-type="float">
            <text:p>0,00015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403" calcext:value-type="float">
            <text:p>0,0003114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0352" calcext:value-type="float">
            <text:p>0,000220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1658" calcext:value-type="float">
            <text:p>0,000181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8708" calcext:value-type="float">
            <text:p>0,000148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624" calcext:value-type="float">
            <text:p>0,000150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8877" calcext:value-type="float">
            <text:p>0,0003088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03" calcext:value-type="float">
            <text:p>0,00022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9935" calcext:value-type="float">
            <text:p>0,000239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297" calcext:value-type="float">
            <text:p>0,000203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811" calcext:value-type="float">
            <text:p>0,000198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7898" calcext:value-type="float">
            <text:p>0,0003878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142" calcext:value-type="float">
            <text:p>0,000312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0756" calcext:value-type="float">
            <text:p>0,000290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785" calcext:value-type="float">
            <text:p>0,000238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7927" calcext:value-type="float">
            <text:p>0,000247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0034" calcext:value-type="float">
            <text:p>0,00056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201" calcext:value-type="float">
            <text:p>0,000301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468" calcext:value-type="float">
            <text:p>0,00020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187" calcext:value-type="float">
            <text:p>0,000186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993" calcext:value-type="float">
            <text:p>0,000197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247" calcext:value-type="float">
            <text:p>0,000332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561" calcext:value-type="float">
            <text:p>0,000255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726" calcext:value-type="float">
            <text:p>0,00020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0605" calcext:value-type="float">
            <text:p>0,000180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119" calcext:value-type="float">
            <text:p>0,000177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24" calcext:value-type="float">
            <text:p>0,00031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8983" calcext:value-type="float">
            <text:p>0,000248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8569" calcext:value-type="float">
            <text:p>0,000218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448" calcext:value-type="float">
            <text:p>0,000187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087" calcext:value-type="float">
            <text:p>0,000159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0832" calcext:value-type="float">
            <text:p>0,0004408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825" calcext:value-type="float">
            <text:p>0,000278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8871" calcext:value-type="float">
            <text:p>0,000218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4292" calcext:value-type="float">
            <text:p>0,000214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451" calcext:value-type="float">
            <text:p>0,00021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5507" calcext:value-type="float">
            <text:p>0,0003855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468" calcext:value-type="float">
            <text:p>0,0002704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411" calcext:value-type="float">
            <text:p>0,000217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769" calcext:value-type="float">
            <text:p>0,000171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2354" calcext:value-type="float">
            <text:p>0,000182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0756" calcext:value-type="float">
            <text:p>0,000300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9704" calcext:value-type="float">
            <text:p>0,000229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4601" calcext:value-type="float">
            <text:p>0,000184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866" calcext:value-type="float">
            <text:p>0,000155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491" calcext:value-type="float">
            <text:p>0,000160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8232" calcext:value-type="float">
            <text:p>0,0003382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2034" calcext:value-type="float">
            <text:p>0,000272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4646" calcext:value-type="float">
            <text:p>0,000204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7519" calcext:value-type="float">
            <text:p>0,000167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948" calcext:value-type="float">
            <text:p>0,00022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6644" calcext:value-type="float">
            <text:p>0,0003766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198" calcext:value-type="float">
            <text:p>0,000292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049" calcext:value-type="float">
            <text:p>0,000255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136" calcext:value-type="float">
            <text:p>0,000186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547" calcext:value-type="float">
            <text:p>0,000178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1199" calcext:value-type="float">
            <text:p>0,0004211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087" calcext:value-type="float">
            <text:p>0,00029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1937" calcext:value-type="float">
            <text:p>0,000401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3386" calcext:value-type="float">
            <text:p>0,000343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7666" calcext:value-type="float">
            <text:p>0,000327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1998" calcext:value-type="float">
            <text:p>0,0005619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3752" calcext:value-type="float">
            <text:p>0,000473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9267" calcext:value-type="float">
            <text:p>0,000389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9695" calcext:value-type="float">
            <text:p>0,000339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2593" calcext:value-type="float">
            <text:p>0,000302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3276" calcext:value-type="float">
            <text:p>0,0005932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153" calcext:value-type="float">
            <text:p>0,0005901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7499" calcext:value-type="float">
            <text:p>0,000347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8126" calcext:value-type="float">
            <text:p>0,000408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6947" calcext:value-type="float">
            <text:p>0,000376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2566" calcext:value-type="float">
            <text:p>0,0006125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0038" calcext:value-type="float">
            <text:p>0,00051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841" calcext:value-type="float">
            <text:p>0,00037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4623" calcext:value-type="float">
            <text:p>0,000284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435" calcext:value-type="float">
            <text:p>0,000269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538" calcext:value-type="float">
            <text:p>0,000515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553" calcext:value-type="float">
            <text:p>0,000590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9161" calcext:value-type="float">
            <text:p>0,000419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9273" calcext:value-type="float">
            <text:p>0,000399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6537" calcext:value-type="float">
            <text:p>0,000426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7678" calcext:value-type="float">
            <text:p>0,0008776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791" calcext:value-type="float">
            <text:p>0,00052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6773" calcext:value-type="float">
            <text:p>0,000446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5397" calcext:value-type="float">
            <text:p>0,000315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2399" calcext:value-type="float">
            <text:p>0,000312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5567" calcext:value-type="float">
            <text:p>0,000575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0043" calcext:value-type="float">
            <text:p>0,00053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412" calcext:value-type="float">
            <text:p>0,00032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4876" calcext:value-type="float">
            <text:p>0,000314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295" calcext:value-type="float">
            <text:p>0,00030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7559" calcext:value-type="float">
            <text:p>0,0005575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004" calcext:value-type="float">
            <text:p>0,00054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1605" calcext:value-type="float">
            <text:p>0,000431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0129" calcext:value-type="float">
            <text:p>0,000340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9029" calcext:value-type="float">
            <text:p>0,000359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5728" calcext:value-type="float">
            <text:p>0,000515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6611" calcext:value-type="float">
            <text:p>0,000566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2716" calcext:value-type="float">
            <text:p>0,000302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4963" calcext:value-type="float">
            <text:p>0,000324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1384" calcext:value-type="float">
            <text:p>0,000291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7649" calcext:value-type="float">
            <text:p>0,0006076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4413" calcext:value-type="float">
            <text:p>0,000584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4457" calcext:value-type="float">
            <text:p>0,000614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3737" calcext:value-type="float">
            <text:p>0,000483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7358" calcext:value-type="float">
            <text:p>0,000457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1927" calcext:value-type="float">
            <text:p>0,0006019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916" calcext:value-type="float">
            <text:p>0,00061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7264" calcext:value-type="float">
            <text:p>0,000317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8618" calcext:value-type="float">
            <text:p>0,000318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2761" calcext:value-type="float">
            <text:p>0,000322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6203" calcext:value-type="float">
            <text:p>0,0005562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6565" calcext:value-type="float">
            <text:p>0,000466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4226" calcext:value-type="float">
            <text:p>0,000354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1984" calcext:value-type="float">
            <text:p>0,000331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2765" calcext:value-type="float">
            <text:p>0,000322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5325" calcext:value-type="float">
            <text:p>0,0006253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6209" calcext:value-type="float">
            <text:p>0,000586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7123" calcext:value-type="float">
            <text:p>0,000337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1123" calcext:value-type="float">
            <text:p>0,000351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2185" calcext:value-type="float">
            <text:p>0,000322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8277" calcext:value-type="float">
            <text:p>0,0005282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4438" calcext:value-type="float">
            <text:p>0,000474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4483" calcext:value-type="float">
            <text:p>0,000394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6312" calcext:value-type="float">
            <text:p>0,000346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8529" calcext:value-type="float">
            <text:p>0,000348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1213" calcext:value-type="float">
            <text:p>0,0007212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2639" calcext:value-type="float">
            <text:p>0,000782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4716" calcext:value-type="float">
            <text:p>0,000394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2326" calcext:value-type="float">
            <text:p>0,000492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8979" calcext:value-type="float">
            <text:p>0,000338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323" calcext:value-type="float">
            <text:p>0,000593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8752" calcext:value-type="float">
            <text:p>0,000518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5835" calcext:value-type="float">
            <text:p>0,000385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4428" calcext:value-type="float">
            <text:p>0,000344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4692" calcext:value-type="float">
            <text:p>0,000324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8732" calcext:value-type="float">
            <text:p>0,0005487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5785" calcext:value-type="float">
            <text:p>0,000525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0415" calcext:value-type="float">
            <text:p>0,000270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923" calcext:value-type="float">
            <text:p>0,00032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6397" calcext:value-type="float">
            <text:p>0,000326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8516" calcext:value-type="float">
            <text:p>0,000598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6901" calcext:value-type="float">
            <text:p>0,0004969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3842" calcext:value-type="float">
            <text:p>0,000383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862" calcext:value-type="float">
            <text:p>0,00028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1977" calcext:value-type="float">
            <text:p>0,000271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6395" calcext:value-type="float">
            <text:p>0,0005163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5741" calcext:value-type="float">
            <text:p>0,000475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8546" calcext:value-type="float">
            <text:p>0,000328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6435" calcext:value-type="float">
            <text:p>0,000366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8305" calcext:value-type="float">
            <text:p>0,000298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0034" calcext:value-type="float">
            <text:p>0,00054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3478" calcext:value-type="float">
            <text:p>0,000463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2222" calcext:value-type="float">
            <text:p>0,000412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7558" calcext:value-type="float">
            <text:p>0,000287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7207" calcext:value-type="float">
            <text:p>0,000267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3" calcext:value-type="float">
            <text:p>0,0004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6844" calcext:value-type="float">
            <text:p>0,000476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2476" calcext:value-type="float">
            <text:p>0,000282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3741" calcext:value-type="float">
            <text:p>0,000293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372" calcext:value-type="float">
            <text:p>0,000269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5773" calcext:value-type="float">
            <text:p>0,0005057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3073" calcext:value-type="float">
            <text:p>0,0004230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4723" calcext:value-type="float">
            <text:p>0,000344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8066" calcext:value-type="float">
            <text:p>0,000278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31" calcext:value-type="float">
            <text:p>0,0002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1334" calcext:value-type="float">
            <text:p>0,0005213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1432" calcext:value-type="float">
            <text:p>0,000591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0962" calcext:value-type="float">
            <text:p>0,000330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6335" calcext:value-type="float">
            <text:p>0,000336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2807" calcext:value-type="float">
            <text:p>0,000322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589" calcext:value-type="float">
            <text:p>0,000525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3483" calcext:value-type="float">
            <text:p>0,000443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4836" calcext:value-type="float">
            <text:p>0,000364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8317" calcext:value-type="float">
            <text:p>0,000298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5397" calcext:value-type="float">
            <text:p>0,000275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945" calcext:value-type="float">
            <text:p>0,00065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2366" calcext:value-type="float">
            <text:p>0,000692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847" calcext:value-type="float">
            <text:p>0,00052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3106" calcext:value-type="float">
            <text:p>0,000473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0117" calcext:value-type="float">
            <text:p>0,000580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827" calcext:value-type="float">
            <text:p>0,000848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7548" calcext:value-type="float">
            <text:p>0,0005275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9818" calcext:value-type="float">
            <text:p>0,000429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6948" calcext:value-type="float">
            <text:p>0,000306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6521" calcext:value-type="float">
            <text:p>0,000306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8436" calcext:value-type="float">
            <text:p>0,000588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9471" calcext:value-type="float">
            <text:p>0,000499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228" calcext:value-type="float">
            <text:p>0,00033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277" calcext:value-type="float">
            <text:p>0,000282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5603" calcext:value-type="float">
            <text:p>0,000435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7562" calcext:value-type="float">
            <text:p>0,000787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3268" calcext:value-type="float">
            <text:p>0,000573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5209" calcext:value-type="float">
            <text:p>0,000395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174" calcext:value-type="float">
            <text:p>0,00028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1789" calcext:value-type="float">
            <text:p>0,000281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0817" calcext:value-type="float">
            <text:p>0,0004708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9274" calcext:value-type="float">
            <text:p>0,000589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24" calcext:value-type="float">
            <text:p>0,0003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3591" calcext:value-type="float">
            <text:p>0,000323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725" calcext:value-type="float">
            <text:p>0,00030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8178" calcext:value-type="float">
            <text:p>0,0005481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6067" calcext:value-type="float">
            <text:p>0,0004760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7799" calcext:value-type="float">
            <text:p>0,000397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3681" calcext:value-type="float">
            <text:p>0,000333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594" calcext:value-type="float">
            <text:p>0,00032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7844" calcext:value-type="float">
            <text:p>0,0005078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2428" calcext:value-type="float">
            <text:p>0,000582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668" calcext:value-type="float">
            <text:p>0,000346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7499" calcext:value-type="float">
            <text:p>0,000327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7644" calcext:value-type="float">
            <text:p>0,0002676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7209" calcext:value-type="float">
            <text:p>0,000537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8783" calcext:value-type="float">
            <text:p>0,000428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9865" calcext:value-type="float">
            <text:p>0,000349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6211" calcext:value-type="float">
            <text:p>0,000436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3432" calcext:value-type="float">
            <text:p>0,000343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2254" calcext:value-type="float">
            <text:p>0,000602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4842" calcext:value-type="float">
            <text:p>0,000474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0392" calcext:value-type="float">
            <text:p>0,000290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3949" calcext:value-type="float">
            <text:p>0,000283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1243" calcext:value-type="float">
            <text:p>0,000251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6724" calcext:value-type="float">
            <text:p>0,0004767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6973" calcext:value-type="float">
            <text:p>0,000396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5511" calcext:value-type="float">
            <text:p>0,000335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459" calcext:value-type="float">
            <text:p>0,00039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3223" calcext:value-type="float">
            <text:p>0,000333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4083" calcext:value-type="float">
            <text:p>0,0009540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6645" calcext:value-type="float">
            <text:p>0,000846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2001" calcext:value-type="float">
            <text:p>0,000422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0819" calcext:value-type="float">
            <text:p>0,000380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2777" calcext:value-type="float">
            <text:p>0,000342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7252" calcext:value-type="float">
            <text:p>0,0005472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3031" calcext:value-type="float">
            <text:p>0,000403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1924" calcext:value-type="float">
            <text:p>0,000351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1294" calcext:value-type="float">
            <text:p>0,000301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1341" calcext:value-type="float">
            <text:p>0,000261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2105" calcext:value-type="float">
            <text:p>0,0005021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361" calcext:value-type="float">
            <text:p>0,00053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3417" calcext:value-type="float">
            <text:p>0,000303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62" calcext:value-type="float">
            <text:p>0,0004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7411" calcext:value-type="float">
            <text:p>0,000347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3567" calcext:value-type="float">
            <text:p>0,000553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1816" calcext:value-type="float">
            <text:p>0,0004318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9315" calcext:value-type="float">
            <text:p>0,000349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6663" calcext:value-type="float">
            <text:p>0,000326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6701" calcext:value-type="float">
            <text:p>0,000296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9976" calcext:value-type="float">
            <text:p>0,0005199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4868" calcext:value-type="float">
            <text:p>0,0005548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4125" calcext:value-type="float">
            <text:p>0,000354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001" calcext:value-type="float">
            <text:p>0,00041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8269" calcext:value-type="float">
            <text:p>0,000418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9813" calcext:value-type="float">
            <text:p>0,0007998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4778" calcext:value-type="float">
            <text:p>0,000654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9655" calcext:value-type="float">
            <text:p>0,000459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6876" calcext:value-type="float">
            <text:p>0,000396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7941" calcext:value-type="float">
            <text:p>0,000307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1372" calcext:value-type="float">
            <text:p>0,0005213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5735" calcext:value-type="float">
            <text:p>0,000495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4183" calcext:value-type="float">
            <text:p>0,000254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3877" calcext:value-type="float">
            <text:p>0,000283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8" calcext:value-type="float">
            <text:p>0,000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7662" calcext:value-type="float">
            <text:p>0,000507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9255" calcext:value-type="float">
            <text:p>0,000449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7605" calcext:value-type="float">
            <text:p>0,000387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5529" calcext:value-type="float">
            <text:p>0,000365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859" calcext:value-type="float">
            <text:p>0,00027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462" calcext:value-type="float">
            <text:p>0,000454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9694" calcext:value-type="float">
            <text:p>0,000579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8458" calcext:value-type="float">
            <text:p>0,000308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2377" calcext:value-type="float">
            <text:p>0,000312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0156" calcext:value-type="float">
            <text:p>0,000300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6865" calcext:value-type="float">
            <text:p>0,0004668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9318" calcext:value-type="float">
            <text:p>0,0004793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7374" calcext:value-type="float">
            <text:p>0,000477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2833" calcext:value-type="float">
            <text:p>0,000402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7021" calcext:value-type="float">
            <text:p>0,000407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0594" calcext:value-type="float">
            <text:p>0,0008405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1463" calcext:value-type="float">
            <text:p>0,000691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3001" calcext:value-type="float">
            <text:p>0,000333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0777" calcext:value-type="float">
            <text:p>0,000280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6209" calcext:value-type="float">
            <text:p>0,000296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081" calcext:value-type="float">
            <text:p>0,00051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7263" calcext:value-type="float">
            <text:p>0,0004472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9952" calcext:value-type="float">
            <text:p>0,000349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0872" calcext:value-type="float">
            <text:p>0,000250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7362" calcext:value-type="float">
            <text:p>0,000267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5718" calcext:value-type="float">
            <text:p>0,0005157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5209" calcext:value-type="float">
            <text:p>0,000495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1049" calcext:value-type="float">
            <text:p>0,000351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126" calcext:value-type="float">
            <text:p>0,00037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3321" calcext:value-type="float">
            <text:p>0,000343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1882" calcext:value-type="float">
            <text:p>0,000531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6794" calcext:value-type="float">
            <text:p>0,0004567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5857" calcext:value-type="float">
            <text:p>0,000355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2431" calcext:value-type="float">
            <text:p>0,000272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0153" calcext:value-type="float">
            <text:p>0,000270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9762" calcext:value-type="float">
            <text:p>0,0005497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472" calcext:value-type="float">
            <text:p>0,00059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7908" calcext:value-type="float">
            <text:p>0,000387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2169" calcext:value-type="float">
            <text:p>0,000402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3993" calcext:value-type="float">
            <text:p>0,000383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4533" calcext:value-type="float">
            <text:p>0,000924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1281" calcext:value-type="float">
            <text:p>0,000511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2108" calcext:value-type="float">
            <text:p>0,000442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9104" calcext:value-type="float">
            <text:p>0,000329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7852" calcext:value-type="float">
            <text:p>0,000287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7183" calcext:value-type="float">
            <text:p>0,0005471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7752" calcext:value-type="float">
            <text:p>0,000467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963" calcext:value-type="float">
            <text:p>0,00030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7831" calcext:value-type="float">
            <text:p>0,000267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7263" calcext:value-type="float">
            <text:p>0,000257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3812" calcext:value-type="float">
            <text:p>0,0005138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6446" calcext:value-type="float">
            <text:p>0,000456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6878" calcext:value-type="float">
            <text:p>0,000506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6395" calcext:value-type="float">
            <text:p>0,000386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0818" calcext:value-type="float">
            <text:p>0,000320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6075" calcext:value-type="float">
            <text:p>0,000576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541" calcext:value-type="float">
            <text:p>0,0005225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7946" calcext:value-type="float">
            <text:p>0,000297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1749" calcext:value-type="float">
            <text:p>0,000271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796" calcext:value-type="float">
            <text:p>0,00026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996" calcext:value-type="float">
            <text:p>0,0005229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6645" calcext:value-type="float">
            <text:p>0,000536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4828" calcext:value-type="float">
            <text:p>0,000494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3479" calcext:value-type="float">
            <text:p>0,000413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8869" calcext:value-type="float">
            <text:p>0,000398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3714" calcext:value-type="float">
            <text:p>0,0008137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4599" calcext:value-type="float">
            <text:p>0,000664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8742" calcext:value-type="float">
            <text:p>0,000378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7481" calcext:value-type="float">
            <text:p>0,000297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5774" calcext:value-type="float">
            <text:p>0,000295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3949" calcext:value-type="float">
            <text:p>0,0006039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7439" calcext:value-type="float">
            <text:p>0,000467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6781" calcext:value-type="float">
            <text:p>0,000386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7601" calcext:value-type="float">
            <text:p>0,000287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3722" calcext:value-type="float">
            <text:p>0,000433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5927" calcext:value-type="float">
            <text:p>0,0005659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7005" calcext:value-type="float">
            <text:p>0,000637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7569" calcext:value-type="float">
            <text:p>0,000347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7458" calcext:value-type="float">
            <text:p>0,000327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3659" calcext:value-type="float">
            <text:p>0,000333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8812" calcext:value-type="float">
            <text:p>0,0005588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2548" calcext:value-type="float">
            <text:p>0,0004825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1787" calcext:value-type="float">
            <text:p>0,000381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162" calcext:value-type="float">
            <text:p>0,00030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5394" calcext:value-type="float">
            <text:p>0,000365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2354" calcext:value-type="float">
            <text:p>0,000792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1832" calcext:value-type="float">
            <text:p>0,000711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9545" calcext:value-type="float">
            <text:p>0,000429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0893" calcext:value-type="float">
            <text:p>0,000420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8226" calcext:value-type="float">
            <text:p>0,000398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3967" calcext:value-type="float">
            <text:p>0,0006539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3876" calcext:value-type="float">
            <text:p>0,000503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6243" calcext:value-type="float">
            <text:p>0,000376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5217" calcext:value-type="float">
            <text:p>0,000305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7387" calcext:value-type="float">
            <text:p>0,000307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3658" calcext:value-type="float">
            <text:p>0,0005236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5198" calcext:value-type="float">
            <text:p>0,000545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9972" calcext:value-type="float">
            <text:p>0,0003099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86" calcext:value-type="float">
            <text:p>0,00027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9404" calcext:value-type="float">
            <text:p>0,000319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4855" calcext:value-type="float">
            <text:p>0,000604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8386" calcext:value-type="float">
            <text:p>0,000428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0402" calcext:value-type="float">
            <text:p>0,000340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8201" calcext:value-type="float">
            <text:p>0,000288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9509" calcext:value-type="float">
            <text:p>0,000309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3791" calcext:value-type="float">
            <text:p>0,0005237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0085" calcext:value-type="float">
            <text:p>0,000530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4442" calcext:value-type="float">
            <text:p>0,000284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2072" calcext:value-type="float">
            <text:p>0,000372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1503" calcext:value-type="float">
            <text:p>0,000391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0675" calcext:value-type="float">
            <text:p>0,0007606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7997" calcext:value-type="float">
            <text:p>0,000857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5898" calcext:value-type="float">
            <text:p>0,000575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6072" calcext:value-type="float">
            <text:p>0,000446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4419" calcext:value-type="float">
            <text:p>0,000364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0984" calcext:value-type="float">
            <text:p>0,0007009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5688" calcext:value-type="float">
            <text:p>0,000575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6338" calcext:value-type="float">
            <text:p>0,000346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4765" calcext:value-type="float">
            <text:p>0,000314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5023" calcext:value-type="float">
            <text:p>0,000325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0146" calcext:value-type="float">
            <text:p>0,0006001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8769" calcext:value-type="float">
            <text:p>0,0004287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7962" calcext:value-type="float">
            <text:p>0,000467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028" calcext:value-type="float">
            <text:p>0,00034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5062" calcext:value-type="float">
            <text:p>0,000355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5279" calcext:value-type="float">
            <text:p>0,0006452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9688" calcext:value-type="float">
            <text:p>0,000579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7673" calcext:value-type="float">
            <text:p>0,000287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1782" calcext:value-type="float">
            <text:p>0,000321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3625" calcext:value-type="float">
            <text:p>0,000323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1463" calcext:value-type="float">
            <text:p>0,0005814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861" calcext:value-type="float">
            <text:p>0,00063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1123" calcext:value-type="float">
            <text:p>0,000571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3946" calcext:value-type="float">
            <text:p>0,000443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1623" calcext:value-type="float">
            <text:p>0,000431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262" calcext:value-type="float">
            <text:p>0,000662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9124" calcext:value-type="float">
            <text:p>0,000579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8636" calcext:value-type="float">
            <text:p>0,000298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1847" calcext:value-type="float">
            <text:p>0,000301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9773" calcext:value-type="float">
            <text:p>0,000299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0519" calcext:value-type="float">
            <text:p>0,0005405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9396" calcext:value-type="float">
            <text:p>0,000449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9426" calcext:value-type="float">
            <text:p>0,0004094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6511" calcext:value-type="float">
            <text:p>0,000286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2702" calcext:value-type="float">
            <text:p>0,000292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1872" calcext:value-type="float">
            <text:p>0,0005318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44" calcext:value-type="float">
            <text:p>0,00061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08" calcext:value-type="float">
            <text:p>0,0003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4666" calcext:value-type="float">
            <text:p>0,000344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2573" calcext:value-type="float">
            <text:p>0,000362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1309" calcext:value-type="float">
            <text:p>0,0005613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0189" calcext:value-type="float">
            <text:p>0,0006001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658" calcext:value-type="float">
            <text:p>0,000522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4284" calcext:value-type="float">
            <text:p>0,000444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5344" calcext:value-type="float">
            <text:p>0,000515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5534" calcext:value-type="float">
            <text:p>0,001655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672" calcext:value-type="float">
            <text:p>0,00115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3241" calcext:value-type="float">
            <text:p>0,000643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6267" calcext:value-type="float">
            <text:p>0,000626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8327" calcext:value-type="float">
            <text:p>0,000608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0241" calcext:value-type="float">
            <text:p>0,0009902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151" calcext:value-type="float">
            <text:p>0,00098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3477" calcext:value-type="float">
            <text:p>0,000763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5089" calcext:value-type="float">
            <text:p>0,000635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9151" calcext:value-type="float">
            <text:p>0,000589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161" calcext:value-type="float">
            <text:p>0,000851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3616" calcext:value-type="float">
            <text:p>0,00143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1096" calcext:value-type="float">
            <text:p>0,000511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9559" calcext:value-type="float">
            <text:p>0,000519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9568" calcext:value-type="float">
            <text:p>0,000379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9352" calcext:value-type="float">
            <text:p>0,000719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3914" calcext:value-type="float">
            <text:p>0,000553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4041" calcext:value-type="float">
            <text:p>0,000434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6295" calcext:value-type="float">
            <text:p>0,000336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0661" calcext:value-type="float">
            <text:p>0,000340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4217" calcext:value-type="float">
            <text:p>0,0006742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2551" calcext:value-type="float">
            <text:p>0,000622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3631" calcext:value-type="float">
            <text:p>0,000333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5411" calcext:value-type="float">
            <text:p>0,000465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268" calcext:value-type="float">
            <text:p>0,00035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9422" calcext:value-type="float">
            <text:p>0,0006794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136" calcext:value-type="float">
            <text:p>0,000541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0634" calcext:value-type="float">
            <text:p>0,000460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142" calcext:value-type="float">
            <text:p>0,00035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074" calcext:value-type="float">
            <text:p>0,00036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3067" calcext:value-type="float">
            <text:p>0,000723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4703" calcext:value-type="float">
            <text:p>0,000784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2568" calcext:value-type="float">
            <text:p>0,000502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0938" calcext:value-type="float">
            <text:p>0,000510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0472" calcext:value-type="float">
            <text:p>0,000470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6881" calcext:value-type="float">
            <text:p>0,0007668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573" calcext:value-type="float">
            <text:p>0,0006165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5059" calcext:value-type="float">
            <text:p>0,0004750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2534" calcext:value-type="float">
            <text:p>0,000402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4471" calcext:value-type="float">
            <text:p>0,000374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2331" calcext:value-type="float">
            <text:p>0,0007323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5195" calcext:value-type="float">
            <text:p>0,000675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9766" calcext:value-type="float">
            <text:p>0,000359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9726" calcext:value-type="float">
            <text:p>0,000579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3176" calcext:value-type="float">
            <text:p>0,000433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4662" calcext:value-type="float">
            <text:p>0,000794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5276" calcext:value-type="float">
            <text:p>0,000895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5936" calcext:value-type="float">
            <text:p>0,000965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7722" calcext:value-type="float">
            <text:p>0,000637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3495" calcext:value-type="float">
            <text:p>0,000463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107" calcext:value-type="float">
            <text:p>0,001001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276" calcext:value-type="float">
            <text:p>0,00124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9181" calcext:value-type="float">
            <text:p>0,000619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4267" calcext:value-type="float">
            <text:p>0,000464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5811" calcext:value-type="float">
            <text:p>0,000475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2196" calcext:value-type="float">
            <text:p>0,001321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3727" calcext:value-type="float">
            <text:p>0,000883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447" calcext:value-type="float">
            <text:p>0,00071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6023" calcext:value-type="float">
            <text:p>0,000396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3444" calcext:value-type="float">
            <text:p>0,000393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9563" calcext:value-type="float">
            <text:p>0,0007995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8077" calcext:value-type="float">
            <text:p>0,000628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1603" calcext:value-type="float">
            <text:p>0,000331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1813" calcext:value-type="float">
            <text:p>0,000431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1023" calcext:value-type="float">
            <text:p>0,000391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2492" calcext:value-type="float">
            <text:p>0,0006424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4783" calcext:value-type="float">
            <text:p>0,000584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0115" calcext:value-type="float">
            <text:p>0,000480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1406" calcext:value-type="float">
            <text:p>0,000351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7915" calcext:value-type="float">
            <text:p>0,000347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0576" calcext:value-type="float">
            <text:p>0,0006205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607" calcext:value-type="float">
            <text:p>0,00063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3886" calcext:value-type="float">
            <text:p>0,000373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4283" calcext:value-type="float">
            <text:p>0,000384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8768" calcext:value-type="float">
            <text:p>0,000358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0007" calcext:value-type="float">
            <text:p>0,00063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4421" calcext:value-type="float">
            <text:p>0,000524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7085" calcext:value-type="float">
            <text:p>0,000457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1372" calcext:value-type="float">
            <text:p>0,000381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6105" calcext:value-type="float">
            <text:p>0,000366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1592" calcext:value-type="float">
            <text:p>0,0008215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735" calcext:value-type="float">
            <text:p>0,00104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0914" calcext:value-type="float">
            <text:p>0,000610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4938" calcext:value-type="float">
            <text:p>0,000324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4482" calcext:value-type="float">
            <text:p>0,000404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1997" calcext:value-type="float">
            <text:p>0,0008719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5118" calcext:value-type="float">
            <text:p>0,000755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5278" calcext:value-type="float">
            <text:p>0,000605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7866" calcext:value-type="float">
            <text:p>0,000467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365" calcext:value-type="float">
            <text:p>0,00046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224" calcext:value-type="float">
            <text:p>0,0007672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0083" calcext:value-type="float">
            <text:p>0,000700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4618" calcext:value-type="float">
            <text:p>0,000404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5157" calcext:value-type="float">
            <text:p>0,000385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0822" calcext:value-type="float">
            <text:p>0,000440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1492" calcext:value-type="float">
            <text:p>0,0007214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7717" calcext:value-type="float">
            <text:p>0,000597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9284" calcext:value-type="float">
            <text:p>0,000459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9115" calcext:value-type="float">
            <text:p>0,000399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2358" calcext:value-type="float">
            <text:p>0,000352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9841" calcext:value-type="float">
            <text:p>0,0006598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791" calcext:value-type="float">
            <text:p>0,00066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4987" calcext:value-type="float">
            <text:p>0,000414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164" calcext:value-type="float">
            <text:p>0,00110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667" calcext:value-type="float">
            <text:p>0,00101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2773" calcext:value-type="float">
            <text:p>0,0009727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7975" calcext:value-type="float">
            <text:p>0,000607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2875" calcext:value-type="float">
            <text:p>0,000502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4607" calcext:value-type="float">
            <text:p>0,000454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0664" calcext:value-type="float">
            <text:p>0,000570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178" calcext:value-type="float">
            <text:p>0,00151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1195" calcext:value-type="float">
            <text:p>0,00141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2701" calcext:value-type="float">
            <text:p>0,000722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0427" calcext:value-type="float">
            <text:p>0,000580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9482" calcext:value-type="float">
            <text:p>0,000469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286" calcext:value-type="float">
            <text:p>0,001212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0758" calcext:value-type="float">
            <text:p>0,001507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5531" calcext:value-type="float">
            <text:p>0,000825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3809" calcext:value-type="float">
            <text:p>0,000653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2525" calcext:value-type="float">
            <text:p>0,000602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379" calcext:value-type="float">
            <text:p>0,00102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3939" calcext:value-type="float">
            <text:p>0,000993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2751" calcext:value-type="float">
            <text:p>0,000622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6033" calcext:value-type="float">
            <text:p>0,000596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4477" calcext:value-type="float">
            <text:p>0,000624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047" calcext:value-type="float">
            <text:p>0,00105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2624" calcext:value-type="float">
            <text:p>0,000902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6669" calcext:value-type="float">
            <text:p>0,000956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1678" calcext:value-type="float">
            <text:p>0,000571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1653" calcext:value-type="float">
            <text:p>0,000491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0048" calcext:value-type="float">
            <text:p>0,00084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5019" calcext:value-type="float">
            <text:p>0,000755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1363" calcext:value-type="float">
            <text:p>0,000381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5829" calcext:value-type="float">
            <text:p>0,000425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9329" calcext:value-type="float">
            <text:p>0,000359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2009" calcext:value-type="float">
            <text:p>0,000692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8934" calcext:value-type="float">
            <text:p>0,000478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5092" calcext:value-type="float">
            <text:p>0,000505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7748" calcext:value-type="float">
            <text:p>0,000407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7856" calcext:value-type="float">
            <text:p>0,000437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7487" calcext:value-type="float">
            <text:p>0,0006674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5622" calcext:value-type="float">
            <text:p>0,000735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30914" calcext:value-type="float">
            <text:p>0,000930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12239" calcext:value-type="float">
            <text:p>0,000912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025" calcext:value-type="float">
            <text:p>0,0010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8425" calcext:value-type="float">
            <text:p>0,00338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227" calcext:value-type="float">
            <text:p>0,00184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41969" calcext:value-type="float">
            <text:p>0,000941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5455" calcext:value-type="float">
            <text:p>0,000965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4448" calcext:value-type="float">
            <text:p>0,000864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007" calcext:value-type="float">
            <text:p>0,00147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5663" calcext:value-type="float">
            <text:p>0,00255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56" calcext:value-type="float">
            <text:p>0,0014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696" calcext:value-type="float">
            <text:p>0,00128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277" calcext:value-type="float">
            <text:p>0,00127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851" calcext:value-type="float">
            <text:p>0,001938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158" calcext:value-type="float">
            <text:p>0,00163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2598" calcext:value-type="float">
            <text:p>0,000992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218" calcext:value-type="float">
            <text:p>0,00105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7656" calcext:value-type="float">
            <text:p>0,000907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967" calcext:value-type="float">
            <text:p>0,001399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5768" calcext:value-type="float">
            <text:p>0,00245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4082" calcext:value-type="float">
            <text:p>0,00104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656" calcext:value-type="float">
            <text:p>0,00128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529" calcext:value-type="float">
            <text:p>0,00127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837" calcext:value-type="float">
            <text:p>0,001988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2291" calcext:value-type="float">
            <text:p>0,003122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684" calcext:value-type="float">
            <text:p>0,00146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754" calcext:value-type="float">
            <text:p>0,00153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0582" calcext:value-type="float">
            <text:p>0,00100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547" calcext:value-type="float">
            <text:p>0,001425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824" calcext:value-type="float">
            <text:p>0,00182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1531" calcext:value-type="float">
            <text:p>0,00101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48266" calcext:value-type="float">
            <text:p>0,000948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34524" calcext:value-type="float">
            <text:p>0,000934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499" calcext:value-type="float">
            <text:p>0,001624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645" calcext:value-type="float">
            <text:p>0,00157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32113" calcext:value-type="float">
            <text:p>0,000932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0604" calcext:value-type="float">
            <text:p>0,00080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50731" calcext:value-type="float">
            <text:p>0,000750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845" calcext:value-type="float">
            <text:p>0,001548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3661" calcext:value-type="float">
            <text:p>0,00273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6408" calcext:value-type="float">
            <text:p>0,00206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8871" calcext:value-type="float">
            <text:p>0,00208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874" calcext:value-type="float">
            <text:p>0,00152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0046" calcext:value-type="float">
            <text:p>0,0023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4814" calcext:value-type="float">
            <text:p>0,00224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486" calcext:value-type="float">
            <text:p>0,00196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103" calcext:value-type="float">
            <text:p>0,00150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612" calcext:value-type="float">
            <text:p>0,00176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404" calcext:value-type="float">
            <text:p>0,001974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8113" calcext:value-type="float">
            <text:p>0,00258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39" calcext:value-type="float">
            <text:p>0,0016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202" calcext:value-type="float">
            <text:p>0,00161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7834" calcext:value-type="float">
            <text:p>0,00097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136" calcext:value-type="float">
            <text:p>0,001421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9776" calcext:value-type="float">
            <text:p>0,002297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37008" calcext:value-type="float">
            <text:p>0,000937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717" calcext:value-type="float">
            <text:p>0,00102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735" calcext:value-type="float">
            <text:p>0,00135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479" calcext:value-type="float">
            <text:p>0,001724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553" calcext:value-type="float">
            <text:p>0,00143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5946" calcext:value-type="float">
            <text:p>0,000815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0727" calcext:value-type="float">
            <text:p>0,000850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98848" calcext:value-type="float">
            <text:p>0,000798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619" calcext:value-type="float">
            <text:p>0,001376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8954" calcext:value-type="float">
            <text:p>0,00218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22333" calcext:value-type="float">
            <text:p>0,000922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0008" calcext:value-type="float">
            <text:p>0,000860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9384" calcext:value-type="float">
            <text:p>0,000869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9692" calcext:value-type="float">
            <text:p>0,003396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8659" calcext:value-type="float">
            <text:p>0,00268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1405" calcext:value-type="float">
            <text:p>0,000811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3782" calcext:value-type="float">
            <text:p>0,000843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91418" calcext:value-type="float">
            <text:p>0,000791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884" calcext:value-type="float">
            <text:p>0,001288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017" calcext:value-type="float">
            <text:p>0,00128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4319" calcext:value-type="float">
            <text:p>0,000764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7984" calcext:value-type="float">
            <text:p>0,000887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1772" calcext:value-type="float">
            <text:p>0,000871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875" calcext:value-type="float">
            <text:p>0,001778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654" calcext:value-type="float">
            <text:p>0,00187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294" calcext:value-type="float">
            <text:p>0,00134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477" calcext:value-type="float">
            <text:p>0,00107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89766" calcext:value-type="float">
            <text:p>0,000989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802" calcext:value-type="float">
            <text:p>0,001388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142" calcext:value-type="float">
            <text:p>0,00158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938" calcext:value-type="float">
            <text:p>0,00078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6056" calcext:value-type="float">
            <text:p>0,000736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3278" calcext:value-type="float">
            <text:p>0,000733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418" calcext:value-type="float">
            <text:p>0,001464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025" calcext:value-type="float">
            <text:p>0,0014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0019" calcext:value-type="float">
            <text:p>0,00080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6094" calcext:value-type="float">
            <text:p>0,000816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0221" calcext:value-type="float">
            <text:p>0,000760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1782" calcext:value-type="float">
            <text:p>0,002317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18163" calcext:value-type="float">
            <text:p>0,00418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143" calcext:value-type="float">
            <text:p>0,00111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025" calcext:value-type="float">
            <text:p>0,00109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422" calcext:value-type="float">
            <text:p>0,00122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939" calcext:value-type="float">
            <text:p>0,001429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0825" calcext:value-type="float">
            <text:p>0,00200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331" calcext:value-type="float">
            <text:p>0,00153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9548" calcext:value-type="float">
            <text:p>0,000969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165" calcext:value-type="float">
            <text:p>0,00145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3886" calcext:value-type="float">
            <text:p>0,003138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00979" calcext:value-type="float">
            <text:p>0,00300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27" calcext:value-type="float">
            <text:p>0,0010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04676" calcext:value-type="float">
            <text:p>0,000804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875" calcext:value-type="float">
            <text:p>0,00085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495" calcext:value-type="float">
            <text:p>0,001684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431" calcext:value-type="float">
            <text:p>0,00177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6344" calcext:value-type="float">
            <text:p>0,000876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1324" calcext:value-type="float">
            <text:p>0,000851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27269" calcext:value-type="float">
            <text:p>0,000927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016" calcext:value-type="float">
            <text:p>0,00156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7366" calcext:value-type="float">
            <text:p>0,0047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626" calcext:value-type="float">
            <text:p>0,00105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1437" calcext:value-type="float">
            <text:p>0,00091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4126" calcext:value-type="float">
            <text:p>0,000764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455" calcext:value-type="float">
            <text:p>0,001324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605" calcext:value-type="float">
            <text:p>0,001426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90137" calcext:value-type="float">
            <text:p>0,000890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90586" calcext:value-type="float">
            <text:p>0,000790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496" calcext:value-type="float">
            <text:p>0,00076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337" calcext:value-type="float">
            <text:p>0,001283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6701" calcext:value-type="float">
            <text:p>0,00216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063" calcext:value-type="float">
            <text:p>0,00109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90609" calcext:value-type="float">
            <text:p>0,000790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567" calcext:value-type="float">
            <text:p>0,00105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434" calcext:value-type="float">
            <text:p>0,002494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6208" calcext:value-type="float">
            <text:p>0,00276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095" calcext:value-type="float">
            <text:p>0,00147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352" calcext:value-type="float">
            <text:p>0,00115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1797" calcext:value-type="float">
            <text:p>0,000861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724" calcext:value-type="float">
            <text:p>0,001267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322" calcext:value-type="float">
            <text:p>0,00128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6208" calcext:value-type="float">
            <text:p>0,000736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7008" calcext:value-type="float">
            <text:p>0,000867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1722" calcext:value-type="float">
            <text:p>0,000871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666" calcext:value-type="float">
            <text:p>0,00145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15455" calcext:value-type="float">
            <text:p>0,00515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381" calcext:value-type="float">
            <text:p>0,00133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11" calcext:value-type="float">
            <text:p>0,0015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693" calcext:value-type="float">
            <text:p>0,00143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2499" calcext:value-type="float">
            <text:p>0,002124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6817" calcext:value-type="float">
            <text:p>0,00266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066" calcext:value-type="float">
            <text:p>0,00138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27" calcext:value-type="float">
            <text:p>0,0013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628" calcext:value-type="float">
            <text:p>0,00138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644" calcext:value-type="float">
            <text:p>0,001916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562" calcext:value-type="float">
            <text:p>0,001715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62" calcext:value-type="float">
            <text:p>0,0012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466" calcext:value-type="float">
            <text:p>0,00145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069" calcext:value-type="float">
            <text:p>0,00128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3292" calcext:value-type="float">
            <text:p>0,002032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1888" calcext:value-type="float">
            <text:p>0,00211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94" calcext:value-type="float">
            <text:p>0,0016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315" calcext:value-type="float">
            <text:p>0,00115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665" calcext:value-type="float">
            <text:p>0,00165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854" calcext:value-type="float">
            <text:p>0,00228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4796" calcext:value-type="float">
            <text:p>0,00204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331" calcext:value-type="float">
            <text:p>0,00102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4375" calcext:value-type="float">
            <text:p>0,000844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0859" calcext:value-type="float">
            <text:p>0,000780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18" calcext:value-type="float">
            <text:p>0,00124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052" calcext:value-type="float">
            <text:p>0,00191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7919" calcext:value-type="float">
            <text:p>0,000817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1789" calcext:value-type="float">
            <text:p>0,000701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4389" calcext:value-type="float">
            <text:p>0,000704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376" calcext:value-type="float">
            <text:p>0,001073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852" calcext:value-type="float">
            <text:p>0,00134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0305" calcext:value-type="float">
            <text:p>0,000960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9868" calcext:value-type="float">
            <text:p>0,000749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3462" calcext:value-type="float">
            <text:p>0,000703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993" calcext:value-type="float">
            <text:p>0,001069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957" calcext:value-type="float">
            <text:p>0,00155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36015" calcext:value-type="float">
            <text:p>0,000936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8151" calcext:value-type="float">
            <text:p>0,000818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3349" calcext:value-type="float">
            <text:p>0,000713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221" calcext:value-type="float">
            <text:p>0,001062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129" calcext:value-type="float">
            <text:p>0,00119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8758" calcext:value-type="float">
            <text:p>0,000578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2883" calcext:value-type="float">
            <text:p>0,000762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9138" calcext:value-type="float">
            <text:p>0,000779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84" calcext:value-type="float">
            <text:p>0,00107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482" calcext:value-type="float">
            <text:p>0,00125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649" calcext:value-type="float">
            <text:p>0,00084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0461" calcext:value-type="float">
            <text:p>0,000770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697" calcext:value-type="float">
            <text:p>0,00116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1533" calcext:value-type="float">
            <text:p>0,00311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9057" calcext:value-type="float">
            <text:p>0,00289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336" calcext:value-type="float">
            <text:p>0,00109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601" calcext:value-type="float">
            <text:p>0,00129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39" calcext:value-type="float">
            <text:p>0,0010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5453" calcext:value-type="float">
            <text:p>0,002454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7256" calcext:value-type="float">
            <text:p>0,00227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7096" calcext:value-type="float">
            <text:p>0,000777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6771" calcext:value-type="float">
            <text:p>0,000816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7713" calcext:value-type="float">
            <text:p>0,000787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607" calcext:value-type="float">
            <text:p>0,001276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624" calcext:value-type="float">
            <text:p>0,00164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514" calcext:value-type="float">
            <text:p>0,00139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771" calcext:value-type="float">
            <text:p>0,00088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6501" calcext:value-type="float">
            <text:p>0,000676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037" calcext:value-type="float">
            <text:p>0,0012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725" calcext:value-type="float">
            <text:p>0,00129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0431" calcext:value-type="float">
            <text:p>0,000650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6058" calcext:value-type="float">
            <text:p>0,000716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6157" calcext:value-type="float">
            <text:p>0,000596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0168" calcext:value-type="float">
            <text:p>0,0009901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373" calcext:value-type="float">
            <text:p>0,00108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45127" calcext:value-type="float">
            <text:p>0,000945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24655" calcext:value-type="float">
            <text:p>0,000924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148" calcext:value-type="float">
            <text:p>0,00114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55182" calcext:value-type="float">
            <text:p>0,003551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684" calcext:value-type="float">
            <text:p>0,00138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9442" calcext:value-type="float">
            <text:p>0,000719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4879" calcext:value-type="float">
            <text:p>0,000724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9022" calcext:value-type="float">
            <text:p>0,000679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106" calcext:value-type="float">
            <text:p>0,001361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646" calcext:value-type="float">
            <text:p>0,00205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08" calcext:value-type="float">
            <text:p>0,0008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0478" calcext:value-type="float">
            <text:p>0,000740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1659" calcext:value-type="float">
            <text:p>0,000781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254" calcext:value-type="float">
            <text:p>0,00130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434" calcext:value-type="float">
            <text:p>0,00168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51168" calcext:value-type="float">
            <text:p>0,000751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7994" calcext:value-type="float">
            <text:p>0,000707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3726" calcext:value-type="float">
            <text:p>0,000673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995" calcext:value-type="float">
            <text:p>0,001649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0441" calcext:value-type="float">
            <text:p>0,00310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556" calcext:value-type="float">
            <text:p>0,00107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8273" calcext:value-type="float">
            <text:p>0,000778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764" calcext:value-type="float">
            <text:p>0,00171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096" calcext:value-type="float">
            <text:p>0,00186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921" calcext:value-type="float">
            <text:p>0,00161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473" calcext:value-type="float">
            <text:p>0,00106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72474" calcext:value-type="float">
            <text:p>0,000972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8479" calcext:value-type="float">
            <text:p>0,000778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6864" calcext:value-type="float">
            <text:p>0,003768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3556" calcext:value-type="float">
            <text:p>0,00213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2277" calcext:value-type="float">
            <text:p>0,000812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8061" calcext:value-type="float">
            <text:p>0,000818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9449" calcext:value-type="float">
            <text:p>0,000859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295" calcext:value-type="float">
            <text:p>0,001432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534" calcext:value-type="float">
            <text:p>0,00125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5914" calcext:value-type="float">
            <text:p>0,000825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97442" calcext:value-type="float">
            <text:p>0,000797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0765" calcext:value-type="float">
            <text:p>0,000740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208" calcext:value-type="float">
            <text:p>0,001322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587" calcext:value-type="float">
            <text:p>0,00130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5492" calcext:value-type="float">
            <text:p>0,000725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0763" calcext:value-type="float">
            <text:p>0,000730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2979" calcext:value-type="float">
            <text:p>0,000832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946" calcext:value-type="float">
            <text:p>0,001529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162" calcext:value-type="float">
            <text:p>0,001321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0643" calcext:value-type="float">
            <text:p>0,000620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3804" calcext:value-type="float">
            <text:p>0,000673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404" calcext:value-type="float">
            <text:p>0,00061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46" calcext:value-type="float">
            <text:p>0,0013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687" calcext:value-type="float">
            <text:p>0,00132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162" calcext:value-type="float">
            <text:p>0,00067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9398" calcext:value-type="float">
            <text:p>0,000609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7563" calcext:value-type="float">
            <text:p>0,000597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225" calcext:value-type="float">
            <text:p>0,001362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155" calcext:value-type="float">
            <text:p>0,00172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3465" calcext:value-type="float">
            <text:p>0,000743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9092" calcext:value-type="float">
            <text:p>0,000699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5229" calcext:value-type="float">
            <text:p>0,000605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768" calcext:value-type="float">
            <text:p>0,001137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432" calcext:value-type="float">
            <text:p>0,00105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9601" calcext:value-type="float">
            <text:p>0,000659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9469" calcext:value-type="float">
            <text:p>0,000629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421" calcext:value-type="float">
            <text:p>0,00061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4086" calcext:value-type="float">
            <text:p>0,000994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087" calcext:value-type="float">
            <text:p>0,00107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507" calcext:value-type="float">
            <text:p>0,00106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3521" calcext:value-type="float">
            <text:p>0,00103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2032" calcext:value-type="float">
            <text:p>0,000772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04" calcext:value-type="float">
            <text:p>0,00141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9397" calcext:value-type="float">
            <text:p>0,00259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0142" calcext:value-type="float">
            <text:p>0,000900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9123" calcext:value-type="float">
            <text:p>0,000969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756" calcext:value-type="float">
            <text:p>0,00118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89" calcext:value-type="float">
            <text:p>0,00249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347" calcext:value-type="float">
            <text:p>0,00197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143" calcext:value-type="float">
            <text:p>0,00149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2019" calcext:value-type="float">
            <text:p>0,000992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7623" calcext:value-type="float">
            <text:p>0,000787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693" calcext:value-type="float">
            <text:p>0,001336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22" calcext:value-type="float">
            <text:p>0,0014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9925" calcext:value-type="float">
            <text:p>0,000849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288" calcext:value-type="float">
            <text:p>0,00090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875" calcext:value-type="float">
            <text:p>0,00124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618" calcext:value-type="float">
            <text:p>0,00186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585" calcext:value-type="float">
            <text:p>0,001445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88" calcext:value-type="float">
            <text:p>0,0011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008" calcext:value-type="float">
            <text:p>0,00168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3708" calcext:value-type="float">
            <text:p>0,00223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346" calcext:value-type="float">
            <text:p>0,001893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253" calcext:value-type="float">
            <text:p>0,00149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2876" calcext:value-type="float">
            <text:p>0,000852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5882" calcext:value-type="float">
            <text:p>0,000785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3178" calcext:value-type="float">
            <text:p>0,000763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249" calcext:value-type="float">
            <text:p>0,001432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229" calcext:value-type="float">
            <text:p>0,00155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3161" calcext:value-type="float">
            <text:p>0,000903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30944" calcext:value-type="float">
            <text:p>0,000930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017" calcext:value-type="float">
            <text:p>0,00102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635" calcext:value-type="float">
            <text:p>0,001836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77" calcext:value-type="float">
            <text:p>0,0014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49397" calcext:value-type="float">
            <text:p>0,000949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1387" calcext:value-type="float">
            <text:p>0,000871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29" calcext:value-type="float">
            <text:p>0,0008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642" calcext:value-type="float">
            <text:p>0,00130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033" calcext:value-type="float">
            <text:p>0,00127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1077" calcext:value-type="float">
            <text:p>0,000741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6964" calcext:value-type="float">
            <text:p>0,000716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0829" calcext:value-type="float">
            <text:p>0,000690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485" calcext:value-type="float">
            <text:p>0,001054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51" calcext:value-type="float">
            <text:p>0,0011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2069" calcext:value-type="float">
            <text:p>0,000622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9357" calcext:value-type="float">
            <text:p>0,000659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0359" calcext:value-type="float">
            <text:p>0,000740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085" calcext:value-type="float">
            <text:p>0,00136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416" calcext:value-type="float">
            <text:p>0,00165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3784" calcext:value-type="float">
            <text:p>0,000993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22" calcext:value-type="float">
            <text:p>0,0015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598" calcext:value-type="float">
            <text:p>0,00153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28002" calcext:value-type="float">
            <text:p>0,00328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1663" calcext:value-type="float">
            <text:p>0,00231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7248" calcext:value-type="float">
            <text:p>0,000817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271" calcext:value-type="float">
            <text:p>0,00063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8219" calcext:value-type="float">
            <text:p>0,000678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138" calcext:value-type="float">
            <text:p>0,00129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233" calcext:value-type="float">
            <text:p>0,00132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5553" calcext:value-type="float">
            <text:p>0,000685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6684" calcext:value-type="float">
            <text:p>0,000676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0715" calcext:value-type="float">
            <text:p>0,000540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616" calcext:value-type="float">
            <text:p>0,001136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187" calcext:value-type="float">
            <text:p>0,001291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9946" calcext:value-type="float">
            <text:p>0,000789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8269" calcext:value-type="float">
            <text:p>0,000888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2157" calcext:value-type="float">
            <text:p>0,000592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3614" calcext:value-type="float">
            <text:p>0,001036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608" calcext:value-type="float">
            <text:p>0,00119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4331" calcext:value-type="float">
            <text:p>0,000854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357" calcext:value-type="float">
            <text:p>0,00088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1025" calcext:value-type="float">
            <text:p>0,000841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082" calcext:value-type="float">
            <text:p>0,001210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379" calcext:value-type="float">
            <text:p>0,00139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7187" calcext:value-type="float">
            <text:p>0,000767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8837" calcext:value-type="float">
            <text:p>0,000718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7809" calcext:value-type="float">
            <text:p>0,000707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77" calcext:value-type="float">
            <text:p>0,00114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041" calcext:value-type="float">
            <text:p>0,00133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857" calcext:value-type="float">
            <text:p>0,00115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7761" calcext:value-type="float">
            <text:p>0,00227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5638" calcext:value-type="float">
            <text:p>0,000865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64" calcext:value-type="float">
            <text:p>0,00131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693" calcext:value-type="float">
            <text:p>0,00131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2205" calcext:value-type="float">
            <text:p>0,000682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4218" calcext:value-type="float">
            <text:p>0,000584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3041" calcext:value-type="float">
            <text:p>0,000593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1971" calcext:value-type="float">
            <text:p>0,001019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687" calcext:value-type="float">
            <text:p>0,00131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3863" calcext:value-type="float">
            <text:p>0,000863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4312" calcext:value-type="float">
            <text:p>0,00104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8914" calcext:value-type="float">
            <text:p>0,000908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3917" calcext:value-type="float">
            <text:p>0,002039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727" calcext:value-type="float">
            <text:p>0,0023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291" calcext:value-type="float">
            <text:p>0,00127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562" calcext:value-type="float">
            <text:p>0,00133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359" calcext:value-type="float">
            <text:p>0,00144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197" calcext:value-type="float">
            <text:p>0,00180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028" calcext:value-type="float">
            <text:p>0,00155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5647" calcext:value-type="float">
            <text:p>0,000685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9037" calcext:value-type="float">
            <text:p>0,000729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9857" calcext:value-type="float">
            <text:p>0,000739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301" calcext:value-type="float">
            <text:p>0,001253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463" calcext:value-type="float">
            <text:p>0,00127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8539" calcext:value-type="float">
            <text:p>0,000628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5681" calcext:value-type="float">
            <text:p>0,000705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97326" calcext:value-type="float">
            <text:p>0,000897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2076" calcext:value-type="float">
            <text:p>0,003920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8715" calcext:value-type="float">
            <text:p>0,00208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157" calcext:value-type="float">
            <text:p>0,00115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145" calcext:value-type="float">
            <text:p>0,00114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134" calcext:value-type="float">
            <text:p>0,00105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022" calcext:value-type="float">
            <text:p>0,00249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748" calcext:value-type="float">
            <text:p>0,0021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264" calcext:value-type="float">
            <text:p>0,00129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751" calcext:value-type="float">
            <text:p>0,00129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128" calcext:value-type="float">
            <text:p>0,00108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985" calcext:value-type="float">
            <text:p>0,001739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5883" calcext:value-type="float">
            <text:p>0,00245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499" calcext:value-type="float">
            <text:p>0,00138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425" calcext:value-type="float">
            <text:p>0,00128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73011" calcext:value-type="float">
            <text:p>0,000973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722" calcext:value-type="float">
            <text:p>0,00217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8346" calcext:value-type="float">
            <text:p>0,00218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057" calcext:value-type="float">
            <text:p>0,00077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361" calcext:value-type="float">
            <text:p>0,00189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549" calcext:value-type="float">
            <text:p>0,00132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2535" calcext:value-type="float">
            <text:p>0,002425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957" calcext:value-type="float">
            <text:p>0,00199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389" calcext:value-type="float">
            <text:p>0,00110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3408" calcext:value-type="float">
            <text:p>0,00103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698" calcext:value-type="float">
            <text:p>0,00118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4425" calcext:value-type="float">
            <text:p>0,00214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984" calcext:value-type="float">
            <text:p>0,00162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3222" calcext:value-type="float">
            <text:p>0,000783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4931" calcext:value-type="float">
            <text:p>0,000744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90999" calcext:value-type="float">
            <text:p>0,000790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308" calcext:value-type="float">
            <text:p>0,001273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707" calcext:value-type="float">
            <text:p>0,00133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1533" calcext:value-type="float">
            <text:p>0,000661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934" calcext:value-type="float">
            <text:p>0,00082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30238" calcext:value-type="float">
            <text:p>0,000830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438" calcext:value-type="float">
            <text:p>0,00143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908" calcext:value-type="float">
            <text:p>0,00138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4832" calcext:value-type="float">
            <text:p>0,000634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173" calcext:value-type="float">
            <text:p>0,00063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3463" calcext:value-type="float">
            <text:p>0,000663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757" calcext:value-type="float">
            <text:p>0,001117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387" calcext:value-type="float">
            <text:p>0,001403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8241" calcext:value-type="float">
            <text:p>0,000968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078" calcext:value-type="float">
            <text:p>0,00108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663" calcext:value-type="float">
            <text:p>0,00107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808" calcext:value-type="float">
            <text:p>0,001998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567" calcext:value-type="float">
            <text:p>0,00152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845" calcext:value-type="float">
            <text:p>0,00171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282" calcext:value-type="float">
            <text:p>0,00119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532" calcext:value-type="float">
            <text:p>0,00084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692" calcext:value-type="float">
            <text:p>0,001286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379" calcext:value-type="float">
            <text:p>0,00158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0407" calcext:value-type="float">
            <text:p>0,00100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8098" calcext:value-type="float">
            <text:p>0,000968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2132" calcext:value-type="float">
            <text:p>0,000872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977" calcext:value-type="float">
            <text:p>0,001489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785" calcext:value-type="float">
            <text:p>0,00162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46" calcext:value-type="float">
            <text:p>0,0012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568" calcext:value-type="float">
            <text:p>0,00143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3212" calcext:value-type="float">
            <text:p>0,00213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3474" calcext:value-type="float">
            <text:p>0,002834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9685" calcext:value-type="float">
            <text:p>0,00209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436" calcext:value-type="float">
            <text:p>0,00128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889" calcext:value-type="float">
            <text:p>0,00121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577" calcext:value-type="float">
            <text:p>0,00113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5712" calcext:value-type="float">
            <text:p>0,002257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0746" calcext:value-type="float">
            <text:p>0,00230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757" calcext:value-type="float">
            <text:p>0,00122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956" calcext:value-type="float">
            <text:p>0,00133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7463" calcext:value-type="float">
            <text:p>0,00217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821" calcext:value-type="float">
            <text:p>0,00248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786" calcext:value-type="float">
            <text:p>0,00192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02223" calcext:value-type="float">
            <text:p>0,000802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1208" calcext:value-type="float">
            <text:p>0,000781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5877" calcext:value-type="float">
            <text:p>0,000785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575" calcext:value-type="float">
            <text:p>0,001295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996" calcext:value-type="float">
            <text:p>0,00167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0142" calcext:value-type="float">
            <text:p>0,000860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1862" calcext:value-type="float">
            <text:p>0,000841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0096" calcext:value-type="float">
            <text:p>0,000820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274" calcext:value-type="float">
            <text:p>0,001552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828" calcext:value-type="float">
            <text:p>0,00168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3778" calcext:value-type="float">
            <text:p>0,000903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221" calcext:value-type="float">
            <text:p>0,00071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5621" calcext:value-type="float">
            <text:p>0,000745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453" calcext:value-type="float">
            <text:p>0,001254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607" calcext:value-type="float">
            <text:p>0,00146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5884" calcext:value-type="float">
            <text:p>0,000735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1737" calcext:value-type="float">
            <text:p>0,000721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0925" calcext:value-type="float">
            <text:p>0,000780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792" calcext:value-type="float">
            <text:p>0,001567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6374" calcext:value-type="float">
            <text:p>0,00256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912" calcext:value-type="float">
            <text:p>0,00128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164" calcext:value-type="float">
            <text:p>0,00129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273" calcext:value-type="float">
            <text:p>0,00133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319" calcext:value-type="float">
            <text:p>0,002013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36" calcext:value-type="float">
            <text:p>0,0037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138" calcext:value-type="float">
            <text:p>0,00196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207" calcext:value-type="float">
            <text:p>0,00157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085" calcext:value-type="float">
            <text:p>0,00196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995" calcext:value-type="float">
            <text:p>0,001489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6345" calcext:value-type="float">
            <text:p>0,00216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1581" calcext:value-type="float">
            <text:p>0,000961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539" calcext:value-type="float">
            <text:p>0,00131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125" calcext:value-type="float">
            <text:p>0,00124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205" calcext:value-type="float">
            <text:p>0,001252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826" calcext:value-type="float">
            <text:p>0,00158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2594" calcext:value-type="float">
            <text:p>0,000722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9885" calcext:value-type="float">
            <text:p>0,000709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4326" calcext:value-type="float">
            <text:p>0,000704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474" calcext:value-type="float">
            <text:p>0,001804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942" calcext:value-type="float">
            <text:p>0,00158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8496" calcext:value-type="float">
            <text:p>0,000708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7241" calcext:value-type="float">
            <text:p>0,000727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119" calcext:value-type="float">
            <text:p>0,0010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695" calcext:value-type="float">
            <text:p>0,001866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3796" calcext:value-type="float">
            <text:p>0,00463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962" calcext:value-type="float">
            <text:p>0,00221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491" calcext:value-type="float">
            <text:p>0,00203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4038" calcext:value-type="float">
            <text:p>0,00114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727" calcext:value-type="float">
            <text:p>0,001677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645" calcext:value-type="float">
            <text:p>0,00201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9492" calcext:value-type="float">
            <text:p>0,00229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902" calcext:value-type="float">
            <text:p>0,00225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52" calcext:value-type="float">
            <text:p>0,0018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9658" calcext:value-type="float">
            <text:p>0,002096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4101" calcext:value-type="float">
            <text:p>0,00224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649" calcext:value-type="float">
            <text:p>0,00156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1921" calcext:value-type="float">
            <text:p>0,00111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1133" calcext:value-type="float">
            <text:p>0,00101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634" calcext:value-type="float">
            <text:p>0,00161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172" calcext:value-type="float">
            <text:p>0,00192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0753" calcext:value-type="float">
            <text:p>0,00100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2846" calcext:value-type="float">
            <text:p>0,00122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1463" calcext:value-type="float">
            <text:p>0,00321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311" calcext:value-type="float">
            <text:p>0,002013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257" calcext:value-type="float">
            <text:p>0,00203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3612" calcext:value-type="float">
            <text:p>0,00123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8413" calcext:value-type="float">
            <text:p>0,00118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2566" calcext:value-type="float">
            <text:p>0,00112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5125" calcext:value-type="float">
            <text:p>0,003251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532" calcext:value-type="float">
            <text:p>0,00214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4875" calcext:value-type="float">
            <text:p>0,00134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315" calcext:value-type="float">
            <text:p>0,00105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088" calcext:value-type="float">
            <text:p>0,00102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73" calcext:value-type="float">
            <text:p>0,00171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1495" calcext:value-type="float">
            <text:p>0,00271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135" calcext:value-type="float">
            <text:p>0,00131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385" calcext:value-type="float">
            <text:p>0,00159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" calcext:value-type="float">
            <text:p>0,00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0354" calcext:value-type="float">
            <text:p>0,00270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9303" calcext:value-type="float">
            <text:p>0,0039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1466" calcext:value-type="float">
            <text:p>0,00111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9245" calcext:value-type="float">
            <text:p>0,000999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4709" calcext:value-type="float">
            <text:p>0,000974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45" calcext:value-type="float">
            <text:p>0,0017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529" calcext:value-type="float">
            <text:p>0,001815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8892" calcext:value-type="float">
            <text:p>0,00108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796" calcext:value-type="float">
            <text:p>0,00102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263" calcext:value-type="float">
            <text:p>0,00105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296" calcext:value-type="float">
            <text:p>0,00154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105" calcext:value-type="float">
            <text:p>0,00177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3429" calcext:value-type="float">
            <text:p>0,00103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149" calcext:value-type="float">
            <text:p>0,00102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273" calcext:value-type="float">
            <text:p>0,00107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2024" calcext:value-type="float">
            <text:p>0,00202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80595" calcext:value-type="float">
            <text:p>0,00380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0254" calcext:value-type="float">
            <text:p>0,00130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4042" calcext:value-type="float">
            <text:p>0,00124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036" calcext:value-type="float">
            <text:p>0,00107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095" calcext:value-type="float">
            <text:p>0,001840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928" calcext:value-type="float">
            <text:p>0,00216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457" calcext:value-type="float">
            <text:p>0,00152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3481" calcext:value-type="float">
            <text:p>0,0043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989" calcext:value-type="float">
            <text:p>0,00177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5962" calcext:value-type="float">
            <text:p>0,003359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8047" calcext:value-type="float">
            <text:p>0,00278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5634" calcext:value-type="float">
            <text:p>0,00115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016" calcext:value-type="float">
            <text:p>0,0012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4702" calcext:value-type="float">
            <text:p>0,00104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24" calcext:value-type="float">
            <text:p>0,00227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3364" calcext:value-type="float">
            <text:p>0,00253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0876" calcext:value-type="float">
            <text:p>0,00110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8314" calcext:value-type="float">
            <text:p>0,000988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561" calcext:value-type="float">
            <text:p>0,00102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03" calcext:value-type="float">
            <text:p>0,00173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882" calcext:value-type="float">
            <text:p>0,00172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2328" calcext:value-type="float">
            <text:p>0,000932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023" calcext:value-type="float">
            <text:p>0,00107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93" calcext:value-type="float">
            <text:p>0,0013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026" calcext:value-type="float">
            <text:p>0,00211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00937" calcext:value-type="float">
            <text:p>0,00400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3284" calcext:value-type="float">
            <text:p>0,00113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3015" calcext:value-type="float">
            <text:p>0,00113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047" calcext:value-type="float">
            <text:p>0,0012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953" calcext:value-type="float">
            <text:p>0,002309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696" calcext:value-type="float">
            <text:p>0,00213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123" calcext:value-type="float">
            <text:p>0,0012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6038" calcext:value-type="float">
            <text:p>0,00126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952" calcext:value-type="float">
            <text:p>0,00107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356" calcext:value-type="float">
            <text:p>0,001573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1664" calcext:value-type="float">
            <text:p>0,00241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1179" calcext:value-type="float">
            <text:p>0,00101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707" calcext:value-type="float">
            <text:p>0,00102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3314" calcext:value-type="float">
            <text:p>0,00103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446" calcext:value-type="float">
            <text:p>0,00204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8785" calcext:value-type="float">
            <text:p>0,00318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245" calcext:value-type="float">
            <text:p>0,00167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298" calcext:value-type="float">
            <text:p>0,00174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075" calcext:value-type="float">
            <text:p>0,00168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5732" calcext:value-type="float">
            <text:p>0,002857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957" calcext:value-type="float">
            <text:p>0,00200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1626" calcext:value-type="float">
            <text:p>0,00121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228" calcext:value-type="float">
            <text:p>0,00140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6344" calcext:value-type="float">
            <text:p>0,00116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595" calcext:value-type="float">
            <text:p>0,001715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608" calcext:value-type="float">
            <text:p>0,00218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7061" calcext:value-type="float">
            <text:p>0,000957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4822" calcext:value-type="float">
            <text:p>0,000814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4587" calcext:value-type="float">
            <text:p>0,000804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147" calcext:value-type="float">
            <text:p>0,001651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8723" calcext:value-type="float">
            <text:p>0,00228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4505" calcext:value-type="float">
            <text:p>0,000884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1608" calcext:value-type="float">
            <text:p>0,000941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189" calcext:value-type="float">
            <text:p>0,000951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031" calcext:value-type="float">
            <text:p>0,00165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334" calcext:value-type="float">
            <text:p>0,00157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6413" calcext:value-type="float">
            <text:p>0,000836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4442" calcext:value-type="float">
            <text:p>0,00104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818" calcext:value-type="float">
            <text:p>0,00144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2673" calcext:value-type="float">
            <text:p>0,002026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31" calcext:value-type="float">
            <text:p>0,0018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6734" calcext:value-type="float">
            <text:p>0,00106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3044" calcext:value-type="float">
            <text:p>0,00283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0634" calcext:value-type="float">
            <text:p>0,00110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376" calcext:value-type="float">
            <text:p>0,002193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84" calcext:value-type="float">
            <text:p>0,0017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9386" calcext:value-type="float">
            <text:p>0,000999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1471" calcext:value-type="float">
            <text:p>0,00101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0179" calcext:value-type="float">
            <text:p>0,00100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451" calcext:value-type="float">
            <text:p>0,001474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627" calcext:value-type="float">
            <text:p>0,00181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464" calcext:value-type="float">
            <text:p>0,00151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803" calcext:value-type="float">
            <text:p>0,00197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611" calcext:value-type="float">
            <text:p>0,00147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0032" calcext:value-type="float">
            <text:p>0,003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721" calcext:value-type="float">
            <text:p>0,00232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5075" calcext:value-type="float">
            <text:p>0,00115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7987" calcext:value-type="float">
            <text:p>0,00127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892" calcext:value-type="float">
            <text:p>0,00102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524" calcext:value-type="float">
            <text:p>0,001645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735" calcext:value-type="float">
            <text:p>0,00170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2492" calcext:value-type="float">
            <text:p>0,00112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441" calcext:value-type="float">
            <text:p>0,00183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968" calcext:value-type="float">
            <text:p>0,002139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781" calcext:value-type="float">
            <text:p>0,00212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665" calcext:value-type="float">
            <text:p>0,00198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783" calcext:value-type="float">
            <text:p>0,00098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032" calcext:value-type="float">
            <text:p>0,0010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8349" calcext:value-type="float">
            <text:p>0,000958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774" calcext:value-type="float">
            <text:p>0,001467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453" calcext:value-type="float">
            <text:p>0,00211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812" calcext:value-type="float">
            <text:p>0,00157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591" calcext:value-type="float">
            <text:p>0,00145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0615" calcext:value-type="float">
            <text:p>0,00130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185" calcext:value-type="float">
            <text:p>0,002111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845" calcext:value-type="float">
            <text:p>0,00184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1588" calcext:value-type="float">
            <text:p>0,000941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3021" calcext:value-type="float">
            <text:p>0,000973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9358" calcext:value-type="float">
            <text:p>0,00109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621" calcext:value-type="float">
            <text:p>0,00161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16" calcext:value-type="float">
            <text:p>0,0015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163" calcext:value-type="float">
            <text:p>0,00092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3843" calcext:value-type="float">
            <text:p>0,000973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7105" calcext:value-type="float">
            <text:p>0,00107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011" calcext:value-type="float">
            <text:p>0,00168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365" calcext:value-type="float">
            <text:p>0,00200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6585" calcext:value-type="float">
            <text:p>0,00116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1624" calcext:value-type="float">
            <text:p>0,00111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9295" calcext:value-type="float">
            <text:p>0,00109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4142" calcext:value-type="float">
            <text:p>0,002341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5047" calcext:value-type="float">
            <text:p>0,00255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494" calcext:value-type="float">
            <text:p>0,00155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048" calcext:value-type="float">
            <text:p>0,00214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506" calcext:value-type="float">
            <text:p>0,0012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4976" calcext:value-type="float">
            <text:p>0,002749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2436" calcext:value-type="float">
            <text:p>0,00202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267" calcext:value-type="float">
            <text:p>0,00105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2542" calcext:value-type="float">
            <text:p>0,000952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1891" calcext:value-type="float">
            <text:p>0,00111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459" calcext:value-type="float">
            <text:p>0,001924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032" calcext:value-type="float">
            <text:p>0,00181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9878" calcext:value-type="float">
            <text:p>0,000929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4725" calcext:value-type="float">
            <text:p>0,000794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70181" calcext:value-type="float">
            <text:p>0,000870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123" calcext:value-type="float">
            <text:p>0,001451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56" calcext:value-type="float">
            <text:p>0,0013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1138" calcext:value-type="float">
            <text:p>0,00111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5141" calcext:value-type="float">
            <text:p>0,00295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2753" calcext:value-type="float">
            <text:p>0,00112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432" calcext:value-type="float">
            <text:p>0,001584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505" calcext:value-type="float">
            <text:p>0,00233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7659" calcext:value-type="float">
            <text:p>0,000857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0195" calcext:value-type="float">
            <text:p>0,00110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11" calcext:value-type="float">
            <text:p>0,0013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7302" calcext:value-type="float">
            <text:p>0,002373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9214" calcext:value-type="float">
            <text:p>0,003592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136" calcext:value-type="float">
            <text:p>0,00200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196" calcext:value-type="float">
            <text:p>0,00207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977" calcext:value-type="float">
            <text:p>0,00220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34" calcext:value-type="float">
            <text:p>0,0023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3038" calcext:value-type="float">
            <text:p>0,00323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686" calcext:value-type="float">
            <text:p>0,00145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222" calcext:value-type="float">
            <text:p>0,00193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0866" calcext:value-type="float">
            <text:p>0,00310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0457" calcext:value-type="float">
            <text:p>0,002504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947" calcext:value-type="float">
            <text:p>0,00213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105" calcext:value-type="float">
            <text:p>0,00171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9552" calcext:value-type="float">
            <text:p>0,00249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146" calcext:value-type="float">
            <text:p>0,00178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599" calcext:value-type="float">
            <text:p>0,002605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1221" calcext:value-type="float">
            <text:p>0,00301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395" calcext:value-type="float">
            <text:p>0,00206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639" calcext:value-type="float">
            <text:p>0,00174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669" calcext:value-type="float">
            <text:p>0,00153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4525" calcext:value-type="float">
            <text:p>0,00264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5887" calcext:value-type="float">
            <text:p>0,00275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29" calcext:value-type="float">
            <text:p>0,0016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8978" calcext:value-type="float">
            <text:p>0,00128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3077" calcext:value-type="float">
            <text:p>0,000933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967" calcext:value-type="float">
            <text:p>0,001579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2551" calcext:value-type="float">
            <text:p>0,00242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222" calcext:value-type="float">
            <text:p>0,00152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114" calcext:value-type="float">
            <text:p>0,00151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293" calcext:value-type="float">
            <text:p>0,00189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5268" calcext:value-type="float">
            <text:p>0,002552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84" calcext:value-type="float">
            <text:p>0,0022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308" calcext:value-type="float">
            <text:p>0,0011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22" calcext:value-type="float">
            <text:p>0,0015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817" calcext:value-type="float">
            <text:p>0,00161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2071" calcext:value-type="float">
            <text:p>0,00272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4219" calcext:value-type="float">
            <text:p>0,00284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553" calcext:value-type="float">
            <text:p>0,00145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488" calcext:value-type="float">
            <text:p>0,00147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569" calcext:value-type="float">
            <text:p>0,00141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944" calcext:value-type="float">
            <text:p>0,002279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42157" calcext:value-type="float">
            <text:p>0,00442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173" calcext:value-type="float">
            <text:p>0,00179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035" calcext:value-type="float">
            <text:p>0,00190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9126" calcext:value-type="float">
            <text:p>0,00269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5293" calcext:value-type="float">
            <text:p>0,0055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7521" calcext:value-type="float">
            <text:p>0,003375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989" calcext:value-type="float">
            <text:p>0,00181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37" calcext:value-type="float">
            <text:p>0,0015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983" calcext:value-type="float">
            <text:p>0,00154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336" calcext:value-type="float">
            <text:p>0,001633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311" calcext:value-type="float">
            <text:p>0,00177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8652" calcext:value-type="float">
            <text:p>0,000888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4408" calcext:value-type="float">
            <text:p>0,00104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16" calcext:value-type="float">
            <text:p>0,0013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387" calcext:value-type="float">
            <text:p>0,00260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99554" calcext:value-type="float">
            <text:p>0,00499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307" calcext:value-type="float">
            <text:p>0,00159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686" calcext:value-type="float">
            <text:p>0,00131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7627" calcext:value-type="float">
            <text:p>0,00117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086" calcext:value-type="float">
            <text:p>0,00183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482" calcext:value-type="float">
            <text:p>0,00156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0815" calcext:value-type="float">
            <text:p>0,00110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297" calcext:value-type="float">
            <text:p>0,00099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529" calcext:value-type="float">
            <text:p>0,00088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4887" calcext:value-type="float">
            <text:p>0,00244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9673" calcext:value-type="float">
            <text:p>0,00289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252" calcext:value-type="float">
            <text:p>0,00142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002" calcext:value-type="float">
            <text:p>0,00139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9692" calcext:value-type="float">
            <text:p>0,000949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297" calcext:value-type="float">
            <text:p>0,001362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251" calcext:value-type="float">
            <text:p>0,00183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837" calcext:value-type="float">
            <text:p>0,00190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798" calcext:value-type="float">
            <text:p>0,00146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449" calcext:value-type="float">
            <text:p>0,0012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7313" calcext:value-type="float">
            <text:p>0,00337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6164" calcext:value-type="float">
            <text:p>0,00356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189" calcext:value-type="float">
            <text:p>0,00144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983" calcext:value-type="float">
            <text:p>0,0008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10008" calcext:value-type="float">
            <text:p>0,000910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942" calcext:value-type="float">
            <text:p>0,001439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603" calcext:value-type="float">
            <text:p>0,00222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7495" calcext:value-type="float">
            <text:p>0,00087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2952" calcext:value-type="float">
            <text:p>0,000882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3307" calcext:value-type="float">
            <text:p>0,00113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0684" calcext:value-type="float">
            <text:p>0,00300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831" calcext:value-type="float">
            <text:p>0,001738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63444" calcext:value-type="float">
            <text:p>0,000963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084" calcext:value-type="float">
            <text:p>0,00105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5377" calcext:value-type="float">
            <text:p>0,000975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734" calcext:value-type="float">
            <text:p>0,001337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792" calcext:value-type="float">
            <text:p>0,00238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6635" calcext:value-type="float">
            <text:p>0,00116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5494" calcext:value-type="float">
            <text:p>0,000995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19674" calcext:value-type="float">
            <text:p>0,000919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723" calcext:value-type="float">
            <text:p>0,001467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9351" calcext:value-type="float">
            <text:p>0,00229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26953" calcext:value-type="float">
            <text:p>0,00426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372" calcext:value-type="float">
            <text:p>0,00178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143" calcext:value-type="float">
            <text:p>0,00155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6642" calcext:value-type="float">
            <text:p>0,00256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0399" calcext:value-type="float">
            <text:p>0,00250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585" calcext:value-type="float">
            <text:p>0,00215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851" calcext:value-type="float">
            <text:p>0,00200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297" calcext:value-type="float">
            <text:p>0,00238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6126" calcext:value-type="float">
            <text:p>0,003561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12087" calcext:value-type="float">
            <text:p>0,00412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69" calcext:value-type="float">
            <text:p>0,0020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099" calcext:value-type="float">
            <text:p>0,00177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979" calcext:value-type="float">
            <text:p>0,00201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77764" calcext:value-type="float">
            <text:p>0,004777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2714" calcext:value-type="float">
            <text:p>0,002727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222" calcext:value-type="float">
            <text:p>0,00153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284" calcext:value-type="float">
            <text:p>0,00155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026" calcext:value-type="float">
            <text:p>0,00176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7849" calcext:value-type="float">
            <text:p>0,00287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4069" calcext:value-type="float">
            <text:p>0,0034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526" calcext:value-type="float">
            <text:p>0,00197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446" calcext:value-type="float">
            <text:p>0,00230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7234" calcext:value-type="float">
            <text:p>0,00257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7485" calcext:value-type="float">
            <text:p>0,002774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2955" calcext:value-type="float">
            <text:p>0,00282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533" calcext:value-type="float">
            <text:p>0,00166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6873" calcext:value-type="float">
            <text:p>0,00356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8411" calcext:value-type="float">
            <text:p>0,00128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308" calcext:value-type="float">
            <text:p>0,002143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079" calcext:value-type="float">
            <text:p>0,00213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6729" calcext:value-type="float">
            <text:p>0,00116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8533" calcext:value-type="float">
            <text:p>0,00128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83" calcext:value-type="float">
            <text:p>0,0014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386" calcext:value-type="float">
            <text:p>0,002003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858" calcext:value-type="float">
            <text:p>0,00220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41" calcext:value-type="float">
            <text:p>0,0013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746" calcext:value-type="float">
            <text:p>0,00140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542" calcext:value-type="float">
            <text:p>0,00157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7148" calcext:value-type="float">
            <text:p>0,0037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9973" calcext:value-type="float">
            <text:p>0,00359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689" calcext:value-type="float">
            <text:p>0,00148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954" calcext:value-type="float">
            <text:p>0,00178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446" calcext:value-type="float">
            <text:p>0,00232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27175" calcext:value-type="float">
            <text:p>0,005271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3456" calcext:value-type="float">
            <text:p>0,00313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674" calcext:value-type="float">
            <text:p>0,00171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981" calcext:value-type="float">
            <text:p>0,00218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946" calcext:value-type="float">
            <text:p>0,00211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867" calcext:value-type="float">
            <text:p>0,002608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3099" calcext:value-type="float">
            <text:p>0,003030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0988" calcext:value-type="float">
            <text:p>0,00120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3954" calcext:value-type="float">
            <text:p>0,00123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552" calcext:value-type="float">
            <text:p>0,00145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158" calcext:value-type="float">
            <text:p>0,001911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7255" calcext:value-type="float">
            <text:p>0,0057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787" calcext:value-type="float">
            <text:p>0,00178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1303" calcext:value-type="float">
            <text:p>0,00121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8205" calcext:value-type="float">
            <text:p>0,00108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212" calcext:value-type="float">
            <text:p>0,001702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739" calcext:value-type="float">
            <text:p>0,0023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649" calcext:value-type="float">
            <text:p>0,00144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679" calcext:value-type="float">
            <text:p>0,0011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241" calcext:value-type="float">
            <text:p>0,00150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1753" calcext:value-type="float">
            <text:p>0,002817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2342" calcext:value-type="float">
            <text:p>0,00292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3919" calcext:value-type="float">
            <text:p>0,00123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017" calcext:value-type="float">
            <text:p>0,00105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1178" calcext:value-type="float">
            <text:p>0,000971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545" calcext:value-type="float">
            <text:p>0,001725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177" calcext:value-type="float">
            <text:p>0,00219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9218" calcext:value-type="float">
            <text:p>0,00119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952" calcext:value-type="float">
            <text:p>0,00150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9785" calcext:value-type="float">
            <text:p>0,00239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73556" calcext:value-type="float">
            <text:p>0,003735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50213" calcext:value-type="float">
            <text:p>0,00450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296" calcext:value-type="float">
            <text:p>0,00140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9121" calcext:value-type="float">
            <text:p>0,00129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166" calcext:value-type="float">
            <text:p>0,0011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734" calcext:value-type="float">
            <text:p>0,002207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504" calcext:value-type="float">
            <text:p>0,00217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661" calcext:value-type="float">
            <text:p>0,00164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575" calcext:value-type="float">
            <text:p>0,00218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817" calcext:value-type="float">
            <text:p>0,00162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291" calcext:value-type="float">
            <text:p>0,001892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828" calcext:value-type="float">
            <text:p>0,00190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5388" calcext:value-type="float">
            <text:p>0,00125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60586" calcext:value-type="float">
            <text:p>0,000960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441" calcext:value-type="float">
            <text:p>0,00102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79893" calcext:value-type="float">
            <text:p>0,003798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5092" calcext:value-type="float">
            <text:p>0,00325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175" calcext:value-type="float">
            <text:p>0,00176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002" calcext:value-type="float">
            <text:p>0,00168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4664" calcext:value-type="float">
            <text:p>0,00114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554" calcext:value-type="float">
            <text:p>0,002015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5" calcext:value-type="float">
            <text:p>0,001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847" calcext:value-type="float">
            <text:p>0,00086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275" calcext:value-type="float">
            <text:p>0,00148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658" calcext:value-type="float">
            <text:p>0,00149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3834" calcext:value-type="float">
            <text:p>0,002838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2095" calcext:value-type="float">
            <text:p>0,00282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8865" calcext:value-type="float">
            <text:p>0,000948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77691" calcext:value-type="float">
            <text:p>0,000877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728" calcext:value-type="float">
            <text:p>0,00088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755" calcext:value-type="float">
            <text:p>0,001607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1461" calcext:value-type="float">
            <text:p>0,00251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186" calcext:value-type="float">
            <text:p>0,00163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71392" calcext:value-type="float">
            <text:p>0,00371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5029" calcext:value-type="float">
            <text:p>0,00315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71112" calcext:value-type="float">
            <text:p>0,00571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288" calcext:value-type="float">
            <text:p>0,00260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79" calcext:value-type="float">
            <text:p>0,0020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684" calcext:value-type="float">
            <text:p>0,00235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9616" calcext:value-type="float">
            <text:p>0,00329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4139" calcext:value-type="float">
            <text:p>0,002841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239" calcext:value-type="float">
            <text:p>0,00238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9898" calcext:value-type="float">
            <text:p>0,000989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242" calcext:value-type="float">
            <text:p>0,00105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391" calcext:value-type="float">
            <text:p>0,00151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66027" calcext:value-type="float">
            <text:p>0,00366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46957" calcext:value-type="float">
            <text:p>0,00346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466" calcext:value-type="float">
            <text:p>0,00174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281" calcext:value-type="float">
            <text:p>0,00238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5655" calcext:value-type="float">
            <text:p>0,00285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508" calcext:value-type="float">
            <text:p>0,00197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258" calcext:value-type="float">
            <text:p>0,00214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767" calcext:value-type="float">
            <text:p>0,00213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764" calcext:value-type="float">
            <text:p>0,00214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109" calcext:value-type="float">
            <text:p>0,00170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689" calcext:value-type="float">
            <text:p>0,001626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9809" calcext:value-type="float">
            <text:p>0,00199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8794" calcext:value-type="float">
            <text:p>0,00108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7431" calcext:value-type="float">
            <text:p>0,000937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5225" calcext:value-type="float">
            <text:p>0,00115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024" calcext:value-type="float">
            <text:p>0,00214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2006" calcext:value-type="float">
            <text:p>0,00302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623" calcext:value-type="float">
            <text:p>0,00196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727" calcext:value-type="float">
            <text:p>0,00163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306" calcext:value-type="float">
            <text:p>0,00210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575663" calcext:value-type="float">
            <text:p>0,005756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087" calcext:value-type="float">
            <text:p>0,00181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567" calcext:value-type="float">
            <text:p>0,00156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432" calcext:value-type="float">
            <text:p>0,00215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771" calcext:value-type="float">
            <text:p>0,00148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3167" calcext:value-type="float">
            <text:p>0,002931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941" calcext:value-type="float">
            <text:p>0,00235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4313" calcext:value-type="float">
            <text:p>0,00104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306" calcext:value-type="float">
            <text:p>0,00133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5553" calcext:value-type="float">
            <text:p>0,00125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114" calcext:value-type="float">
            <text:p>0,001681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001" calcext:value-type="float">
            <text:p>0,00201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416" calcext:value-type="float">
            <text:p>0,00193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787" calcext:value-type="float">
            <text:p>0,00178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072" calcext:value-type="float">
            <text:p>0,00211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652093" calcext:value-type="float">
            <text:p>0,006520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157" calcext:value-type="float">
            <text:p>0,00192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3573" calcext:value-type="float">
            <text:p>0,00113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164" calcext:value-type="float">
            <text:p>0,00150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7221" calcext:value-type="float">
            <text:p>0,00237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97606" calcext:value-type="float">
            <text:p>0,003976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7698" calcext:value-type="float">
            <text:p>0,00237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869" calcext:value-type="float">
            <text:p>0,00203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171" calcext:value-type="float">
            <text:p>0,00139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5627" calcext:value-type="float">
            <text:p>0,00105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371" calcext:value-type="float">
            <text:p>0,001873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04985" calcext:value-type="float">
            <text:p>0,00404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5926" calcext:value-type="float">
            <text:p>0,00315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9646" calcext:value-type="float">
            <text:p>0,00269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8139" calcext:value-type="float">
            <text:p>0,00318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986" calcext:value-type="float">
            <text:p>0,001909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3863" calcext:value-type="float">
            <text:p>0,00353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6955" calcext:value-type="float">
            <text:p>0,00246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269" calcext:value-type="float">
            <text:p>0,00233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4107" calcext:value-type="float">
            <text:p>0,000984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701" calcext:value-type="float">
            <text:p>0,002217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1132" calcext:value-type="float">
            <text:p>0,00311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6766" calcext:value-type="float">
            <text:p>0,00126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8782" calcext:value-type="float">
            <text:p>0,00118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338" calcext:value-type="float">
            <text:p>0,0012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87781" calcext:value-type="float">
            <text:p>0,00387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88652" calcext:value-type="float">
            <text:p>0,00388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344" calcext:value-type="float">
            <text:p>0,00161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086" calcext:value-type="float">
            <text:p>0,00216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2038" calcext:value-type="float">
            <text:p>0,00122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111" calcext:value-type="float">
            <text:p>0,002101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7116" calcext:value-type="float">
            <text:p>0,00277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492" calcext:value-type="float">
            <text:p>0,00139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426" calcext:value-type="float">
            <text:p>0,0019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239" calcext:value-type="float">
            <text:p>0,00184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3059" calcext:value-type="float">
            <text:p>0,00223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153" calcext:value-type="float">
            <text:p>0,002351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118" calcext:value-type="float">
            <text:p>0,0010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0312" calcext:value-type="float">
            <text:p>0,00100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3662" calcext:value-type="float">
            <text:p>0,00103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877" calcext:value-type="float">
            <text:p>0,001608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67945" calcext:value-type="float">
            <text:p>0,00367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669" calcext:value-type="float">
            <text:p>0,00188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407" calcext:value-type="float">
            <text:p>0,00188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247" calcext:value-type="float">
            <text:p>0,00186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258" calcext:value-type="float">
            <text:p>0,0042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113" calcext:value-type="float">
            <text:p>0,00238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004" calcext:value-type="float">
            <text:p>0,0011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383" calcext:value-type="float">
            <text:p>0,00170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814" calcext:value-type="float">
            <text:p>0,00144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2337" calcext:value-type="float">
            <text:p>0,003523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5003" calcext:value-type="float">
            <text:p>0,00245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3063" calcext:value-type="float">
            <text:p>0,00113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0972" calcext:value-type="float">
            <text:p>0,00110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869" calcext:value-type="float">
            <text:p>0,0011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815" calcext:value-type="float">
            <text:p>0,001658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294" calcext:value-type="float">
            <text:p>0,00191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195" calcext:value-type="float">
            <text:p>0,00233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618" calcext:value-type="float">
            <text:p>0,00206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976" calcext:value-type="float">
            <text:p>0,00204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5286" calcext:value-type="float">
            <text:p>0,003352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76673" calcext:value-type="float">
            <text:p>0,00476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5568" calcext:value-type="float">
            <text:p>0,00145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2101" calcext:value-type="float">
            <text:p>0,00152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372" calcext:value-type="float">
            <text:p>0,00196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86162" calcext:value-type="float">
            <text:p>0,003861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4182" calcext:value-type="float">
            <text:p>0,00344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1838" calcext:value-type="float">
            <text:p>0,00161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878" calcext:value-type="float">
            <text:p>0,0015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3679" calcext:value-type="float">
            <text:p>0,00123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388" calcext:value-type="float">
            <text:p>0,0028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12533" calcext:value-type="float">
            <text:p>0,00512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892" calcext:value-type="float">
            <text:p>0,00236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539" calcext:value-type="float">
            <text:p>0,00208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4203" calcext:value-type="float">
            <text:p>0,00164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468" calcext:value-type="float">
            <text:p>0,002174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8654" calcext:value-type="float">
            <text:p>0,00258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246" calcext:value-type="float">
            <text:p>0,00192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765" calcext:value-type="float">
            <text:p>0,00229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232" calcext:value-type="float">
            <text:p>0,00213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179" calcext:value-type="float">
            <text:p>0,002371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952" calcext:value-type="float">
            <text:p>0,002539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056" calcext:value-type="float">
            <text:p>0,0015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2067" calcext:value-type="float">
            <text:p>0,00152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8837" calcext:value-type="float">
            <text:p>0,00158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18749" calcext:value-type="float">
            <text:p>0,004187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618163" calcext:value-type="float">
            <text:p>0,00618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8744" calcext:value-type="float">
            <text:p>0,00328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789" calcext:value-type="float">
            <text:p>0,00199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8812" calcext:value-type="float">
            <text:p>0,00138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66029" calcext:value-type="float">
            <text:p>0,00466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3396" calcext:value-type="float">
            <text:p>0,00373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3027" calcext:value-type="float">
            <text:p>0,00153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1943" calcext:value-type="float">
            <text:p>0,00151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734" calcext:value-type="float">
            <text:p>0,00172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067" calcext:value-type="float">
            <text:p>0,00266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34342" calcext:value-type="float">
            <text:p>0,00534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5755" calcext:value-type="float">
            <text:p>0,00345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835" calcext:value-type="float">
            <text:p>0,00259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311" calcext:value-type="float">
            <text:p>0,00251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0126" calcext:value-type="float">
            <text:p>0,003901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9384" calcext:value-type="float">
            <text:p>0,0049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513" calcext:value-type="float">
            <text:p>0,00241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635" calcext:value-type="float">
            <text:p>0,00226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659" calcext:value-type="float">
            <text:p>0,00231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8567" calcext:value-type="float">
            <text:p>0,00328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608157" calcext:value-type="float">
            <text:p>0,00608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3942" calcext:value-type="float">
            <text:p>0,00343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5419" calcext:value-type="float">
            <text:p>0,00265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702" calcext:value-type="float">
            <text:p>0,00249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49652" calcext:value-type="float">
            <text:p>0,004496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41235" calcext:value-type="float">
            <text:p>0,00441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3662" calcext:value-type="float">
            <text:p>0,00133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6015" calcext:value-type="float">
            <text:p>0,00126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008" calcext:value-type="float">
            <text:p>0,00180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869" calcext:value-type="float">
            <text:p>0,002118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643" calcext:value-type="float">
            <text:p>0,002206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533" calcext:value-type="float">
            <text:p>0,00243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128" calcext:value-type="float">
            <text:p>0,00219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274" calcext:value-type="float">
            <text:p>0,00290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932" calcext:value-type="float">
            <text:p>0,0033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492" calcext:value-type="float">
            <text:p>0,00211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0253" calcext:value-type="float">
            <text:p>0,00120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0686" calcext:value-type="float">
            <text:p>0,00120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591" calcext:value-type="float">
            <text:p>0,00157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5659" calcext:value-type="float">
            <text:p>0,002756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37526" calcext:value-type="float">
            <text:p>0,00437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027" calcext:value-type="float">
            <text:p>0,00116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8864" calcext:value-type="float">
            <text:p>0,00148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9002" calcext:value-type="float">
            <text:p>0,00159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375" calcext:value-type="float">
            <text:p>0,00186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666" calcext:value-type="float">
            <text:p>0,002086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4731" calcext:value-type="float">
            <text:p>0,00144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288" calcext:value-type="float">
            <text:p>0,00223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2069" calcext:value-type="float">
            <text:p>0,00272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271" calcext:value-type="float">
            <text:p>0,00362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63382" calcext:value-type="float">
            <text:p>0,00563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542" calcext:value-type="float">
            <text:p>0,00165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957" calcext:value-type="float">
            <text:p>0,00196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531" calcext:value-type="float">
            <text:p>0,00172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5348" calcext:value-type="float">
            <text:p>0,003553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2253" calcext:value-type="float">
            <text:p>0,00312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5751" calcext:value-type="float">
            <text:p>0,00145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5039" calcext:value-type="float">
            <text:p>0,00125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5422" calcext:value-type="float">
            <text:p>0,00115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865" calcext:value-type="float">
            <text:p>0,002078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84619" calcext:value-type="float">
            <text:p>0,00584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049" calcext:value-type="float">
            <text:p>0,00201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7612" calcext:value-type="float">
            <text:p>0,00127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368" calcext:value-type="float">
            <text:p>0,00254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8675" calcext:value-type="float">
            <text:p>0,002886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84481" calcext:value-type="float">
            <text:p>0,003844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84" calcext:value-type="float">
            <text:p>0,0016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284" calcext:value-type="float">
            <text:p>0,00217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81" calcext:value-type="float">
            <text:p>0,0021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228" calcext:value-type="float">
            <text:p>0,002292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279" calcext:value-type="float">
            <text:p>0,00230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8433" calcext:value-type="float">
            <text:p>0,00128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852" calcext:value-type="float">
            <text:p>0,00114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8785" calcext:value-type="float">
            <text:p>0,00118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226" calcext:value-type="float">
            <text:p>0,0042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72057" calcext:value-type="float">
            <text:p>0,00472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573" calcext:value-type="float">
            <text:p>0,00201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2428" calcext:value-type="float">
            <text:p>0,00132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442" calcext:value-type="float">
            <text:p>0,00157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87" calcext:value-type="float">
            <text:p>0,00172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254" calcext:value-type="float">
            <text:p>0,00227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597" calcext:value-type="float">
            <text:p>0,00207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0145" calcext:value-type="float">
            <text:p>0,00260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175" calcext:value-type="float">
            <text:p>0,00230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3465" calcext:value-type="float">
            <text:p>0,002334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119" calcext:value-type="float">
            <text:p>0,00248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7987" calcext:value-type="float">
            <text:p>0,00137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6226" calcext:value-type="float">
            <text:p>0,00136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342" calcext:value-type="float">
            <text:p>0,00207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48407" calcext:value-type="float">
            <text:p>0,004484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79165" calcext:value-type="float">
            <text:p>0,00479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075" calcext:value-type="float">
            <text:p>0,00176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7759" calcext:value-type="float">
            <text:p>0,00327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1771" calcext:value-type="float">
            <text:p>0,00151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8679" calcext:value-type="float">
            <text:p>0,00298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17543" calcext:value-type="float">
            <text:p>0,00517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3375" calcext:value-type="float">
            <text:p>0,00143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9332" calcext:value-type="float">
            <text:p>0,00149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3856" calcext:value-type="float">
            <text:p>0,00143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354" calcext:value-type="float">
            <text:p>0,00252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92539" calcext:value-type="float">
            <text:p>0,00492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921" calcext:value-type="float">
            <text:p>0,002519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555" calcext:value-type="float">
            <text:p>0,00235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085" calcext:value-type="float">
            <text:p>0,00264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71904" calcext:value-type="float">
            <text:p>0,004719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6033" calcext:value-type="float">
            <text:p>0,00356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373" calcext:value-type="float">
            <text:p>0,00238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657" calcext:value-type="float">
            <text:p>0,00217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7849" calcext:value-type="float">
            <text:p>0,00127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39" calcext:value-type="float">
            <text:p>0,00224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701" calcext:value-type="float">
            <text:p>0,00242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1352" calcext:value-type="float">
            <text:p>0,00161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0415" calcext:value-type="float">
            <text:p>0,00140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716" calcext:value-type="float">
            <text:p>0,00246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9158" calcext:value-type="float">
            <text:p>0,003091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67785" calcext:value-type="float">
            <text:p>0,00567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9633" calcext:value-type="float">
            <text:p>0,00149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594" calcext:value-type="float">
            <text:p>0,00248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0422" calcext:value-type="float">
            <text:p>0,00150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13159" calcext:value-type="float">
            <text:p>0,004131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929" calcext:value-type="float">
            <text:p>0,0033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663" calcext:value-type="float">
            <text:p>0,0014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8489" calcext:value-type="float">
            <text:p>0,00138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932" calcext:value-type="float">
            <text:p>0,0014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544" calcext:value-type="float">
            <text:p>0,002175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401" calcext:value-type="float">
            <text:p>0,00218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134" calcext:value-type="float">
            <text:p>0,00202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582" calcext:value-type="float">
            <text:p>0,00229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1" calcext:value-type="float">
            <text:p>0,002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31033" calcext:value-type="float">
            <text:p>0,00531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629332" calcext:value-type="float">
            <text:p>0,00629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615" calcext:value-type="float">
            <text:p>0,00230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984" calcext:value-type="float">
            <text:p>0,0029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386" calcext:value-type="float">
            <text:p>0,00214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6186" calcext:value-type="float">
            <text:p>0,003361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6807" calcext:value-type="float">
            <text:p>0,00326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2858" calcext:value-type="float">
            <text:p>0,00322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9608" calcext:value-type="float">
            <text:p>0,00319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5854" calcext:value-type="float">
            <text:p>0,00285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9454" calcext:value-type="float">
            <text:p>0,00594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69458" calcext:value-type="float">
            <text:p>0,00469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116" calcext:value-type="float">
            <text:p>0,00211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1671" calcext:value-type="float">
            <text:p>0,00281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243" calcext:value-type="float">
            <text:p>0,00207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0778" calcext:value-type="float">
            <text:p>0,003307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9618" calcext:value-type="float">
            <text:p>0,00279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1042" calcext:value-type="float">
            <text:p>0,00311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0955" calcext:value-type="float">
            <text:p>0,00340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051" calcext:value-type="float">
            <text:p>0,00224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8379" calcext:value-type="float">
            <text:p>0,00358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88795" calcext:value-type="float">
            <text:p>0,00388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195" calcext:value-type="float">
            <text:p>0,00202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739" calcext:value-type="float">
            <text:p>0,00189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77" calcext:value-type="float">
            <text:p>0,0019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0476" calcext:value-type="float">
            <text:p>0,003404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5329" calcext:value-type="float">
            <text:p>0,00395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553" calcext:value-type="float">
            <text:p>0,00187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201" calcext:value-type="float">
            <text:p>0,00183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518" calcext:value-type="float">
            <text:p>0,00176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1253" calcext:value-type="float">
            <text:p>0,003512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4659" calcext:value-type="float">
            <text:p>0,00364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134" calcext:value-type="float">
            <text:p>0,00195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517" calcext:value-type="float">
            <text:p>0,00172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452" calcext:value-type="float">
            <text:p>0,00214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368" calcext:value-type="float">
            <text:p>0,002663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8497" calcext:value-type="float">
            <text:p>0,00318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67" calcext:value-type="float">
            <text:p>0,0018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3849" calcext:value-type="float">
            <text:p>0,00233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442" calcext:value-type="float">
            <text:p>0,00208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822" calcext:value-type="float">
            <text:p>0,002668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178" calcext:value-type="float">
            <text:p>0,00206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045" calcext:value-type="float">
            <text:p>0,00117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3677" calcext:value-type="float">
            <text:p>0,00123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2702" calcext:value-type="float">
            <text:p>0,00162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9824" calcext:value-type="float">
            <text:p>0,002898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8905" calcext:value-type="float">
            <text:p>0,00308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475" calcext:value-type="float">
            <text:p>0,00173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501" calcext:value-type="float">
            <text:p>0,00202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403" calcext:value-type="float">
            <text:p>0,001924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9645" calcext:value-type="float">
            <text:p>0,002696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1216" calcext:value-type="float">
            <text:p>0,00341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231" calcext:value-type="float">
            <text:p>0,00171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056" calcext:value-type="float">
            <text:p>0,00197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079" calcext:value-type="float">
            <text:p>0,00175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691" calcext:value-type="float">
            <text:p>0,002666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4094" calcext:value-type="float">
            <text:p>0,00344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645" calcext:value-type="float">
            <text:p>0,00224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278" calcext:value-type="float">
            <text:p>0,00256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152" calcext:value-type="float">
            <text:p>0,00194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8354" calcext:value-type="float">
            <text:p>0,00278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9837" calcext:value-type="float">
            <text:p>0,00349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3465" calcext:value-type="float">
            <text:p>0,00143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564" calcext:value-type="float">
            <text:p>0,00102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3579" calcext:value-type="float">
            <text:p>0,000943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331" calcext:value-type="float">
            <text:p>0,002023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031" calcext:value-type="float">
            <text:p>0,00225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666" calcext:value-type="float">
            <text:p>0,00124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2507" calcext:value-type="float">
            <text:p>0,00152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585" calcext:value-type="float">
            <text:p>0,00181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995" calcext:value-type="float">
            <text:p>0,001749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24" calcext:value-type="float">
            <text:p>0,0020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8974" calcext:value-type="float">
            <text:p>0,00108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20398" calcext:value-type="float">
            <text:p>0,000920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4787" calcext:value-type="float">
            <text:p>0,000934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864" calcext:value-type="float">
            <text:p>0,002458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083" calcext:value-type="float">
            <text:p>0,00243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5344" calcext:value-type="float">
            <text:p>0,00115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455" calcext:value-type="float">
            <text:p>0,00104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2588" calcext:value-type="float">
            <text:p>0,00122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988" calcext:value-type="float">
            <text:p>0,00165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828" calcext:value-type="float">
            <text:p>0,00223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9731" calcext:value-type="float">
            <text:p>0,00139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279" calcext:value-type="float">
            <text:p>0,00101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5945" calcext:value-type="float">
            <text:p>0,000985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781" calcext:value-type="float">
            <text:p>0,00170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932" calcext:value-type="float">
            <text:p>0,00215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557" calcext:value-type="float">
            <text:p>0,00102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634" calcext:value-type="float">
            <text:p>0,00102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8794" calcext:value-type="float">
            <text:p>0,00148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727" calcext:value-type="float">
            <text:p>0,002237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332" calcext:value-type="float">
            <text:p>0,00206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331" calcext:value-type="float">
            <text:p>0,00100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2307" calcext:value-type="float">
            <text:p>0,00122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688" calcext:value-type="float">
            <text:p>0,00111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038" calcext:value-type="float">
            <text:p>0,00213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463" calcext:value-type="float">
            <text:p>0,00252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9023" calcext:value-type="float">
            <text:p>0,000999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236" calcext:value-type="float">
            <text:p>0,00097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9132" calcext:value-type="float">
            <text:p>0,000979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689" calcext:value-type="float">
            <text:p>0,001696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668" calcext:value-type="float">
            <text:p>0,00195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707" calcext:value-type="float">
            <text:p>0,00099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4939" calcext:value-type="float">
            <text:p>0,00154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5389" calcext:value-type="float">
            <text:p>0,00155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796" calcext:value-type="float">
            <text:p>0,001707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802" calcext:value-type="float">
            <text:p>0,002258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981" calcext:value-type="float">
            <text:p>0,00111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8791" calcext:value-type="float">
            <text:p>0,000978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386" calcext:value-type="float">
            <text:p>0,00113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039" calcext:value-type="float">
            <text:p>0,00243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903" calcext:value-type="float">
            <text:p>0,00220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804" calcext:value-type="float">
            <text:p>0,00100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1111" calcext:value-type="float">
            <text:p>0,000941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816" calcext:value-type="float">
            <text:p>0,00102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242" calcext:value-type="float">
            <text:p>0,001732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035" calcext:value-type="float">
            <text:p>0,00194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3846" calcext:value-type="float">
            <text:p>0,00143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5054" calcext:value-type="float">
            <text:p>0,00125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8285" calcext:value-type="float">
            <text:p>0,000908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3954" calcext:value-type="float">
            <text:p>0,001539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09" calcext:value-type="float">
            <text:p>0,0020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468" calcext:value-type="float">
            <text:p>0,00109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8401" calcext:value-type="float">
            <text:p>0,000958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909" calcext:value-type="float">
            <text:p>0,00104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1241" calcext:value-type="float">
            <text:p>0,002712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229" calcext:value-type="float">
            <text:p>0,00207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049" calcext:value-type="float">
            <text:p>0,00101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785" calcext:value-type="float">
            <text:p>0,00106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2293" calcext:value-type="float">
            <text:p>0,00112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1641" calcext:value-type="float">
            <text:p>0,00161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643" calcext:value-type="float">
            <text:p>0,002076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511" calcext:value-type="float">
            <text:p>0,00157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6305" calcext:value-type="float">
            <text:p>0,00126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032" calcext:value-type="float">
            <text:p>0,00107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447" calcext:value-type="float">
            <text:p>0,00164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477" calcext:value-type="float">
            <text:p>0,00226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505" calcext:value-type="float">
            <text:p>0,00090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284" calcext:value-type="float">
            <text:p>0,00116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2141" calcext:value-type="float">
            <text:p>0,00152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287" calcext:value-type="float">
            <text:p>0,001752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596" calcext:value-type="float">
            <text:p>0,00199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0522" calcext:value-type="float">
            <text:p>0,000970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909" calcext:value-type="float">
            <text:p>0,00113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594" calcext:value-type="float">
            <text:p>0,00111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734" calcext:value-type="float">
            <text:p>0,001747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9565" calcext:value-type="float">
            <text:p>0,00309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0931" calcext:value-type="float">
            <text:p>0,00100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5873" calcext:value-type="float">
            <text:p>0,000965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2586" calcext:value-type="float">
            <text:p>0,000982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726" calcext:value-type="float">
            <text:p>0,001827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935" calcext:value-type="float">
            <text:p>0,00197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593" calcext:value-type="float">
            <text:p>0,00111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6662" calcext:value-type="float">
            <text:p>0,000986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7005" calcext:value-type="float">
            <text:p>0,00107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867" calcext:value-type="float">
            <text:p>0,001578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188" calcext:value-type="float">
            <text:p>0,00194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6702" calcext:value-type="float">
            <text:p>0,000946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168" calcext:value-type="float">
            <text:p>0,00114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431" calcext:value-type="float">
            <text:p>0,00101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1945" calcext:value-type="float">
            <text:p>0,00161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2262" calcext:value-type="float">
            <text:p>0,00332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3772" calcext:value-type="float">
            <text:p>0,00143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375" calcext:value-type="float">
            <text:p>0,00114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356" calcext:value-type="float">
            <text:p>0,00113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352" calcext:value-type="float">
            <text:p>0,00179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782" calcext:value-type="float">
            <text:p>0,00236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246" calcext:value-type="float">
            <text:p>0,00113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0151" calcext:value-type="float">
            <text:p>0,00120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0372" calcext:value-type="float">
            <text:p>0,00110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3" calcext:value-type="float">
            <text:p>0,0015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803" calcext:value-type="float">
            <text:p>0,00234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1818" calcext:value-type="float">
            <text:p>0,000951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6483" calcext:value-type="float">
            <text:p>0,000956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722" calcext:value-type="float">
            <text:p>0,00113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049" calcext:value-type="float">
            <text:p>0,00245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409" calcext:value-type="float">
            <text:p>0,00213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219" calcext:value-type="float">
            <text:p>0,00102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8751" calcext:value-type="float">
            <text:p>0,000988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807" calcext:value-type="float">
            <text:p>0,00116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196" calcext:value-type="float">
            <text:p>0,001651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956" calcext:value-type="float">
            <text:p>0,00221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1997" calcext:value-type="float">
            <text:p>0,00151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0831" calcext:value-type="float">
            <text:p>0,00130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437" calcext:value-type="float">
            <text:p>0,00109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6679" calcext:value-type="float">
            <text:p>0,00156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121" calcext:value-type="float">
            <text:p>0,00207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5268" calcext:value-type="float">
            <text:p>0,000955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735" calcext:value-type="float">
            <text:p>0,00114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5849" calcext:value-type="float">
            <text:p>0,00145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364" calcext:value-type="float">
            <text:p>0,002193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632" calcext:value-type="float">
            <text:p>0,00211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7203" calcext:value-type="float">
            <text:p>0,00127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879" calcext:value-type="float">
            <text:p>0,00124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4585" calcext:value-type="float">
            <text:p>0,000984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2078" calcext:value-type="float">
            <text:p>0,002920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10863" calcext:value-type="float">
            <text:p>0,00410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88" calcext:value-type="float">
            <text:p>0,0015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1009" calcext:value-type="float">
            <text:p>0,00151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6019" calcext:value-type="float">
            <text:p>0,00146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124" calcext:value-type="float">
            <text:p>0,0032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687" calcext:value-type="float">
            <text:p>0,00261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7008" calcext:value-type="float">
            <text:p>0,00127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339" calcext:value-type="float">
            <text:p>0,00123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856" calcext:value-type="float">
            <text:p>0,00109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745" calcext:value-type="float">
            <text:p>0,001987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007" calcext:value-type="float">
            <text:p>0,00241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304" calcext:value-type="float">
            <text:p>0,00103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822" calcext:value-type="float">
            <text:p>0,00101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094" calcext:value-type="float">
            <text:p>0,00104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209" calcext:value-type="float">
            <text:p>0,00189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324" calcext:value-type="float">
            <text:p>0,00184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7651" calcext:value-type="float">
            <text:p>0,001376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8674" calcext:value-type="float">
            <text:p>0,00138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8269" calcext:value-type="float">
            <text:p>0,00108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146" calcext:value-type="float">
            <text:p>0,001681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418" calcext:value-type="float">
            <text:p>0,00210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0341" calcext:value-type="float">
            <text:p>0,00130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598" calcext:value-type="float">
            <text:p>0,00113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53" calcext:value-type="float">
            <text:p>0,0012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024" calcext:value-type="float">
            <text:p>0,0024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419" calcext:value-type="float">
            <text:p>0,002324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636" calcext:value-type="float">
            <text:p>0,00111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7301" calcext:value-type="float">
            <text:p>0,00127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3337" calcext:value-type="float">
            <text:p>0,00153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148" calcext:value-type="float">
            <text:p>0,004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66919" calcext:value-type="float">
            <text:p>0,00466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732" calcext:value-type="float">
            <text:p>0,00186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631" calcext:value-type="float">
            <text:p>0,00176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281" calcext:value-type="float">
            <text:p>0,00172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76118" calcext:value-type="float">
            <text:p>0,00476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191" calcext:value-type="float">
            <text:p>0,00223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4345" calcext:value-type="float">
            <text:p>0,00134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1793" calcext:value-type="float">
            <text:p>0,00161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878" calcext:value-type="float">
            <text:p>0,00157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566" calcext:value-type="float">
            <text:p>0,002315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6437" calcext:value-type="float">
            <text:p>0,00276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2177" calcext:value-type="float">
            <text:p>0,00122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757" calcext:value-type="float">
            <text:p>0,0013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9182" calcext:value-type="float">
            <text:p>0,00159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4" calcext:value-type="float">
            <text:p>0,0025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108" calcext:value-type="float">
            <text:p>0,002621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1165" calcext:value-type="float">
            <text:p>0,00131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737" calcext:value-type="float">
            <text:p>0,00114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2088" calcext:value-type="float">
            <text:p>0,00112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119" calcext:value-type="float">
            <text:p>0,001981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392" calcext:value-type="float">
            <text:p>0,00220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8241" calcext:value-type="float">
            <text:p>0,00128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2184" calcext:value-type="float">
            <text:p>0,00122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903" calcext:value-type="float">
            <text:p>0,00114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588" calcext:value-type="float">
            <text:p>0,001925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891" calcext:value-type="float">
            <text:p>0,00249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749" calcext:value-type="float">
            <text:p>0,00169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4638" calcext:value-type="float">
            <text:p>0,00144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604" calcext:value-type="float">
            <text:p>0,00124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502" calcext:value-type="float">
            <text:p>0,002485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737" calcext:value-type="float">
            <text:p>0,00256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9719" calcext:value-type="float">
            <text:p>0,00159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3594" calcext:value-type="float">
            <text:p>0,00153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5" calcext:value-type="float">
            <text:p>0,00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108" calcext:value-type="float">
            <text:p>0,001981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033" calcext:value-type="float">
            <text:p>0,00245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9133" calcext:value-type="float">
            <text:p>0,00129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6734" calcext:value-type="float">
            <text:p>0,00126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682" calcext:value-type="float">
            <text:p>0,00157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333" calcext:value-type="float">
            <text:p>0,002033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133" calcext:value-type="float">
            <text:p>0,002321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2516" calcext:value-type="float">
            <text:p>0,00132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8891" calcext:value-type="float">
            <text:p>0,00128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6976" calcext:value-type="float">
            <text:p>0,00146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1455" calcext:value-type="float">
            <text:p>0,002714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412" calcext:value-type="float">
            <text:p>0,00235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8578" calcext:value-type="float">
            <text:p>0,00148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6955" calcext:value-type="float">
            <text:p>0,00136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3839" calcext:value-type="float">
            <text:p>0,00133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245" calcext:value-type="float">
            <text:p>0,002552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96" calcext:value-type="float">
            <text:p>0,0021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434" calcext:value-type="float">
            <text:p>0,00104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8141" calcext:value-type="float">
            <text:p>0,00108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703" calcext:value-type="float">
            <text:p>0,00106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5504" calcext:value-type="float">
            <text:p>0,00155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798" calcext:value-type="float">
            <text:p>0,00176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0357" calcext:value-type="float">
            <text:p>0,00140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3062" calcext:value-type="float">
            <text:p>0,00143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3309" calcext:value-type="float">
            <text:p>0,00113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804" calcext:value-type="float">
            <text:p>0,00169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081" calcext:value-type="float">
            <text:p>0,00236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483" calcext:value-type="float">
            <text:p>0,00116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5324" calcext:value-type="float">
            <text:p>0,00105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3808" calcext:value-type="float">
            <text:p>0,00143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623" calcext:value-type="float">
            <text:p>0,002476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077" calcext:value-type="float">
            <text:p>0,00235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331" calcext:value-type="float">
            <text:p>0,00109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226" calcext:value-type="float">
            <text:p>0,0011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757" calcext:value-type="float">
            <text:p>0,00117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392" calcext:value-type="float">
            <text:p>0,001873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406" calcext:value-type="float">
            <text:p>0,00256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868" calcext:value-type="float">
            <text:p>0,0010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88054" calcext:value-type="float">
            <text:p>0,000988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6236" calcext:value-type="float">
            <text:p>0,00106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413" calcext:value-type="float">
            <text:p>0,00171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603" calcext:value-type="float">
            <text:p>0,00195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706" calcext:value-type="float">
            <text:p>0,00111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481" calcext:value-type="float">
            <text:p>0,00124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114" calcext:value-type="float">
            <text:p>0,00116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093" calcext:value-type="float">
            <text:p>0,00160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933" calcext:value-type="float">
            <text:p>0,00207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355" calcext:value-type="float">
            <text:p>0,00117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4482" calcext:value-type="float">
            <text:p>0,00104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6562" calcext:value-type="float">
            <text:p>0,000976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269" calcext:value-type="float">
            <text:p>0,001852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954" calcext:value-type="float">
            <text:p>0,0028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2294" calcext:value-type="float">
            <text:p>0,00112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371" calcext:value-type="float">
            <text:p>0,001023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9821" calcext:value-type="float">
            <text:p>0,000999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577" calcext:value-type="float">
            <text:p>0,001875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753" calcext:value-type="float">
            <text:p>0,00202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5055" calcext:value-type="float">
            <text:p>0,00125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773" calcext:value-type="float">
            <text:p>0,00117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8696" calcext:value-type="float">
            <text:p>0,000948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886" calcext:value-type="float">
            <text:p>0,001578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213" calcext:value-type="float">
            <text:p>0,00203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23" calcext:value-type="float">
            <text:p>0,001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613" calcext:value-type="float">
            <text:p>0,00094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6801" calcext:value-type="float">
            <text:p>0,000916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945" calcext:value-type="float">
            <text:p>0,00222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768" calcext:value-type="float">
            <text:p>0,00221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2418" calcext:value-type="float">
            <text:p>0,000942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47" calcext:value-type="float">
            <text:p>0,0010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92422" calcext:value-type="float">
            <text:p>0,000992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677" calcext:value-type="float">
            <text:p>0,001786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602" calcext:value-type="float">
            <text:p>0,00205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4633" calcext:value-type="float">
            <text:p>0,00134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8964" calcext:value-type="float">
            <text:p>0,00118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6261" calcext:value-type="float">
            <text:p>0,000946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4421" calcext:value-type="float">
            <text:p>0,001544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619" calcext:value-type="float">
            <text:p>0,00221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4255" calcext:value-type="float">
            <text:p>0,00114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071" calcext:value-type="float">
            <text:p>0,00096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359" calcext:value-type="float">
            <text:p>0,00102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166" calcext:value-type="float">
            <text:p>0,002251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849" calcext:value-type="float">
            <text:p>0,00189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55041" calcext:value-type="float">
            <text:p>0,000955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68881" calcext:value-type="float">
            <text:p>0,000968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1342" calcext:value-type="float">
            <text:p>0,00101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893" calcext:value-type="float">
            <text:p>0,001688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967" calcext:value-type="float">
            <text:p>0,00175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218" calcext:value-type="float">
            <text:p>0,00136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798" calcext:value-type="float">
            <text:p>0,00129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445" calcext:value-type="float">
            <text:p>0,00123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215" calcext:value-type="float">
            <text:p>0,002172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361" calcext:value-type="float">
            <text:p>0,00226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97" calcext:value-type="float">
            <text:p>0,0012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389" calcext:value-type="float">
            <text:p>0,00119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066" calcext:value-type="float">
            <text:p>0,00228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742" calcext:value-type="float">
            <text:p>0,002817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676" calcext:value-type="float">
            <text:p>0,00242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817" calcext:value-type="float">
            <text:p>0,00123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537" calcext:value-type="float">
            <text:p>0,00116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8453" calcext:value-type="float">
            <text:p>0,00138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596" calcext:value-type="float">
            <text:p>0,002045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374" calcext:value-type="float">
            <text:p>0,00254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839" calcext:value-type="float">
            <text:p>0,00130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263" calcext:value-type="float">
            <text:p>0,00136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283" calcext:value-type="float">
            <text:p>0,00130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044" calcext:value-type="float">
            <text:p>0,00243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1583" calcext:value-type="float">
            <text:p>0,00301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508" calcext:value-type="float">
            <text:p>0,00125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3" calcext:value-type="float">
            <text:p>0,001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916" calcext:value-type="float">
            <text:p>0,00134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0274" calcext:value-type="float">
            <text:p>0,001802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9755" calcext:value-type="float">
            <text:p>0,00319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117" calcext:value-type="float">
            <text:p>0,00127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954" calcext:value-type="float">
            <text:p>0,00123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415" calcext:value-type="float">
            <text:p>0,00130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13" calcext:value-type="float">
            <text:p>0,002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311" calcext:value-type="float">
            <text:p>0,00206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091" calcext:value-type="float">
            <text:p>0,00158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0817" calcext:value-type="float">
            <text:p>0,00160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204" calcext:value-type="float">
            <text:p>0,00128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5028" calcext:value-type="float">
            <text:p>0,00185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96" calcext:value-type="float">
            <text:p>0,0023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446" calcext:value-type="float">
            <text:p>0,00125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772" calcext:value-type="float">
            <text:p>0,00147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0608" calcext:value-type="float">
            <text:p>0,00170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994" calcext:value-type="float">
            <text:p>0,002039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908" calcext:value-type="float">
            <text:p>0,00234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0206" calcext:value-type="float">
            <text:p>0,00150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012" calcext:value-type="float">
            <text:p>0,00118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325" calcext:value-type="float">
            <text:p>0,00111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581" calcext:value-type="float">
            <text:p>0,00259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489" calcext:value-type="float">
            <text:p>0,002254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513" calcext:value-type="float">
            <text:p>0,00120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451" calcext:value-type="float">
            <text:p>0,00129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13" calcext:value-type="float">
            <text:p>0,0012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4798" calcext:value-type="float">
            <text:p>0,001847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668" calcext:value-type="float">
            <text:p>0,0031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334" calcext:value-type="float">
            <text:p>0,00121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479" calcext:value-type="float">
            <text:p>0,00115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986" calcext:value-type="float">
            <text:p>0,00115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995" calcext:value-type="float">
            <text:p>0,00189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871" calcext:value-type="float">
            <text:p>0,002058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7667" calcext:value-type="float">
            <text:p>0,00177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7875" calcext:value-type="float">
            <text:p>0,00187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865" calcext:value-type="float">
            <text:p>0,00130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203" calcext:value-type="float">
            <text:p>0,002212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473" calcext:value-type="float">
            <text:p>0,002254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707" calcext:value-type="float">
            <text:p>0,00133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8557" calcext:value-type="float">
            <text:p>0,00188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8838" calcext:value-type="float">
            <text:p>0,00148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152" calcext:value-type="float">
            <text:p>0,002151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164" calcext:value-type="float">
            <text:p>0,00252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9507" calcext:value-type="float">
            <text:p>0,00139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6093" calcext:value-type="float">
            <text:p>0,00146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7974" calcext:value-type="float">
            <text:p>0,00197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418" calcext:value-type="float">
            <text:p>0,002454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682" calcext:value-type="float">
            <text:p>0,002596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1959" calcext:value-type="float">
            <text:p>0,00151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4682" calcext:value-type="float">
            <text:p>0,00144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2421" calcext:value-type="float">
            <text:p>0,00162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67" calcext:value-type="float">
            <text:p>0,00251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471" calcext:value-type="float">
            <text:p>0,00229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5981" calcext:value-type="float">
            <text:p>0,00135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258" calcext:value-type="float">
            <text:p>0,00127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468" calcext:value-type="float">
            <text:p>0,00113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504" calcext:value-type="float">
            <text:p>0,00238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8682" calcext:value-type="float">
            <text:p>0,002686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523" calcext:value-type="float">
            <text:p>0,00118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839" calcext:value-type="float">
            <text:p>0,00125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469" calcext:value-type="float">
            <text:p>0,00130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2814" calcext:value-type="float">
            <text:p>0,001928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063" calcext:value-type="float">
            <text:p>0,00284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4014" calcext:value-type="float">
            <text:p>0,00144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508" calcext:value-type="float">
            <text:p>0,00129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03" calcext:value-type="float">
            <text:p>0,0012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685" calcext:value-type="float">
            <text:p>0,002196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772" calcext:value-type="float">
            <text:p>0,00233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7754" calcext:value-type="float">
            <text:p>0,00137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971" calcext:value-type="float">
            <text:p>0,00147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424" calcext:value-type="float">
            <text:p>0,00126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6964" calcext:value-type="float">
            <text:p>0,001769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971" calcext:value-type="float">
            <text:p>0,00224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769" calcext:value-type="float">
            <text:p>0,00127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5857" calcext:value-type="float">
            <text:p>0,00135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0185" calcext:value-type="float">
            <text:p>0,00180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472" calcext:value-type="float">
            <text:p>0,00274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156" calcext:value-type="float">
            <text:p>0,00251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992" calcext:value-type="float">
            <text:p>0,00147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242" calcext:value-type="float">
            <text:p>0,00118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332" calcext:value-type="float">
            <text:p>0,00131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845" calcext:value-type="float">
            <text:p>0,002258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285" calcext:value-type="float">
            <text:p>0,00220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555" calcext:value-type="float">
            <text:p>0,00130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0069" calcext:value-type="float">
            <text:p>0,00140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586" calcext:value-type="float">
            <text:p>0,00126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0367" calcext:value-type="float">
            <text:p>0,001903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9805" calcext:value-type="float">
            <text:p>0,00299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318" calcext:value-type="float">
            <text:p>0,00116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211" calcext:value-type="float">
            <text:p>0,00112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084" calcext:value-type="float">
            <text:p>0,00125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1644" calcext:value-type="float">
            <text:p>0,001916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249" calcext:value-type="float">
            <text:p>0,00229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4359" calcext:value-type="float">
            <text:p>0,00174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727" calcext:value-type="float">
            <text:p>0,0013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458" calcext:value-type="float">
            <text:p>0,00117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8293" calcext:value-type="float">
            <text:p>0,00198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074" calcext:value-type="float">
            <text:p>0,00235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363" calcext:value-type="float">
            <text:p>0,00114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2284" calcext:value-type="float">
            <text:p>0,00162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8788" calcext:value-type="float">
            <text:p>0,00178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6895" calcext:value-type="float">
            <text:p>0,001868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588" calcext:value-type="float">
            <text:p>0,002265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795" calcext:value-type="float">
            <text:p>0,00123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593" calcext:value-type="float">
            <text:p>0,00119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3734" calcext:value-type="float">
            <text:p>0,00143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605" calcext:value-type="float">
            <text:p>0,00282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861" calcext:value-type="float">
            <text:p>0,00219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364" calcext:value-type="float">
            <text:p>0,00119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7592" calcext:value-type="float">
            <text:p>0,00137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613" calcext:value-type="float">
            <text:p>0,00112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455" calcext:value-type="float">
            <text:p>0,002034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3044" calcext:value-type="float">
            <text:p>0,00293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8619" calcext:value-type="float">
            <text:p>0,00148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0781" calcext:value-type="float">
            <text:p>0,00140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107" calcext:value-type="float">
            <text:p>0,00136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4936" calcext:value-type="float">
            <text:p>0,001949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616" calcext:value-type="float">
            <text:p>0,00300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9315" calcext:value-type="float">
            <text:p>0,00179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0382" calcext:value-type="float">
            <text:p>0,00140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2426" calcext:value-type="float">
            <text:p>0,00142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174" calcext:value-type="float">
            <text:p>0,00226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133" calcext:value-type="float">
            <text:p>0,002721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4488" calcext:value-type="float">
            <text:p>0,00154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244" calcext:value-type="float">
            <text:p>0,00134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918" calcext:value-type="float">
            <text:p>0,00111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3637" calcext:value-type="float">
            <text:p>0,001936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155" calcext:value-type="float">
            <text:p>0,00244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834" calcext:value-type="float">
            <text:p>0,00130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5319" calcext:value-type="float">
            <text:p>0,00185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4501" calcext:value-type="float">
            <text:p>0,00164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0781" calcext:value-type="float">
            <text:p>0,00200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29" calcext:value-type="float">
            <text:p>0,0022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958" calcext:value-type="float">
            <text:p>0,00125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526" calcext:value-type="float">
            <text:p>0,00110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4924" calcext:value-type="float">
            <text:p>0,00154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165" calcext:value-type="float">
            <text:p>0,002651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396" calcext:value-type="float">
            <text:p>0,00207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7997" calcext:value-type="float">
            <text:p>0,00137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2628" calcext:value-type="float">
            <text:p>0,00132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745" calcext:value-type="float">
            <text:p>0,00125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12" calcext:value-type="float">
            <text:p>0,00238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018" calcext:value-type="float">
            <text:p>0,00272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971" calcext:value-type="float">
            <text:p>0,00127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5035" calcext:value-type="float">
            <text:p>0,00155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939" calcext:value-type="float">
            <text:p>0,00126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0956" calcext:value-type="float">
            <text:p>0,002009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1817" calcext:value-type="float">
            <text:p>0,00331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562" calcext:value-type="float">
            <text:p>0,00141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944" calcext:value-type="float">
            <text:p>0,00130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764" calcext:value-type="float">
            <text:p>0,00133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43" calcext:value-type="float">
            <text:p>0,00209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5084" calcext:value-type="float">
            <text:p>0,00295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4544" calcext:value-type="float">
            <text:p>0,00164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042" calcext:value-type="float">
            <text:p>0,00115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761" calcext:value-type="float">
            <text:p>0,00113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854" calcext:value-type="float">
            <text:p>0,002568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421" calcext:value-type="float">
            <text:p>0,00224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284" calcext:value-type="float">
            <text:p>0,00134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6354" calcext:value-type="float">
            <text:p>0,00156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819" calcext:value-type="float">
            <text:p>0,00120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413" calcext:value-type="float">
            <text:p>0,00213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242" calcext:value-type="float">
            <text:p>0,00255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2703" calcext:value-type="float">
            <text:p>0,00132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9403" calcext:value-type="float">
            <text:p>0,00149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79" calcext:value-type="float">
            <text:p>0,0020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574" calcext:value-type="float">
            <text:p>0,002365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514" calcext:value-type="float">
            <text:p>0,00272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8618" calcext:value-type="float">
            <text:p>0,00148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6689" calcext:value-type="float">
            <text:p>0,00146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302" calcext:value-type="float">
            <text:p>0,00116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926" calcext:value-type="float">
            <text:p>0,002149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905" calcext:value-type="float">
            <text:p>0,00235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9477" calcext:value-type="float">
            <text:p>0,00149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579" calcext:value-type="float">
            <text:p>0,00141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731" calcext:value-type="float">
            <text:p>0,00147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977" calcext:value-type="float">
            <text:p>0,002839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916" calcext:value-type="float">
            <text:p>0,00247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7398" calcext:value-type="float">
            <text:p>0,00137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0093" calcext:value-type="float">
            <text:p>0,00140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623" calcext:value-type="float">
            <text:p>0,00134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822" calcext:value-type="float">
            <text:p>0,002308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98" calcext:value-type="float">
            <text:p>0,0029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4268" calcext:value-type="float">
            <text:p>0,00154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2058" calcext:value-type="float">
            <text:p>0,00172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498" calcext:value-type="float">
            <text:p>0,00147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698" calcext:value-type="float">
            <text:p>0,002186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3286" calcext:value-type="float">
            <text:p>0,00303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172" calcext:value-type="float">
            <text:p>0,00158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8103" calcext:value-type="float">
            <text:p>0,00148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721" calcext:value-type="float">
            <text:p>0,00147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248" calcext:value-type="float">
            <text:p>0,00224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199" calcext:value-type="float">
            <text:p>0,00275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0563" calcext:value-type="float">
            <text:p>0,00150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209" calcext:value-type="float">
            <text:p>0,00136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293" calcext:value-type="float">
            <text:p>0,00122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429" calcext:value-type="float">
            <text:p>0,002114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206" calcext:value-type="float">
            <text:p>0,00244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6" calcext:value-type="float">
            <text:p>0,002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501" calcext:value-type="float">
            <text:p>0,00223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913" calcext:value-type="float">
            <text:p>0,00226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788" calcext:value-type="float">
            <text:p>0,002667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74" calcext:value-type="float">
            <text:p>0,0030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6014" calcext:value-type="float">
            <text:p>0,00156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685" calcext:value-type="float">
            <text:p>0,00133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0683" calcext:value-type="float">
            <text:p>0,00400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2555" calcext:value-type="float">
            <text:p>0,003225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368" calcext:value-type="float">
            <text:p>0,0029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8327" calcext:value-type="float">
            <text:p>0,00148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7269" calcext:value-type="float">
            <text:p>0,00157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3148" calcext:value-type="float">
            <text:p>0,00153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8376" calcext:value-type="float">
            <text:p>0,002983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4068" calcext:value-type="float">
            <text:p>0,00304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4095" calcext:value-type="float">
            <text:p>0,00154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2875" calcext:value-type="float">
            <text:p>0,00152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177" calcext:value-type="float">
            <text:p>0,00141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85" calcext:value-type="float">
            <text:p>0,00259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213" calcext:value-type="float">
            <text:p>0,00272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3415" calcext:value-type="float">
            <text:p>0,00143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3183" calcext:value-type="float">
            <text:p>0,00153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4611" calcext:value-type="float">
            <text:p>0,00134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2951" calcext:value-type="float">
            <text:p>0,002029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5149" calcext:value-type="float">
            <text:p>0,003151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1337" calcext:value-type="float">
            <text:p>0,00161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3343" calcext:value-type="float">
            <text:p>0,00153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941" calcext:value-type="float">
            <text:p>0,00241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4141" calcext:value-type="float">
            <text:p>0,00441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6213" calcext:value-type="float">
            <text:p>0,00406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51" calcext:value-type="float">
            <text:p>0,0020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747" calcext:value-type="float">
            <text:p>0,00205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385" calcext:value-type="float">
            <text:p>0,00236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043" calcext:value-type="float">
            <text:p>0,00296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1032" calcext:value-type="float">
            <text:p>0,00401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803" calcext:value-type="float">
            <text:p>0,00215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204" calcext:value-type="float">
            <text:p>0,00234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68" calcext:value-type="float">
            <text:p>0,0020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5782" calcext:value-type="float">
            <text:p>0,003357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45908" calcext:value-type="float">
            <text:p>0,00445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102" calcext:value-type="float">
            <text:p>0,00232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45" calcext:value-type="float">
            <text:p>0,0011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965" calcext:value-type="float">
            <text:p>0,00127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973" calcext:value-type="float">
            <text:p>0,00189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602" calcext:value-type="float">
            <text:p>0,00225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5391" calcext:value-type="float">
            <text:p>0,00135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5152" calcext:value-type="float">
            <text:p>0,00135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103" calcext:value-type="float">
            <text:p>0,00119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7111" calcext:value-type="float">
            <text:p>0,001771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632" calcext:value-type="float">
            <text:p>0,00241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121" calcext:value-type="float">
            <text:p>0,00123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49" calcext:value-type="float">
            <text:p>0,0023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068" calcext:value-type="float">
            <text:p>0,00207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6227" calcext:value-type="float">
            <text:p>0,003462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19816" calcext:value-type="float">
            <text:p>0,004198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409" calcext:value-type="float">
            <text:p>0,00249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0549" calcext:value-type="float">
            <text:p>0,00170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126" calcext:value-type="float">
            <text:p>0,00119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689" calcext:value-type="float">
            <text:p>0,002106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693" calcext:value-type="float">
            <text:p>0,00219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4904" calcext:value-type="float">
            <text:p>0,00184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6075" calcext:value-type="float">
            <text:p>0,00146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07" calcext:value-type="float">
            <text:p>0,0012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867" calcext:value-type="float">
            <text:p>0,00178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989" calcext:value-type="float">
            <text:p>0,002549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287" calcext:value-type="float">
            <text:p>0,00111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7024" calcext:value-type="float">
            <text:p>0,00177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773" calcext:value-type="float">
            <text:p>0,00247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7789" calcext:value-type="float">
            <text:p>0,003377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4701" calcext:value-type="float">
            <text:p>0,00384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151" calcext:value-type="float">
            <text:p>0,00262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266" calcext:value-type="float">
            <text:p>0,00211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5362" calcext:value-type="float">
            <text:p>0,00195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2722" calcext:value-type="float">
            <text:p>0,003227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513741" calcext:value-type="float">
            <text:p>0,00513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9268" calcext:value-type="float">
            <text:p>0,00199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227" calcext:value-type="float">
            <text:p>0,00127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858" calcext:value-type="float">
            <text:p>0,00114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246" calcext:value-type="float">
            <text:p>0,002152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5295" calcext:value-type="float">
            <text:p>0,00335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093" calcext:value-type="float">
            <text:p>0,00225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2466" calcext:value-type="float">
            <text:p>0,00202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7381" calcext:value-type="float">
            <text:p>0,00197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9066" calcext:value-type="float">
            <text:p>0,00389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1068" calcext:value-type="float">
            <text:p>0,00391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395" calcext:value-type="float">
            <text:p>0,00204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867" calcext:value-type="float">
            <text:p>0,00262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69" calcext:value-type="float">
            <text:p>0,0021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531" calcext:value-type="float">
            <text:p>0,002285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688" calcext:value-type="float">
            <text:p>0,00252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61" calcext:value-type="float">
            <text:p>0,0010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234" calcext:value-type="float">
            <text:p>0,00127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6796" calcext:value-type="float">
            <text:p>0,00186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0052" calcext:value-type="float">
            <text:p>0,002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128" calcext:value-type="float">
            <text:p>0,00203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2114" calcext:value-type="float">
            <text:p>0,00142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174" calcext:value-type="float">
            <text:p>0,00116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645" calcext:value-type="float">
            <text:p>0,00105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071" calcext:value-type="float">
            <text:p>0,00226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172" calcext:value-type="float">
            <text:p>0,00231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965" calcext:value-type="float">
            <text:p>0,00106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77" calcext:value-type="float">
            <text:p>0,0010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091" calcext:value-type="float">
            <text:p>0,00119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961" calcext:value-type="float">
            <text:p>0,002139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2113" calcext:value-type="float">
            <text:p>0,00312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5536" calcext:value-type="float">
            <text:p>0,00135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512" calcext:value-type="float">
            <text:p>0,00120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8008" calcext:value-type="float">
            <text:p>0,00108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096" calcext:value-type="float">
            <text:p>0,00205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858" calcext:value-type="float">
            <text:p>0,00233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336" calcext:value-type="float">
            <text:p>0,00119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557" calcext:value-type="float">
            <text:p>0,00116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195" calcext:value-type="float">
            <text:p>0,00113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3147" calcext:value-type="float">
            <text:p>0,001731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407" calcext:value-type="float">
            <text:p>0,00231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404" calcext:value-type="float">
            <text:p>0,00141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889" calcext:value-type="float">
            <text:p>0,00117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782" calcext:value-type="float">
            <text:p>0,00119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582" calcext:value-type="float">
            <text:p>0,00315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147" calcext:value-type="float">
            <text:p>0,002471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343" calcext:value-type="float">
            <text:p>0,00116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4873" calcext:value-type="float">
            <text:p>0,00144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237" calcext:value-type="float">
            <text:p>0,0013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145" calcext:value-type="float">
            <text:p>0,002091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327" calcext:value-type="float">
            <text:p>0,00251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14" calcext:value-type="float">
            <text:p>0,0013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464" calcext:value-type="float">
            <text:p>0,00126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2533" calcext:value-type="float">
            <text:p>0,00132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7193" calcext:value-type="float">
            <text:p>0,001771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0828" calcext:value-type="float">
            <text:p>0,00370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7038" calcext:value-type="float">
            <text:p>0,00187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997" calcext:value-type="float">
            <text:p>0,00126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9156" calcext:value-type="float">
            <text:p>0,00129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4676" calcext:value-type="float">
            <text:p>0,001846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852" calcext:value-type="float">
            <text:p>0,00236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1745" calcext:value-type="float">
            <text:p>0,00181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0414" calcext:value-type="float">
            <text:p>0,00140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073" calcext:value-type="float">
            <text:p>0,00118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0729" calcext:value-type="float">
            <text:p>0,001907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394" calcext:value-type="float">
            <text:p>0,00210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843" calcext:value-type="float">
            <text:p>0,00111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5956" calcext:value-type="float">
            <text:p>0,00185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967" calcext:value-type="float">
            <text:p>0,00228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9149" calcext:value-type="float">
            <text:p>0,00319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8571" calcext:value-type="float">
            <text:p>0,00408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003" calcext:value-type="float">
            <text:p>0,00228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9756" calcext:value-type="float">
            <text:p>0,00139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161" calcext:value-type="float">
            <text:p>0,00113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001" calcext:value-type="float">
            <text:p>0,002170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307" calcext:value-type="float">
            <text:p>0,002533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5736" calcext:value-type="float">
            <text:p>0,00155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0963" calcext:value-type="float">
            <text:p>0,00180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5987" calcext:value-type="float">
            <text:p>0,00135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594" calcext:value-type="float">
            <text:p>0,002185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234" calcext:value-type="float">
            <text:p>0,002492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749" calcext:value-type="float">
            <text:p>0,00122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744" calcext:value-type="float">
            <text:p>0,0017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15" calcext:value-type="float">
            <text:p>0,0024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1852" calcext:value-type="float">
            <text:p>0,003018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336" calcext:value-type="float">
            <text:p>0,00222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076" calcext:value-type="float">
            <text:p>0,00116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5987" calcext:value-type="float">
            <text:p>0,00155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2259" calcext:value-type="float">
            <text:p>0,00202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06" calcext:value-type="float">
            <text:p>0,00237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3425" calcext:value-type="float">
            <text:p>0,00333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744" calcext:value-type="float">
            <text:p>0,00206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29" calcext:value-type="float">
            <text:p>0,0025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2937" calcext:value-type="float">
            <text:p>0,00192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334" calcext:value-type="float">
            <text:p>0,002963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3208" calcext:value-type="float">
            <text:p>0,00263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689" calcext:value-type="float">
            <text:p>0,00258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5211" calcext:value-type="float">
            <text:p>0,00175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3757" calcext:value-type="float">
            <text:p>0,00153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441" calcext:value-type="float">
            <text:p>0,002574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013" calcext:value-type="float">
            <text:p>0,00291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0505" calcext:value-type="float">
            <text:p>0,00200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8906" calcext:value-type="float">
            <text:p>0,00158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7586" calcext:value-type="float">
            <text:p>0,00157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512" calcext:value-type="float">
            <text:p>0,002435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8376" calcext:value-type="float">
            <text:p>0,00268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0356" calcext:value-type="float">
            <text:p>0,00200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5894" calcext:value-type="float">
            <text:p>0,00145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909" calcext:value-type="float">
            <text:p>0,00127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658" calcext:value-type="float">
            <text:p>0,002226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497" calcext:value-type="float">
            <text:p>0,00245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9949" calcext:value-type="float">
            <text:p>0,00149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098" calcext:value-type="float">
            <text:p>0,0018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27" calcext:value-type="float">
            <text:p>0,0012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5673" calcext:value-type="float">
            <text:p>0,001856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087" calcext:value-type="float">
            <text:p>0,00275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762" calcext:value-type="float">
            <text:p>0,00114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329" calcext:value-type="float">
            <text:p>0,00115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891" calcext:value-type="float">
            <text:p>0,00127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09" calcext:value-type="float">
            <text:p>0,00234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378" calcext:value-type="float">
            <text:p>0,002183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161" calcext:value-type="float">
            <text:p>0,00125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1252" calcext:value-type="float">
            <text:p>0,00141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294" calcext:value-type="float">
            <text:p>0,00119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502" calcext:value-type="float">
            <text:p>0,002495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9626" calcext:value-type="float">
            <text:p>0,003496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471" calcext:value-type="float">
            <text:p>0,00117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3688" calcext:value-type="float">
            <text:p>0,00143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42" calcext:value-type="float">
            <text:p>0,0012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8688" calcext:value-type="float">
            <text:p>0,001986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18" calcext:value-type="float">
            <text:p>0,0026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675" calcext:value-type="float">
            <text:p>0,00124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363" calcext:value-type="float">
            <text:p>0,00111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716" calcext:value-type="float">
            <text:p>0,00109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241" calcext:value-type="float">
            <text:p>0,002142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965" calcext:value-type="float">
            <text:p>0,00216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8458" calcext:value-type="float">
            <text:p>0,00168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885" calcext:value-type="float">
            <text:p>0,00131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19" calcext:value-type="float">
            <text:p>0,0012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75" calcext:value-type="float">
            <text:p>0,0018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609" calcext:value-type="float">
            <text:p>0,00225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839" calcext:value-type="float">
            <text:p>0,00117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307" calcext:value-type="float">
            <text:p>0,00131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3611" calcext:value-type="float">
            <text:p>0,00183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061" calcext:value-type="float">
            <text:p>0,00228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427" calcext:value-type="float">
            <text:p>0,00213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8811" calcext:value-type="float">
            <text:p>0,00138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1438" calcext:value-type="float">
            <text:p>0,00121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759" calcext:value-type="float">
            <text:p>0,00119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587" calcext:value-type="float">
            <text:p>0,002585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826" calcext:value-type="float">
            <text:p>0,00223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796" calcext:value-type="float">
            <text:p>0,00112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383" calcext:value-type="float">
            <text:p>0,00116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4765" calcext:value-type="float">
            <text:p>0,00124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2549" calcext:value-type="float">
            <text:p>0,001725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432" calcext:value-type="float">
            <text:p>0,0031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214" calcext:value-type="float">
            <text:p>0,00127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9469" calcext:value-type="float">
            <text:p>0,00119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544" calcext:value-type="float">
            <text:p>0,00117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798" calcext:value-type="float">
            <text:p>0,002137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917" calcext:value-type="float">
            <text:p>0,00209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623" calcext:value-type="float">
            <text:p>0,0016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123" calcext:value-type="float">
            <text:p>0,0015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3194" calcext:value-type="float">
            <text:p>0,00133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936" calcext:value-type="float">
            <text:p>0,002279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617" calcext:value-type="float">
            <text:p>0,00261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654" calcext:value-type="float">
            <text:p>0,0012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8712" calcext:value-type="float">
            <text:p>0,00168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1264" calcext:value-type="float">
            <text:p>0,00161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667" calcext:value-type="float">
            <text:p>0,002156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399" calcext:value-type="float">
            <text:p>0,00273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131" calcext:value-type="float">
            <text:p>0,00136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2225" calcext:value-type="float">
            <text:p>0,00142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6664" calcext:value-type="float">
            <text:p>0,00186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159" calcext:value-type="float">
            <text:p>0,002221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333" calcext:value-type="float">
            <text:p>0,00215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2224" calcext:value-type="float">
            <text:p>0,00142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9668" calcext:value-type="float">
            <text:p>0,00139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8972" calcext:value-type="float">
            <text:p>0,00128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5666" calcext:value-type="float">
            <text:p>0,00325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001" calcext:value-type="float">
            <text:p>0,00264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837" calcext:value-type="float">
            <text:p>0,00131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023" calcext:value-type="float">
            <text:p>0,0015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008" calcext:value-type="float">
            <text:p>0,0015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865" calcext:value-type="float">
            <text:p>0,002748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626" calcext:value-type="float">
            <text:p>0,002286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139" calcext:value-type="float">
            <text:p>0,00125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919" calcext:value-type="float">
            <text:p>0,00122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375" calcext:value-type="float">
            <text:p>0,00120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2414" calcext:value-type="float">
            <text:p>0,001924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0462" calcext:value-type="float">
            <text:p>0,003304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7072" calcext:value-type="float">
            <text:p>0,00147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405" calcext:value-type="float">
            <text:p>0,00130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8394" calcext:value-type="float">
            <text:p>0,00118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407" calcext:value-type="float">
            <text:p>0,002214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505" calcext:value-type="float">
            <text:p>0,00223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3311" calcext:value-type="float">
            <text:p>0,00163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2618" calcext:value-type="float">
            <text:p>0,00122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5804" calcext:value-type="float">
            <text:p>0,00125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2991" calcext:value-type="float">
            <text:p>0,001929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657" calcext:value-type="float">
            <text:p>0,00236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3172" calcext:value-type="float">
            <text:p>0,00113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0286" calcext:value-type="float">
            <text:p>0,00140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9183" calcext:value-type="float">
            <text:p>0,00179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9604" calcext:value-type="float">
            <text:p>0,00199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66" calcext:value-type="float">
            <text:p>0,0020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111" calcext:value-type="float">
            <text:p>0,00154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649" calcext:value-type="float">
            <text:p>0,00131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431" calcext:value-type="float">
            <text:p>0,00140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9013" calcext:value-type="float">
            <text:p>0,00229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9411" calcext:value-type="float">
            <text:p>0,00259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118" calcext:value-type="float">
            <text:p>0,00143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6537" calcext:value-type="float">
            <text:p>0,00166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876" calcext:value-type="float">
            <text:p>0,00148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5501" calcext:value-type="float">
            <text:p>0,003055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3022" calcext:value-type="float">
            <text:p>0,00353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5808" calcext:value-type="float">
            <text:p>0,00165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749" calcext:value-type="float">
            <text:p>0,00145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8479" calcext:value-type="float">
            <text:p>0,00128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3179" calcext:value-type="float">
            <text:p>0,002531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298" calcext:value-type="float">
            <text:p>0,002972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093" calcext:value-type="float">
            <text:p>0,00131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241" calcext:value-type="float">
            <text:p>0,00154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907" calcext:value-type="float">
            <text:p>0,00137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6522" calcext:value-type="float">
            <text:p>0,00256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3045" calcext:value-type="float">
            <text:p>0,00353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208" calcext:value-type="float">
            <text:p>0,00143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441" calcext:value-type="float">
            <text:p>0,00156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985" calcext:value-type="float">
            <text:p>0,00130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8835" calcext:value-type="float">
            <text:p>0,002388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5099" calcext:value-type="float">
            <text:p>0,003450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2469" calcext:value-type="float">
            <text:p>0,00132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708" calcext:value-type="float">
            <text:p>0,00139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193" calcext:value-type="float">
            <text:p>0,00141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4435" calcext:value-type="float">
            <text:p>0,001944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046" calcext:value-type="float">
            <text:p>0,0037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478" calcext:value-type="float">
            <text:p>0,00134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615" calcext:value-type="float">
            <text:p>0,00133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3151" calcext:value-type="float">
            <text:p>0,00173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2741" calcext:value-type="float">
            <text:p>0,002327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2525" calcext:value-type="float">
            <text:p>0,00422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787" calcext:value-type="float">
            <text:p>0,00135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666" calcext:value-type="float">
            <text:p>0,00135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567" calcext:value-type="float">
            <text:p>0,00145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8315" calcext:value-type="float">
            <text:p>0,002183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0435" calcext:value-type="float">
            <text:p>0,00350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063" calcext:value-type="float">
            <text:p>0,00133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274" calcext:value-type="float">
            <text:p>0,00138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193" calcext:value-type="float">
            <text:p>0,00137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1735" calcext:value-type="float">
            <text:p>0,002217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5222" calcext:value-type="float">
            <text:p>0,00305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6716" calcext:value-type="float">
            <text:p>0,00166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985" calcext:value-type="float">
            <text:p>0,001309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479" calcext:value-type="float">
            <text:p>0,00141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1865" calcext:value-type="float">
            <text:p>0,002418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251" calcext:value-type="float">
            <text:p>0,00264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1174" calcext:value-type="float">
            <text:p>0,00231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967" calcext:value-type="float">
            <text:p>0,00143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511" calcext:value-type="float">
            <text:p>0,00135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753" calcext:value-type="float">
            <text:p>0,00247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3472" calcext:value-type="float">
            <text:p>0,00283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8214" calcext:value-type="float">
            <text:p>0,00198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035" calcext:value-type="float">
            <text:p>0,00130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059" calcext:value-type="float">
            <text:p>0,00130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0622" calcext:value-type="float">
            <text:p>0,002306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639" calcext:value-type="float">
            <text:p>0,00296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3719" calcext:value-type="float">
            <text:p>0,00203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0993" calcext:value-type="float">
            <text:p>0,00180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336" calcext:value-type="float">
            <text:p>0,00145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0913" calcext:value-type="float">
            <text:p>0,002209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0373" calcext:value-type="float">
            <text:p>0,00260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718" calcext:value-type="float">
            <text:p>0,00146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9425" calcext:value-type="float">
            <text:p>0,00199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2034" calcext:value-type="float">
            <text:p>0,00132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6513" calcext:value-type="float">
            <text:p>0,002265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5564" calcext:value-type="float">
            <text:p>0,00265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555" calcext:value-type="float">
            <text:p>0,00140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4117" calcext:value-type="float">
            <text:p>0,00174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3662" calcext:value-type="float">
            <text:p>0,00183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5237" calcext:value-type="float">
            <text:p>0,002152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121" calcext:value-type="float">
            <text:p>0,00300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917" calcext:value-type="float">
            <text:p>0,00135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062" calcext:value-type="float">
            <text:p>0,00156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7079" calcext:value-type="float">
            <text:p>0,00187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2812" calcext:value-type="float">
            <text:p>0,002128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388" calcext:value-type="float">
            <text:p>0,002743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457" calcext:value-type="float">
            <text:p>0,00143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6052" calcext:value-type="float">
            <text:p>0,00126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612" calcext:value-type="float">
            <text:p>0,00143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716" calcext:value-type="float">
            <text:p>0,002717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755" calcext:value-type="float">
            <text:p>0,00271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7801" calcext:value-type="float">
            <text:p>0,00167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95" calcext:value-type="float">
            <text:p>0,0014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5402" calcext:value-type="float">
            <text:p>0,00165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4573" calcext:value-type="float">
            <text:p>0,003845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0451" calcext:value-type="float">
            <text:p>0,00320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318" calcext:value-type="float">
            <text:p>0,00149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076" calcext:value-type="float">
            <text:p>0,00130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867" calcext:value-type="float">
            <text:p>0,00151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7835" calcext:value-type="float">
            <text:p>0,002578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0182" calcext:value-type="float">
            <text:p>0,00280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69" calcext:value-type="float">
            <text:p>0,0015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059" calcext:value-type="float">
            <text:p>0,00131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056" calcext:value-type="float">
            <text:p>0,00152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784" calcext:value-type="float">
            <text:p>0,002947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5793" calcext:value-type="float">
            <text:p>0,00245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599" calcext:value-type="float">
            <text:p>0,00151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2467" calcext:value-type="float">
            <text:p>0,00132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529" calcext:value-type="float">
            <text:p>0,00140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3608" calcext:value-type="float">
            <text:p>0,003336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476" calcext:value-type="float">
            <text:p>0,002774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744" calcext:value-type="float">
            <text:p>0,00138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895" calcext:value-type="float">
            <text:p>0,00135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2033" calcext:value-type="float">
            <text:p>0,00132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5362" calcext:value-type="float">
            <text:p>0,002353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095" calcext:value-type="float">
            <text:p>0,00297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681" calcext:value-type="float">
            <text:p>0,0012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145" calcext:value-type="float">
            <text:p>0,00139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775" calcext:value-type="float">
            <text:p>0,00135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9854" calcext:value-type="float">
            <text:p>0,001998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4694" calcext:value-type="float">
            <text:p>0,00344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2888" calcext:value-type="float">
            <text:p>0,00132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558" calcext:value-type="float">
            <text:p>0,00136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354" calcext:value-type="float">
            <text:p>0,00145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6702" calcext:value-type="float">
            <text:p>0,002367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4934" calcext:value-type="float">
            <text:p>0,00344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32" calcext:value-type="float">
            <text:p>0,0015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607" calcext:value-type="float">
            <text:p>0,00135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366" calcext:value-type="float">
            <text:p>0,00143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9962" calcext:value-type="float">
            <text:p>0,002199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211" calcext:value-type="float">
            <text:p>0,00277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2228" calcext:value-type="float">
            <text:p>0,00202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712" calcext:value-type="float">
            <text:p>0,00134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2316" calcext:value-type="float">
            <text:p>0,00132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0781" calcext:value-type="float">
            <text:p>0,00260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2157" calcext:value-type="float">
            <text:p>0,00282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6917" calcext:value-type="float">
            <text:p>0,00186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383" calcext:value-type="float">
            <text:p>0,00136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953" calcext:value-type="float">
            <text:p>0,00154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6856" calcext:value-type="float">
            <text:p>0,002368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9582" calcext:value-type="float">
            <text:p>0,00249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9877" calcext:value-type="float">
            <text:p>0,00189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7515" calcext:value-type="float">
            <text:p>0,00167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203" calcext:value-type="float">
            <text:p>0,00153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3601" calcext:value-type="float">
            <text:p>0,002436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288" calcext:value-type="float">
            <text:p>0,00285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8628" calcext:value-type="float">
            <text:p>0,00188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2974" calcext:value-type="float">
            <text:p>0,00182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1366" calcext:value-type="float">
            <text:p>0,00161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1307" calcext:value-type="float">
            <text:p>0,002313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807" calcext:value-type="float">
            <text:p>0,00274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961" calcext:value-type="float">
            <text:p>0,0018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2634" calcext:value-type="float">
            <text:p>0,00202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055" calcext:value-type="float">
            <text:p>0,00149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0401" calcext:value-type="float">
            <text:p>0,00210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059" calcext:value-type="float">
            <text:p>0,002880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144" calcext:value-type="float">
            <text:p>0,00148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7535" calcext:value-type="float">
            <text:p>0,00187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833" calcext:value-type="float">
            <text:p>0,00136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8662" calcext:value-type="float">
            <text:p>0,00208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4337" calcext:value-type="float">
            <text:p>0,00254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572" calcext:value-type="float">
            <text:p>0,00134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585" calcext:value-type="float">
            <text:p>0,00153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2115" calcext:value-type="float">
            <text:p>0,00202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5025" calcext:value-type="float">
            <text:p>0,00225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263" calcext:value-type="float">
            <text:p>0,002872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798" calcext:value-type="float">
            <text:p>0,00152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331" calcext:value-type="float">
            <text:p>0,00139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6533" calcext:value-type="float">
            <text:p>0,00166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5692" calcext:value-type="float">
            <text:p>0,002256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46" calcext:value-type="float">
            <text:p>0,0024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4907" calcext:value-type="float">
            <text:p>0,00164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867" calcext:value-type="float">
            <text:p>0,00141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979" calcext:value-type="float">
            <text:p>0,00150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5846" calcext:value-type="float">
            <text:p>0,003558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767" calcext:value-type="float">
            <text:p>0,00274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819" calcext:value-type="float">
            <text:p>0,00152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357" calcext:value-type="float">
            <text:p>0,00134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214" calcext:value-type="float">
            <text:p>0,00157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6541" calcext:value-type="float">
            <text:p>0,002265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0792" calcext:value-type="float">
            <text:p>0,00270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607" calcext:value-type="float">
            <text:p>0,00149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5312" calcext:value-type="float">
            <text:p>0,00155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8786" calcext:value-type="float">
            <text:p>0,00128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0972" calcext:value-type="float">
            <text:p>0,002909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191" calcext:value-type="float">
            <text:p>0,00267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486" calcext:value-type="float">
            <text:p>0,00141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6904" calcext:value-type="float">
            <text:p>0,00166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833" calcext:value-type="float">
            <text:p>0,00153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8009" calcext:value-type="float">
            <text:p>0,00268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4195" calcext:value-type="float">
            <text:p>0,00284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138" calcext:value-type="float">
            <text:p>0,00135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526" calcext:value-type="float">
            <text:p>0,00157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104" calcext:value-type="float">
            <text:p>0,00133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7534" calcext:value-type="float">
            <text:p>0,002175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2668" calcext:value-type="float">
            <text:p>0,00362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52" calcext:value-type="float">
            <text:p>0,0013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9477" calcext:value-type="float">
            <text:p>0,00129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404" calcext:value-type="float">
            <text:p>0,00150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4986" calcext:value-type="float">
            <text:p>0,002049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6931" calcext:value-type="float">
            <text:p>0,00396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86" calcext:value-type="float">
            <text:p>0,0014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095" calcext:value-type="float">
            <text:p>0,00135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4473" calcext:value-type="float">
            <text:p>0,00144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2925" calcext:value-type="float">
            <text:p>0,002129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5311" calcext:value-type="float">
            <text:p>0,00395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472" calcext:value-type="float">
            <text:p>0,00131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7965" calcext:value-type="float">
            <text:p>0,00127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5647" calcext:value-type="float">
            <text:p>0,00145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8437" calcext:value-type="float">
            <text:p>0,002184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1783" calcext:value-type="float">
            <text:p>0,00331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1304" calcext:value-type="float">
            <text:p>0,00161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924" calcext:value-type="float">
            <text:p>0,00133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433" calcext:value-type="float">
            <text:p>0,00138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98" calcext:value-type="float">
            <text:p>0,0023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389" calcext:value-type="float">
            <text:p>0,00272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7918" calcext:value-type="float">
            <text:p>0,00207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171" calcext:value-type="float">
            <text:p>0,00147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831" calcext:value-type="float">
            <text:p>0,00137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8313" calcext:value-type="float">
            <text:p>0,00228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5483" calcext:value-type="float">
            <text:p>0,00245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5214" calcext:value-type="float">
            <text:p>0,00195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171" calcext:value-type="float">
            <text:p>0,00150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508" calcext:value-type="float">
            <text:p>0,00134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288" calcext:value-type="float">
            <text:p>0,002462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32" calcext:value-type="float">
            <text:p>0,0028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0666" calcext:value-type="float">
            <text:p>0,00200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5524" calcext:value-type="float">
            <text:p>0,00175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81" calcext:value-type="float">
            <text:p>0,0013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694" calcext:value-type="float">
            <text:p>0,00226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783" calcext:value-type="float">
            <text:p>0,00286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4473" calcext:value-type="float">
            <text:p>0,00174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8674" calcext:value-type="float">
            <text:p>0,00168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451" calcext:value-type="float">
            <text:p>0,00139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7726" calcext:value-type="float">
            <text:p>0,004477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3428" calcext:value-type="float">
            <text:p>0,00403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1114" calcext:value-type="float">
            <text:p>0,00181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5737" calcext:value-type="float">
            <text:p>0,00165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1306" calcext:value-type="float">
            <text:p>0,00171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5684" calcext:value-type="float">
            <text:p>0,00255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7927" calcext:value-type="float">
            <text:p>0,00357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352" calcext:value-type="float">
            <text:p>0,0014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784" calcext:value-type="float">
            <text:p>0,00134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279" calcext:value-type="float">
            <text:p>0,00137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913" calcext:value-type="float">
            <text:p>0,00229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3756" calcext:value-type="float">
            <text:p>0,00283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231" calcext:value-type="float">
            <text:p>0,00169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288" calcext:value-type="float">
            <text:p>0,00138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8504" calcext:value-type="float">
            <text:p>0,001385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0824" calcext:value-type="float">
            <text:p>0,002408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1536" calcext:value-type="float">
            <text:p>0,00251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7128" calcext:value-type="float">
            <text:p>0,00217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099" calcext:value-type="float">
            <text:p>0,0020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947" calcext:value-type="float">
            <text:p>0,00142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0441" calcext:value-type="float">
            <text:p>0,002504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593" calcext:value-type="float">
            <text:p>0,00271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1231" calcext:value-type="float">
            <text:p>0,00181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7656" calcext:value-type="float">
            <text:p>0,00167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9696" calcext:value-type="float">
            <text:p>0,00129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9013" calcext:value-type="float">
            <text:p>0,00229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115" calcext:value-type="float">
            <text:p>0,00246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96" calcext:value-type="float">
            <text:p>0,0015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0515" calcext:value-type="float">
            <text:p>0,00200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45" calcext:value-type="float">
            <text:p>0,0015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4581" calcext:value-type="float">
            <text:p>0,00224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351" calcext:value-type="float">
            <text:p>0,00287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289" calcext:value-type="float">
            <text:p>0,00147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2844" calcext:value-type="float">
            <text:p>0,00212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428" calcext:value-type="float">
            <text:p>0,00154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6186" calcext:value-type="float">
            <text:p>0,002161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433" calcext:value-type="float">
            <text:p>0,002674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05" calcext:value-type="float">
            <text:p>0,0013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7164" calcext:value-type="float">
            <text:p>0,00187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8453" calcext:value-type="float">
            <text:p>0,00178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3766" calcext:value-type="float">
            <text:p>0,002337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966" calcext:value-type="float">
            <text:p>0,00308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655" calcext:value-type="float">
            <text:p>0,00130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0253" calcext:value-type="float">
            <text:p>0,00170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2242" calcext:value-type="float">
            <text:p>0,00202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3559" calcext:value-type="float">
            <text:p>0,002235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9696" calcext:value-type="float">
            <text:p>0,00309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014" calcext:value-type="float">
            <text:p>0,00149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6604" calcext:value-type="float">
            <text:p>0,00176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2828" calcext:value-type="float">
            <text:p>0,00172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291" calcext:value-type="float">
            <text:p>0,00242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742" calcext:value-type="float">
            <text:p>0,003217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553" calcext:value-type="float">
            <text:p>0,00149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7093" calcext:value-type="float">
            <text:p>0,00187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7477" calcext:value-type="float">
            <text:p>0,00197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5079" calcext:value-type="float">
            <text:p>0,002250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508" calcext:value-type="float">
            <text:p>0,002945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231" calcext:value-type="float">
            <text:p>0,0013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923" calcext:value-type="float">
            <text:p>0,00156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6957" calcext:value-type="float">
            <text:p>0,00206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2659" calcext:value-type="float">
            <text:p>0,002326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407" calcext:value-type="float">
            <text:p>0,00289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336" calcext:value-type="float">
            <text:p>0,00142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505" calcext:value-type="float">
            <text:p>0,001375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7998" calcext:value-type="float">
            <text:p>0,00207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44" calcext:value-type="float">
            <text:p>0,0024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864" calcext:value-type="float">
            <text:p>0,0029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5824" calcext:value-type="float">
            <text:p>0,00165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033" calcext:value-type="float">
            <text:p>0,00140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5867" calcext:value-type="float">
            <text:p>0,00205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3892" calcext:value-type="float">
            <text:p>0,002338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921" calcext:value-type="float">
            <text:p>0,00287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696" calcext:value-type="float">
            <text:p>0,00153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157" calcext:value-type="float">
            <text:p>0,00133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3924" calcext:value-type="float">
            <text:p>0,00193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922" calcext:value-type="float">
            <text:p>0,002919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3179" calcext:value-type="float">
            <text:p>0,00253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06" calcext:value-type="float">
            <text:p>0,0016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933" calcext:value-type="float">
            <text:p>0,00133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0386" calcext:value-type="float">
            <text:p>0,00170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5625" calcext:value-type="float">
            <text:p>0,002656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71" calcext:value-type="float">
            <text:p>0,0027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026" calcext:value-type="float">
            <text:p>0,001630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58" calcext:value-type="float">
            <text:p>0,0014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483" calcext:value-type="float">
            <text:p>0,00141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268" calcext:value-type="float">
            <text:p>0,002952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961" calcext:value-type="float">
            <text:p>0,00271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382" calcext:value-type="float">
            <text:p>0,00153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596" calcext:value-type="float">
            <text:p>0,00148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387" calcext:value-type="float">
            <text:p>0,00131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2197" calcext:value-type="float">
            <text:p>0,00212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1804" calcext:value-type="float">
            <text:p>0,002418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251" calcext:value-type="float">
            <text:p>0,00131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2" calcext:value-type="float">
            <text:p>0,001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3643" calcext:value-type="float">
            <text:p>0,00153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0425" calcext:value-type="float">
            <text:p>0,00210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1651" calcext:value-type="float">
            <text:p>0,00451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7188" calcext:value-type="float">
            <text:p>0,00207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1397" calcext:value-type="float">
            <text:p>0,00171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029" calcext:value-type="float">
            <text:p>0,00135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8924" calcext:value-type="float">
            <text:p>0,002389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739" calcext:value-type="float">
            <text:p>0,00272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644" calcext:value-type="float">
            <text:p>0,00130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351" calcext:value-type="float">
            <text:p>0,00130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844" calcext:value-type="float">
            <text:p>0,00151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7504" calcext:value-type="float">
            <text:p>0,00217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89" calcext:value-type="float">
            <text:p>0,0039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15" calcext:value-type="float">
            <text:p>0,0013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043" calcext:value-type="float">
            <text:p>0,00134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422" calcext:value-type="float">
            <text:p>0,00139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6653" calcext:value-type="float">
            <text:p>0,002166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9596" calcext:value-type="float">
            <text:p>0,00389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216" calcext:value-type="float">
            <text:p>0,00140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7081" calcext:value-type="float">
            <text:p>0,00137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323" calcext:value-type="float">
            <text:p>0,00142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3731" calcext:value-type="float">
            <text:p>0,002137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5553" calcext:value-type="float">
            <text:p>0,00365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251" calcext:value-type="float">
            <text:p>0,00149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966" calcext:value-type="float">
            <text:p>0,00131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3455" calcext:value-type="float">
            <text:p>0,00133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001" calcext:value-type="float">
            <text:p>0,00230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1944" calcext:value-type="float">
            <text:p>0,002619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8557" calcext:value-type="float">
            <text:p>0,00178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1937" calcext:value-type="float">
            <text:p>0,00161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7376" calcext:value-type="float">
            <text:p>0,00167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9785" calcext:value-type="float">
            <text:p>0,002197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739" calcext:value-type="float">
            <text:p>0,0025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4766" calcext:value-type="float">
            <text:p>0,00214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0338" calcext:value-type="float">
            <text:p>0,00160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294" calcext:value-type="float">
            <text:p>0,00131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1515" calcext:value-type="float">
            <text:p>0,002215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5031" calcext:value-type="float">
            <text:p>0,00245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148" calcext:value-type="float">
            <text:p>0,00163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2939" calcext:value-type="float">
            <text:p>0,00172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94" calcext:value-type="float">
            <text:p>0,0013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2653" calcext:value-type="float">
            <text:p>0,002126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6429" calcext:value-type="float">
            <text:p>0,00256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529" calcext:value-type="float">
            <text:p>0,00136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8356" calcext:value-type="float">
            <text:p>0,00178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9613" calcext:value-type="float">
            <text:p>0,00199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7032" calcext:value-type="float">
            <text:p>0,00217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0699" calcext:value-type="float">
            <text:p>0,002906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862" calcext:value-type="float">
            <text:p>0,00131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3443" calcext:value-type="float">
            <text:p>0,00163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0367" calcext:value-type="float">
            <text:p>0,00180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8994" calcext:value-type="float">
            <text:p>0,002089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5992" calcext:value-type="float">
            <text:p>0,00245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452" calcext:value-type="float">
            <text:p>0,00146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7523" calcext:value-type="float">
            <text:p>0,00127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998" calcext:value-type="float">
            <text:p>0,00149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693" calcext:value-type="float">
            <text:p>0,003156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544" calcext:value-type="float">
            <text:p>0,00264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1381" calcext:value-type="float">
            <text:p>0,00171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54" calcext:value-type="float">
            <text:p>0,0015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8911" calcext:value-type="float">
            <text:p>0,00168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7841" calcext:value-type="float">
            <text:p>0,002378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8366" calcext:value-type="float">
            <text:p>0,00248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126" calcext:value-type="float">
            <text:p>0,00134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7708" calcext:value-type="float">
            <text:p>0,00147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5346" calcext:value-type="float">
            <text:p>0,00125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067" calcext:value-type="float">
            <text:p>0,00271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397" calcext:value-type="float">
            <text:p>0,00297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7232" calcext:value-type="float">
            <text:p>0,00157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5637" calcext:value-type="float">
            <text:p>0,00155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59" calcext:value-type="float">
            <text:p>0,0013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629" calcext:value-type="float">
            <text:p>0,002466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427" calcext:value-type="float">
            <text:p>0,00308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1209" calcext:value-type="float">
            <text:p>0,00141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7" calcext:value-type="float">
            <text:p>0,001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2621" calcext:value-type="float">
            <text:p>0,00142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23108" calcext:value-type="float">
            <text:p>0,002231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648" calcext:value-type="float">
            <text:p>0,00308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833" calcext:value-type="float">
            <text:p>0,00136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785" calcext:value-type="float">
            <text:p>0,00156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9298" calcext:value-type="float">
            <text:p>0,00169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794" calcext:value-type="float">
            <text:p>0,002677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0973" calcext:value-type="float">
            <text:p>0,00460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49" calcext:value-type="float">
            <text:p>0,001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9265" calcext:value-type="float">
            <text:p>0,00199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5952" calcext:value-type="float">
            <text:p>0,00265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0252" calcext:value-type="float">
            <text:p>0,003802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2465" calcext:value-type="float">
            <text:p>0,00462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093" calcext:value-type="float">
            <text:p>0,00294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362" calcext:value-type="float">
            <text:p>0,00246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9604" calcext:value-type="float">
            <text:p>0,00219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1533" calcext:value-type="float">
            <text:p>0,00371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68117" calcext:value-type="float">
            <text:p>0,00568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0585" calcext:value-type="float">
            <text:p>0,00230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0935" calcext:value-type="float">
            <text:p>0,00250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441" calcext:value-type="float">
            <text:p>0,0025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3823" calcext:value-type="float">
            <text:p>0,003238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766" calcext:value-type="float">
            <text:p>0,00267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1363" calcext:value-type="float">
            <text:p>0,00131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3625" calcext:value-type="float">
            <text:p>0,00123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9213" calcext:value-type="float">
            <text:p>0,00159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4407" calcext:value-type="float">
            <text:p>0,003244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6916" calcext:value-type="float">
            <text:p>0,00266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6003" calcext:value-type="float">
            <text:p>0,00156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8179" calcext:value-type="float">
            <text:p>0,00128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814" calcext:value-type="float">
            <text:p>0,00139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7403" calcext:value-type="float">
            <text:p>0,003674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8518" calcext:value-type="float">
            <text:p>0,00298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609" calcext:value-type="float">
            <text:p>0,00140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6929" calcext:value-type="float">
            <text:p>0,00126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945" calcext:value-type="float">
            <text:p>0,00151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467" calcext:value-type="float">
            <text:p>0,002914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3452" calcext:value-type="float">
            <text:p>0,00313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2835" calcext:value-type="float">
            <text:p>0,00152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005" calcext:value-type="float">
            <text:p>0,0013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078" calcext:value-type="float">
            <text:p>0,00139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0949" calcext:value-type="float">
            <text:p>0,002809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1247" calcext:value-type="float">
            <text:p>0,00261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088" calcext:value-type="float">
            <text:p>0,0016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403" calcext:value-type="float">
            <text:p>0,0015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3751" calcext:value-type="float">
            <text:p>0,00123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7727" calcext:value-type="float">
            <text:p>0,003177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379" calcext:value-type="float">
            <text:p>0,00269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6442" calcext:value-type="float">
            <text:p>0,00146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6616" calcext:value-type="float">
            <text:p>0,00166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6999" calcext:value-type="float">
            <text:p>0,00136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211" calcext:value-type="float">
            <text:p>0,002972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6905" calcext:value-type="float">
            <text:p>0,00256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8267" calcext:value-type="float">
            <text:p>0,00148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2008" calcext:value-type="float">
            <text:p>0,00172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402" calcext:value-type="float">
            <text:p>0,0014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481" calcext:value-type="float">
            <text:p>0,002864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731" calcext:value-type="float">
            <text:p>0,00308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34" calcext:value-type="float">
            <text:p>0,0015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0383" calcext:value-type="float">
            <text:p>0,00160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9123" calcext:value-type="float">
            <text:p>0,00129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2341" calcext:value-type="float">
            <text:p>0,002323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6272" calcext:value-type="float">
            <text:p>0,00316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5715" calcext:value-type="float">
            <text:p>0,00125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6843" calcext:value-type="float">
            <text:p>0,00126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0924" calcext:value-type="float">
            <text:p>0,00160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7445" calcext:value-type="float">
            <text:p>0,002174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5857" calcext:value-type="float">
            <text:p>0,00345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4179" calcext:value-type="float">
            <text:p>0,00134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7608" calcext:value-type="float">
            <text:p>0,00127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4407" calcext:value-type="float">
            <text:p>0,00144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9148" calcext:value-type="float">
            <text:p>0,00239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9246" calcext:value-type="float">
            <text:p>0,00279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9573" calcext:value-type="float">
            <text:p>0,00129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0282" calcext:value-type="float">
            <text:p>0,00140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28966" calcext:value-type="float">
            <text:p>0,00128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4508" calcext:value-type="float">
            <text:p>0,00244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567" calcext:value-type="float">
            <text:p>0,00273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459" calcext:value-type="float">
            <text:p>0,0025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0254" calcext:value-type="float">
            <text:p>0,00180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786" calcext:value-type="float">
            <text:p>0,00150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737" calcext:value-type="float">
            <text:p>0,002467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322" calcext:value-type="float">
            <text:p>0,00274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108" calcext:value-type="float">
            <text:p>0,0015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5042" calcext:value-type="float">
            <text:p>0,00135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39637" calcext:value-type="float">
            <text:p>0,00139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04775" calcext:value-type="float">
            <text:p>0,002047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919" calcext:value-type="float">
            <text:p>0,00273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7553" calcext:value-type="float">
            <text:p>0,00187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5742" calcext:value-type="float">
            <text:p>0,00215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8778" calcext:value-type="float">
            <text:p>0,00158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146" calcext:value-type="float">
            <text:p>0,002461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273" calcext:value-type="float">
            <text:p>0,002722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85754" calcext:value-type="float">
            <text:p>0,00185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8676" calcext:value-type="float">
            <text:p>0,00218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5035" calcext:value-type="float">
            <text:p>0,0015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4588" calcext:value-type="float">
            <text:p>0,002445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36708" calcext:value-type="float">
            <text:p>0,002367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65398" calcext:value-type="float">
            <text:p>0,00165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96935" calcext:value-type="float">
            <text:p>0,00196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49473" calcext:value-type="float">
            <text:p>0,00149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128" calcext:value-type="float">
            <text:p>0,0021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4968" calcext:value-type="float">
            <text:p>0,00284968</text:p>
          </table:table-cell>
        </table:table-row>
      </table:table>
      <table:table table:name="Tabla dinámica_insert_by_userid_1" table:style-name="ta1">
        <table:shapes>
          <draw:frame draw:z-index="0" draw:style-name="gr1" draw:text-style-name="P1" svg:width="15.999cm" svg:height="8.999cm" svg:x="16.991cm" svg:y="0.473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insercione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1749127" calcext:value-type="float">
            <text:p>0,0001749127</text:p>
          </table:table-cell>
          <table:table-cell table:style-name="ce14" office:value-type="float" office:value="0.0000707672" calcext:value-type="float">
            <text:p>0,0000707672</text:p>
          </table:table-cell>
          <table:table-cell table:style-name="ce14" office:value-type="float" office:value="0.0000900074" calcext:value-type="float">
            <text:p>0,0000900074</text:p>
          </table:table-cell>
          <table:table-cell table:style-name="ce14" office:value-type="float" office:value="0.00006973024" calcext:value-type="float">
            <text:p>0,00006973024</text:p>
          </table:table-cell>
          <table:table-cell table:style-name="ce18" office:value-type="float" office:value="0.00011041002" calcext:value-type="float">
            <text:p>0,00011041002</text:p>
          </table:table-cell>
          <table:table-cell table:style-name="ce24" office:value-type="float" office:value="0.000103165512" calcext:value-type="float">
            <text:p>0,0001031655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36507455" calcext:value-type="float">
            <text:p>0,00036507455</text:p>
          </table:table-cell>
          <table:table-cell office:value-type="float" office:value="0.00018493391" calcext:value-type="float">
            <text:p>0,00018493391</text:p>
          </table:table-cell>
          <table:table-cell office:value-type="float" office:value="0.00022886875" calcext:value-type="float">
            <text:p>0,00022886875</text:p>
          </table:table-cell>
          <table:table-cell office:value-type="float" office:value="0.00018424443" calcext:value-type="float">
            <text:p>0,00018424443</text:p>
          </table:table-cell>
          <table:table-cell office:value-type="float" office:value="0.00028160662" calcext:value-type="float">
            <text:p>0,00028160662</text:p>
          </table:table-cell>
          <table:table-cell office:value-type="float" office:value="0.000248945652" calcext:value-type="float">
            <text:p>0,0002489456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67828742" calcext:value-type="float">
            <text:p>0,00067828742</text:p>
          </table:table-cell>
          <table:table-cell office:value-type="float" office:value="0.00038466456" calcext:value-type="float">
            <text:p>0,00038466456</text:p>
          </table:table-cell>
          <table:table-cell office:value-type="float" office:value="0.00042737101" calcext:value-type="float">
            <text:p>0,00042737101</text:p>
          </table:table-cell>
          <table:table-cell office:value-type="float" office:value="0.00036840037" calcext:value-type="float">
            <text:p>0,00036840037</text:p>
          </table:table-cell>
          <table:table-cell office:value-type="float" office:value="0.00062330387" calcext:value-type="float">
            <text:p>0,00062330387</text:p>
          </table:table-cell>
          <table:table-cell office:value-type="float" office:value="0.000496405446" calcext:value-type="float">
            <text:p>0,0004964054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74084584" calcext:value-type="float">
            <text:p>0,00174084584</text:p>
          </table:table-cell>
          <table:table-cell office:value-type="float" office:value="0.00099325324" calcext:value-type="float">
            <text:p>0,00099325324</text:p>
          </table:table-cell>
          <table:table-cell office:value-type="float" office:value="0.00100434693" calcext:value-type="float">
            <text:p>0,00100434693</text:p>
          </table:table-cell>
          <table:table-cell office:value-type="float" office:value="0.00098706099" calcext:value-type="float">
            <text:p>0,00098706099</text:p>
          </table:table-cell>
          <table:table-cell office:value-type="float" office:value="0.001933883" calcext:value-type="float">
            <text:p>0,001933883</text:p>
          </table:table-cell>
          <table:table-cell office:value-type="float" office:value="0.001331878" calcext:value-type="float">
            <text:p>0,00133187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24849907" calcext:value-type="float">
            <text:p>0,0024849907</text:p>
          </table:table-cell>
          <table:table-cell office:value-type="float" office:value="0.00156416054" calcext:value-type="float">
            <text:p>0,00156416054</text:p>
          </table:table-cell>
          <table:table-cell office:value-type="float" office:value="0.00144891167" calcext:value-type="float">
            <text:p>0,00144891167</text:p>
          </table:table-cell>
          <table:table-cell office:value-type="float" office:value="0.00150182129" calcext:value-type="float">
            <text:p>0,00150182129</text:p>
          </table:table-cell>
          <table:table-cell office:value-type="float" office:value="0.0026056126" calcext:value-type="float">
            <text:p>0,0026056126</text:p>
          </table:table-cell>
          <table:table-cell office:value-type="float" office:value="0.00192109936" calcext:value-type="float">
            <text:p>0,0019210993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25651278" calcext:value-type="float">
            <text:p>0,0025651278</text:p>
          </table:table-cell>
          <table:table-cell office:value-type="float" office:value="0.00153409425" calcext:value-type="float">
            <text:p>0,00153409425</text:p>
          </table:table-cell>
          <table:table-cell office:value-type="float" office:value="0.00153101722" calcext:value-type="float">
            <text:p>0,00153101722</text:p>
          </table:table-cell>
          <table:table-cell office:value-type="float" office:value="0.00151188372" calcext:value-type="float">
            <text:p>0,00151188372</text:p>
          </table:table-cell>
          <table:table-cell office:value-type="float" office:value="0.0029730552" calcext:value-type="float">
            <text:p>0,0029730552</text:p>
          </table:table-cell>
          <table:table-cell office:value-type="float" office:value="0.002023035638" calcext:value-type="float">
            <text:p>0,00202303563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23331073" calcext:value-type="float">
            <text:p>0,0023331073</text:p>
          </table:table-cell>
          <table:table-cell office:value-type="float" office:value="0.0014723109" calcext:value-type="float">
            <text:p>0,0014723109</text:p>
          </table:table-cell>
          <table:table-cell office:value-type="float" office:value="0.0015016403" calcext:value-type="float">
            <text:p>0,0015016403</text:p>
          </table:table-cell>
          <table:table-cell office:value-type="float" office:value="0.0014954648" calcext:value-type="float">
            <text:p>0,0014954648</text:p>
          </table:table-cell>
          <table:table-cell office:value-type="float" office:value="0.0027016502" calcext:value-type="float">
            <text:p>0,0027016502</text:p>
          </table:table-cell>
          <table:table-cell office:value-type="float" office:value="0.0019008347" calcext:value-type="float">
            <text:p>0,00190083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0" office:value-type="float" office:value="0.0025053041" calcext:value-type="float">
            <text:p>0,0025053041</text:p>
          </table:table-cell>
          <table:table-cell table:style-name="ce16" office:value-type="float" office:value="0.0015554272" calcext:value-type="float">
            <text:p>0,0015554272</text:p>
          </table:table-cell>
          <table:table-cell table:style-name="ce16" office:value-type="float" office:value="0.0015986266" calcext:value-type="float">
            <text:p>0,0015986266</text:p>
          </table:table-cell>
          <table:table-cell table:style-name="ce16" office:value-type="float" office:value="0.0015403695" calcext:value-type="float">
            <text:p>0,0015403695</text:p>
          </table:table-cell>
          <table:table-cell table:style-name="ce20" office:value-type="float" office:value="0.0030182062" calcext:value-type="float">
            <text:p>0,0030182062</text:p>
          </table:table-cell>
          <table:table-cell table:style-name="ce26" office:value-type="float" office:value="0.00204358672" calcext:value-type="float">
            <text:p>0,00204358672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160595630125" calcext:value-type="float">
            <text:p>0,00160595630125</text:p>
          </table:table-cell>
          <table:table-cell table:style-name="ce17" office:value-type="float" office:value="0.000969951474999999" calcext:value-type="float">
            <text:p>0,000969951474999999</text:p>
          </table:table-cell>
          <table:table-cell table:style-name="ce17" office:value-type="float" office:value="0.000978848735000001" calcext:value-type="float">
            <text:p>0,000978848735000001</text:p>
          </table:table-cell>
          <table:table-cell table:style-name="ce17" office:value-type="float" office:value="0.000957371917500002" calcext:value-type="float">
            <text:p>0,000957371917500002</text:p>
          </table:table-cell>
          <table:table-cell table:style-name="ce21" office:value-type="float" office:value="0.00178096596375" calcext:value-type="float">
            <text:p>0,00178096596375</text:p>
          </table:table-cell>
          <table:table-cell table:style-name="ce27" office:value-type="float" office:value="0.0012586188785" calcext:value-type="float">
            <text:p>0,001258618878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insert_by_userid_1'.A1:'Tabla dinámica_insert_by_userid_1'.G11" table:buttons="'Tabla dinámica_insert_by_userid_1'.A2 'Tabla dinámica_insert_by_userid_1'.B1" table:show-filter-button="false" table:drill-down-on-double-click="false">
          <table:source-cell-range table:cell-range-address="insert_by_userid.A1:insert_by_userid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insercione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55351" table:display="true" table:show-details="true"/>
                <table:data-pilot-member table:name="0,000055707" table:display="true" table:show-details="true"/>
                <table:data-pilot-member table:name="0,000056049" table:display="true" table:show-details="true"/>
                <table:data-pilot-member table:name="0,000056188" table:display="true" table:show-details="true"/>
                <table:data-pilot-member table:name="0,000056396" table:display="true" table:show-details="true"/>
                <table:data-pilot-member table:name="0,000056452" table:display="true" table:show-details="true"/>
                <table:data-pilot-member table:name="0,000056646" table:display="true" table:show-details="true"/>
                <table:data-pilot-member table:name="0,000056713" table:display="true" table:show-details="true"/>
                <table:data-pilot-member table:name="0,000056798" table:display="true" table:show-details="true"/>
                <table:data-pilot-member table:name="0,000056835" table:display="true" table:show-details="true"/>
                <table:data-pilot-member table:name="0,000057018" table:display="true" table:show-details="true"/>
                <table:data-pilot-member table:name="0,000057032" table:display="true" table:show-details="true"/>
                <table:data-pilot-member table:name="0,000057154" table:display="true" table:show-details="true"/>
                <table:data-pilot-member table:name="0,000057356" table:display="true" table:show-details="true"/>
                <table:data-pilot-member table:name="0,000057509" table:display="true" table:show-details="true"/>
                <table:data-pilot-member table:name="0,000057563" table:display="true" table:show-details="true"/>
                <table:data-pilot-member table:name="0,000057725" table:display="true" table:show-details="true"/>
                <table:data-pilot-member table:name="0,000057777" table:display="true" table:show-details="true"/>
                <table:data-pilot-member table:name="0,000057836" table:display="true" table:show-details="true"/>
                <table:data-pilot-member table:name="0,00005788" table:display="true" table:show-details="true"/>
                <table:data-pilot-member table:name="0,000057932" table:display="true" table:show-details="true"/>
                <table:data-pilot-member table:name="0,00005796" table:display="true" table:show-details="true"/>
                <table:data-pilot-member table:name="0,000058076" table:display="true" table:show-details="true"/>
                <table:data-pilot-member table:name="0,000058156" table:display="true" table:show-details="true"/>
                <table:data-pilot-member table:name="0,000058159" table:display="true" table:show-details="true"/>
                <table:data-pilot-member table:name="0,000058228" table:display="true" table:show-details="true"/>
                <table:data-pilot-member table:name="0,000058288" table:display="true" table:show-details="true"/>
                <table:data-pilot-member table:name="0,000058424" table:display="true" table:show-details="true"/>
                <table:data-pilot-member table:name="0,000058531" table:display="true" table:show-details="true"/>
                <table:data-pilot-member table:name="0,000058578" table:display="true" table:show-details="true"/>
                <table:data-pilot-member table:name="0,000058751" table:display="true" table:show-details="true"/>
                <table:data-pilot-member table:name="0,000058828" table:display="true" table:show-details="true"/>
                <table:data-pilot-member table:name="0,000058954" table:display="true" table:show-details="true"/>
                <table:data-pilot-member table:name="0,000059008" table:display="true" table:show-details="true"/>
                <table:data-pilot-member table:name="0,00005901" table:display="true" table:show-details="true"/>
                <table:data-pilot-member table:name="0,000059297" table:display="true" table:show-details="true"/>
                <table:data-pilot-member table:name="0,000059378" table:display="true" table:show-details="true"/>
                <table:data-pilot-member table:name="0,000059556" table:display="true" table:show-details="true"/>
                <table:data-pilot-member table:name="0,000059562" table:display="true" table:show-details="true"/>
                <table:data-pilot-member table:name="0,000059623" table:display="true" table:show-details="true"/>
                <table:data-pilot-member table:name="0,000059848" table:display="true" table:show-details="true"/>
                <table:data-pilot-member table:name="0,000059919" table:display="true" table:show-details="true"/>
                <table:data-pilot-member table:name="0,000060041" table:display="true" table:show-details="true"/>
                <table:data-pilot-member table:name="0,000060114" table:display="true" table:show-details="true"/>
                <table:data-pilot-member table:name="0,000060146" table:display="true" table:show-details="true"/>
                <table:data-pilot-member table:name="0,000060209" table:display="true" table:show-details="true"/>
                <table:data-pilot-member table:name="0,00006063" table:display="true" table:show-details="true"/>
                <table:data-pilot-member table:name="0,000060693" table:display="true" table:show-details="true"/>
                <table:data-pilot-member table:name="0,000060824" table:display="true" table:show-details="true"/>
                <table:data-pilot-member table:name="0,00006104" table:display="true" table:show-details="true"/>
                <table:data-pilot-member table:name="0,000061119" table:display="true" table:show-details="true"/>
                <table:data-pilot-member table:name="0,000061264" table:display="true" table:show-details="true"/>
                <table:data-pilot-member table:name="0,000061265" table:display="true" table:show-details="true"/>
                <table:data-pilot-member table:name="0,000061542" table:display="true" table:show-details="true"/>
                <table:data-pilot-member table:name="0,000061553" table:display="true" table:show-details="true"/>
                <table:data-pilot-member table:name="0,000061892" table:display="true" table:show-details="true"/>
                <table:data-pilot-member table:name="0,000062172" table:display="true" table:show-details="true"/>
                <table:data-pilot-member table:name="0,000062193" table:display="true" table:show-details="true"/>
                <table:data-pilot-member table:name="0,000062799" table:display="true" table:show-details="true"/>
                <table:data-pilot-member table:name="0,00006287" table:display="true" table:show-details="true"/>
                <table:data-pilot-member table:name="0,000063331" table:display="true" table:show-details="true"/>
                <table:data-pilot-member table:name="0,000063464" table:display="true" table:show-details="true"/>
                <table:data-pilot-member table:name="0,000063513" table:display="true" table:show-details="true"/>
                <table:data-pilot-member table:name="0,000063515" table:display="true" table:show-details="true"/>
                <table:data-pilot-member table:name="0,000063525" table:display="true" table:show-details="true"/>
                <table:data-pilot-member table:name="0,000063582" table:display="true" table:show-details="true"/>
                <table:data-pilot-member table:name="0,00006375" table:display="true" table:show-details="true"/>
                <table:data-pilot-member table:name="0,000063888" table:display="true" table:show-details="true"/>
                <table:data-pilot-member table:name="0,000064624" table:display="true" table:show-details="true"/>
                <table:data-pilot-member table:name="0,000064802" table:display="true" table:show-details="true"/>
                <table:data-pilot-member table:name="0,000064883" table:display="true" table:show-details="true"/>
                <table:data-pilot-member table:name="0,000065437" table:display="true" table:show-details="true"/>
                <table:data-pilot-member table:name="0,000065508" table:display="true" table:show-details="true"/>
                <table:data-pilot-member table:name="0,000065662" table:display="true" table:show-details="true"/>
                <table:data-pilot-member table:name="0,000065817" table:display="true" table:show-details="true"/>
                <table:data-pilot-member table:name="0,000066124" table:display="true" table:show-details="true"/>
                <table:data-pilot-member table:name="0,000066229" table:display="true" table:show-details="true"/>
                <table:data-pilot-member table:name="0,000066534" table:display="true" table:show-details="true"/>
                <table:data-pilot-member table:name="0,000066951" table:display="true" table:show-details="true"/>
                <table:data-pilot-member table:name="0,000067187" table:display="true" table:show-details="true"/>
                <table:data-pilot-member table:name="0,000067261" table:display="true" table:show-details="true"/>
                <table:data-pilot-member table:name="0,000067415" table:display="true" table:show-details="true"/>
                <table:data-pilot-member table:name="0,000067569" table:display="true" table:show-details="true"/>
                <table:data-pilot-member table:name="0,000067586" table:display="true" table:show-details="true"/>
                <table:data-pilot-member table:name="0,00006765" table:display="true" table:show-details="true"/>
                <table:data-pilot-member table:name="0,000067693" table:display="true" table:show-details="true"/>
                <table:data-pilot-member table:name="0,000067794" table:display="true" table:show-details="true"/>
                <table:data-pilot-member table:name="0,000067813" table:display="true" table:show-details="true"/>
                <table:data-pilot-member table:name="0,000067894" table:display="true" table:show-details="true"/>
                <table:data-pilot-member table:name="0,000068064" table:display="true" table:show-details="true"/>
                <table:data-pilot-member table:name="0,00006869" table:display="true" table:show-details="true"/>
                <table:data-pilot-member table:name="0,000068752" table:display="true" table:show-details="true"/>
                <table:data-pilot-member table:name="0,000068777" table:display="true" table:show-details="true"/>
                <table:data-pilot-member table:name="0,000068912" table:display="true" table:show-details="true"/>
                <table:data-pilot-member table:name="0,000068918" table:display="true" table:show-details="true"/>
                <table:data-pilot-member table:name="0,000068924" table:display="true" table:show-details="true"/>
                <table:data-pilot-member table:name="0,00006894" table:display="true" table:show-details="true"/>
                <table:data-pilot-member table:name="0,000068999" table:display="true" table:show-details="true"/>
                <table:data-pilot-member table:name="0,000069027" table:display="true" table:show-details="true"/>
                <table:data-pilot-member table:name="0,000069113" table:display="true" table:show-details="true"/>
                <table:data-pilot-member table:name="0,000069123" table:display="true" table:show-details="true"/>
                <table:data-pilot-member table:name="0,000069181" table:display="true" table:show-details="true"/>
                <table:data-pilot-member table:name="0,000069519" table:display="true" table:show-details="true"/>
                <table:data-pilot-member table:name="0,000069521" table:display="true" table:show-details="true"/>
                <table:data-pilot-member table:name="0,000069693" table:display="true" table:show-details="true"/>
                <table:data-pilot-member table:name="0,000069728" table:display="true" table:show-details="true"/>
                <table:data-pilot-member table:name="0,000069785" table:display="true" table:show-details="true"/>
                <table:data-pilot-member table:name="0,000069932" table:display="true" table:show-details="true"/>
                <table:data-pilot-member table:name="0,00007015" table:display="true" table:show-details="true"/>
                <table:data-pilot-member table:name="0,000070217" table:display="true" table:show-details="true"/>
                <table:data-pilot-member table:name="0,000070238" table:display="true" table:show-details="true"/>
                <table:data-pilot-member table:name="0,000070258" table:display="true" table:show-details="true"/>
                <table:data-pilot-member table:name="0,000070332" table:display="true" table:show-details="true"/>
                <table:data-pilot-member table:name="0,000070355" table:display="true" table:show-details="true"/>
                <table:data-pilot-member table:name="0,000070606" table:display="true" table:show-details="true"/>
                <table:data-pilot-member table:name="0,000070878" table:display="true" table:show-details="true"/>
                <table:data-pilot-member table:name="0,000070884" table:display="true" table:show-details="true"/>
                <table:data-pilot-member table:name="0,000070916" table:display="true" table:show-details="true"/>
                <table:data-pilot-member table:name="0,000070944" table:display="true" table:show-details="true"/>
                <table:data-pilot-member table:name="0,000070959" table:display="true" table:show-details="true"/>
                <table:data-pilot-member table:name="0,000071019" table:display="true" table:show-details="true"/>
                <table:data-pilot-member table:name="0,000071021" table:display="true" table:show-details="true"/>
                <table:data-pilot-member table:name="0,00007117" table:display="true" table:show-details="true"/>
                <table:data-pilot-member table:name="0,000071171" table:display="true" table:show-details="true"/>
                <table:data-pilot-member table:name="0,000071183" table:display="true" table:show-details="true"/>
                <table:data-pilot-member table:name="0,000071212" table:display="true" table:show-details="true"/>
                <table:data-pilot-member table:name="0,000071225" table:display="true" table:show-details="true"/>
                <table:data-pilot-member table:name="0,00007159" table:display="true" table:show-details="true"/>
                <table:data-pilot-member table:name="0,000071748" table:display="true" table:show-details="true"/>
                <table:data-pilot-member table:name="0,000071752" table:display="true" table:show-details="true"/>
                <table:data-pilot-member table:name="0,000071788" table:display="true" table:show-details="true"/>
                <table:data-pilot-member table:name="0,000071844" table:display="true" table:show-details="true"/>
                <table:data-pilot-member table:name="0,000071892" table:display="true" table:show-details="true"/>
                <table:data-pilot-member table:name="0,000072068" table:display="true" table:show-details="true"/>
                <table:data-pilot-member table:name="0,000072135" table:display="true" table:show-details="true"/>
                <table:data-pilot-member table:name="0,000072238" table:display="true" table:show-details="true"/>
                <table:data-pilot-member table:name="0,000072314" table:display="true" table:show-details="true"/>
                <table:data-pilot-member table:name="0,000072438" table:display="true" table:show-details="true"/>
                <table:data-pilot-member table:name="0,000072536" table:display="true" table:show-details="true"/>
                <table:data-pilot-member table:name="0,00007263" table:display="true" table:show-details="true"/>
                <table:data-pilot-member table:name="0,000072807" table:display="true" table:show-details="true"/>
                <table:data-pilot-member table:name="0,000072821" table:display="true" table:show-details="true"/>
                <table:data-pilot-member table:name="0,000072896" table:display="true" table:show-details="true"/>
                <table:data-pilot-member table:name="0,000072998" table:display="true" table:show-details="true"/>
                <table:data-pilot-member table:name="0,000073014" table:display="true" table:show-details="true"/>
                <table:data-pilot-member table:name="0,000073077" table:display="true" table:show-details="true"/>
                <table:data-pilot-member table:name="0,000073167" table:display="true" table:show-details="true"/>
                <table:data-pilot-member table:name="0,000073184" table:display="true" table:show-details="true"/>
                <table:data-pilot-member table:name="0,000073289" table:display="true" table:show-details="true"/>
                <table:data-pilot-member table:name="0,000073306" table:display="true" table:show-details="true"/>
                <table:data-pilot-member table:name="0,000073443" table:display="true" table:show-details="true"/>
                <table:data-pilot-member table:name="0,00007356" table:display="true" table:show-details="true"/>
                <table:data-pilot-member table:name="0,000073569" table:display="true" table:show-details="true"/>
                <table:data-pilot-member table:name="0,000073673" table:display="true" table:show-details="true"/>
                <table:data-pilot-member table:name="0,000073765" table:display="true" table:show-details="true"/>
                <table:data-pilot-member table:name="0,000073789" table:display="true" table:show-details="true"/>
                <table:data-pilot-member table:name="0,000073841" table:display="true" table:show-details="true"/>
                <table:data-pilot-member table:name="0,000073866" table:display="true" table:show-details="true"/>
                <table:data-pilot-member table:name="0,000073904" table:display="true" table:show-details="true"/>
                <table:data-pilot-member table:name="0,000074115" table:display="true" table:show-details="true"/>
                <table:data-pilot-member table:name="0,000074142" table:display="true" table:show-details="true"/>
                <table:data-pilot-member table:name="0,000074214" table:display="true" table:show-details="true"/>
                <table:data-pilot-member table:name="0,000074285" table:display="true" table:show-details="true"/>
                <table:data-pilot-member table:name="0,000074369" table:display="true" table:show-details="true"/>
                <table:data-pilot-member table:name="0,000074818" table:display="true" table:show-details="true"/>
                <table:data-pilot-member table:name="0,000074853" table:display="true" table:show-details="true"/>
                <table:data-pilot-member table:name="0,000075051" table:display="true" table:show-details="true"/>
                <table:data-pilot-member table:name="0,000075104" table:display="true" table:show-details="true"/>
                <table:data-pilot-member table:name="0,000075175" table:display="true" table:show-details="true"/>
                <table:data-pilot-member table:name="0,000075344" table:display="true" table:show-details="true"/>
                <table:data-pilot-member table:name="0,000075431" table:display="true" table:show-details="true"/>
                <table:data-pilot-member table:name="0,000075549" table:display="true" table:show-details="true"/>
                <table:data-pilot-member table:name="0,00007562" table:display="true" table:show-details="true"/>
                <table:data-pilot-member table:name="0,000075709" table:display="true" table:show-details="true"/>
                <table:data-pilot-member table:name="0,000075728" table:display="true" table:show-details="true"/>
                <table:data-pilot-member table:name="0,000075851" table:display="true" table:show-details="true"/>
                <table:data-pilot-member table:name="0,000076096" table:display="true" table:show-details="true"/>
                <table:data-pilot-member table:name="0,000076162" table:display="true" table:show-details="true"/>
                <table:data-pilot-member table:name="0,000076164" table:display="true" table:show-details="true"/>
                <table:data-pilot-member table:name="0,000076245" table:display="true" table:show-details="true"/>
                <table:data-pilot-member table:name="0,000076747" table:display="true" table:show-details="true"/>
                <table:data-pilot-member table:name="0,000076998" table:display="true" table:show-details="true"/>
                <table:data-pilot-member table:name="0,000077154" table:display="true" table:show-details="true"/>
                <table:data-pilot-member table:name="0,000077274" table:display="true" table:show-details="true"/>
                <table:data-pilot-member table:name="0,000077366" table:display="true" table:show-details="true"/>
                <table:data-pilot-member table:name="0,00007756" table:display="true" table:show-details="true"/>
                <table:data-pilot-member table:name="0,000077586" table:display="true" table:show-details="true"/>
                <table:data-pilot-member table:name="0,00007772" table:display="true" table:show-details="true"/>
                <table:data-pilot-member table:name="0,000077761" table:display="true" table:show-details="true"/>
                <table:data-pilot-member table:name="0,000078645" table:display="true" table:show-details="true"/>
                <table:data-pilot-member table:name="0,000078749" table:display="true" table:show-details="true"/>
                <table:data-pilot-member table:name="0,000078766" table:display="true" table:show-details="true"/>
                <table:data-pilot-member table:name="0,000078903" table:display="true" table:show-details="true"/>
                <table:data-pilot-member table:name="0,000078977" table:display="true" table:show-details="true"/>
                <table:data-pilot-member table:name="0,000078998" table:display="true" table:show-details="true"/>
                <table:data-pilot-member table:name="0,000079139" table:display="true" table:show-details="true"/>
                <table:data-pilot-member table:name="0,000079787" table:display="true" table:show-details="true"/>
                <table:data-pilot-member table:name="0,000080047" table:display="true" table:show-details="true"/>
                <table:data-pilot-member table:name="0,000080889" table:display="true" table:show-details="true"/>
                <table:data-pilot-member table:name="0,00008092" table:display="true" table:show-details="true"/>
                <table:data-pilot-member table:name="0,000081122" table:display="true" table:show-details="true"/>
                <table:data-pilot-member table:name="0,000081268" table:display="true" table:show-details="true"/>
                <table:data-pilot-member table:name="0,000081294" table:display="true" table:show-details="true"/>
                <table:data-pilot-member table:name="0,000081704" table:display="true" table:show-details="true"/>
                <table:data-pilot-member table:name="0,000081932" table:display="true" table:show-details="true"/>
                <table:data-pilot-member table:name="0,000082295" table:display="true" table:show-details="true"/>
                <table:data-pilot-member table:name="0,000082851" table:display="true" table:show-details="true"/>
                <table:data-pilot-member table:name="0,000083387" table:display="true" table:show-details="true"/>
                <table:data-pilot-member table:name="0,000083498" table:display="true" table:show-details="true"/>
                <table:data-pilot-member table:name="0,000083515" table:display="true" table:show-details="true"/>
                <table:data-pilot-member table:name="0,000083658" table:display="true" table:show-details="true"/>
                <table:data-pilot-member table:name="0,000083668" table:display="true" table:show-details="true"/>
                <table:data-pilot-member table:name="0,000083687" table:display="true" table:show-details="true"/>
                <table:data-pilot-member table:name="0,000083798" table:display="true" table:show-details="true"/>
                <table:data-pilot-member table:name="0,000083978" table:display="true" table:show-details="true"/>
                <table:data-pilot-member table:name="0,000084053" table:display="true" table:show-details="true"/>
                <table:data-pilot-member table:name="0,000084116" table:display="true" table:show-details="true"/>
                <table:data-pilot-member table:name="0,000084125" table:display="true" table:show-details="true"/>
                <table:data-pilot-member table:name="0,000084514" table:display="true" table:show-details="true"/>
                <table:data-pilot-member table:name="0,00008459" table:display="true" table:show-details="true"/>
                <table:data-pilot-member table:name="0,000084751" table:display="true" table:show-details="true"/>
                <table:data-pilot-member table:name="0,00008479" table:display="true" table:show-details="true"/>
                <table:data-pilot-member table:name="0,000085112" table:display="true" table:show-details="true"/>
                <table:data-pilot-member table:name="0,000085275" table:display="true" table:show-details="true"/>
                <table:data-pilot-member table:name="0,000085339" table:display="true" table:show-details="true"/>
                <table:data-pilot-member table:name="0,000085504" table:display="true" table:show-details="true"/>
                <table:data-pilot-member table:name="0,000085552" table:display="true" table:show-details="true"/>
                <table:data-pilot-member table:name="0,000085564" table:display="true" table:show-details="true"/>
                <table:data-pilot-member table:name="0,000085619" table:display="true" table:show-details="true"/>
                <table:data-pilot-member table:name="0,000085747" table:display="true" table:show-details="true"/>
                <table:data-pilot-member table:name="0,000085767" table:display="true" table:show-details="true"/>
                <table:data-pilot-member table:name="0,000085793" table:display="true" table:show-details="true"/>
                <table:data-pilot-member table:name="0,000085886" table:display="true" table:show-details="true"/>
                <table:data-pilot-member table:name="0,000085934" table:display="true" table:show-details="true"/>
                <table:data-pilot-member table:name="0,000086066" table:display="true" table:show-details="true"/>
                <table:data-pilot-member table:name="0,000086331" table:display="true" table:show-details="true"/>
                <table:data-pilot-member table:name="0,000086333" table:display="true" table:show-details="true"/>
                <table:data-pilot-member table:name="0,000086496" table:display="true" table:show-details="true"/>
                <table:data-pilot-member table:name="0,00008651" table:display="true" table:show-details="true"/>
                <table:data-pilot-member table:name="0,000086757" table:display="true" table:show-details="true"/>
                <table:data-pilot-member table:name="0,000086925" table:display="true" table:show-details="true"/>
                <table:data-pilot-member table:name="0,000087058" table:display="true" table:show-details="true"/>
                <table:data-pilot-member table:name="0,000087495" table:display="true" table:show-details="true"/>
                <table:data-pilot-member table:name="0,000087931" table:display="true" table:show-details="true"/>
                <table:data-pilot-member table:name="0,000088239" table:display="true" table:show-details="true"/>
                <table:data-pilot-member table:name="0,000088488" table:display="true" table:show-details="true"/>
                <table:data-pilot-member table:name="0,000088802" table:display="true" table:show-details="true"/>
                <table:data-pilot-member table:name="0,000088922" table:display="true" table:show-details="true"/>
                <table:data-pilot-member table:name="0,000089044" table:display="true" table:show-details="true"/>
                <table:data-pilot-member table:name="0,000089286" table:display="true" table:show-details="true"/>
                <table:data-pilot-member table:name="0,000089356" table:display="true" table:show-details="true"/>
                <table:data-pilot-member table:name="0,000089387" table:display="true" table:show-details="true"/>
                <table:data-pilot-member table:name="0,000089589" table:display="true" table:show-details="true"/>
                <table:data-pilot-member table:name="0,000090127" table:display="true" table:show-details="true"/>
                <table:data-pilot-member table:name="0,000090283" table:display="true" table:show-details="true"/>
                <table:data-pilot-member table:name="0,000090539" table:display="true" table:show-details="true"/>
                <table:data-pilot-member table:name="0,000090555" table:display="true" table:show-details="true"/>
                <table:data-pilot-member table:name="0,000090805" table:display="true" table:show-details="true"/>
                <table:data-pilot-member table:name="0,000090884" table:display="true" table:show-details="true"/>
                <table:data-pilot-member table:name="0,000090943" table:display="true" table:show-details="true"/>
                <table:data-pilot-member table:name="0,000091046" table:display="true" table:show-details="true"/>
                <table:data-pilot-member table:name="0,000091141" table:display="true" table:show-details="true"/>
                <table:data-pilot-member table:name="0,000091225" table:display="true" table:show-details="true"/>
                <table:data-pilot-member table:name="0,000091487" table:display="true" table:show-details="true"/>
                <table:data-pilot-member table:name="0,000091617" table:display="true" table:show-details="true"/>
                <table:data-pilot-member table:name="0,00009236" table:display="true" table:show-details="true"/>
                <table:data-pilot-member table:name="0,000092379" table:display="true" table:show-details="true"/>
                <table:data-pilot-member table:name="0,000092482" table:display="true" table:show-details="true"/>
                <table:data-pilot-member table:name="0,000092495" table:display="true" table:show-details="true"/>
                <table:data-pilot-member table:name="0,000092608" table:display="true" table:show-details="true"/>
                <table:data-pilot-member table:name="0,000092728" table:display="true" table:show-details="true"/>
                <table:data-pilot-member table:name="0,000092743" table:display="true" table:show-details="true"/>
                <table:data-pilot-member table:name="0,000092848" table:display="true" table:show-details="true"/>
                <table:data-pilot-member table:name="0,000092875" table:display="true" table:show-details="true"/>
                <table:data-pilot-member table:name="0,000093026" table:display="true" table:show-details="true"/>
                <table:data-pilot-member table:name="0,000093058" table:display="true" table:show-details="true"/>
                <table:data-pilot-member table:name="0,000093259" table:display="true" table:show-details="true"/>
                <table:data-pilot-member table:name="0,000093679" table:display="true" table:show-details="true"/>
                <table:data-pilot-member table:name="0,000093703" table:display="true" table:show-details="true"/>
                <table:data-pilot-member table:name="0,000093737" table:display="true" table:show-details="true"/>
                <table:data-pilot-member table:name="0,000093745" table:display="true" table:show-details="true"/>
                <table:data-pilot-member table:name="0,000093888" table:display="true" table:show-details="true"/>
                <table:data-pilot-member table:name="0,000093987" table:display="true" table:show-details="true"/>
                <table:data-pilot-member table:name="0,00009423" table:display="true" table:show-details="true"/>
                <table:data-pilot-member table:name="0,000094397" table:display="true" table:show-details="true"/>
                <table:data-pilot-member table:name="0,000094456" table:display="true" table:show-details="true"/>
                <table:data-pilot-member table:name="0,000094625" table:display="true" table:show-details="true"/>
                <table:data-pilot-member table:name="0,000094785" table:display="true" table:show-details="true"/>
                <table:data-pilot-member table:name="0,000095451" table:display="true" table:show-details="true"/>
                <table:data-pilot-member table:name="0,00009557" table:display="true" table:show-details="true"/>
                <table:data-pilot-member table:name="0,0000959" table:display="true" table:show-details="true"/>
                <table:data-pilot-member table:name="0,000097248" table:display="true" table:show-details="true"/>
                <table:data-pilot-member table:name="0,00009742" table:display="true" table:show-details="true"/>
                <table:data-pilot-member table:name="0,000097763" table:display="true" table:show-details="true"/>
                <table:data-pilot-member table:name="0,000097847" table:display="true" table:show-details="true"/>
                <table:data-pilot-member table:name="0,000097904" table:display="true" table:show-details="true"/>
                <table:data-pilot-member table:name="0,000097959" table:display="true" table:show-details="true"/>
                <table:data-pilot-member table:name="0,000098352" table:display="true" table:show-details="true"/>
                <table:data-pilot-member table:name="0,000098475" table:display="true" table:show-details="true"/>
                <table:data-pilot-member table:name="0,000098879" table:display="true" table:show-details="true"/>
                <table:data-pilot-member table:name="0,00009903" table:display="true" table:show-details="true"/>
                <table:data-pilot-member table:name="0,0000991" table:display="true" table:show-details="true"/>
                <table:data-pilot-member table:name="0,000099452" table:display="true" table:show-details="true"/>
                <table:data-pilot-member table:name="0,000099757" table:display="true" table:show-details="true"/>
                <table:data-pilot-member table:name="0,000100114" table:display="true" table:show-details="true"/>
                <table:data-pilot-member table:name="0,000100191" table:display="true" table:show-details="true"/>
                <table:data-pilot-member table:name="0,000100236" table:display="true" table:show-details="true"/>
                <table:data-pilot-member table:name="0,000100744" table:display="true" table:show-details="true"/>
                <table:data-pilot-member table:name="0,000100815" table:display="true" table:show-details="true"/>
                <table:data-pilot-member table:name="0,0001012" table:display="true" table:show-details="true"/>
                <table:data-pilot-member table:name="0,000101566" table:display="true" table:show-details="true"/>
                <table:data-pilot-member table:name="0,000101702" table:display="true" table:show-details="true"/>
                <table:data-pilot-member table:name="0,000102011" table:display="true" table:show-details="true"/>
                <table:data-pilot-member table:name="0,0001023" table:display="true" table:show-details="true"/>
                <table:data-pilot-member table:name="0,000102455" table:display="true" table:show-details="true"/>
                <table:data-pilot-member table:name="0,000102802" table:display="true" table:show-details="true"/>
                <table:data-pilot-member table:name="0,000102899" table:display="true" table:show-details="true"/>
                <table:data-pilot-member table:name="0,000103174" table:display="true" table:show-details="true"/>
                <table:data-pilot-member table:name="0,000103839" table:display="true" table:show-details="true"/>
                <table:data-pilot-member table:name="0,000103892" table:display="true" table:show-details="true"/>
                <table:data-pilot-member table:name="0,000103914" table:display="true" table:show-details="true"/>
                <table:data-pilot-member table:name="0,000104591" table:display="true" table:show-details="true"/>
                <table:data-pilot-member table:name="0,000104822" table:display="true" table:show-details="true"/>
                <table:data-pilot-member table:name="0,000106488" table:display="true" table:show-details="true"/>
                <table:data-pilot-member table:name="0,000106518" table:display="true" table:show-details="true"/>
                <table:data-pilot-member table:name="0,000106645" table:display="true" table:show-details="true"/>
                <table:data-pilot-member table:name="0,000106864" table:display="true" table:show-details="true"/>
                <table:data-pilot-member table:name="0,000106887" table:display="true" table:show-details="true"/>
                <table:data-pilot-member table:name="0,000106979" table:display="true" table:show-details="true"/>
                <table:data-pilot-member table:name="0,000107357" table:display="true" table:show-details="true"/>
                <table:data-pilot-member table:name="0,000107537" table:display="true" table:show-details="true"/>
                <table:data-pilot-member table:name="0,000107552" table:display="true" table:show-details="true"/>
                <table:data-pilot-member table:name="0,000107607" table:display="true" table:show-details="true"/>
                <table:data-pilot-member table:name="0,000107811" table:display="true" table:show-details="true"/>
                <table:data-pilot-member table:name="0,000107865" table:display="true" table:show-details="true"/>
                <table:data-pilot-member table:name="0,000108028" table:display="true" table:show-details="true"/>
                <table:data-pilot-member table:name="0,000108618" table:display="true" table:show-details="true"/>
                <table:data-pilot-member table:name="0,000108669" table:display="true" table:show-details="true"/>
                <table:data-pilot-member table:name="0,00010867" table:display="true" table:show-details="true"/>
                <table:data-pilot-member table:name="0,000108675" table:display="true" table:show-details="true"/>
                <table:data-pilot-member table:name="0,000109017" table:display="true" table:show-details="true"/>
                <table:data-pilot-member table:name="0,000109027" table:display="true" table:show-details="true"/>
                <table:data-pilot-member table:name="0,00010935" table:display="true" table:show-details="true"/>
                <table:data-pilot-member table:name="0,00010954" table:display="true" table:show-details="true"/>
                <table:data-pilot-member table:name="0,000109627" table:display="true" table:show-details="true"/>
                <table:data-pilot-member table:name="0,000110664" table:display="true" table:show-details="true"/>
                <table:data-pilot-member table:name="0,000110875" table:display="true" table:show-details="true"/>
                <table:data-pilot-member table:name="0,000111647" table:display="true" table:show-details="true"/>
                <table:data-pilot-member table:name="0,000111748" table:display="true" table:show-details="true"/>
                <table:data-pilot-member table:name="0,000112443" table:display="true" table:show-details="true"/>
                <table:data-pilot-member table:name="0,000112519" table:display="true" table:show-details="true"/>
                <table:data-pilot-member table:name="0,00011276" table:display="true" table:show-details="true"/>
                <table:data-pilot-member table:name="0,000112797" table:display="true" table:show-details="true"/>
                <table:data-pilot-member table:name="0,000112899" table:display="true" table:show-details="true"/>
                <table:data-pilot-member table:name="0,000113184" table:display="true" table:show-details="true"/>
                <table:data-pilot-member table:name="0,000113217" table:display="true" table:show-details="true"/>
                <table:data-pilot-member table:name="0,000113881" table:display="true" table:show-details="true"/>
                <table:data-pilot-member table:name="0,000114046" table:display="true" table:show-details="true"/>
                <table:data-pilot-member table:name="0,000116172" table:display="true" table:show-details="true"/>
                <table:data-pilot-member table:name="0,000116195" table:display="true" table:show-details="true"/>
                <table:data-pilot-member table:name="0,000116225" table:display="true" table:show-details="true"/>
                <table:data-pilot-member table:name="0,000116813" table:display="true" table:show-details="true"/>
                <table:data-pilot-member table:name="0,000117188" table:display="true" table:show-details="true"/>
                <table:data-pilot-member table:name="0,000117567" table:display="true" table:show-details="true"/>
                <table:data-pilot-member table:name="0,000118034" table:display="true" table:show-details="true"/>
                <table:data-pilot-member table:name="0,000118507" table:display="true" table:show-details="true"/>
                <table:data-pilot-member table:name="0,000118521" table:display="true" table:show-details="true"/>
                <table:data-pilot-member table:name="0,000118871" table:display="true" table:show-details="true"/>
                <table:data-pilot-member table:name="0,000119594" table:display="true" table:show-details="true"/>
                <table:data-pilot-member table:name="0,000119638" table:display="true" table:show-details="true"/>
                <table:data-pilot-member table:name="0,000120819" table:display="true" table:show-details="true"/>
                <table:data-pilot-member table:name="0,000121328" table:display="true" table:show-details="true"/>
                <table:data-pilot-member table:name="0,000121583" table:display="true" table:show-details="true"/>
                <table:data-pilot-member table:name="0,000121977" table:display="true" table:show-details="true"/>
                <table:data-pilot-member table:name="0,00012219" table:display="true" table:show-details="true"/>
                <table:data-pilot-member table:name="0,00012224" table:display="true" table:show-details="true"/>
                <table:data-pilot-member table:name="0,000123208" table:display="true" table:show-details="true"/>
                <table:data-pilot-member table:name="0,000123859" table:display="true" table:show-details="true"/>
                <table:data-pilot-member table:name="0,000124257" table:display="true" table:show-details="true"/>
                <table:data-pilot-member table:name="0,00012478" table:display="true" table:show-details="true"/>
                <table:data-pilot-member table:name="0,000125875" table:display="true" table:show-details="true"/>
                <table:data-pilot-member table:name="0,000126704" table:display="true" table:show-details="true"/>
                <table:data-pilot-member table:name="0,000126941" table:display="true" table:show-details="true"/>
                <table:data-pilot-member table:name="0,000127592" table:display="true" table:show-details="true"/>
                <table:data-pilot-member table:name="0,000127961" table:display="true" table:show-details="true"/>
                <table:data-pilot-member table:name="0,000129537" table:display="true" table:show-details="true"/>
                <table:data-pilot-member table:name="0,000130151" table:display="true" table:show-details="true"/>
                <table:data-pilot-member table:name="0,000132534" table:display="true" table:show-details="true"/>
                <table:data-pilot-member table:name="0,000132764" table:display="true" table:show-details="true"/>
                <table:data-pilot-member table:name="0,0001337" table:display="true" table:show-details="true"/>
                <table:data-pilot-member table:name="0,000134151" table:display="true" table:show-details="true"/>
                <table:data-pilot-member table:name="0,000136631" table:display="true" table:show-details="true"/>
                <table:data-pilot-member table:name="0,000137176" table:display="true" table:show-details="true"/>
                <table:data-pilot-member table:name="0,000137921" table:display="true" table:show-details="true"/>
                <table:data-pilot-member table:name="0,000138705" table:display="true" table:show-details="true"/>
                <table:data-pilot-member table:name="0,000139005" table:display="true" table:show-details="true"/>
                <table:data-pilot-member table:name="0,000139006" table:display="true" table:show-details="true"/>
                <table:data-pilot-member table:name="0,000140598" table:display="true" table:show-details="true"/>
                <table:data-pilot-member table:name="0,00014067" table:display="true" table:show-details="true"/>
                <table:data-pilot-member table:name="0,000141768" table:display="true" table:show-details="true"/>
                <table:data-pilot-member table:name="0,000142263" table:display="true" table:show-details="true"/>
                <table:data-pilot-member table:name="0,000142315" table:display="true" table:show-details="true"/>
                <table:data-pilot-member table:name="0,000143771" table:display="true" table:show-details="true"/>
                <table:data-pilot-member table:name="0,000144345" table:display="true" table:show-details="true"/>
                <table:data-pilot-member table:name="0,000144975" table:display="true" table:show-details="true"/>
                <table:data-pilot-member table:name="0,000145108" table:display="true" table:show-details="true"/>
                <table:data-pilot-member table:name="0,000145272" table:display="true" table:show-details="true"/>
                <table:data-pilot-member table:name="0,000145293" table:display="true" table:show-details="true"/>
                <table:data-pilot-member table:name="0,000145374" table:display="true" table:show-details="true"/>
                <table:data-pilot-member table:name="0,000145496" table:display="true" table:show-details="true"/>
                <table:data-pilot-member table:name="0,000145517" table:display="true" table:show-details="true"/>
                <table:data-pilot-member table:name="0,000145545" table:display="true" table:show-details="true"/>
                <table:data-pilot-member table:name="0,000145698" table:display="true" table:show-details="true"/>
                <table:data-pilot-member table:name="0,000146155" table:display="true" table:show-details="true"/>
                <table:data-pilot-member table:name="0,000146347" table:display="true" table:show-details="true"/>
                <table:data-pilot-member table:name="0,000146401" table:display="true" table:show-details="true"/>
                <table:data-pilot-member table:name="0,000146545" table:display="true" table:show-details="true"/>
                <table:data-pilot-member table:name="0,000146769" table:display="true" table:show-details="true"/>
                <table:data-pilot-member table:name="0,000146795" table:display="true" table:show-details="true"/>
                <table:data-pilot-member table:name="0,000146912" table:display="true" table:show-details="true"/>
                <table:data-pilot-member table:name="0,000147036" table:display="true" table:show-details="true"/>
                <table:data-pilot-member table:name="0,000147077" table:display="true" table:show-details="true"/>
                <table:data-pilot-member table:name="0,000147137" table:display="true" table:show-details="true"/>
                <table:data-pilot-member table:name="0,000147379" table:display="true" table:show-details="true"/>
                <table:data-pilot-member table:name="0,000147405" table:display="true" table:show-details="true"/>
                <table:data-pilot-member table:name="0,000147505" table:display="true" table:show-details="true"/>
                <table:data-pilot-member table:name="0,000147745" table:display="true" table:show-details="true"/>
                <table:data-pilot-member table:name="0,000147843" table:display="true" table:show-details="true"/>
                <table:data-pilot-member table:name="0,000148152" table:display="true" table:show-details="true"/>
                <table:data-pilot-member table:name="0,000148317" table:display="true" table:show-details="true"/>
                <table:data-pilot-member table:name="0,000148708" table:display="true" table:show-details="true"/>
                <table:data-pilot-member table:name="0,000148729" table:display="true" table:show-details="true"/>
                <table:data-pilot-member table:name="0,00014944" table:display="true" table:show-details="true"/>
                <table:data-pilot-member table:name="0,00015017" table:display="true" table:show-details="true"/>
                <table:data-pilot-member table:name="0,000150427" table:display="true" table:show-details="true"/>
                <table:data-pilot-member table:name="0,000150552" table:display="true" table:show-details="true"/>
                <table:data-pilot-member table:name="0,000150624" table:display="true" table:show-details="true"/>
                <table:data-pilot-member table:name="0,000151122" table:display="true" table:show-details="true"/>
                <table:data-pilot-member table:name="0,000151136" table:display="true" table:show-details="true"/>
                <table:data-pilot-member table:name="0,000151757" table:display="true" table:show-details="true"/>
                <table:data-pilot-member table:name="0,000152463" table:display="true" table:show-details="true"/>
                <table:data-pilot-member table:name="0,00015287" table:display="true" table:show-details="true"/>
                <table:data-pilot-member table:name="0,000153332" table:display="true" table:show-details="true"/>
                <table:data-pilot-member table:name="0,000153643" table:display="true" table:show-details="true"/>
                <table:data-pilot-member table:name="0,00015372" table:display="true" table:show-details="true"/>
                <table:data-pilot-member table:name="0,000154734" table:display="true" table:show-details="true"/>
                <table:data-pilot-member table:name="0,000155013" table:display="true" table:show-details="true"/>
                <table:data-pilot-member table:name="0,000155329" table:display="true" table:show-details="true"/>
                <table:data-pilot-member table:name="0,00015547" table:display="true" table:show-details="true"/>
                <table:data-pilot-member table:name="0,000155744" table:display="true" table:show-details="true"/>
                <table:data-pilot-member table:name="0,000155866" table:display="true" table:show-details="true"/>
                <table:data-pilot-member table:name="0,00015619" table:display="true" table:show-details="true"/>
                <table:data-pilot-member table:name="0,000156199" table:display="true" table:show-details="true"/>
                <table:data-pilot-member table:name="0,000156341" table:display="true" table:show-details="true"/>
                <table:data-pilot-member table:name="0,0001564" table:display="true" table:show-details="true"/>
                <table:data-pilot-member table:name="0,000156769" table:display="true" table:show-details="true"/>
                <table:data-pilot-member table:name="0,000156865" table:display="true" table:show-details="true"/>
                <table:data-pilot-member table:name="0,000157658" table:display="true" table:show-details="true"/>
                <table:data-pilot-member table:name="0,000157785" table:display="true" table:show-details="true"/>
                <table:data-pilot-member table:name="0,000158043" table:display="true" table:show-details="true"/>
                <table:data-pilot-member table:name="0,000158115" table:display="true" table:show-details="true"/>
                <table:data-pilot-member table:name="0,000158248" table:display="true" table:show-details="true"/>
                <table:data-pilot-member table:name="0,000158341" table:display="true" table:show-details="true"/>
                <table:data-pilot-member table:name="0,000158515" table:display="true" table:show-details="true"/>
                <table:data-pilot-member table:name="0,000158596" table:display="true" table:show-details="true"/>
                <table:data-pilot-member table:name="0,000158825" table:display="true" table:show-details="true"/>
                <table:data-pilot-member table:name="0,000159087" table:display="true" table:show-details="true"/>
                <table:data-pilot-member table:name="0,000159516" table:display="true" table:show-details="true"/>
                <table:data-pilot-member table:name="0,000159661" table:display="true" table:show-details="true"/>
                <table:data-pilot-member table:name="0,000159931" table:display="true" table:show-details="true"/>
                <table:data-pilot-member table:name="0,000160391" table:display="true" table:show-details="true"/>
                <table:data-pilot-member table:name="0,000160491" table:display="true" table:show-details="true"/>
                <table:data-pilot-member table:name="0,000160804" table:display="true" table:show-details="true"/>
                <table:data-pilot-member table:name="0,000160897" table:display="true" table:show-details="true"/>
                <table:data-pilot-member table:name="0,000161076" table:display="true" table:show-details="true"/>
                <table:data-pilot-member table:name="0,00016124" table:display="true" table:show-details="true"/>
                <table:data-pilot-member table:name="0,000161531" table:display="true" table:show-details="true"/>
                <table:data-pilot-member table:name="0,000161666" table:display="true" table:show-details="true"/>
                <table:data-pilot-member table:name="0,000161671" table:display="true" table:show-details="true"/>
                <table:data-pilot-member table:name="0,000161984" table:display="true" table:show-details="true"/>
                <table:data-pilot-member table:name="0,000162296" table:display="true" table:show-details="true"/>
                <table:data-pilot-member table:name="0,000162307" table:display="true" table:show-details="true"/>
                <table:data-pilot-member table:name="0,00016253" table:display="true" table:show-details="true"/>
                <table:data-pilot-member table:name="0,000162608" table:display="true" table:show-details="true"/>
                <table:data-pilot-member table:name="0,000162659" table:display="true" table:show-details="true"/>
                <table:data-pilot-member table:name="0,000162877" table:display="true" table:show-details="true"/>
                <table:data-pilot-member table:name="0,000163234" table:display="true" table:show-details="true"/>
                <table:data-pilot-member table:name="0,000163464" table:display="true" table:show-details="true"/>
                <table:data-pilot-member table:name="0,000163552" table:display="true" table:show-details="true"/>
                <table:data-pilot-member table:name="0,000163627" table:display="true" table:show-details="true"/>
                <table:data-pilot-member table:name="0,000163728" table:display="true" table:show-details="true"/>
                <table:data-pilot-member table:name="0,00016415" table:display="true" table:show-details="true"/>
                <table:data-pilot-member table:name="0,000164389" table:display="true" table:show-details="true"/>
                <table:data-pilot-member table:name="0,000164411" table:display="true" table:show-details="true"/>
                <table:data-pilot-member table:name="0,000164529" table:display="true" table:show-details="true"/>
                <table:data-pilot-member table:name="0,000164654" table:display="true" table:show-details="true"/>
                <table:data-pilot-member table:name="0,000164678" table:display="true" table:show-details="true"/>
                <table:data-pilot-member table:name="0,000165157" table:display="true" table:show-details="true"/>
                <table:data-pilot-member table:name="0,000165231" table:display="true" table:show-details="true"/>
                <table:data-pilot-member table:name="0,000165419" table:display="true" table:show-details="true"/>
                <table:data-pilot-member table:name="0,000165516" table:display="true" table:show-details="true"/>
                <table:data-pilot-member table:name="0,000165949" table:display="true" table:show-details="true"/>
                <table:data-pilot-member table:name="0,000165982" table:display="true" table:show-details="true"/>
                <table:data-pilot-member table:name="0,000166051" table:display="true" table:show-details="true"/>
                <table:data-pilot-member table:name="0,000166312" table:display="true" table:show-details="true"/>
                <table:data-pilot-member table:name="0,000166711" table:display="true" table:show-details="true"/>
                <table:data-pilot-member table:name="0,000167519" table:display="true" table:show-details="true"/>
                <table:data-pilot-member table:name="0,000168085" table:display="true" table:show-details="true"/>
                <table:data-pilot-member table:name="0,00016819" table:display="true" table:show-details="true"/>
                <table:data-pilot-member table:name="0,000168249" table:display="true" table:show-details="true"/>
                <table:data-pilot-member table:name="0,000168391" table:display="true" table:show-details="true"/>
                <table:data-pilot-member table:name="0,000168409" table:display="true" table:show-details="true"/>
                <table:data-pilot-member table:name="0,000169185" table:display="true" table:show-details="true"/>
                <table:data-pilot-member table:name="0,000169455" table:display="true" table:show-details="true"/>
                <table:data-pilot-member table:name="0,000169776" table:display="true" table:show-details="true"/>
                <table:data-pilot-member table:name="0,00017029" table:display="true" table:show-details="true"/>
                <table:data-pilot-member table:name="0,0001703" table:display="true" table:show-details="true"/>
                <table:data-pilot-member table:name="0,000170349" table:display="true" table:show-details="true"/>
                <table:data-pilot-member table:name="0,000170518" table:display="true" table:show-details="true"/>
                <table:data-pilot-member table:name="0,000170573" table:display="true" table:show-details="true"/>
                <table:data-pilot-member table:name="0,000170611" table:display="true" table:show-details="true"/>
                <table:data-pilot-member table:name="0,000170704" table:display="true" table:show-details="true"/>
                <table:data-pilot-member table:name="0,00017073" table:display="true" table:show-details="true"/>
                <table:data-pilot-member table:name="0,000170757" table:display="true" table:show-details="true"/>
                <table:data-pilot-member table:name="0,000170862" table:display="true" table:show-details="true"/>
                <table:data-pilot-member table:name="0,000171133" table:display="true" table:show-details="true"/>
                <table:data-pilot-member table:name="0,000171137" table:display="true" table:show-details="true"/>
                <table:data-pilot-member table:name="0,000171749" table:display="true" table:show-details="true"/>
                <table:data-pilot-member table:name="0,000171769" table:display="true" table:show-details="true"/>
                <table:data-pilot-member table:name="0,000171812" table:display="true" table:show-details="true"/>
                <table:data-pilot-member table:name="0,0001722" table:display="true" table:show-details="true"/>
                <table:data-pilot-member table:name="0,00017251" table:display="true" table:show-details="true"/>
                <table:data-pilot-member table:name="0,000172564" table:display="true" table:show-details="true"/>
                <table:data-pilot-member table:name="0,000172567" table:display="true" table:show-details="true"/>
                <table:data-pilot-member table:name="0,000173264" table:display="true" table:show-details="true"/>
                <table:data-pilot-member table:name="0,000173353" table:display="true" table:show-details="true"/>
                <table:data-pilot-member table:name="0,000173507" table:display="true" table:show-details="true"/>
                <table:data-pilot-member table:name="0,000173533" table:display="true" table:show-details="true"/>
                <table:data-pilot-member table:name="0,000173589" table:display="true" table:show-details="true"/>
                <table:data-pilot-member table:name="0,000173943" table:display="true" table:show-details="true"/>
                <table:data-pilot-member table:name="0,000174285" table:display="true" table:show-details="true"/>
                <table:data-pilot-member table:name="0,000174352" table:display="true" table:show-details="true"/>
                <table:data-pilot-member table:name="0,000174463" table:display="true" table:show-details="true"/>
                <table:data-pilot-member table:name="0,00017455" table:display="true" table:show-details="true"/>
                <table:data-pilot-member table:name="0,000174713" table:display="true" table:show-details="true"/>
                <table:data-pilot-member table:name="0,000175147" table:display="true" table:show-details="true"/>
                <table:data-pilot-member table:name="0,000175553" table:display="true" table:show-details="true"/>
                <table:data-pilot-member table:name="0,000175608" table:display="true" table:show-details="true"/>
                <table:data-pilot-member table:name="0,000175927" table:display="true" table:show-details="true"/>
                <table:data-pilot-member table:name="0,000176836" table:display="true" table:show-details="true"/>
                <table:data-pilot-member table:name="0,000177119" table:display="true" table:show-details="true"/>
                <table:data-pilot-member table:name="0,00017745" table:display="true" table:show-details="true"/>
                <table:data-pilot-member table:name="0,000177915" table:display="true" table:show-details="true"/>
                <table:data-pilot-member table:name="0,000177985" table:display="true" table:show-details="true"/>
                <table:data-pilot-member table:name="0,000178047" table:display="true" table:show-details="true"/>
                <table:data-pilot-member table:name="0,000178413" table:display="true" table:show-details="true"/>
                <table:data-pilot-member table:name="0,000178547" table:display="true" table:show-details="true"/>
                <table:data-pilot-member table:name="0,000179038" table:display="true" table:show-details="true"/>
                <table:data-pilot-member table:name="0,000179162" table:display="true" table:show-details="true"/>
                <table:data-pilot-member table:name="0,00017925" table:display="true" table:show-details="true"/>
                <table:data-pilot-member table:name="0,000179597" table:display="true" table:show-details="true"/>
                <table:data-pilot-member table:name="0,000179703" table:display="true" table:show-details="true"/>
                <table:data-pilot-member table:name="0,000179891" table:display="true" table:show-details="true"/>
                <table:data-pilot-member table:name="0,000179958" table:display="true" table:show-details="true"/>
                <table:data-pilot-member table:name="0,000180352" table:display="true" table:show-details="true"/>
                <table:data-pilot-member table:name="0,000180605" table:display="true" table:show-details="true"/>
                <table:data-pilot-member table:name="0,000180761" table:display="true" table:show-details="true"/>
                <table:data-pilot-member table:name="0,000181071" table:display="true" table:show-details="true"/>
                <table:data-pilot-member table:name="0,000181658" table:display="true" table:show-details="true"/>
                <table:data-pilot-member table:name="0,000181802" table:display="true" table:show-details="true"/>
                <table:data-pilot-member table:name="0,000181859" table:display="true" table:show-details="true"/>
                <table:data-pilot-member table:name="0,00018194" table:display="true" table:show-details="true"/>
                <table:data-pilot-member table:name="0,000182015" table:display="true" table:show-details="true"/>
                <table:data-pilot-member table:name="0,000182273" table:display="true" table:show-details="true"/>
                <table:data-pilot-member table:name="0,000182278" table:display="true" table:show-details="true"/>
                <table:data-pilot-member table:name="0,000182354" table:display="true" table:show-details="true"/>
                <table:data-pilot-member table:name="0,00018246" table:display="true" table:show-details="true"/>
                <table:data-pilot-member table:name="0,000182582" table:display="true" table:show-details="true"/>
                <table:data-pilot-member table:name="0,000182629" table:display="true" table:show-details="true"/>
                <table:data-pilot-member table:name="0,000182961" table:display="true" table:show-details="true"/>
                <table:data-pilot-member table:name="0,000183165" table:display="true" table:show-details="true"/>
                <table:data-pilot-member table:name="0,000183316" table:display="true" table:show-details="true"/>
                <table:data-pilot-member table:name="0,000183395" table:display="true" table:show-details="true"/>
                <table:data-pilot-member table:name="0,000183985" table:display="true" table:show-details="true"/>
                <table:data-pilot-member table:name="0,000184138" table:display="true" table:show-details="true"/>
                <table:data-pilot-member table:name="0,000184415" table:display="true" table:show-details="true"/>
                <table:data-pilot-member table:name="0,000184601" table:display="true" table:show-details="true"/>
                <table:data-pilot-member table:name="0,00018479" table:display="true" table:show-details="true"/>
                <table:data-pilot-member table:name="0,000184925" table:display="true" table:show-details="true"/>
                <table:data-pilot-member table:name="0,000185073" table:display="true" table:show-details="true"/>
                <table:data-pilot-member table:name="0,000185271" table:display="true" table:show-details="true"/>
                <table:data-pilot-member table:name="0,000185327" table:display="true" table:show-details="true"/>
                <table:data-pilot-member table:name="0,000185395" table:display="true" table:show-details="true"/>
                <table:data-pilot-member table:name="0,000186136" table:display="true" table:show-details="true"/>
                <table:data-pilot-member table:name="0,000186187" table:display="true" table:show-details="true"/>
                <table:data-pilot-member table:name="0,000186388" table:display="true" table:show-details="true"/>
                <table:data-pilot-member table:name="0,000186409" table:display="true" table:show-details="true"/>
                <table:data-pilot-member table:name="0,000186529" table:display="true" table:show-details="true"/>
                <table:data-pilot-member table:name="0,000186597" table:display="true" table:show-details="true"/>
                <table:data-pilot-member table:name="0,000186867" table:display="true" table:show-details="true"/>
                <table:data-pilot-member table:name="0,000187058" table:display="true" table:show-details="true"/>
                <table:data-pilot-member table:name="0,000187154" table:display="true" table:show-details="true"/>
                <table:data-pilot-member table:name="0,000187409" table:display="true" table:show-details="true"/>
                <table:data-pilot-member table:name="0,000187448" table:display="true" table:show-details="true"/>
                <table:data-pilot-member table:name="0,000187797" table:display="true" table:show-details="true"/>
                <table:data-pilot-member table:name="0,000187815" table:display="true" table:show-details="true"/>
                <table:data-pilot-member table:name="0,000188101" table:display="true" table:show-details="true"/>
                <table:data-pilot-member table:name="0,000188212" table:display="true" table:show-details="true"/>
                <table:data-pilot-member table:name="0,000188227" table:display="true" table:show-details="true"/>
                <table:data-pilot-member table:name="0,000188276" table:display="true" table:show-details="true"/>
                <table:data-pilot-member table:name="0,000188737" table:display="true" table:show-details="true"/>
                <table:data-pilot-member table:name="0,000188777" table:display="true" table:show-details="true"/>
                <table:data-pilot-member table:name="0,000188861" table:display="true" table:show-details="true"/>
                <table:data-pilot-member table:name="0,000188902" table:display="true" table:show-details="true"/>
                <table:data-pilot-member table:name="0,000189111" table:display="true" table:show-details="true"/>
                <table:data-pilot-member table:name="0,000189163" table:display="true" table:show-details="true"/>
                <table:data-pilot-member table:name="0,000189593" table:display="true" table:show-details="true"/>
                <table:data-pilot-member table:name="0,000189994" table:display="true" table:show-details="true"/>
                <table:data-pilot-member table:name="0,000190234" table:display="true" table:show-details="true"/>
                <table:data-pilot-member table:name="0,000190676" table:display="true" table:show-details="true"/>
                <table:data-pilot-member table:name="0,000190814" table:display="true" table:show-details="true"/>
                <table:data-pilot-member table:name="0,000191106" table:display="true" table:show-details="true"/>
                <table:data-pilot-member table:name="0,000191174" table:display="true" table:show-details="true"/>
                <table:data-pilot-member table:name="0,000191861" table:display="true" table:show-details="true"/>
                <table:data-pilot-member table:name="0,000192001" table:display="true" table:show-details="true"/>
                <table:data-pilot-member table:name="0,00019221" table:display="true" table:show-details="true"/>
                <table:data-pilot-member table:name="0,000192357" table:display="true" table:show-details="true"/>
                <table:data-pilot-member table:name="0,000192615" table:display="true" table:show-details="true"/>
                <table:data-pilot-member table:name="0,000192842" table:display="true" table:show-details="true"/>
                <table:data-pilot-member table:name="0,00019313" table:display="true" table:show-details="true"/>
                <table:data-pilot-member table:name="0,000193135" table:display="true" table:show-details="true"/>
                <table:data-pilot-member table:name="0,000193275" table:display="true" table:show-details="true"/>
                <table:data-pilot-member table:name="0,000193368" table:display="true" table:show-details="true"/>
                <table:data-pilot-member table:name="0,000193472" table:display="true" table:show-details="true"/>
                <table:data-pilot-member table:name="0,000194399" table:display="true" table:show-details="true"/>
                <table:data-pilot-member table:name="0,000194848" table:display="true" table:show-details="true"/>
                <table:data-pilot-member table:name="0,000195143" table:display="true" table:show-details="true"/>
                <table:data-pilot-member table:name="0,000195537" table:display="true" table:show-details="true"/>
                <table:data-pilot-member table:name="0,000195548" table:display="true" table:show-details="true"/>
                <table:data-pilot-member table:name="0,000196131" table:display="true" table:show-details="true"/>
                <table:data-pilot-member table:name="0,000196585" table:display="true" table:show-details="true"/>
                <table:data-pilot-member table:name="0,00019664" table:display="true" table:show-details="true"/>
                <table:data-pilot-member table:name="0,000196781" table:display="true" table:show-details="true"/>
                <table:data-pilot-member table:name="0,000196967" table:display="true" table:show-details="true"/>
                <table:data-pilot-member table:name="0,000197234" table:display="true" table:show-details="true"/>
                <table:data-pilot-member table:name="0,000197313" table:display="true" table:show-details="true"/>
                <table:data-pilot-member table:name="0,000197993" table:display="true" table:show-details="true"/>
                <table:data-pilot-member table:name="0,000198184" table:display="true" table:show-details="true"/>
                <table:data-pilot-member table:name="0,000198398" table:display="true" table:show-details="true"/>
                <table:data-pilot-member table:name="0,000198445" table:display="true" table:show-details="true"/>
                <table:data-pilot-member table:name="0,000198519" table:display="true" table:show-details="true"/>
                <table:data-pilot-member table:name="0,000198551" table:display="true" table:show-details="true"/>
                <table:data-pilot-member table:name="0,000198665" table:display="true" table:show-details="true"/>
                <table:data-pilot-member table:name="0,000198807" table:display="true" table:show-details="true"/>
                <table:data-pilot-member table:name="0,000198811" table:display="true" table:show-details="true"/>
                <table:data-pilot-member table:name="0,000199023" table:display="true" table:show-details="true"/>
                <table:data-pilot-member table:name="0,000199788" table:display="true" table:show-details="true"/>
                <table:data-pilot-member table:name="0,000200849" table:display="true" table:show-details="true"/>
                <table:data-pilot-member table:name="0,000201127" table:display="true" table:show-details="true"/>
                <table:data-pilot-member table:name="0,000201212" table:display="true" table:show-details="true"/>
                <table:data-pilot-member table:name="0,000201244" table:display="true" table:show-details="true"/>
                <table:data-pilot-member table:name="0,000201615" table:display="true" table:show-details="true"/>
                <table:data-pilot-member table:name="0,000201838" table:display="true" table:show-details="true"/>
                <table:data-pilot-member table:name="0,000201915" table:display="true" table:show-details="true"/>
                <table:data-pilot-member table:name="0,00020276" table:display="true" table:show-details="true"/>
                <table:data-pilot-member table:name="0,000202863" table:display="true" table:show-details="true"/>
                <table:data-pilot-member table:name="0,000203067" table:display="true" table:show-details="true"/>
                <table:data-pilot-member table:name="0,000203128" table:display="true" table:show-details="true"/>
                <table:data-pilot-member table:name="0,000203297" table:display="true" table:show-details="true"/>
                <table:data-pilot-member table:name="0,000203317" table:display="true" table:show-details="true"/>
                <table:data-pilot-member table:name="0,00020371" table:display="true" table:show-details="true"/>
                <table:data-pilot-member table:name="0,00020376" table:display="true" table:show-details="true"/>
                <table:data-pilot-member table:name="0,000204522" table:display="true" table:show-details="true"/>
                <table:data-pilot-member table:name="0,000204646" table:display="true" table:show-details="true"/>
                <table:data-pilot-member table:name="0,000204655" table:display="true" table:show-details="true"/>
                <table:data-pilot-member table:name="0,00020468" table:display="true" table:show-details="true"/>
                <table:data-pilot-member table:name="0,000205078" table:display="true" table:show-details="true"/>
                <table:data-pilot-member table:name="0,000205189" table:display="true" table:show-details="true"/>
                <table:data-pilot-member table:name="0,000205785" table:display="true" table:show-details="true"/>
                <table:data-pilot-member table:name="0,000205795" table:display="true" table:show-details="true"/>
                <table:data-pilot-member table:name="0,000205958" table:display="true" table:show-details="true"/>
                <table:data-pilot-member table:name="0,000205984" table:display="true" table:show-details="true"/>
                <table:data-pilot-member table:name="0,000206204" table:display="true" table:show-details="true"/>
                <table:data-pilot-member table:name="0,000206244" table:display="true" table:show-details="true"/>
                <table:data-pilot-member table:name="0,000206305" table:display="true" table:show-details="true"/>
                <table:data-pilot-member table:name="0,000206899" table:display="true" table:show-details="true"/>
                <table:data-pilot-member table:name="0,000207252" table:display="true" table:show-details="true"/>
                <table:data-pilot-member table:name="0,000207257" table:display="true" table:show-details="true"/>
                <table:data-pilot-member table:name="0,00020726" table:display="true" table:show-details="true"/>
                <table:data-pilot-member table:name="0,000207632" table:display="true" table:show-details="true"/>
                <table:data-pilot-member table:name="0,000207926" table:display="true" table:show-details="true"/>
                <table:data-pilot-member table:name="0,000207947" table:display="true" table:show-details="true"/>
                <table:data-pilot-member table:name="0,000208257" table:display="true" table:show-details="true"/>
                <table:data-pilot-member table:name="0,000208705" table:display="true" table:show-details="true"/>
                <table:data-pilot-member table:name="0,000209068" table:display="true" table:show-details="true"/>
                <table:data-pilot-member table:name="0,000209155" table:display="true" table:show-details="true"/>
                <table:data-pilot-member table:name="0,000209568" table:display="true" table:show-details="true"/>
                <table:data-pilot-member table:name="0,000209634" table:display="true" table:show-details="true"/>
                <table:data-pilot-member table:name="0,000210599" table:display="true" table:show-details="true"/>
                <table:data-pilot-member table:name="0,000211876" table:display="true" table:show-details="true"/>
                <table:data-pilot-member table:name="0,000211923" table:display="true" table:show-details="true"/>
                <table:data-pilot-member table:name="0,000211944" table:display="true" table:show-details="true"/>
                <table:data-pilot-member table:name="0,000212125" table:display="true" table:show-details="true"/>
                <table:data-pilot-member table:name="0,000212166" table:display="true" table:show-details="true"/>
                <table:data-pilot-member table:name="0,000212268" table:display="true" table:show-details="true"/>
                <table:data-pilot-member table:name="0,000212846" table:display="true" table:show-details="true"/>
                <table:data-pilot-member table:name="0,000213516" table:display="true" table:show-details="true"/>
                <table:data-pilot-member table:name="0,000213543" table:display="true" table:show-details="true"/>
                <table:data-pilot-member table:name="0,00021356" table:display="true" table:show-details="true"/>
                <table:data-pilot-member table:name="0,000214121" table:display="true" table:show-details="true"/>
                <table:data-pilot-member table:name="0,000214292" table:display="true" table:show-details="true"/>
                <table:data-pilot-member table:name="0,00021451" table:display="true" table:show-details="true"/>
                <table:data-pilot-member table:name="0,00021452" table:display="true" table:show-details="true"/>
                <table:data-pilot-member table:name="0,000215232" table:display="true" table:show-details="true"/>
                <table:data-pilot-member table:name="0,000217149" table:display="true" table:show-details="true"/>
                <table:data-pilot-member table:name="0,000217411" table:display="true" table:show-details="true"/>
                <table:data-pilot-member table:name="0,000217456" table:display="true" table:show-details="true"/>
                <table:data-pilot-member table:name="0,00021757" table:display="true" table:show-details="true"/>
                <table:data-pilot-member table:name="0,000217982" table:display="true" table:show-details="true"/>
                <table:data-pilot-member table:name="0,000218158" table:display="true" table:show-details="true"/>
                <table:data-pilot-member table:name="0,000218569" table:display="true" table:show-details="true"/>
                <table:data-pilot-member table:name="0,000218871" table:display="true" table:show-details="true"/>
                <table:data-pilot-member table:name="0,00021953" table:display="true" table:show-details="true"/>
                <table:data-pilot-member table:name="0,000219531" table:display="true" table:show-details="true"/>
                <table:data-pilot-member table:name="0,000219608" table:display="true" table:show-details="true"/>
                <table:data-pilot-member table:name="0,000220352" table:display="true" table:show-details="true"/>
                <table:data-pilot-member table:name="0,000221228" table:display="true" table:show-details="true"/>
                <table:data-pilot-member table:name="0,000221788" table:display="true" table:show-details="true"/>
                <table:data-pilot-member table:name="0,000221996" table:display="true" table:show-details="true"/>
                <table:data-pilot-member table:name="0,000222535" table:display="true" table:show-details="true"/>
                <table:data-pilot-member table:name="0,000222838" table:display="true" table:show-details="true"/>
                <table:data-pilot-member table:name="0,000224088" table:display="true" table:show-details="true"/>
                <table:data-pilot-member table:name="0,00022485" table:display="true" table:show-details="true"/>
                <table:data-pilot-member table:name="0,000224997" table:display="true" table:show-details="true"/>
                <table:data-pilot-member table:name="0,000225999" table:display="true" table:show-details="true"/>
                <table:data-pilot-member table:name="0,000226158" table:display="true" table:show-details="true"/>
                <table:data-pilot-member table:name="0,000227672" table:display="true" table:show-details="true"/>
                <table:data-pilot-member table:name="0,000227816" table:display="true" table:show-details="true"/>
                <table:data-pilot-member table:name="0,00022803" table:display="true" table:show-details="true"/>
                <table:data-pilot-member table:name="0,000228158" table:display="true" table:show-details="true"/>
                <table:data-pilot-member table:name="0,000228495" table:display="true" table:show-details="true"/>
                <table:data-pilot-member table:name="0,000229103" table:display="true" table:show-details="true"/>
                <table:data-pilot-member table:name="0,00022948" table:display="true" table:show-details="true"/>
                <table:data-pilot-member table:name="0,000229704" table:display="true" table:show-details="true"/>
                <table:data-pilot-member table:name="0,000230173" table:display="true" table:show-details="true"/>
                <table:data-pilot-member table:name="0,00023112" table:display="true" table:show-details="true"/>
                <table:data-pilot-member table:name="0,000231467" table:display="true" table:show-details="true"/>
                <table:data-pilot-member table:name="0,00023271" table:display="true" table:show-details="true"/>
                <table:data-pilot-member table:name="0,000233258" table:display="true" table:show-details="true"/>
                <table:data-pilot-member table:name="0,000233261" table:display="true" table:show-details="true"/>
                <table:data-pilot-member table:name="0,000233311" table:display="true" table:show-details="true"/>
                <table:data-pilot-member table:name="0,000233913" table:display="true" table:show-details="true"/>
                <table:data-pilot-member table:name="0,000234277" table:display="true" table:show-details="true"/>
                <table:data-pilot-member table:name="0,000234832" table:display="true" table:show-details="true"/>
                <table:data-pilot-member table:name="0,000235243" table:display="true" table:show-details="true"/>
                <table:data-pilot-member table:name="0,000235311" table:display="true" table:show-details="true"/>
                <table:data-pilot-member table:name="0,000235376" table:display="true" table:show-details="true"/>
                <table:data-pilot-member table:name="0,00023594" table:display="true" table:show-details="true"/>
                <table:data-pilot-member table:name="0,000236297" table:display="true" table:show-details="true"/>
                <table:data-pilot-member table:name="0,00023664" table:display="true" table:show-details="true"/>
                <table:data-pilot-member table:name="0,000237057" table:display="true" table:show-details="true"/>
                <table:data-pilot-member table:name="0,000237111" table:display="true" table:show-details="true"/>
                <table:data-pilot-member table:name="0,000237646" table:display="true" table:show-details="true"/>
                <table:data-pilot-member table:name="0,000238013" table:display="true" table:show-details="true"/>
                <table:data-pilot-member table:name="0,000238365" table:display="true" table:show-details="true"/>
                <table:data-pilot-member table:name="0,000238785" table:display="true" table:show-details="true"/>
                <table:data-pilot-member table:name="0,000238868" table:display="true" table:show-details="true"/>
                <table:data-pilot-member table:name="0,000239576" table:display="true" table:show-details="true"/>
                <table:data-pilot-member table:name="0,000239629" table:display="true" table:show-details="true"/>
                <table:data-pilot-member table:name="0,000239935" table:display="true" table:show-details="true"/>
                <table:data-pilot-member table:name="0,000240232" table:display="true" table:show-details="true"/>
                <table:data-pilot-member table:name="0,000240933" table:display="true" table:show-details="true"/>
                <table:data-pilot-member table:name="0,000242142" table:display="true" table:show-details="true"/>
                <table:data-pilot-member table:name="0,000243034" table:display="true" table:show-details="true"/>
                <table:data-pilot-member table:name="0,000243167" table:display="true" table:show-details="true"/>
                <table:data-pilot-member table:name="0,000243301" table:display="true" table:show-details="true"/>
                <table:data-pilot-member table:name="0,000243812" table:display="true" table:show-details="true"/>
                <table:data-pilot-member table:name="0,000244402" table:display="true" table:show-details="true"/>
                <table:data-pilot-member table:name="0,000245235" table:display="true" table:show-details="true"/>
                <table:data-pilot-member table:name="0,000245518" table:display="true" table:show-details="true"/>
                <table:data-pilot-member table:name="0,000245738" table:display="true" table:show-details="true"/>
                <table:data-pilot-member table:name="0,000245776" table:display="true" table:show-details="true"/>
                <table:data-pilot-member table:name="0,000245864" table:display="true" table:show-details="true"/>
                <table:data-pilot-member table:name="0,000245873" table:display="true" table:show-details="true"/>
                <table:data-pilot-member table:name="0,000247183" table:display="true" table:show-details="true"/>
                <table:data-pilot-member table:name="0,000247745" table:display="true" table:show-details="true"/>
                <table:data-pilot-member table:name="0,000247927" table:display="true" table:show-details="true"/>
                <table:data-pilot-member table:name="0,000248273" table:display="true" table:show-details="true"/>
                <table:data-pilot-member table:name="0,000248983" table:display="true" table:show-details="true"/>
                <table:data-pilot-member table:name="0,000250008" table:display="true" table:show-details="true"/>
                <table:data-pilot-member table:name="0,000250872" table:display="true" table:show-details="true"/>
                <table:data-pilot-member table:name="0,000251243" table:display="true" table:show-details="true"/>
                <table:data-pilot-member table:name="0,000252019" table:display="true" table:show-details="true"/>
                <table:data-pilot-member table:name="0,000253043" table:display="true" table:show-details="true"/>
                <table:data-pilot-member table:name="0,000253449" table:display="true" table:show-details="true"/>
                <table:data-pilot-member table:name="0,000253545" table:display="true" table:show-details="true"/>
                <table:data-pilot-member table:name="0,000254183" table:display="true" table:show-details="true"/>
                <table:data-pilot-member table:name="0,00025482" table:display="true" table:show-details="true"/>
                <table:data-pilot-member table:name="0,000255049" table:display="true" table:show-details="true"/>
                <table:data-pilot-member table:name="0,000255561" table:display="true" table:show-details="true"/>
                <table:data-pilot-member table:name="0,000255606" table:display="true" table:show-details="true"/>
                <table:data-pilot-member table:name="0,000255671" table:display="true" table:show-details="true"/>
                <table:data-pilot-member table:name="0,000256442" table:display="true" table:show-details="true"/>
                <table:data-pilot-member table:name="0,000256568" table:display="true" table:show-details="true"/>
                <table:data-pilot-member table:name="0,000256581" table:display="true" table:show-details="true"/>
                <table:data-pilot-member table:name="0,00025704" table:display="true" table:show-details="true"/>
                <table:data-pilot-member table:name="0,000257263" table:display="true" table:show-details="true"/>
                <table:data-pilot-member table:name="0,000257323" table:display="true" table:show-details="true"/>
                <table:data-pilot-member table:name="0,000258348" table:display="true" table:show-details="true"/>
                <table:data-pilot-member table:name="0,000259962" table:display="true" table:show-details="true"/>
                <table:data-pilot-member table:name="0,00026001" table:display="true" table:show-details="true"/>
                <table:data-pilot-member table:name="0,000261027" table:display="true" table:show-details="true"/>
                <table:data-pilot-member table:name="0,000261155" table:display="true" table:show-details="true"/>
                <table:data-pilot-member table:name="0,00026129" table:display="true" table:show-details="true"/>
                <table:data-pilot-member table:name="0,000261341" table:display="true" table:show-details="true"/>
                <table:data-pilot-member table:name="0,000262119" table:display="true" table:show-details="true"/>
                <table:data-pilot-member table:name="0,000262823" table:display="true" table:show-details="true"/>
                <table:data-pilot-member table:name="0,000263071" table:display="true" table:show-details="true"/>
                <table:data-pilot-member table:name="0,000264632" table:display="true" table:show-details="true"/>
                <table:data-pilot-member table:name="0,000264638" table:display="true" table:show-details="true"/>
                <table:data-pilot-member table:name="0,000265873" table:display="true" table:show-details="true"/>
                <table:data-pilot-member table:name="0,000266972" table:display="true" table:show-details="true"/>
                <table:data-pilot-member table:name="0,000267207" table:display="true" table:show-details="true"/>
                <table:data-pilot-member table:name="0,000267362" table:display="true" table:show-details="true"/>
                <table:data-pilot-member table:name="0,000267644" table:display="true" table:show-details="true"/>
                <table:data-pilot-member table:name="0,00026781" table:display="true" table:show-details="true"/>
                <table:data-pilot-member table:name="0,000267831" table:display="true" table:show-details="true"/>
                <table:data-pilot-member table:name="0,00026796" table:display="true" table:show-details="true"/>
                <table:data-pilot-member table:name="0,000268" table:display="true" table:show-details="true"/>
                <table:data-pilot-member table:name="0,000269067" table:display="true" table:show-details="true"/>
                <table:data-pilot-member table:name="0,000269372" table:display="true" table:show-details="true"/>
                <table:data-pilot-member table:name="0,000269435" table:display="true" table:show-details="true"/>
                <table:data-pilot-member table:name="0,000269726" table:display="true" table:show-details="true"/>
                <table:data-pilot-member table:name="0,000270085" table:display="true" table:show-details="true"/>
                <table:data-pilot-member table:name="0,000270153" table:display="true" table:show-details="true"/>
                <table:data-pilot-member table:name="0,000270415" table:display="true" table:show-details="true"/>
                <table:data-pilot-member table:name="0,000270468" table:display="true" table:show-details="true"/>
                <table:data-pilot-member table:name="0,000270935" table:display="true" table:show-details="true"/>
                <table:data-pilot-member table:name="0,000271204" table:display="true" table:show-details="true"/>
                <table:data-pilot-member table:name="0,000271644" table:display="true" table:show-details="true"/>
                <table:data-pilot-member table:name="0,000271749" table:display="true" table:show-details="true"/>
                <table:data-pilot-member table:name="0,000271977" table:display="true" table:show-details="true"/>
                <table:data-pilot-member table:name="0,000272034" table:display="true" table:show-details="true"/>
                <table:data-pilot-member table:name="0,000272431" table:display="true" table:show-details="true"/>
                <table:data-pilot-member table:name="0,000273254" table:display="true" table:show-details="true"/>
                <table:data-pilot-member table:name="0,000273532" table:display="true" table:show-details="true"/>
                <table:data-pilot-member table:name="0,000274286" table:display="true" table:show-details="true"/>
                <table:data-pilot-member table:name="0,000274776" table:display="true" table:show-details="true"/>
                <table:data-pilot-member table:name="0,00027486" table:display="true" table:show-details="true"/>
                <table:data-pilot-member table:name="0,000275397" table:display="true" table:show-details="true"/>
                <table:data-pilot-member table:name="0,000277156" table:display="true" table:show-details="true"/>
                <table:data-pilot-member table:name="0,000277454" table:display="true" table:show-details="true"/>
                <table:data-pilot-member table:name="0,000278066" table:display="true" table:show-details="true"/>
                <table:data-pilot-member table:name="0,00027828" table:display="true" table:show-details="true"/>
                <table:data-pilot-member table:name="0,00027859" table:display="true" table:show-details="true"/>
                <table:data-pilot-member table:name="0,000278825" table:display="true" table:show-details="true"/>
                <table:data-pilot-member table:name="0,000279622" table:display="true" table:show-details="true"/>
                <table:data-pilot-member table:name="0,000279783" table:display="true" table:show-details="true"/>
                <table:data-pilot-member table:name="0,00028061" table:display="true" table:show-details="true"/>
                <table:data-pilot-member table:name="0,000280614" table:display="true" table:show-details="true"/>
                <table:data-pilot-member table:name="0,000280777" table:display="true" table:show-details="true"/>
                <table:data-pilot-member table:name="0,00028174" table:display="true" table:show-details="true"/>
                <table:data-pilot-member table:name="0,000281789" table:display="true" table:show-details="true"/>
                <table:data-pilot-member table:name="0,000281814" table:display="true" table:show-details="true"/>
                <table:data-pilot-member table:name="0,00028205" table:display="true" table:show-details="true"/>
                <table:data-pilot-member table:name="0,000282476" table:display="true" table:show-details="true"/>
                <table:data-pilot-member table:name="0,000282615" table:display="true" table:show-details="true"/>
                <table:data-pilot-member table:name="0,00028277" table:display="true" table:show-details="true"/>
                <table:data-pilot-member table:name="0,0002831" table:display="true" table:show-details="true"/>
                <table:data-pilot-member table:name="0,000283186" table:display="true" table:show-details="true"/>
                <table:data-pilot-member table:name="0,000283397" table:display="true" table:show-details="true"/>
                <table:data-pilot-member table:name="0,000283877" table:display="true" table:show-details="true"/>
                <table:data-pilot-member table:name="0,000283949" table:display="true" table:show-details="true"/>
                <table:data-pilot-member table:name="0,00028395" table:display="true" table:show-details="true"/>
                <table:data-pilot-member table:name="0,000284201" table:display="true" table:show-details="true"/>
                <table:data-pilot-member table:name="0,000284442" table:display="true" table:show-details="true"/>
                <table:data-pilot-member table:name="0,000284466" table:display="true" table:show-details="true"/>
                <table:data-pilot-member table:name="0,000284623" table:display="true" table:show-details="true"/>
                <table:data-pilot-member table:name="0,000284778" table:display="true" table:show-details="true"/>
                <table:data-pilot-member table:name="0,000285279" table:display="true" table:show-details="true"/>
                <table:data-pilot-member table:name="0,000286253" table:display="true" table:show-details="true"/>
                <table:data-pilot-member table:name="0,000286511" table:display="true" table:show-details="true"/>
                <table:data-pilot-member table:name="0,000287467" table:display="true" table:show-details="true"/>
                <table:data-pilot-member table:name="0,000287558" table:display="true" table:show-details="true"/>
                <table:data-pilot-member table:name="0,000287601" table:display="true" table:show-details="true"/>
                <table:data-pilot-member table:name="0,000287673" table:display="true" table:show-details="true"/>
                <table:data-pilot-member table:name="0,000287773" table:display="true" table:show-details="true"/>
                <table:data-pilot-member table:name="0,000287852" table:display="true" table:show-details="true"/>
                <table:data-pilot-member table:name="0,000288201" table:display="true" table:show-details="true"/>
                <table:data-pilot-member table:name="0,000288303" table:display="true" table:show-details="true"/>
                <table:data-pilot-member table:name="0,00028862" table:display="true" table:show-details="true"/>
                <table:data-pilot-member table:name="0,000289114" table:display="true" table:show-details="true"/>
                <table:data-pilot-member table:name="0,000289305" table:display="true" table:show-details="true"/>
                <table:data-pilot-member table:name="0,000289604" table:display="true" table:show-details="true"/>
                <table:data-pilot-member table:name="0,000290002" table:display="true" table:show-details="true"/>
                <table:data-pilot-member table:name="0,000290343" table:display="true" table:show-details="true"/>
                <table:data-pilot-member table:name="0,000290392" table:display="true" table:show-details="true"/>
                <table:data-pilot-member table:name="0,000290546" table:display="true" table:show-details="true"/>
                <table:data-pilot-member table:name="0,000290726" table:display="true" table:show-details="true"/>
                <table:data-pilot-member table:name="0,000290756" table:display="true" table:show-details="true"/>
                <table:data-pilot-member table:name="0,00029087" table:display="true" table:show-details="true"/>
                <table:data-pilot-member table:name="0,000291384" table:display="true" table:show-details="true"/>
                <table:data-pilot-member table:name="0,000292198" table:display="true" table:show-details="true"/>
                <table:data-pilot-member table:name="0,000292674" table:display="true" table:show-details="true"/>
                <table:data-pilot-member table:name="0,000292702" table:display="true" table:show-details="true"/>
                <table:data-pilot-member table:name="0,000292796" table:display="true" table:show-details="true"/>
                <table:data-pilot-member table:name="0,000293741" table:display="true" table:show-details="true"/>
                <table:data-pilot-member table:name="0,00029537" table:display="true" table:show-details="true"/>
                <table:data-pilot-member table:name="0,000295774" table:display="true" table:show-details="true"/>
                <table:data-pilot-member table:name="0,000295902" table:display="true" table:show-details="true"/>
                <table:data-pilot-member table:name="0,000295976" table:display="true" table:show-details="true"/>
                <table:data-pilot-member table:name="0,000296004" table:display="true" table:show-details="true"/>
                <table:data-pilot-member table:name="0,000296209" table:display="true" table:show-details="true"/>
                <table:data-pilot-member table:name="0,000296442" table:display="true" table:show-details="true"/>
                <table:data-pilot-member table:name="0,000296701" table:display="true" table:show-details="true"/>
                <table:data-pilot-member table:name="0,000297481" table:display="true" table:show-details="true"/>
                <table:data-pilot-member table:name="0,000297946" table:display="true" table:show-details="true"/>
                <table:data-pilot-member table:name="0,000298305" table:display="true" table:show-details="true"/>
                <table:data-pilot-member table:name="0,000298317" table:display="true" table:show-details="true"/>
                <table:data-pilot-member table:name="0,000298636" table:display="true" table:show-details="true"/>
                <table:data-pilot-member table:name="0,000298748" table:display="true" table:show-details="true"/>
                <table:data-pilot-member table:name="0,000299647" table:display="true" table:show-details="true"/>
                <table:data-pilot-member table:name="0,000299773" table:display="true" table:show-details="true"/>
                <table:data-pilot-member table:name="0,000299928" table:display="true" table:show-details="true"/>
                <table:data-pilot-member table:name="0,000300156" table:display="true" table:show-details="true"/>
                <table:data-pilot-member table:name="0,000300506" table:display="true" table:show-details="true"/>
                <table:data-pilot-member table:name="0,000300756" table:display="true" table:show-details="true"/>
                <table:data-pilot-member table:name="0,000301201" table:display="true" table:show-details="true"/>
                <table:data-pilot-member table:name="0,000301294" table:display="true" table:show-details="true"/>
                <table:data-pilot-member table:name="0,00030162" table:display="true" table:show-details="true"/>
                <table:data-pilot-member table:name="0,000301847" table:display="true" table:show-details="true"/>
                <table:data-pilot-member table:name="0,000302084" table:display="true" table:show-details="true"/>
                <table:data-pilot-member table:name="0,000302593" table:display="true" table:show-details="true"/>
                <table:data-pilot-member table:name="0,000302716" table:display="true" table:show-details="true"/>
                <table:data-pilot-member table:name="0,00030295" table:display="true" table:show-details="true"/>
                <table:data-pilot-member table:name="0,000303417" table:display="true" table:show-details="true"/>
                <table:data-pilot-member table:name="0,000304446" table:display="true" table:show-details="true"/>
                <table:data-pilot-member table:name="0,000304664" table:display="true" table:show-details="true"/>
                <table:data-pilot-member table:name="0,000305217" table:display="true" table:show-details="true"/>
                <table:data-pilot-member table:name="0,000305456" table:display="true" table:show-details="true"/>
                <table:data-pilot-member table:name="0,000306521" table:display="true" table:show-details="true"/>
                <table:data-pilot-member table:name="0,000306948" table:display="true" table:show-details="true"/>
                <table:data-pilot-member table:name="0,000307152" table:display="true" table:show-details="true"/>
                <table:data-pilot-member table:name="0,00030725" table:display="true" table:show-details="true"/>
                <table:data-pilot-member table:name="0,000307387" table:display="true" table:show-details="true"/>
                <table:data-pilot-member table:name="0,000307941" table:display="true" table:show-details="true"/>
                <table:data-pilot-member table:name="0,000308396" table:display="true" table:show-details="true"/>
                <table:data-pilot-member table:name="0,000308458" table:display="true" table:show-details="true"/>
                <table:data-pilot-member table:name="0,00030875" table:display="true" table:show-details="true"/>
                <table:data-pilot-member table:name="0,000308877" table:display="true" table:show-details="true"/>
                <table:data-pilot-member table:name="0,000309509" table:display="true" table:show-details="true"/>
                <table:data-pilot-member table:name="0,00030963" table:display="true" table:show-details="true"/>
                <table:data-pilot-member table:name="0,000309972" table:display="true" table:show-details="true"/>
                <table:data-pilot-member table:name="0,000309984" table:display="true" table:show-details="true"/>
                <table:data-pilot-member table:name="0,000311403" table:display="true" table:show-details="true"/>
                <table:data-pilot-member table:name="0,000311711" table:display="true" table:show-details="true"/>
                <table:data-pilot-member table:name="0,000312142" table:display="true" table:show-details="true"/>
                <table:data-pilot-member table:name="0,000312181" table:display="true" table:show-details="true"/>
                <table:data-pilot-member table:name="0,000312377" table:display="true" table:show-details="true"/>
                <table:data-pilot-member table:name="0,000312399" table:display="true" table:show-details="true"/>
                <table:data-pilot-member table:name="0,000312471" table:display="true" table:show-details="true"/>
                <table:data-pilot-member table:name="0,000312579" table:display="true" table:show-details="true"/>
                <table:data-pilot-member table:name="0,000312661" table:display="true" table:show-details="true"/>
                <table:data-pilot-member table:name="0,00031324" table:display="true" table:show-details="true"/>
                <table:data-pilot-member table:name="0,000313653" table:display="true" table:show-details="true"/>
                <table:data-pilot-member table:name="0,000314634" table:display="true" table:show-details="true"/>
                <table:data-pilot-member table:name="0,000314765" table:display="true" table:show-details="true"/>
                <table:data-pilot-member table:name="0,000314876" table:display="true" table:show-details="true"/>
                <table:data-pilot-member table:name="0,000315397" table:display="true" table:show-details="true"/>
                <table:data-pilot-member table:name="0,000315818" table:display="true" table:show-details="true"/>
                <table:data-pilot-member table:name="0,000316077" table:display="true" table:show-details="true"/>
                <table:data-pilot-member table:name="0,000316107" table:display="true" table:show-details="true"/>
                <table:data-pilot-member table:name="0,00031616" table:display="true" table:show-details="true"/>
                <table:data-pilot-member table:name="0,000317264" table:display="true" table:show-details="true"/>
                <table:data-pilot-member table:name="0,000318129" table:display="true" table:show-details="true"/>
                <table:data-pilot-member table:name="0,000318176" table:display="true" table:show-details="true"/>
                <table:data-pilot-member table:name="0,000318618" table:display="true" table:show-details="true"/>
                <table:data-pilot-member table:name="0,000319145" table:display="true" table:show-details="true"/>
                <table:data-pilot-member table:name="0,000319404" table:display="true" table:show-details="true"/>
                <table:data-pilot-member table:name="0,000320818" table:display="true" table:show-details="true"/>
                <table:data-pilot-member table:name="0,000321782" table:display="true" table:show-details="true"/>
                <table:data-pilot-member table:name="0,000322185" table:display="true" table:show-details="true"/>
                <table:data-pilot-member table:name="0,000322761" table:display="true" table:show-details="true"/>
                <table:data-pilot-member table:name="0,000322765" table:display="true" table:show-details="true"/>
                <table:data-pilot-member table:name="0,000322807" table:display="true" table:show-details="true"/>
                <table:data-pilot-member table:name="0,000322829" table:display="true" table:show-details="true"/>
                <table:data-pilot-member table:name="0,000323186" table:display="true" table:show-details="true"/>
                <table:data-pilot-member table:name="0,000323414" table:display="true" table:show-details="true"/>
                <table:data-pilot-member table:name="0,000323591" table:display="true" table:show-details="true"/>
                <table:data-pilot-member table:name="0,000323625" table:display="true" table:show-details="true"/>
                <table:data-pilot-member table:name="0,00032412" table:display="true" table:show-details="true"/>
                <table:data-pilot-member table:name="0,000324166" table:display="true" table:show-details="true"/>
                <table:data-pilot-member table:name="0,000324692" table:display="true" table:show-details="true"/>
                <table:data-pilot-member table:name="0,000324938" table:display="true" table:show-details="true"/>
                <table:data-pilot-member table:name="0,000324963" table:display="true" table:show-details="true"/>
                <table:data-pilot-member table:name="0,000325023" table:display="true" table:show-details="true"/>
                <table:data-pilot-member table:name="0,000325903" table:display="true" table:show-details="true"/>
                <table:data-pilot-member table:name="0,00032594" table:display="true" table:show-details="true"/>
                <table:data-pilot-member table:name="0,000326397" table:display="true" table:show-details="true"/>
                <table:data-pilot-member table:name="0,000326663" table:display="true" table:show-details="true"/>
                <table:data-pilot-member table:name="0,000326831" table:display="true" table:show-details="true"/>
                <table:data-pilot-member table:name="0,000326876" table:display="true" table:show-details="true"/>
                <table:data-pilot-member table:name="0,000327458" table:display="true" table:show-details="true"/>
                <table:data-pilot-member table:name="0,000327499" table:display="true" table:show-details="true"/>
                <table:data-pilot-member table:name="0,000327666" table:display="true" table:show-details="true"/>
                <table:data-pilot-member table:name="0,000328546" table:display="true" table:show-details="true"/>
                <table:data-pilot-member table:name="0,000329104" table:display="true" table:show-details="true"/>
                <table:data-pilot-member table:name="0,00032923" table:display="true" table:show-details="true"/>
                <table:data-pilot-member table:name="0,000329705" table:display="true" table:show-details="true"/>
                <table:data-pilot-member table:name="0,000330447" table:display="true" table:show-details="true"/>
                <table:data-pilot-member table:name="0,000330962" table:display="true" table:show-details="true"/>
                <table:data-pilot-member table:name="0,000331603" table:display="true" table:show-details="true"/>
                <table:data-pilot-member table:name="0,000331811" table:display="true" table:show-details="true"/>
                <table:data-pilot-member table:name="0,000331984" table:display="true" table:show-details="true"/>
                <table:data-pilot-member table:name="0,000332204" table:display="true" table:show-details="true"/>
                <table:data-pilot-member table:name="0,00033228" table:display="true" table:show-details="true"/>
                <table:data-pilot-member table:name="0,00033245" table:display="true" table:show-details="true"/>
                <table:data-pilot-member table:name="0,00033247" table:display="true" table:show-details="true"/>
                <table:data-pilot-member table:name="0,000333001" table:display="true" table:show-details="true"/>
                <table:data-pilot-member table:name="0,000333223" table:display="true" table:show-details="true"/>
                <table:data-pilot-member table:name="0,000333483" table:display="true" table:show-details="true"/>
                <table:data-pilot-member table:name="0,000333631" table:display="true" table:show-details="true"/>
                <table:data-pilot-member table:name="0,000333659" table:display="true" table:show-details="true"/>
                <table:data-pilot-member table:name="0,000333681" table:display="true" table:show-details="true"/>
                <table:data-pilot-member table:name="0,000333916" table:display="true" table:show-details="true"/>
                <table:data-pilot-member table:name="0,000334038" table:display="true" table:show-details="true"/>
                <table:data-pilot-member table:name="0,000335071" table:display="true" table:show-details="true"/>
                <table:data-pilot-member table:name="0,000335511" table:display="true" table:show-details="true"/>
                <table:data-pilot-member table:name="0,00033626" table:display="true" table:show-details="true"/>
                <table:data-pilot-member table:name="0,000336295" table:display="true" table:show-details="true"/>
                <table:data-pilot-member table:name="0,000336335" table:display="true" table:show-details="true"/>
                <table:data-pilot-member table:name="0,000337123" table:display="true" table:show-details="true"/>
                <table:data-pilot-member table:name="0,000338044" table:display="true" table:show-details="true"/>
                <table:data-pilot-member table:name="0,000338232" table:display="true" table:show-details="true"/>
                <table:data-pilot-member table:name="0,000338897" table:display="true" table:show-details="true"/>
                <table:data-pilot-member table:name="0,000338979" table:display="true" table:show-details="true"/>
                <table:data-pilot-member table:name="0,000339384" table:display="true" table:show-details="true"/>
                <table:data-pilot-member table:name="0,000339695" table:display="true" table:show-details="true"/>
                <table:data-pilot-member table:name="0,000340129" table:display="true" table:show-details="true"/>
                <table:data-pilot-member table:name="0,00034028" table:display="true" table:show-details="true"/>
                <table:data-pilot-member table:name="0,000340402" table:display="true" table:show-details="true"/>
                <table:data-pilot-member table:name="0,000340661" table:display="true" table:show-details="true"/>
                <table:data-pilot-member table:name="0,000342638" table:display="true" table:show-details="true"/>
                <table:data-pilot-member table:name="0,000342777" table:display="true" table:show-details="true"/>
                <table:data-pilot-member table:name="0,000343068" table:display="true" table:show-details="true"/>
                <table:data-pilot-member table:name="0,000343321" table:display="true" table:show-details="true"/>
                <table:data-pilot-member table:name="0,000343386" table:display="true" table:show-details="true"/>
                <table:data-pilot-member table:name="0,000343432" table:display="true" table:show-details="true"/>
                <table:data-pilot-member table:name="0,000343466" table:display="true" table:show-details="true"/>
                <table:data-pilot-member table:name="0,000344428" table:display="true" table:show-details="true"/>
                <table:data-pilot-member table:name="0,000344666" table:display="true" table:show-details="true"/>
                <table:data-pilot-member table:name="0,000344723" table:display="true" table:show-details="true"/>
                <table:data-pilot-member table:name="0,000344997" table:display="true" table:show-details="true"/>
                <table:data-pilot-member table:name="0,000345193" table:display="true" table:show-details="true"/>
                <table:data-pilot-member table:name="0,000345701" table:display="true" table:show-details="true"/>
                <table:data-pilot-member table:name="0,000345919" table:display="true" table:show-details="true"/>
                <table:data-pilot-member table:name="0,000346222" table:display="true" table:show-details="true"/>
                <table:data-pilot-member table:name="0,000346312" table:display="true" table:show-details="true"/>
                <table:data-pilot-member table:name="0,000346338" table:display="true" table:show-details="true"/>
                <table:data-pilot-member table:name="0,00034668" table:display="true" table:show-details="true"/>
                <table:data-pilot-member table:name="0,000347016" table:display="true" table:show-details="true"/>
                <table:data-pilot-member table:name="0,000347411" table:display="true" table:show-details="true"/>
                <table:data-pilot-member table:name="0,000347499" table:display="true" table:show-details="true"/>
                <table:data-pilot-member table:name="0,000347569" table:display="true" table:show-details="true"/>
                <table:data-pilot-member table:name="0,000347915" table:display="true" table:show-details="true"/>
                <table:data-pilot-member table:name="0,000348529" table:display="true" table:show-details="true"/>
                <table:data-pilot-member table:name="0,000349315" table:display="true" table:show-details="true"/>
                <table:data-pilot-member table:name="0,000349799" table:display="true" table:show-details="true"/>
                <table:data-pilot-member table:name="0,00034983" table:display="true" table:show-details="true"/>
                <table:data-pilot-member table:name="0,000349865" table:display="true" table:show-details="true"/>
                <table:data-pilot-member table:name="0,000349952" table:display="true" table:show-details="true"/>
                <table:data-pilot-member table:name="0,0003508" table:display="true" table:show-details="true"/>
                <table:data-pilot-member table:name="0,000351049" table:display="true" table:show-details="true"/>
                <table:data-pilot-member table:name="0,000351123" table:display="true" table:show-details="true"/>
                <table:data-pilot-member table:name="0,000351406" table:display="true" table:show-details="true"/>
                <table:data-pilot-member table:name="0,00035142" table:display="true" table:show-details="true"/>
                <table:data-pilot-member table:name="0,000351455" table:display="true" table:show-details="true"/>
                <table:data-pilot-member table:name="0,000351924" table:display="true" table:show-details="true"/>
                <table:data-pilot-member table:name="0,000352358" table:display="true" table:show-details="true"/>
                <table:data-pilot-member table:name="0,00035268" table:display="true" table:show-details="true"/>
                <table:data-pilot-member table:name="0,000353363" table:display="true" table:show-details="true"/>
                <table:data-pilot-member table:name="0,000353478" table:display="true" table:show-details="true"/>
                <table:data-pilot-member table:name="0,000354125" table:display="true" table:show-details="true"/>
                <table:data-pilot-member table:name="0,000354226" table:display="true" table:show-details="true"/>
                <table:data-pilot-member table:name="0,000354346" table:display="true" table:show-details="true"/>
                <table:data-pilot-member table:name="0,000354858" table:display="true" table:show-details="true"/>
                <table:data-pilot-member table:name="0,000355062" table:display="true" table:show-details="true"/>
                <table:data-pilot-member table:name="0,000355857" table:display="true" table:show-details="true"/>
                <table:data-pilot-member table:name="0,000355892" table:display="true" table:show-details="true"/>
                <table:data-pilot-member table:name="0,000356673" table:display="true" table:show-details="true"/>
                <table:data-pilot-member table:name="0,000356674" table:display="true" table:show-details="true"/>
                <table:data-pilot-member table:name="0,000358096" table:display="true" table:show-details="true"/>
                <table:data-pilot-member table:name="0,000358768" table:display="true" table:show-details="true"/>
                <table:data-pilot-member table:name="0,000359029" table:display="true" table:show-details="true"/>
                <table:data-pilot-member table:name="0,000359329" table:display="true" table:show-details="true"/>
                <table:data-pilot-member table:name="0,000359766" table:display="true" table:show-details="true"/>
                <table:data-pilot-member table:name="0,00036074" table:display="true" table:show-details="true"/>
                <table:data-pilot-member table:name="0,000361611" table:display="true" table:show-details="true"/>
                <table:data-pilot-member table:name="0,000362573" table:display="true" table:show-details="true"/>
                <table:data-pilot-member table:name="0,000363434" table:display="true" table:show-details="true"/>
                <table:data-pilot-member table:name="0,000363522" table:display="true" table:show-details="true"/>
                <table:data-pilot-member table:name="0,000364419" table:display="true" table:show-details="true"/>
                <table:data-pilot-member table:name="0,000364504" table:display="true" table:show-details="true"/>
                <table:data-pilot-member table:name="0,000364836" table:display="true" table:show-details="true"/>
                <table:data-pilot-member table:name="0,000365394" table:display="true" table:show-details="true"/>
                <table:data-pilot-member table:name="0,000365529" table:display="true" table:show-details="true"/>
                <table:data-pilot-member table:name="0,000366105" table:display="true" table:show-details="true"/>
                <table:data-pilot-member table:name="0,000366435" table:display="true" table:show-details="true"/>
                <table:data-pilot-member table:name="0,000367163" table:display="true" table:show-details="true"/>
                <table:data-pilot-member table:name="0,000369456" table:display="true" table:show-details="true"/>
                <table:data-pilot-member table:name="0,000370049" table:display="true" table:show-details="true"/>
                <table:data-pilot-member table:name="0,00037126" table:display="true" table:show-details="true"/>
                <table:data-pilot-member table:name="0,000371663" table:display="true" table:show-details="true"/>
                <table:data-pilot-member table:name="0,000372072" table:display="true" table:show-details="true"/>
                <table:data-pilot-member table:name="0,0003724" table:display="true" table:show-details="true"/>
                <table:data-pilot-member table:name="0,000372429" table:display="true" table:show-details="true"/>
                <table:data-pilot-member table:name="0,000372567" table:display="true" table:show-details="true"/>
                <table:data-pilot-member table:name="0,000373505" table:display="true" table:show-details="true"/>
                <table:data-pilot-member table:name="0,000373886" table:display="true" table:show-details="true"/>
                <table:data-pilot-member table:name="0,000374165" table:display="true" table:show-details="true"/>
                <table:data-pilot-member table:name="0,000374402" table:display="true" table:show-details="true"/>
                <table:data-pilot-member table:name="0,000374471" table:display="true" table:show-details="true"/>
                <table:data-pilot-member table:name="0,000374979" table:display="true" table:show-details="true"/>
                <table:data-pilot-member table:name="0,000376243" table:display="true" table:show-details="true"/>
                <table:data-pilot-member table:name="0,000376644" table:display="true" table:show-details="true"/>
                <table:data-pilot-member table:name="0,000376947" table:display="true" table:show-details="true"/>
                <table:data-pilot-member table:name="0,000377704" table:display="true" table:show-details="true"/>
                <table:data-pilot-member table:name="0,000377882" table:display="true" table:show-details="true"/>
                <table:data-pilot-member table:name="0,00037841" table:display="true" table:show-details="true"/>
                <table:data-pilot-member table:name="0,000378537" table:display="true" table:show-details="true"/>
                <table:data-pilot-member table:name="0,000378742" table:display="true" table:show-details="true"/>
                <table:data-pilot-member table:name="0,000378786" table:display="true" table:show-details="true"/>
                <table:data-pilot-member table:name="0,000379568" table:display="true" table:show-details="true"/>
                <table:data-pilot-member table:name="0,000380819" table:display="true" table:show-details="true"/>
                <table:data-pilot-member table:name="0,000381363" table:display="true" table:show-details="true"/>
                <table:data-pilot-member table:name="0,000381372" table:display="true" table:show-details="true"/>
                <table:data-pilot-member table:name="0,000381787" table:display="true" table:show-details="true"/>
                <table:data-pilot-member table:name="0,000383316" table:display="true" table:show-details="true"/>
                <table:data-pilot-member table:name="0,000383842" table:display="true" table:show-details="true"/>
                <table:data-pilot-member table:name="0,000383993" table:display="true" table:show-details="true"/>
                <table:data-pilot-member table:name="0,000384283" table:display="true" table:show-details="true"/>
                <table:data-pilot-member table:name="0,000384751" table:display="true" table:show-details="true"/>
                <table:data-pilot-member table:name="0,000385157" table:display="true" table:show-details="true"/>
                <table:data-pilot-member table:name="0,000385507" table:display="true" table:show-details="true"/>
                <table:data-pilot-member table:name="0,000385835" table:display="true" table:show-details="true"/>
                <table:data-pilot-member table:name="0,000386395" table:display="true" table:show-details="true"/>
                <table:data-pilot-member table:name="0,000386781" table:display="true" table:show-details="true"/>
                <table:data-pilot-member table:name="0,000387605" table:display="true" table:show-details="true"/>
                <table:data-pilot-member table:name="0,000387898" table:display="true" table:show-details="true"/>
                <table:data-pilot-member table:name="0,000387908" table:display="true" table:show-details="true"/>
                <table:data-pilot-member table:name="0,000388886" table:display="true" table:show-details="true"/>
                <table:data-pilot-member table:name="0,000389267" table:display="true" table:show-details="true"/>
                <table:data-pilot-member table:name="0,000391023" table:display="true" table:show-details="true"/>
                <table:data-pilot-member table:name="0,000391503" table:display="true" table:show-details="true"/>
                <table:data-pilot-member table:name="0,000392744" table:display="true" table:show-details="true"/>
                <table:data-pilot-member table:name="0,000392848" table:display="true" table:show-details="true"/>
                <table:data-pilot-member table:name="0,000393444" table:display="true" table:show-details="true"/>
                <table:data-pilot-member table:name="0,000394483" table:display="true" table:show-details="true"/>
                <table:data-pilot-member table:name="0,00039459" table:display="true" table:show-details="true"/>
                <table:data-pilot-member table:name="0,000394716" table:display="true" table:show-details="true"/>
                <table:data-pilot-member table:name="0,000395209" table:display="true" table:show-details="true"/>
                <table:data-pilot-member table:name="0,000395858" table:display="true" table:show-details="true"/>
                <table:data-pilot-member table:name="0,000396023" table:display="true" table:show-details="true"/>
                <table:data-pilot-member table:name="0,000396876" table:display="true" table:show-details="true"/>
                <table:data-pilot-member table:name="0,000396973" table:display="true" table:show-details="true"/>
                <table:data-pilot-member table:name="0,000397799" table:display="true" table:show-details="true"/>
                <table:data-pilot-member table:name="0,000398061" table:display="true" table:show-details="true"/>
                <table:data-pilot-member table:name="0,000398226" table:display="true" table:show-details="true"/>
                <table:data-pilot-member table:name="0,000398869" table:display="true" table:show-details="true"/>
                <table:data-pilot-member table:name="0,000399115" table:display="true" table:show-details="true"/>
                <table:data-pilot-member table:name="0,000399273" table:display="true" table:show-details="true"/>
                <table:data-pilot-member table:name="0,000401575" table:display="true" table:show-details="true"/>
                <table:data-pilot-member table:name="0,000401756" table:display="true" table:show-details="true"/>
                <table:data-pilot-member table:name="0,000401937" table:display="true" table:show-details="true"/>
                <table:data-pilot-member table:name="0,000402169" table:display="true" table:show-details="true"/>
                <table:data-pilot-member table:name="0,000402534" table:display="true" table:show-details="true"/>
                <table:data-pilot-member table:name="0,000402699" table:display="true" table:show-details="true"/>
                <table:data-pilot-member table:name="0,000402833" table:display="true" table:show-details="true"/>
                <table:data-pilot-member table:name="0,000403031" table:display="true" table:show-details="true"/>
                <table:data-pilot-member table:name="0,000404482" table:display="true" table:show-details="true"/>
                <table:data-pilot-member table:name="0,000404618" table:display="true" table:show-details="true"/>
                <table:data-pilot-member table:name="0,000406261" table:display="true" table:show-details="true"/>
                <table:data-pilot-member table:name="0,000407021" table:display="true" table:show-details="true"/>
                <table:data-pilot-member table:name="0,000407748" table:display="true" table:show-details="true"/>
                <table:data-pilot-member table:name="0,000408126" table:display="true" table:show-details="true"/>
                <table:data-pilot-member table:name="0,000409426" table:display="true" table:show-details="true"/>
                <table:data-pilot-member table:name="0,00041001" table:display="true" table:show-details="true"/>
                <table:data-pilot-member table:name="0,000412222" table:display="true" table:show-details="true"/>
                <table:data-pilot-member table:name="0,000413479" table:display="true" table:show-details="true"/>
                <table:data-pilot-member table:name="0,000414987" table:display="true" table:show-details="true"/>
                <table:data-pilot-member table:name="0,00041544" table:display="true" table:show-details="true"/>
                <table:data-pilot-member table:name="0,000416166" table:display="true" table:show-details="true"/>
                <table:data-pilot-member table:name="0,0004162" table:display="true" table:show-details="true"/>
                <table:data-pilot-member table:name="0,000416973" table:display="true" table:show-details="true"/>
                <table:data-pilot-member table:name="0,000418269" table:display="true" table:show-details="true"/>
                <table:data-pilot-member table:name="0,000419161" table:display="true" table:show-details="true"/>
                <table:data-pilot-member table:name="0,000420893" table:display="true" table:show-details="true"/>
                <table:data-pilot-member table:name="0,000421199" table:display="true" table:show-details="true"/>
                <table:data-pilot-member table:name="0,000422001" table:display="true" table:show-details="true"/>
                <table:data-pilot-member table:name="0,000423073" table:display="true" table:show-details="true"/>
                <table:data-pilot-member table:name="0,000424972" table:display="true" table:show-details="true"/>
                <table:data-pilot-member table:name="0,000425829" table:display="true" table:show-details="true"/>
                <table:data-pilot-member table:name="0,000426537" table:display="true" table:show-details="true"/>
                <table:data-pilot-member table:name="0,000428386" table:display="true" table:show-details="true"/>
                <table:data-pilot-member table:name="0,000428769" table:display="true" table:show-details="true"/>
                <table:data-pilot-member table:name="0,000428783" table:display="true" table:show-details="true"/>
                <table:data-pilot-member table:name="0,000429545" table:display="true" table:show-details="true"/>
                <table:data-pilot-member table:name="0,000429818" table:display="true" table:show-details="true"/>
                <table:data-pilot-member table:name="0,000431605" table:display="true" table:show-details="true"/>
                <table:data-pilot-member table:name="0,000431623" table:display="true" table:show-details="true"/>
                <table:data-pilot-member table:name="0,000431813" table:display="true" table:show-details="true"/>
                <table:data-pilot-member table:name="0,000431816" table:display="true" table:show-details="true"/>
                <table:data-pilot-member table:name="0,000433176" table:display="true" table:show-details="true"/>
                <table:data-pilot-member table:name="0,000433722" table:display="true" table:show-details="true"/>
                <table:data-pilot-member table:name="0,000434041" table:display="true" table:show-details="true"/>
                <table:data-pilot-member table:name="0,000434718" table:display="true" table:show-details="true"/>
                <table:data-pilot-member table:name="0,000435603" table:display="true" table:show-details="true"/>
                <table:data-pilot-member table:name="0,000436211" table:display="true" table:show-details="true"/>
                <table:data-pilot-member table:name="0,000437856" table:display="true" table:show-details="true"/>
                <table:data-pilot-member table:name="0,000440822" table:display="true" table:show-details="true"/>
                <table:data-pilot-member table:name="0,000440832" table:display="true" table:show-details="true"/>
                <table:data-pilot-member table:name="0,000441837" table:display="true" table:show-details="true"/>
                <table:data-pilot-member table:name="0,000442108" table:display="true" table:show-details="true"/>
                <table:data-pilot-member table:name="0,000442284" table:display="true" table:show-details="true"/>
                <table:data-pilot-member table:name="0,000443483" table:display="true" table:show-details="true"/>
                <table:data-pilot-member table:name="0,000443669" table:display="true" table:show-details="true"/>
                <table:data-pilot-member table:name="0,000443946" table:display="true" table:show-details="true"/>
                <table:data-pilot-member table:name="0,000444284" table:display="true" table:show-details="true"/>
                <table:data-pilot-member table:name="0,000446072" table:display="true" table:show-details="true"/>
                <table:data-pilot-member table:name="0,000446773" table:display="true" table:show-details="true"/>
                <table:data-pilot-member table:name="0,000446802" table:display="true" table:show-details="true"/>
                <table:data-pilot-member table:name="0,000447263" table:display="true" table:show-details="true"/>
                <table:data-pilot-member table:name="0,000449255" table:display="true" table:show-details="true"/>
                <table:data-pilot-member table:name="0,000449396" table:display="true" table:show-details="true"/>
                <table:data-pilot-member table:name="0,000452035" table:display="true" table:show-details="true"/>
                <table:data-pilot-member table:name="0,000452353" table:display="true" table:show-details="true"/>
                <table:data-pilot-member table:name="0,000454607" table:display="true" table:show-details="true"/>
                <table:data-pilot-member table:name="0,00045462" table:display="true" table:show-details="true"/>
                <table:data-pilot-member table:name="0,000456446" table:display="true" table:show-details="true"/>
                <table:data-pilot-member table:name="0,000456794" table:display="true" table:show-details="true"/>
                <table:data-pilot-member table:name="0,000457085" table:display="true" table:show-details="true"/>
                <table:data-pilot-member table:name="0,000457358" table:display="true" table:show-details="true"/>
                <table:data-pilot-member table:name="0,000459284" table:display="true" table:show-details="true"/>
                <table:data-pilot-member table:name="0,000459655" table:display="true" table:show-details="true"/>
                <table:data-pilot-member table:name="0,000460634" table:display="true" table:show-details="true"/>
                <table:data-pilot-member table:name="0,000463478" table:display="true" table:show-details="true"/>
                <table:data-pilot-member table:name="0,000463495" table:display="true" table:show-details="true"/>
                <table:data-pilot-member table:name="0,00046365" table:display="true" table:show-details="true"/>
                <table:data-pilot-member table:name="0,000464267" table:display="true" table:show-details="true"/>
                <table:data-pilot-member table:name="0,000465411" table:display="true" table:show-details="true"/>
                <table:data-pilot-member table:name="0,000466565" table:display="true" table:show-details="true"/>
                <table:data-pilot-member table:name="0,000466865" table:display="true" table:show-details="true"/>
                <table:data-pilot-member table:name="0,000467439" table:display="true" table:show-details="true"/>
                <table:data-pilot-member table:name="0,000467752" table:display="true" table:show-details="true"/>
                <table:data-pilot-member table:name="0,000467866" table:display="true" table:show-details="true"/>
                <table:data-pilot-member table:name="0,000467962" table:display="true" table:show-details="true"/>
                <table:data-pilot-member table:name="0,000469482" table:display="true" table:show-details="true"/>
                <table:data-pilot-member table:name="0,000470472" table:display="true" table:show-details="true"/>
                <table:data-pilot-member table:name="0,000470817" table:display="true" table:show-details="true"/>
                <table:data-pilot-member table:name="0,000472351" table:display="true" table:show-details="true"/>
                <table:data-pilot-member table:name="0,000473106" table:display="true" table:show-details="true"/>
                <table:data-pilot-member table:name="0,000473752" table:display="true" table:show-details="true"/>
                <table:data-pilot-member table:name="0,000474438" table:display="true" table:show-details="true"/>
                <table:data-pilot-member table:name="0,000474842" table:display="true" table:show-details="true"/>
                <table:data-pilot-member table:name="0,000475059" table:display="true" table:show-details="true"/>
                <table:data-pilot-member table:name="0,000475741" table:display="true" table:show-details="true"/>
                <table:data-pilot-member table:name="0,000475811" table:display="true" table:show-details="true"/>
                <table:data-pilot-member table:name="0,000476067" table:display="true" table:show-details="true"/>
                <table:data-pilot-member table:name="0,000476125" table:display="true" table:show-details="true"/>
                <table:data-pilot-member table:name="0,000476724" table:display="true" table:show-details="true"/>
                <table:data-pilot-member table:name="0,000476844" table:display="true" table:show-details="true"/>
                <table:data-pilot-member table:name="0,000477374" table:display="true" table:show-details="true"/>
                <table:data-pilot-member table:name="0,000478934" table:display="true" table:show-details="true"/>
                <table:data-pilot-member table:name="0,000479318" table:display="true" table:show-details="true"/>
                <table:data-pilot-member table:name="0,000480115" table:display="true" table:show-details="true"/>
                <table:data-pilot-member table:name="0,000482548" table:display="true" table:show-details="true"/>
                <table:data-pilot-member table:name="0,000483737" table:display="true" table:show-details="true"/>
                <table:data-pilot-member table:name="0,000491653" table:display="true" table:show-details="true"/>
                <table:data-pilot-member table:name="0,000492326" table:display="true" table:show-details="true"/>
                <table:data-pilot-member table:name="0,000493" table:display="true" table:show-details="true"/>
                <table:data-pilot-member table:name="0,000494828" table:display="true" table:show-details="true"/>
                <table:data-pilot-member table:name="0,000495209" table:display="true" table:show-details="true"/>
                <table:data-pilot-member table:name="0,000495648" table:display="true" table:show-details="true"/>
                <table:data-pilot-member table:name="0,000495735" table:display="true" table:show-details="true"/>
                <table:data-pilot-member table:name="0,0004968" table:display="true" table:show-details="true"/>
                <table:data-pilot-member table:name="0,000496901" table:display="true" table:show-details="true"/>
                <table:data-pilot-member table:name="0,000499471" table:display="true" table:show-details="true"/>
                <table:data-pilot-member table:name="0,000502105" table:display="true" table:show-details="true"/>
                <table:data-pilot-member table:name="0,000502214" table:display="true" table:show-details="true"/>
                <table:data-pilot-member table:name="0,000502568" table:display="true" table:show-details="true"/>
                <table:data-pilot-member table:name="0,000502875" table:display="true" table:show-details="true"/>
                <table:data-pilot-member table:name="0,000503876" table:display="true" table:show-details="true"/>
                <table:data-pilot-member table:name="0,000505092" table:display="true" table:show-details="true"/>
                <table:data-pilot-member table:name="0,000505773" table:display="true" table:show-details="true"/>
                <table:data-pilot-member table:name="0,000506878" table:display="true" table:show-details="true"/>
                <table:data-pilot-member table:name="0,000507662" table:display="true" table:show-details="true"/>
                <table:data-pilot-member table:name="0,000507844" table:display="true" table:show-details="true"/>
                <table:data-pilot-member table:name="0,000508436" table:display="true" table:show-details="true"/>
                <table:data-pilot-member table:name="0,000510038" table:display="true" table:show-details="true"/>
                <table:data-pilot-member table:name="0,00051081" table:display="true" table:show-details="true"/>
                <table:data-pilot-member table:name="0,000510938" table:display="true" table:show-details="true"/>
                <table:data-pilot-member table:name="0,000511096" table:display="true" table:show-details="true"/>
                <table:data-pilot-member table:name="0,000511281" table:display="true" table:show-details="true"/>
                <table:data-pilot-member table:name="0,000513812" table:display="true" table:show-details="true"/>
                <table:data-pilot-member table:name="0,000515344" table:display="true" table:show-details="true"/>
                <table:data-pilot-member table:name="0,00051538" table:display="true" table:show-details="true"/>
                <table:data-pilot-member table:name="0,000515718" table:display="true" table:show-details="true"/>
                <table:data-pilot-member table:name="0,000515728" table:display="true" table:show-details="true"/>
                <table:data-pilot-member table:name="0,000516395" table:display="true" table:show-details="true"/>
                <table:data-pilot-member table:name="0,000518752" table:display="true" table:show-details="true"/>
                <table:data-pilot-member table:name="0,000519559" table:display="true" table:show-details="true"/>
                <table:data-pilot-member table:name="0,000519976" table:display="true" table:show-details="true"/>
                <table:data-pilot-member table:name="0,000521334" table:display="true" table:show-details="true"/>
                <table:data-pilot-member table:name="0,000521372" table:display="true" table:show-details="true"/>
                <table:data-pilot-member table:name="0,000522541" table:display="true" table:show-details="true"/>
                <table:data-pilot-member table:name="0,000522658" table:display="true" table:show-details="true"/>
                <table:data-pilot-member table:name="0,000522996" table:display="true" table:show-details="true"/>
                <table:data-pilot-member table:name="0,000523658" table:display="true" table:show-details="true"/>
                <table:data-pilot-member table:name="0,000523791" table:display="true" table:show-details="true"/>
                <table:data-pilot-member table:name="0,000524421" table:display="true" table:show-details="true"/>
                <table:data-pilot-member table:name="0,000525785" table:display="true" table:show-details="true"/>
                <table:data-pilot-member table:name="0,00052589" table:display="true" table:show-details="true"/>
                <table:data-pilot-member table:name="0,000527548" table:display="true" table:show-details="true"/>
                <table:data-pilot-member table:name="0,00052791" table:display="true" table:show-details="true"/>
                <table:data-pilot-member table:name="0,000528277" table:display="true" table:show-details="true"/>
                <table:data-pilot-member table:name="0,00052847" table:display="true" table:show-details="true"/>
                <table:data-pilot-member table:name="0,000530043" table:display="true" table:show-details="true"/>
                <table:data-pilot-member table:name="0,000530085" table:display="true" table:show-details="true"/>
                <table:data-pilot-member table:name="0,000531872" table:display="true" table:show-details="true"/>
                <table:data-pilot-member table:name="0,000531882" table:display="true" table:show-details="true"/>
                <table:data-pilot-member table:name="0,00053361" table:display="true" table:show-details="true"/>
                <table:data-pilot-member table:name="0,000536645" table:display="true" table:show-details="true"/>
                <table:data-pilot-member table:name="0,000537209" table:display="true" table:show-details="true"/>
                <table:data-pilot-member table:name="0,000540034" table:display="true" table:show-details="true"/>
                <table:data-pilot-member table:name="0,00054004" table:display="true" table:show-details="true"/>
                <table:data-pilot-member table:name="0,000540519" table:display="true" table:show-details="true"/>
                <table:data-pilot-member table:name="0,000540715" table:display="true" table:show-details="true"/>
                <table:data-pilot-member table:name="0,00054136" table:display="true" table:show-details="true"/>
                <table:data-pilot-member table:name="0,000543932" table:display="true" table:show-details="true"/>
                <table:data-pilot-member table:name="0,000545198" table:display="true" table:show-details="true"/>
                <table:data-pilot-member table:name="0,000547183" table:display="true" table:show-details="true"/>
                <table:data-pilot-member table:name="0,000547252" table:display="true" table:show-details="true"/>
                <table:data-pilot-member table:name="0,000548178" table:display="true" table:show-details="true"/>
                <table:data-pilot-member table:name="0,000548732" table:display="true" table:show-details="true"/>
                <table:data-pilot-member table:name="0,000549762" table:display="true" table:show-details="true"/>
                <table:data-pilot-member table:name="0,000553567" table:display="true" table:show-details="true"/>
                <table:data-pilot-member table:name="0,000553914" table:display="true" table:show-details="true"/>
                <table:data-pilot-member table:name="0,000554868" table:display="true" table:show-details="true"/>
                <table:data-pilot-member table:name="0,000556203" table:display="true" table:show-details="true"/>
                <table:data-pilot-member table:name="0,000557559" table:display="true" table:show-details="true"/>
                <table:data-pilot-member table:name="0,000558812" table:display="true" table:show-details="true"/>
                <table:data-pilot-member table:name="0,000560034" table:display="true" table:show-details="true"/>
                <table:data-pilot-member table:name="0,000561309" table:display="true" table:show-details="true"/>
                <table:data-pilot-member table:name="0,000561998" table:display="true" table:show-details="true"/>
                <table:data-pilot-member table:name="0,000565927" table:display="true" table:show-details="true"/>
                <table:data-pilot-member table:name="0,000566611" table:display="true" table:show-details="true"/>
                <table:data-pilot-member table:name="0,000570664" table:display="true" table:show-details="true"/>
                <table:data-pilot-member table:name="0,000571123" table:display="true" table:show-details="true"/>
                <table:data-pilot-member table:name="0,000571678" table:display="true" table:show-details="true"/>
                <table:data-pilot-member table:name="0,000573268" table:display="true" table:show-details="true"/>
                <table:data-pilot-member table:name="0,000575567" table:display="true" table:show-details="true"/>
                <table:data-pilot-member table:name="0,000575688" table:display="true" table:show-details="true"/>
                <table:data-pilot-member table:name="0,000575898" table:display="true" table:show-details="true"/>
                <table:data-pilot-member table:name="0,000576075" table:display="true" table:show-details="true"/>
                <table:data-pilot-member table:name="0,000578758" table:display="true" table:show-details="true"/>
                <table:data-pilot-member table:name="0,000579124" table:display="true" table:show-details="true"/>
                <table:data-pilot-member table:name="0,000579688" table:display="true" table:show-details="true"/>
                <table:data-pilot-member table:name="0,000579694" table:display="true" table:show-details="true"/>
                <table:data-pilot-member table:name="0,000579726" table:display="true" table:show-details="true"/>
                <table:data-pilot-member table:name="0,000580117" table:display="true" table:show-details="true"/>
                <table:data-pilot-member table:name="0,000580427" table:display="true" table:show-details="true"/>
                <table:data-pilot-member table:name="0,000581463" table:display="true" table:show-details="true"/>
                <table:data-pilot-member table:name="0,000582428" table:display="true" table:show-details="true"/>
                <table:data-pilot-member table:name="0,000584218" table:display="true" table:show-details="true"/>
                <table:data-pilot-member table:name="0,000584413" table:display="true" table:show-details="true"/>
                <table:data-pilot-member table:name="0,000584783" table:display="true" table:show-details="true"/>
                <table:data-pilot-member table:name="0,000586209" table:display="true" table:show-details="true"/>
                <table:data-pilot-member table:name="0,000588436" table:display="true" table:show-details="true"/>
                <table:data-pilot-member table:name="0,000589151" table:display="true" table:show-details="true"/>
                <table:data-pilot-member table:name="0,000589274" table:display="true" table:show-details="true"/>
                <table:data-pilot-member table:name="0,000590153" table:display="true" table:show-details="true"/>
                <table:data-pilot-member table:name="0,000590553" table:display="true" table:show-details="true"/>
                <table:data-pilot-member table:name="0,000591432" table:display="true" table:show-details="true"/>
                <table:data-pilot-member table:name="0,000592157" table:display="true" table:show-details="true"/>
                <table:data-pilot-member table:name="0,000593041" table:display="true" table:show-details="true"/>
                <table:data-pilot-member table:name="0,00059323" table:display="true" table:show-details="true"/>
                <table:data-pilot-member table:name="0,000593276" table:display="true" table:show-details="true"/>
                <table:data-pilot-member table:name="0,00059472" table:display="true" table:show-details="true"/>
                <table:data-pilot-member table:name="0,000596033" table:display="true" table:show-details="true"/>
                <table:data-pilot-member table:name="0,000596157" table:display="true" table:show-details="true"/>
                <table:data-pilot-member table:name="0,000597563" table:display="true" table:show-details="true"/>
                <table:data-pilot-member table:name="0,000597717" table:display="true" table:show-details="true"/>
                <table:data-pilot-member table:name="0,000598516" table:display="true" table:show-details="true"/>
                <table:data-pilot-member table:name="0,000600146" table:display="true" table:show-details="true"/>
                <table:data-pilot-member table:name="0,000600189" table:display="true" table:show-details="true"/>
                <table:data-pilot-member table:name="0,000601927" table:display="true" table:show-details="true"/>
                <table:data-pilot-member table:name="0,000602254" table:display="true" table:show-details="true"/>
                <table:data-pilot-member table:name="0,000602525" table:display="true" table:show-details="true"/>
                <table:data-pilot-member table:name="0,000603949" table:display="true" table:show-details="true"/>
                <table:data-pilot-member table:name="0,000604855" table:display="true" table:show-details="true"/>
                <table:data-pilot-member table:name="0,000605229" table:display="true" table:show-details="true"/>
                <table:data-pilot-member table:name="0,000605278" table:display="true" table:show-details="true"/>
                <table:data-pilot-member table:name="0,000607649" table:display="true" table:show-details="true"/>
                <table:data-pilot-member table:name="0,000607975" table:display="true" table:show-details="true"/>
                <table:data-pilot-member table:name="0,000608327" table:display="true" table:show-details="true"/>
                <table:data-pilot-member table:name="0,000609398" table:display="true" table:show-details="true"/>
                <table:data-pilot-member table:name="0,000610914" table:display="true" table:show-details="true"/>
                <table:data-pilot-member table:name="0,000612566" table:display="true" table:show-details="true"/>
                <table:data-pilot-member table:name="0,00061404" table:display="true" table:show-details="true"/>
                <table:data-pilot-member table:name="0,00061421" table:display="true" table:show-details="true"/>
                <table:data-pilot-member table:name="0,000614457" table:display="true" table:show-details="true"/>
                <table:data-pilot-member table:name="0,00061644" table:display="true" table:show-details="true"/>
                <table:data-pilot-member table:name="0,000616573" table:display="true" table:show-details="true"/>
                <table:data-pilot-member table:name="0,00061916" table:display="true" table:show-details="true"/>
                <table:data-pilot-member table:name="0,000619181" table:display="true" table:show-details="true"/>
                <table:data-pilot-member table:name="0,000620576" table:display="true" table:show-details="true"/>
                <table:data-pilot-member table:name="0,000620643" table:display="true" table:show-details="true"/>
                <table:data-pilot-member table:name="0,000622069" table:display="true" table:show-details="true"/>
                <table:data-pilot-member table:name="0,000622551" table:display="true" table:show-details="true"/>
                <table:data-pilot-member table:name="0,000622751" table:display="true" table:show-details="true"/>
                <table:data-pilot-member table:name="0,000624477" table:display="true" table:show-details="true"/>
                <table:data-pilot-member table:name="0,000625325" table:display="true" table:show-details="true"/>
                <table:data-pilot-member table:name="0,000626267" table:display="true" table:show-details="true"/>
                <table:data-pilot-member table:name="0,000628077" table:display="true" table:show-details="true"/>
                <table:data-pilot-member table:name="0,000628539" table:display="true" table:show-details="true"/>
                <table:data-pilot-member table:name="0,000629469" table:display="true" table:show-details="true"/>
                <table:data-pilot-member table:name="0,000630007" table:display="true" table:show-details="true"/>
                <table:data-pilot-member table:name="0,00063173" table:display="true" table:show-details="true"/>
                <table:data-pilot-member table:name="0,00063271" table:display="true" table:show-details="true"/>
                <table:data-pilot-member table:name="0,000634832" table:display="true" table:show-details="true"/>
                <table:data-pilot-member table:name="0,000635089" table:display="true" table:show-details="true"/>
                <table:data-pilot-member table:name="0,00063607" table:display="true" table:show-details="true"/>
                <table:data-pilot-member table:name="0,000637005" table:display="true" table:show-details="true"/>
                <table:data-pilot-member table:name="0,000637722" table:display="true" table:show-details="true"/>
                <table:data-pilot-member table:name="0,00063861" table:display="true" table:show-details="true"/>
                <table:data-pilot-member table:name="0,000642492" table:display="true" table:show-details="true"/>
                <table:data-pilot-member table:name="0,000643241" table:display="true" table:show-details="true"/>
                <table:data-pilot-member table:name="0,000645279" table:display="true" table:show-details="true"/>
                <table:data-pilot-member table:name="0,000650431" table:display="true" table:show-details="true"/>
                <table:data-pilot-member table:name="0,000653809" table:display="true" table:show-details="true"/>
                <table:data-pilot-member table:name="0,000653967" table:display="true" table:show-details="true"/>
                <table:data-pilot-member table:name="0,000654778" table:display="true" table:show-details="true"/>
                <table:data-pilot-member table:name="0,000659357" table:display="true" table:show-details="true"/>
                <table:data-pilot-member table:name="0,00065945" table:display="true" table:show-details="true"/>
                <table:data-pilot-member table:name="0,000659601" table:display="true" table:show-details="true"/>
                <table:data-pilot-member table:name="0,000659841" table:display="true" table:show-details="true"/>
                <table:data-pilot-member table:name="0,000661533" table:display="true" table:show-details="true"/>
                <table:data-pilot-member table:name="0,00066262" table:display="true" table:show-details="true"/>
                <table:data-pilot-member table:name="0,000663463" table:display="true" table:show-details="true"/>
                <table:data-pilot-member table:name="0,000664599" table:display="true" table:show-details="true"/>
                <table:data-pilot-member table:name="0,000667487" table:display="true" table:show-details="true"/>
                <table:data-pilot-member table:name="0,00066791" table:display="true" table:show-details="true"/>
                <table:data-pilot-member table:name="0,00067162" table:display="true" table:show-details="true"/>
                <table:data-pilot-member table:name="0,000673726" table:display="true" table:show-details="true"/>
                <table:data-pilot-member table:name="0,000673804" table:display="true" table:show-details="true"/>
                <table:data-pilot-member table:name="0,000674217" table:display="true" table:show-details="true"/>
                <table:data-pilot-member table:name="0,000675195" table:display="true" table:show-details="true"/>
                <table:data-pilot-member table:name="0,000676501" table:display="true" table:show-details="true"/>
                <table:data-pilot-member table:name="0,000676684" table:display="true" table:show-details="true"/>
                <table:data-pilot-member table:name="0,000678219" table:display="true" table:show-details="true"/>
                <table:data-pilot-member table:name="0,000679022" table:display="true" table:show-details="true"/>
                <table:data-pilot-member table:name="0,000679422" table:display="true" table:show-details="true"/>
                <table:data-pilot-member table:name="0,000682205" table:display="true" table:show-details="true"/>
                <table:data-pilot-member table:name="0,000685553" table:display="true" table:show-details="true"/>
                <table:data-pilot-member table:name="0,000685647" table:display="true" table:show-details="true"/>
                <table:data-pilot-member table:name="0,000690829" table:display="true" table:show-details="true"/>
                <table:data-pilot-member table:name="0,000691463" table:display="true" table:show-details="true"/>
                <table:data-pilot-member table:name="0,000692009" table:display="true" table:show-details="true"/>
                <table:data-pilot-member table:name="0,000692366" table:display="true" table:show-details="true"/>
                <table:data-pilot-member table:name="0,000699092" table:display="true" table:show-details="true"/>
                <table:data-pilot-member table:name="0,000700083" table:display="true" table:show-details="true"/>
                <table:data-pilot-member table:name="0,000700984" table:display="true" table:show-details="true"/>
                <table:data-pilot-member table:name="0,000701789" table:display="true" table:show-details="true"/>
                <table:data-pilot-member table:name="0,000703462" table:display="true" table:show-details="true"/>
                <table:data-pilot-member table:name="0,000704326" table:display="true" table:show-details="true"/>
                <table:data-pilot-member table:name="0,000704389" table:display="true" table:show-details="true"/>
                <table:data-pilot-member table:name="0,000705681" table:display="true" table:show-details="true"/>
                <table:data-pilot-member table:name="0,000707809" table:display="true" table:show-details="true"/>
                <table:data-pilot-member table:name="0,000707994" table:display="true" table:show-details="true"/>
                <table:data-pilot-member table:name="0,000708496" table:display="true" table:show-details="true"/>
                <table:data-pilot-member table:name="0,000709885" table:display="true" table:show-details="true"/>
                <table:data-pilot-member table:name="0,000711832" table:display="true" table:show-details="true"/>
                <table:data-pilot-member table:name="0,00071221" table:display="true" table:show-details="true"/>
                <table:data-pilot-member table:name="0,000713349" table:display="true" table:show-details="true"/>
                <table:data-pilot-member table:name="0,00071447" table:display="true" table:show-details="true"/>
                <table:data-pilot-member table:name="0,000716058" table:display="true" table:show-details="true"/>
                <table:data-pilot-member table:name="0,000716964" table:display="true" table:show-details="true"/>
                <table:data-pilot-member table:name="0,000718837" table:display="true" table:show-details="true"/>
                <table:data-pilot-member table:name="0,000719352" table:display="true" table:show-details="true"/>
                <table:data-pilot-member table:name="0,000719442" table:display="true" table:show-details="true"/>
                <table:data-pilot-member table:name="0,000721213" table:display="true" table:show-details="true"/>
                <table:data-pilot-member table:name="0,000721492" table:display="true" table:show-details="true"/>
                <table:data-pilot-member table:name="0,000721737" table:display="true" table:show-details="true"/>
                <table:data-pilot-member table:name="0,000722594" table:display="true" table:show-details="true"/>
                <table:data-pilot-member table:name="0,000722701" table:display="true" table:show-details="true"/>
                <table:data-pilot-member table:name="0,000723067" table:display="true" table:show-details="true"/>
                <table:data-pilot-member table:name="0,000724879" table:display="true" table:show-details="true"/>
                <table:data-pilot-member table:name="0,000725492" table:display="true" table:show-details="true"/>
                <table:data-pilot-member table:name="0,000727241" table:display="true" table:show-details="true"/>
                <table:data-pilot-member table:name="0,000729037" table:display="true" table:show-details="true"/>
                <table:data-pilot-member table:name="0,000730763" table:display="true" table:show-details="true"/>
                <table:data-pilot-member table:name="0,000732331" table:display="true" table:show-details="true"/>
                <table:data-pilot-member table:name="0,000733278" table:display="true" table:show-details="true"/>
                <table:data-pilot-member table:name="0,000735622" table:display="true" table:show-details="true"/>
                <table:data-pilot-member table:name="0,000735884" table:display="true" table:show-details="true"/>
                <table:data-pilot-member table:name="0,000736056" table:display="true" table:show-details="true"/>
                <table:data-pilot-member table:name="0,000736208" table:display="true" table:show-details="true"/>
                <table:data-pilot-member table:name="0,000739857" table:display="true" table:show-details="true"/>
                <table:data-pilot-member table:name="0,000740359" table:display="true" table:show-details="true"/>
                <table:data-pilot-member table:name="0,000740478" table:display="true" table:show-details="true"/>
                <table:data-pilot-member table:name="0,000740765" table:display="true" table:show-details="true"/>
                <table:data-pilot-member table:name="0,000741077" table:display="true" table:show-details="true"/>
                <table:data-pilot-member table:name="0,000743465" table:display="true" table:show-details="true"/>
                <table:data-pilot-member table:name="0,000744931" table:display="true" table:show-details="true"/>
                <table:data-pilot-member table:name="0,000745621" table:display="true" table:show-details="true"/>
                <table:data-pilot-member table:name="0,000749868" table:display="true" table:show-details="true"/>
                <table:data-pilot-member table:name="0,000750731" table:display="true" table:show-details="true"/>
                <table:data-pilot-member table:name="0,000751168" table:display="true" table:show-details="true"/>
                <table:data-pilot-member table:name="0,000755019" table:display="true" table:show-details="true"/>
                <table:data-pilot-member table:name="0,000755118" table:display="true" table:show-details="true"/>
                <table:data-pilot-member table:name="0,000760221" table:display="true" table:show-details="true"/>
                <table:data-pilot-member table:name="0,000760675" table:display="true" table:show-details="true"/>
                <table:data-pilot-member table:name="0,000762883" table:display="true" table:show-details="true"/>
                <table:data-pilot-member table:name="0,000763178" table:display="true" table:show-details="true"/>
                <table:data-pilot-member table:name="0,000763477" table:display="true" table:show-details="true"/>
                <table:data-pilot-member table:name="0,000764126" table:display="true" table:show-details="true"/>
                <table:data-pilot-member table:name="0,000764319" table:display="true" table:show-details="true"/>
                <table:data-pilot-member table:name="0,00076496" table:display="true" table:show-details="true"/>
                <table:data-pilot-member table:name="0,000766881" table:display="true" table:show-details="true"/>
                <table:data-pilot-member table:name="0,000767187" table:display="true" table:show-details="true"/>
                <table:data-pilot-member table:name="0,000767224" table:display="true" table:show-details="true"/>
                <table:data-pilot-member table:name="0,000770461" table:display="true" table:show-details="true"/>
                <table:data-pilot-member table:name="0,00077057" table:display="true" table:show-details="true"/>
                <table:data-pilot-member table:name="0,000772032" table:display="true" table:show-details="true"/>
                <table:data-pilot-member table:name="0,000777096" table:display="true" table:show-details="true"/>
                <table:data-pilot-member table:name="0,000778273" table:display="true" table:show-details="true"/>
                <table:data-pilot-member table:name="0,000778479" table:display="true" table:show-details="true"/>
                <table:data-pilot-member table:name="0,000779138" table:display="true" table:show-details="true"/>
                <table:data-pilot-member table:name="0,000780859" table:display="true" table:show-details="true"/>
                <table:data-pilot-member table:name="0,000780925" table:display="true" table:show-details="true"/>
                <table:data-pilot-member table:name="0,000781208" table:display="true" table:show-details="true"/>
                <table:data-pilot-member table:name="0,000781659" table:display="true" table:show-details="true"/>
                <table:data-pilot-member table:name="0,000782639" table:display="true" table:show-details="true"/>
                <table:data-pilot-member table:name="0,000783222" table:display="true" table:show-details="true"/>
                <table:data-pilot-member table:name="0,000784703" table:display="true" table:show-details="true"/>
                <table:data-pilot-member table:name="0,000785877" table:display="true" table:show-details="true"/>
                <table:data-pilot-member table:name="0,000785882" table:display="true" table:show-details="true"/>
                <table:data-pilot-member table:name="0,000787562" table:display="true" table:show-details="true"/>
                <table:data-pilot-member table:name="0,000787623" table:display="true" table:show-details="true"/>
                <table:data-pilot-member table:name="0,000787713" table:display="true" table:show-details="true"/>
                <table:data-pilot-member table:name="0,00078938" table:display="true" table:show-details="true"/>
                <table:data-pilot-member table:name="0,000789946" table:display="true" table:show-details="true"/>
                <table:data-pilot-member table:name="0,000790586" table:display="true" table:show-details="true"/>
                <table:data-pilot-member table:name="0,000790609" table:display="true" table:show-details="true"/>
                <table:data-pilot-member table:name="0,000790999" table:display="true" table:show-details="true"/>
                <table:data-pilot-member table:name="0,000791418" table:display="true" table:show-details="true"/>
                <table:data-pilot-member table:name="0,000792354" table:display="true" table:show-details="true"/>
                <table:data-pilot-member table:name="0,000794662" table:display="true" table:show-details="true"/>
                <table:data-pilot-member table:name="0,000794725" table:display="true" table:show-details="true"/>
                <table:data-pilot-member table:name="0,000797442" table:display="true" table:show-details="true"/>
                <table:data-pilot-member table:name="0,000798848" table:display="true" table:show-details="true"/>
                <table:data-pilot-member table:name="0,000799563" table:display="true" table:show-details="true"/>
                <table:data-pilot-member table:name="0,000799813" table:display="true" table:show-details="true"/>
                <table:data-pilot-member table:name="0,00080019" table:display="true" table:show-details="true"/>
                <table:data-pilot-member table:name="0,000802223" table:display="true" table:show-details="true"/>
                <table:data-pilot-member table:name="0,000804587" table:display="true" table:show-details="true"/>
                <table:data-pilot-member table:name="0,000804676" table:display="true" table:show-details="true"/>
                <table:data-pilot-member table:name="0,00080604" table:display="true" table:show-details="true"/>
                <table:data-pilot-member table:name="0,000811405" table:display="true" table:show-details="true"/>
                <table:data-pilot-member table:name="0,000812277" table:display="true" table:show-details="true"/>
                <table:data-pilot-member table:name="0,000813714" table:display="true" table:show-details="true"/>
                <table:data-pilot-member table:name="0,000814822" table:display="true" table:show-details="true"/>
                <table:data-pilot-member table:name="0,000815946" table:display="true" table:show-details="true"/>
                <table:data-pilot-member table:name="0,000816094" table:display="true" table:show-details="true"/>
                <table:data-pilot-member table:name="0,000816771" table:display="true" table:show-details="true"/>
                <table:data-pilot-member table:name="0,000817248" table:display="true" table:show-details="true"/>
                <table:data-pilot-member table:name="0,000817919" table:display="true" table:show-details="true"/>
                <table:data-pilot-member table:name="0,000818061" table:display="true" table:show-details="true"/>
                <table:data-pilot-member table:name="0,000818151" table:display="true" table:show-details="true"/>
                <table:data-pilot-member table:name="0,000820096" table:display="true" table:show-details="true"/>
                <table:data-pilot-member table:name="0,000821592" table:display="true" table:show-details="true"/>
                <table:data-pilot-member table:name="0,0008229" table:display="true" table:show-details="true"/>
                <table:data-pilot-member table:name="0,000825531" table:display="true" table:show-details="true"/>
                <table:data-pilot-member table:name="0,000825914" table:display="true" table:show-details="true"/>
                <table:data-pilot-member table:name="0,00082934" table:display="true" table:show-details="true"/>
                <table:data-pilot-member table:name="0,000830238" table:display="true" table:show-details="true"/>
                <table:data-pilot-member table:name="0,0008308" table:display="true" table:show-details="true"/>
                <table:data-pilot-member table:name="0,000832979" table:display="true" table:show-details="true"/>
                <table:data-pilot-member table:name="0,000836413" table:display="true" table:show-details="true"/>
                <table:data-pilot-member table:name="0,000840048" table:display="true" table:show-details="true"/>
                <table:data-pilot-member table:name="0,000840594" table:display="true" table:show-details="true"/>
                <table:data-pilot-member table:name="0,000841025" table:display="true" table:show-details="true"/>
                <table:data-pilot-member table:name="0,000841862" table:display="true" table:show-details="true"/>
                <table:data-pilot-member table:name="0,000843782" table:display="true" table:show-details="true"/>
                <table:data-pilot-member table:name="0,000844375" table:display="true" table:show-details="true"/>
                <table:data-pilot-member table:name="0,00084532" table:display="true" table:show-details="true"/>
                <table:data-pilot-member table:name="0,00084649" table:display="true" table:show-details="true"/>
                <table:data-pilot-member table:name="0,000846645" table:display="true" table:show-details="true"/>
                <table:data-pilot-member table:name="0,00084827" table:display="true" table:show-details="true"/>
                <table:data-pilot-member table:name="0,000849925" table:display="true" table:show-details="true"/>
                <table:data-pilot-member table:name="0,000850727" table:display="true" table:show-details="true"/>
                <table:data-pilot-member table:name="0,000851324" table:display="true" table:show-details="true"/>
                <table:data-pilot-member table:name="0,00085161" table:display="true" table:show-details="true"/>
                <table:data-pilot-member table:name="0,000852876" table:display="true" table:show-details="true"/>
                <table:data-pilot-member table:name="0,000854331" table:display="true" table:show-details="true"/>
                <table:data-pilot-member table:name="0,000857659" table:display="true" table:show-details="true"/>
                <table:data-pilot-member table:name="0,000857997" table:display="true" table:show-details="true"/>
                <table:data-pilot-member table:name="0,00085875" table:display="true" table:show-details="true"/>
                <table:data-pilot-member table:name="0,000859449" table:display="true" table:show-details="true"/>
                <table:data-pilot-member table:name="0,000860008" table:display="true" table:show-details="true"/>
                <table:data-pilot-member table:name="0,000860142" table:display="true" table:show-details="true"/>
                <table:data-pilot-member table:name="0,000861797" table:display="true" table:show-details="true"/>
                <table:data-pilot-member table:name="0,000863863" table:display="true" table:show-details="true"/>
                <table:data-pilot-member table:name="0,000864448" table:display="true" table:show-details="true"/>
                <table:data-pilot-member table:name="0,000865638" table:display="true" table:show-details="true"/>
                <table:data-pilot-member table:name="0,000867008" table:display="true" table:show-details="true"/>
                <table:data-pilot-member table:name="0,00086847" table:display="true" table:show-details="true"/>
                <table:data-pilot-member table:name="0,000869384" table:display="true" table:show-details="true"/>
                <table:data-pilot-member table:name="0,000870181" table:display="true" table:show-details="true"/>
                <table:data-pilot-member table:name="0,000871387" table:display="true" table:show-details="true"/>
                <table:data-pilot-member table:name="0,000871722" table:display="true" table:show-details="true"/>
                <table:data-pilot-member table:name="0,000871772" table:display="true" table:show-details="true"/>
                <table:data-pilot-member table:name="0,000871997" table:display="true" table:show-details="true"/>
                <table:data-pilot-member table:name="0,000872132" table:display="true" table:show-details="true"/>
                <table:data-pilot-member table:name="0,00087495" table:display="true" table:show-details="true"/>
                <table:data-pilot-member table:name="0,000876344" table:display="true" table:show-details="true"/>
                <table:data-pilot-member table:name="0,000877678" table:display="true" table:show-details="true"/>
                <table:data-pilot-member table:name="0,000877691" table:display="true" table:show-details="true"/>
                <table:data-pilot-member table:name="0,000882952" table:display="true" table:show-details="true"/>
                <table:data-pilot-member table:name="0,00088357" table:display="true" table:show-details="true"/>
                <table:data-pilot-member table:name="0,000883727" table:display="true" table:show-details="true"/>
                <table:data-pilot-member table:name="0,000884505" table:display="true" table:show-details="true"/>
                <table:data-pilot-member table:name="0,00088529" table:display="true" table:show-details="true"/>
                <table:data-pilot-member table:name="0,00088728" table:display="true" table:show-details="true"/>
                <table:data-pilot-member table:name="0,00088771" table:display="true" table:show-details="true"/>
                <table:data-pilot-member table:name="0,000887984" table:display="true" table:show-details="true"/>
                <table:data-pilot-member table:name="0,000888269" table:display="true" table:show-details="true"/>
                <table:data-pilot-member table:name="0,000888652" table:display="true" table:show-details="true"/>
                <table:data-pilot-member table:name="0,000890137" table:display="true" table:show-details="true"/>
                <table:data-pilot-member table:name="0,000895276" table:display="true" table:show-details="true"/>
                <table:data-pilot-member table:name="0,000897326" table:display="true" table:show-details="true"/>
                <table:data-pilot-member table:name="0,0008983" table:display="true" table:show-details="true"/>
                <table:data-pilot-member table:name="0,000900142" table:display="true" table:show-details="true"/>
                <table:data-pilot-member table:name="0,000902624" table:display="true" table:show-details="true"/>
                <table:data-pilot-member table:name="0,00090288" table:display="true" table:show-details="true"/>
                <table:data-pilot-member table:name="0,000903161" table:display="true" table:show-details="true"/>
                <table:data-pilot-member table:name="0,000903778" table:display="true" table:show-details="true"/>
                <table:data-pilot-member table:name="0,00090505" table:display="true" table:show-details="true"/>
                <table:data-pilot-member table:name="0,000907656" table:display="true" table:show-details="true"/>
                <table:data-pilot-member table:name="0,000908285" table:display="true" table:show-details="true"/>
                <table:data-pilot-member table:name="0,000908914" table:display="true" table:show-details="true"/>
                <table:data-pilot-member table:name="0,000910008" table:display="true" table:show-details="true"/>
                <table:data-pilot-member table:name="0,000912239" table:display="true" table:show-details="true"/>
                <table:data-pilot-member table:name="0,00091437" table:display="true" table:show-details="true"/>
                <table:data-pilot-member table:name="0,000916801" table:display="true" table:show-details="true"/>
                <table:data-pilot-member table:name="0,000919674" table:display="true" table:show-details="true"/>
                <table:data-pilot-member table:name="0,000920398" table:display="true" table:show-details="true"/>
                <table:data-pilot-member table:name="0,00092163" table:display="true" table:show-details="true"/>
                <table:data-pilot-member table:name="0,000922333" table:display="true" table:show-details="true"/>
                <table:data-pilot-member table:name="0,000924533" table:display="true" table:show-details="true"/>
                <table:data-pilot-member table:name="0,000924655" table:display="true" table:show-details="true"/>
                <table:data-pilot-member table:name="0,000927269" table:display="true" table:show-details="true"/>
                <table:data-pilot-member table:name="0,000929878" table:display="true" table:show-details="true"/>
                <table:data-pilot-member table:name="0,000930914" table:display="true" table:show-details="true"/>
                <table:data-pilot-member table:name="0,000930944" table:display="true" table:show-details="true"/>
                <table:data-pilot-member table:name="0,000932113" table:display="true" table:show-details="true"/>
                <table:data-pilot-member table:name="0,000932328" table:display="true" table:show-details="true"/>
                <table:data-pilot-member table:name="0,000933077" table:display="true" table:show-details="true"/>
                <table:data-pilot-member table:name="0,000934524" table:display="true" table:show-details="true"/>
                <table:data-pilot-member table:name="0,000934787" table:display="true" table:show-details="true"/>
                <table:data-pilot-member table:name="0,000936015" table:display="true" table:show-details="true"/>
                <table:data-pilot-member table:name="0,000937008" table:display="true" table:show-details="true"/>
                <table:data-pilot-member table:name="0,000937431" table:display="true" table:show-details="true"/>
                <table:data-pilot-member table:name="0,000941111" table:display="true" table:show-details="true"/>
                <table:data-pilot-member table:name="0,000941588" table:display="true" table:show-details="true"/>
                <table:data-pilot-member table:name="0,000941608" table:display="true" table:show-details="true"/>
                <table:data-pilot-member table:name="0,000941969" table:display="true" table:show-details="true"/>
                <table:data-pilot-member table:name="0,000942418" table:display="true" table:show-details="true"/>
                <table:data-pilot-member table:name="0,000943579" table:display="true" table:show-details="true"/>
                <table:data-pilot-member table:name="0,000945127" table:display="true" table:show-details="true"/>
                <table:data-pilot-member table:name="0,00094613" table:display="true" table:show-details="true"/>
                <table:data-pilot-member table:name="0,000946261" table:display="true" table:show-details="true"/>
                <table:data-pilot-member table:name="0,000946702" table:display="true" table:show-details="true"/>
                <table:data-pilot-member table:name="0,000948266" table:display="true" table:show-details="true"/>
                <table:data-pilot-member table:name="0,000948696" table:display="true" table:show-details="true"/>
                <table:data-pilot-member table:name="0,000948865" table:display="true" table:show-details="true"/>
                <table:data-pilot-member table:name="0,000949397" table:display="true" table:show-details="true"/>
                <table:data-pilot-member table:name="0,000949692" table:display="true" table:show-details="true"/>
                <table:data-pilot-member table:name="0,000951818" table:display="true" table:show-details="true"/>
                <table:data-pilot-member table:name="0,00095189" table:display="true" table:show-details="true"/>
                <table:data-pilot-member table:name="0,000952542" table:display="true" table:show-details="true"/>
                <table:data-pilot-member table:name="0,000954083" table:display="true" table:show-details="true"/>
                <table:data-pilot-member table:name="0,000955041" table:display="true" table:show-details="true"/>
                <table:data-pilot-member table:name="0,000955268" table:display="true" table:show-details="true"/>
                <table:data-pilot-member table:name="0,000956483" table:display="true" table:show-details="true"/>
                <table:data-pilot-member table:name="0,000956669" table:display="true" table:show-details="true"/>
                <table:data-pilot-member table:name="0,000957061" table:display="true" table:show-details="true"/>
                <table:data-pilot-member table:name="0,000958349" table:display="true" table:show-details="true"/>
                <table:data-pilot-member table:name="0,000958401" table:display="true" table:show-details="true"/>
                <table:data-pilot-member table:name="0,000960305" table:display="true" table:show-details="true"/>
                <table:data-pilot-member table:name="0,000960586" table:display="true" table:show-details="true"/>
                <table:data-pilot-member table:name="0,00096071" table:display="true" table:show-details="true"/>
                <table:data-pilot-member table:name="0,000961581" table:display="true" table:show-details="true"/>
                <table:data-pilot-member table:name="0,000963444" table:display="true" table:show-details="true"/>
                <table:data-pilot-member table:name="0,000965455" table:display="true" table:show-details="true"/>
                <table:data-pilot-member table:name="0,000965873" table:display="true" table:show-details="true"/>
                <table:data-pilot-member table:name="0,000965936" table:display="true" table:show-details="true"/>
                <table:data-pilot-member table:name="0,000968098" table:display="true" table:show-details="true"/>
                <table:data-pilot-member table:name="0,000968241" table:display="true" table:show-details="true"/>
                <table:data-pilot-member table:name="0,000968881" table:display="true" table:show-details="true"/>
                <table:data-pilot-member table:name="0,000969123" table:display="true" table:show-details="true"/>
                <table:data-pilot-member table:name="0,000969548" table:display="true" table:show-details="true"/>
                <table:data-pilot-member table:name="0,000970522" table:display="true" table:show-details="true"/>
                <table:data-pilot-member table:name="0,000971178" table:display="true" table:show-details="true"/>
                <table:data-pilot-member table:name="0,00097236" table:display="true" table:show-details="true"/>
                <table:data-pilot-member table:name="0,000972474" table:display="true" table:show-details="true"/>
                <table:data-pilot-member table:name="0,000972773" table:display="true" table:show-details="true"/>
                <table:data-pilot-member table:name="0,000973011" table:display="true" table:show-details="true"/>
                <table:data-pilot-member table:name="0,000973021" table:display="true" table:show-details="true"/>
                <table:data-pilot-member table:name="0,000973843" table:display="true" table:show-details="true"/>
                <table:data-pilot-member table:name="0,000974709" table:display="true" table:show-details="true"/>
                <table:data-pilot-member table:name="0,000975377" table:display="true" table:show-details="true"/>
                <table:data-pilot-member table:name="0,000976562" table:display="true" table:show-details="true"/>
                <table:data-pilot-member table:name="0,00097834" table:display="true" table:show-details="true"/>
                <table:data-pilot-member table:name="0,000978791" table:display="true" table:show-details="true"/>
                <table:data-pilot-member table:name="0,000979132" table:display="true" table:show-details="true"/>
                <table:data-pilot-member table:name="0,00098151" table:display="true" table:show-details="true"/>
                <table:data-pilot-member table:name="0,000982586" table:display="true" table:show-details="true"/>
                <table:data-pilot-member table:name="0,000984107" table:display="true" table:show-details="true"/>
                <table:data-pilot-member table:name="0,000984585" table:display="true" table:show-details="true"/>
                <table:data-pilot-member table:name="0,000985945" table:display="true" table:show-details="true"/>
                <table:data-pilot-member table:name="0,000986662" table:display="true" table:show-details="true"/>
                <table:data-pilot-member table:name="0,00098783" table:display="true" table:show-details="true"/>
                <table:data-pilot-member table:name="0,000988054" table:display="true" table:show-details="true"/>
                <table:data-pilot-member table:name="0,000988314" table:display="true" table:show-details="true"/>
                <table:data-pilot-member table:name="0,000988751" table:display="true" table:show-details="true"/>
                <table:data-pilot-member table:name="0,000989766" table:display="true" table:show-details="true"/>
                <table:data-pilot-member table:name="0,000989898" table:display="true" table:show-details="true"/>
                <table:data-pilot-member table:name="0,000990168" table:display="true" table:show-details="true"/>
                <table:data-pilot-member table:name="0,000990241" table:display="true" table:show-details="true"/>
                <table:data-pilot-member table:name="0,000992019" table:display="true" table:show-details="true"/>
                <table:data-pilot-member table:name="0,000992422" table:display="true" table:show-details="true"/>
                <table:data-pilot-member table:name="0,000992598" table:display="true" table:show-details="true"/>
                <table:data-pilot-member table:name="0,00099297" table:display="true" table:show-details="true"/>
                <table:data-pilot-member table:name="0,000993784" table:display="true" table:show-details="true"/>
                <table:data-pilot-member table:name="0,000993939" table:display="true" table:show-details="true"/>
                <table:data-pilot-member table:name="0,000994086" table:display="true" table:show-details="true"/>
                <table:data-pilot-member table:name="0,000995494" table:display="true" table:show-details="true"/>
                <table:data-pilot-member table:name="0,00099707" table:display="true" table:show-details="true"/>
                <table:data-pilot-member table:name="0,000999023" table:display="true" table:show-details="true"/>
                <table:data-pilot-member table:name="0,000999245" table:display="true" table:show-details="true"/>
                <table:data-pilot-member table:name="0,000999386" table:display="true" table:show-details="true"/>
                <table:data-pilot-member table:name="0,000999821" table:display="true" table:show-details="true"/>
                <table:data-pilot-member table:name="0,00100107" table:display="true" table:show-details="true"/>
                <table:data-pilot-member table:name="0,00100179" table:display="true" table:show-details="true"/>
                <table:data-pilot-member table:name="0,0010025" table:display="true" table:show-details="true"/>
                <table:data-pilot-member table:name="0,00100312" table:display="true" table:show-details="true"/>
                <table:data-pilot-member table:name="0,0010032" table:display="true" table:show-details="true"/>
                <table:data-pilot-member table:name="0,00100331" table:display="true" table:show-details="true"/>
                <table:data-pilot-member table:name="0,00100407" table:display="true" table:show-details="true"/>
                <table:data-pilot-member table:name="0,00100582" table:display="true" table:show-details="true"/>
                <table:data-pilot-member table:name="0,00100753" table:display="true" table:show-details="true"/>
                <table:data-pilot-member table:name="0,00100804" table:display="true" table:show-details="true"/>
                <table:data-pilot-member table:name="0,00100931" table:display="true" table:show-details="true"/>
                <table:data-pilot-member table:name="0,00101049" table:display="true" table:show-details="true"/>
                <table:data-pilot-member table:name="0,00101133" table:display="true" table:show-details="true"/>
                <table:data-pilot-member table:name="0,00101179" table:display="true" table:show-details="true"/>
                <table:data-pilot-member table:name="0,0010118" table:display="true" table:show-details="true"/>
                <table:data-pilot-member table:name="0,0010119" table:display="true" table:show-details="true"/>
                <table:data-pilot-member table:name="0,00101279" table:display="true" table:show-details="true"/>
                <table:data-pilot-member table:name="0,00101342" table:display="true" table:show-details="true"/>
                <table:data-pilot-member table:name="0,00101431" table:display="true" table:show-details="true"/>
                <table:data-pilot-member table:name="0,0010147" table:display="true" table:show-details="true"/>
                <table:data-pilot-member table:name="0,00101471" table:display="true" table:show-details="true"/>
                <table:data-pilot-member table:name="0,00101531" table:display="true" table:show-details="true"/>
                <table:data-pilot-member table:name="0,00101667" table:display="true" table:show-details="true"/>
                <table:data-pilot-member table:name="0,00101822" table:display="true" table:show-details="true"/>
                <table:data-pilot-member table:name="0,00101971" table:display="true" table:show-details="true"/>
                <table:data-pilot-member table:name="0,00102017" table:display="true" table:show-details="true"/>
                <table:data-pilot-member table:name="0,00102088" table:display="true" table:show-details="true"/>
                <table:data-pilot-member table:name="0,00102149" table:display="true" table:show-details="true"/>
                <table:data-pilot-member table:name="0,00102219" table:display="true" table:show-details="true"/>
                <table:data-pilot-member table:name="0,00102331" table:display="true" table:show-details="true"/>
                <table:data-pilot-member table:name="0,00102359" table:display="true" table:show-details="true"/>
                <table:data-pilot-member table:name="0,00102371" table:display="true" table:show-details="true"/>
                <table:data-pilot-member table:name="0,00102379" table:display="true" table:show-details="true"/>
                <table:data-pilot-member table:name="0,0010239" table:display="true" table:show-details="true"/>
                <table:data-pilot-member table:name="0,00102441" table:display="true" table:show-details="true"/>
                <table:data-pilot-member table:name="0,00102557" table:display="true" table:show-details="true"/>
                <table:data-pilot-member table:name="0,00102561" table:display="true" table:show-details="true"/>
                <table:data-pilot-member table:name="0,00102564" table:display="true" table:show-details="true"/>
                <table:data-pilot-member table:name="0,00102634" table:display="true" table:show-details="true"/>
                <table:data-pilot-member table:name="0,00102707" table:display="true" table:show-details="true"/>
                <table:data-pilot-member table:name="0,00102717" table:display="true" table:show-details="true"/>
                <table:data-pilot-member table:name="0,00102796" table:display="true" table:show-details="true"/>
                <table:data-pilot-member table:name="0,00102816" table:display="true" table:show-details="true"/>
                <table:data-pilot-member table:name="0,00102892" table:display="true" table:show-details="true"/>
                <table:data-pilot-member table:name="0,00103304" table:display="true" table:show-details="true"/>
                <table:data-pilot-member table:name="0,00103314" table:display="true" table:show-details="true"/>
                <table:data-pilot-member table:name="0,00103408" table:display="true" table:show-details="true"/>
                <table:data-pilot-member table:name="0,00103429" table:display="true" table:show-details="true"/>
                <table:data-pilot-member table:name="0,00103521" table:display="true" table:show-details="true"/>
                <table:data-pilot-member table:name="0,00103614" table:display="true" table:show-details="true"/>
                <table:data-pilot-member table:name="0,00103662" table:display="true" table:show-details="true"/>
                <table:data-pilot-member table:name="0,00104082" table:display="true" table:show-details="true"/>
                <table:data-pilot-member table:name="0,00104094" table:display="true" table:show-details="true"/>
                <table:data-pilot-member table:name="0,00104312" table:display="true" table:show-details="true"/>
                <table:data-pilot-member table:name="0,00104313" table:display="true" table:show-details="true"/>
                <table:data-pilot-member table:name="0,00104408" table:display="true" table:show-details="true"/>
                <table:data-pilot-member table:name="0,00104434" table:display="true" table:show-details="true"/>
                <table:data-pilot-member table:name="0,00104442" table:display="true" table:show-details="true"/>
                <table:data-pilot-member table:name="0,00104455" table:display="true" table:show-details="true"/>
                <table:data-pilot-member table:name="0,00104482" table:display="true" table:show-details="true"/>
                <table:data-pilot-member table:name="0,00104702" table:display="true" table:show-details="true"/>
                <table:data-pilot-member table:name="0,00104735" table:display="true" table:show-details="true"/>
                <table:data-pilot-member table:name="0,00104909" table:display="true" table:show-details="true"/>
                <table:data-pilot-member table:name="0,00105017" table:display="true" table:show-details="true"/>
                <table:data-pilot-member table:name="0,00105047" table:display="true" table:show-details="true"/>
                <table:data-pilot-member table:name="0,00105084" table:display="true" table:show-details="true"/>
                <table:data-pilot-member table:name="0,00105134" table:display="true" table:show-details="true"/>
                <table:data-pilot-member table:name="0,00105218" table:display="true" table:show-details="true"/>
                <table:data-pilot-member table:name="0,00105242" table:display="true" table:show-details="true"/>
                <table:data-pilot-member table:name="0,00105263" table:display="true" table:show-details="true"/>
                <table:data-pilot-member table:name="0,00105267" table:display="true" table:show-details="true"/>
                <table:data-pilot-member table:name="0,00105315" table:display="true" table:show-details="true"/>
                <table:data-pilot-member table:name="0,00105324" table:display="true" table:show-details="true"/>
                <table:data-pilot-member table:name="0,00105432" table:display="true" table:show-details="true"/>
                <table:data-pilot-member table:name="0,00105485" table:display="true" table:show-details="true"/>
                <table:data-pilot-member table:name="0,00105567" table:display="true" table:show-details="true"/>
                <table:data-pilot-member table:name="0,00105626" table:display="true" table:show-details="true"/>
                <table:data-pilot-member table:name="0,00105627" table:display="true" table:show-details="true"/>
                <table:data-pilot-member table:name="0,00105645" table:display="true" table:show-details="true"/>
                <table:data-pilot-member table:name="0,00106221" table:display="true" table:show-details="true"/>
                <table:data-pilot-member table:name="0,00106236" table:display="true" table:show-details="true"/>
                <table:data-pilot-member table:name="0,00106473" table:display="true" table:show-details="true"/>
                <table:data-pilot-member table:name="0,00106507" table:display="true" table:show-details="true"/>
                <table:data-pilot-member table:name="0,00106703" table:display="true" table:show-details="true"/>
                <table:data-pilot-member table:name="0,00106734" table:display="true" table:show-details="true"/>
                <table:data-pilot-member table:name="0,0010677" table:display="true" table:show-details="true"/>
                <table:data-pilot-member table:name="0,00106785" table:display="true" table:show-details="true"/>
                <table:data-pilot-member table:name="0,00106965" table:display="true" table:show-details="true"/>
                <table:data-pilot-member table:name="0,00106993" table:display="true" table:show-details="true"/>
                <table:data-pilot-member table:name="0,00107005" table:display="true" table:show-details="true"/>
                <table:data-pilot-member table:name="0,00107023" table:display="true" table:show-details="true"/>
                <table:data-pilot-member table:name="0,00107032" table:display="true" table:show-details="true"/>
                <table:data-pilot-member table:name="0,00107036" table:display="true" table:show-details="true"/>
                <table:data-pilot-member table:name="0,00107087" table:display="true" table:show-details="true"/>
                <table:data-pilot-member table:name="0,00107105" table:display="true" table:show-details="true"/>
                <table:data-pilot-member table:name="0,00107273" table:display="true" table:show-details="true"/>
                <table:data-pilot-member table:name="0,00107376" table:display="true" table:show-details="true"/>
                <table:data-pilot-member table:name="0,00107477" table:display="true" table:show-details="true"/>
                <table:data-pilot-member table:name="0,00107556" table:display="true" table:show-details="true"/>
                <table:data-pilot-member table:name="0,00107663" table:display="true" table:show-details="true"/>
                <table:data-pilot-member table:name="0,0010784" table:display="true" table:show-details="true"/>
                <table:data-pilot-member table:name="0,00107952" table:display="true" table:show-details="true"/>
                <table:data-pilot-member table:name="0,00108008" table:display="true" table:show-details="true"/>
                <table:data-pilot-member table:name="0,00108078" table:display="true" table:show-details="true"/>
                <table:data-pilot-member table:name="0,00108128" table:display="true" table:show-details="true"/>
                <table:data-pilot-member table:name="0,00108141" table:display="true" table:show-details="true"/>
                <table:data-pilot-member table:name="0,00108205" table:display="true" table:show-details="true"/>
                <table:data-pilot-member table:name="0,00108269" table:display="true" table:show-details="true"/>
                <table:data-pilot-member table:name="0,00108373" table:display="true" table:show-details="true"/>
                <table:data-pilot-member table:name="0,0010868" table:display="true" table:show-details="true"/>
                <table:data-pilot-member table:name="0,00108794" table:display="true" table:show-details="true"/>
                <table:data-pilot-member table:name="0,00108892" table:display="true" table:show-details="true"/>
                <table:data-pilot-member table:name="0,00108974" table:display="true" table:show-details="true"/>
                <table:data-pilot-member table:name="0,00109025" table:display="true" table:show-details="true"/>
                <table:data-pilot-member table:name="0,00109063" table:display="true" table:show-details="true"/>
                <table:data-pilot-member table:name="0,0010927" table:display="true" table:show-details="true"/>
                <table:data-pilot-member table:name="0,00109295" table:display="true" table:show-details="true"/>
                <table:data-pilot-member table:name="0,00109331" table:display="true" table:show-details="true"/>
                <table:data-pilot-member table:name="0,00109336" table:display="true" table:show-details="true"/>
                <table:data-pilot-member table:name="0,00109358" table:display="true" table:show-details="true"/>
                <table:data-pilot-member table:name="0,00109437" table:display="true" table:show-details="true"/>
                <table:data-pilot-member table:name="0,00109468" table:display="true" table:show-details="true"/>
                <table:data-pilot-member table:name="0,0010961" table:display="true" table:show-details="true"/>
                <table:data-pilot-member table:name="0,00109716" table:display="true" table:show-details="true"/>
                <table:data-pilot-member table:name="0,00109856" table:display="true" table:show-details="true"/>
                <table:data-pilot-member table:name="0,0011004" table:display="true" table:show-details="true"/>
                <table:data-pilot-member table:name="0,00110164" table:display="true" table:show-details="true"/>
                <table:data-pilot-member table:name="0,00110195" table:display="true" table:show-details="true"/>
                <table:data-pilot-member table:name="0,00110372" table:display="true" table:show-details="true"/>
                <table:data-pilot-member table:name="0,00110389" table:display="true" table:show-details="true"/>
                <table:data-pilot-member table:name="0,00110526" table:display="true" table:show-details="true"/>
                <table:data-pilot-member table:name="0,00110634" table:display="true" table:show-details="true"/>
                <table:data-pilot-member table:name="0,00110815" table:display="true" table:show-details="true"/>
                <table:data-pilot-member table:name="0,00110876" table:display="true" table:show-details="true"/>
                <table:data-pilot-member table:name="0,00110972" table:display="true" table:show-details="true"/>
                <table:data-pilot-member table:name="0,00111138" table:display="true" table:show-details="true"/>
                <table:data-pilot-member table:name="0,00111143" table:display="true" table:show-details="true"/>
                <table:data-pilot-member table:name="0,00111287" table:display="true" table:show-details="true"/>
                <table:data-pilot-member table:name="0,00111325" table:display="true" table:show-details="true"/>
                <table:data-pilot-member table:name="0,00111363" table:display="true" table:show-details="true"/>
                <table:data-pilot-member table:name="0,00111466" table:display="true" table:show-details="true"/>
                <table:data-pilot-member table:name="0,00111593" table:display="true" table:show-details="true"/>
                <table:data-pilot-member table:name="0,00111594" table:display="true" table:show-details="true"/>
                <table:data-pilot-member table:name="0,00111624" table:display="true" table:show-details="true"/>
                <table:data-pilot-member table:name="0,00111636" table:display="true" table:show-details="true"/>
                <table:data-pilot-member table:name="0,0011166" table:display="true" table:show-details="true"/>
                <table:data-pilot-member table:name="0,00111688" table:display="true" table:show-details="true"/>
                <table:data-pilot-member table:name="0,00111706" table:display="true" table:show-details="true"/>
                <table:data-pilot-member table:name="0,00111757" table:display="true" table:show-details="true"/>
                <table:data-pilot-member table:name="0,00111843" table:display="true" table:show-details="true"/>
                <table:data-pilot-member table:name="0,00111891" table:display="true" table:show-details="true"/>
                <table:data-pilot-member table:name="0,00111918" table:display="true" table:show-details="true"/>
                <table:data-pilot-member table:name="0,00111921" table:display="true" table:show-details="true"/>
                <table:data-pilot-member table:name="0,00111981" table:display="true" table:show-details="true"/>
                <table:data-pilot-member table:name="0,00112088" table:display="true" table:show-details="true"/>
                <table:data-pilot-member table:name="0,00112211" table:display="true" table:show-details="true"/>
                <table:data-pilot-member table:name="0,0011226" table:display="true" table:show-details="true"/>
                <table:data-pilot-member table:name="0,00112293" table:display="true" table:show-details="true"/>
                <table:data-pilot-member table:name="0,00112294" table:display="true" table:show-details="true"/>
                <table:data-pilot-member table:name="0,001123" table:display="true" table:show-details="true"/>
                <table:data-pilot-member table:name="0,00112492" table:display="true" table:show-details="true"/>
                <table:data-pilot-member table:name="0,00112566" table:display="true" table:show-details="true"/>
                <table:data-pilot-member table:name="0,00112613" table:display="true" table:show-details="true"/>
                <table:data-pilot-member table:name="0,00112753" table:display="true" table:show-details="true"/>
                <table:data-pilot-member table:name="0,00112796" table:display="true" table:show-details="true"/>
                <table:data-pilot-member table:name="0,00113015" table:display="true" table:show-details="true"/>
                <table:data-pilot-member table:name="0,00113063" table:display="true" table:show-details="true"/>
                <table:data-pilot-member table:name="0,0011308" table:display="true" table:show-details="true"/>
                <table:data-pilot-member table:name="0,00113161" table:display="true" table:show-details="true"/>
                <table:data-pilot-member table:name="0,00113172" table:display="true" table:show-details="true"/>
                <table:data-pilot-member table:name="0,00113195" table:display="true" table:show-details="true"/>
                <table:data-pilot-member table:name="0,00113246" table:display="true" table:show-details="true"/>
                <table:data-pilot-member table:name="0,00113284" table:display="true" table:show-details="true"/>
                <table:data-pilot-member table:name="0,00113307" table:display="true" table:show-details="true"/>
                <table:data-pilot-member table:name="0,00113309" table:display="true" table:show-details="true"/>
                <table:data-pilot-member table:name="0,00113356" table:display="true" table:show-details="true"/>
                <table:data-pilot-member table:name="0,00113386" table:display="true" table:show-details="true"/>
                <table:data-pilot-member table:name="0,00113468" table:display="true" table:show-details="true"/>
                <table:data-pilot-member table:name="0,00113573" table:display="true" table:show-details="true"/>
                <table:data-pilot-member table:name="0,00113577" table:display="true" table:show-details="true"/>
                <table:data-pilot-member table:name="0,00113598" table:display="true" table:show-details="true"/>
                <table:data-pilot-member table:name="0,00113616" table:display="true" table:show-details="true"/>
                <table:data-pilot-member table:name="0,00113722" table:display="true" table:show-details="true"/>
                <table:data-pilot-member table:name="0,00113761" table:display="true" table:show-details="true"/>
                <table:data-pilot-member table:name="0,00113768" table:display="true" table:show-details="true"/>
                <table:data-pilot-member table:name="0,00113909" table:display="true" table:show-details="true"/>
                <table:data-pilot-member table:name="0,00114038" table:display="true" table:show-details="true"/>
                <table:data-pilot-member table:name="0,00114145" table:display="true" table:show-details="true"/>
                <table:data-pilot-member table:name="0,00114148" table:display="true" table:show-details="true"/>
                <table:data-pilot-member table:name="0,00114168" table:display="true" table:show-details="true"/>
                <table:data-pilot-member table:name="0,00114255" table:display="true" table:show-details="true"/>
                <table:data-pilot-member table:name="0,00114363" table:display="true" table:show-details="true"/>
                <table:data-pilot-member table:name="0,00114375" table:display="true" table:show-details="true"/>
                <table:data-pilot-member table:name="0,0011451" table:display="true" table:show-details="true"/>
                <table:data-pilot-member table:name="0,00114664" table:display="true" table:show-details="true"/>
                <table:data-pilot-member table:name="0,00114735" table:display="true" table:show-details="true"/>
                <table:data-pilot-member table:name="0,00114737" table:display="true" table:show-details="true"/>
                <table:data-pilot-member table:name="0,00114762" table:display="true" table:show-details="true"/>
                <table:data-pilot-member table:name="0,0011477" table:display="true" table:show-details="true"/>
                <table:data-pilot-member table:name="0,00114852" table:display="true" table:show-details="true"/>
                <table:data-pilot-member table:name="0,00114858" table:display="true" table:show-details="true"/>
                <table:data-pilot-member table:name="0,0011488" table:display="true" table:show-details="true"/>
                <table:data-pilot-member table:name="0,00114903" table:display="true" table:show-details="true"/>
                <table:data-pilot-member table:name="0,00115042" table:display="true" table:show-details="true"/>
                <table:data-pilot-member table:name="0,00115075" table:display="true" table:show-details="true"/>
                <table:data-pilot-member table:name="0,00115157" table:display="true" table:show-details="true"/>
                <table:data-pilot-member table:name="0,00115225" table:display="true" table:show-details="true"/>
                <table:data-pilot-member table:name="0,00115315" table:display="true" table:show-details="true"/>
                <table:data-pilot-member table:name="0,00115329" table:display="true" table:show-details="true"/>
                <table:data-pilot-member table:name="0,00115344" table:display="true" table:show-details="true"/>
                <table:data-pilot-member table:name="0,00115352" table:display="true" table:show-details="true"/>
                <table:data-pilot-member table:name="0,00115422" table:display="true" table:show-details="true"/>
                <table:data-pilot-member table:name="0,00115479" table:display="true" table:show-details="true"/>
                <table:data-pilot-member table:name="0,00115634" table:display="true" table:show-details="true"/>
                <table:data-pilot-member table:name="0,00115672" table:display="true" table:show-details="true"/>
                <table:data-pilot-member table:name="0,00115857" table:display="true" table:show-details="true"/>
                <table:data-pilot-member table:name="0,00115986" table:display="true" table:show-details="true"/>
                <table:data-pilot-member table:name="0,00116027" table:display="true" table:show-details="true"/>
                <table:data-pilot-member table:name="0,00116076" table:display="true" table:show-details="true"/>
                <table:data-pilot-member table:name="0,00116114" table:display="true" table:show-details="true"/>
                <table:data-pilot-member table:name="0,00116174" table:display="true" table:show-details="true"/>
                <table:data-pilot-member table:name="0,00116284" table:display="true" table:show-details="true"/>
                <table:data-pilot-member table:name="0,00116302" table:display="true" table:show-details="true"/>
                <table:data-pilot-member table:name="0,00116318" table:display="true" table:show-details="true"/>
                <table:data-pilot-member table:name="0,00116343" table:display="true" table:show-details="true"/>
                <table:data-pilot-member table:name="0,00116344" table:display="true" table:show-details="true"/>
                <table:data-pilot-member table:name="0,00116383" table:display="true" table:show-details="true"/>
                <table:data-pilot-member table:name="0,00116483" table:display="true" table:show-details="true"/>
                <table:data-pilot-member table:name="0,00116537" table:display="true" table:show-details="true"/>
                <table:data-pilot-member table:name="0,00116557" table:display="true" table:show-details="true"/>
                <table:data-pilot-member table:name="0,00116585" table:display="true" table:show-details="true"/>
                <table:data-pilot-member table:name="0,00116635" table:display="true" table:show-details="true"/>
                <table:data-pilot-member table:name="0,00116697" table:display="true" table:show-details="true"/>
                <table:data-pilot-member table:name="0,00116729" table:display="true" table:show-details="true"/>
                <table:data-pilot-member table:name="0,0011679" table:display="true" table:show-details="true"/>
                <table:data-pilot-member table:name="0,00116807" table:display="true" table:show-details="true"/>
                <table:data-pilot-member table:name="0,00117045" table:display="true" table:show-details="true"/>
                <table:data-pilot-member table:name="0,00117355" table:display="true" table:show-details="true"/>
                <table:data-pilot-member table:name="0,0011745" table:display="true" table:show-details="true"/>
                <table:data-pilot-member table:name="0,00117458" table:display="true" table:show-details="true"/>
                <table:data-pilot-member table:name="0,00117471" table:display="true" table:show-details="true"/>
                <table:data-pilot-member table:name="0,00117544" table:display="true" table:show-details="true"/>
                <table:data-pilot-member table:name="0,00117627" table:display="true" table:show-details="true"/>
                <table:data-pilot-member table:name="0,00117757" table:display="true" table:show-details="true"/>
                <table:data-pilot-member table:name="0,00117773" table:display="true" table:show-details="true"/>
                <table:data-pilot-member table:name="0,00117839" table:display="true" table:show-details="true"/>
                <table:data-pilot-member table:name="0,00117889" table:display="true" table:show-details="true"/>
                <table:data-pilot-member table:name="0,00118012" table:display="true" table:show-details="true"/>
                <table:data-pilot-member table:name="0,00118073" table:display="true" table:show-details="true"/>
                <table:data-pilot-member table:name="0,00118242" table:display="true" table:show-details="true"/>
                <table:data-pilot-member table:name="0,00118394" table:display="true" table:show-details="true"/>
                <table:data-pilot-member table:name="0,00118413" table:display="true" table:show-details="true"/>
                <table:data-pilot-member table:name="0,00118523" table:display="true" table:show-details="true"/>
                <table:data-pilot-member table:name="0,0011869" table:display="true" table:show-details="true"/>
                <table:data-pilot-member table:name="0,00118698" table:display="true" table:show-details="true"/>
                <table:data-pilot-member table:name="0,00118756" table:display="true" table:show-details="true"/>
                <table:data-pilot-member table:name="0,00118782" table:display="true" table:show-details="true"/>
                <table:data-pilot-member table:name="0,00118785" table:display="true" table:show-details="true"/>
                <table:data-pilot-member table:name="0,00118964" table:display="true" table:show-details="true"/>
                <table:data-pilot-member table:name="0,00119091" table:display="true" table:show-details="true"/>
                <table:data-pilot-member table:name="0,00119103" table:display="true" table:show-details="true"/>
                <table:data-pilot-member table:name="0,00119126" table:display="true" table:show-details="true"/>
                <table:data-pilot-member table:name="0,00119129" table:display="true" table:show-details="true"/>
                <table:data-pilot-member table:name="0,00119218" table:display="true" table:show-details="true"/>
                <table:data-pilot-member table:name="0,00119282" table:display="true" table:show-details="true"/>
                <table:data-pilot-member table:name="0,00119294" table:display="true" table:show-details="true"/>
                <table:data-pilot-member table:name="0,00119336" table:display="true" table:show-details="true"/>
                <table:data-pilot-member table:name="0,00119364" table:display="true" table:show-details="true"/>
                <table:data-pilot-member table:name="0,00119389" table:display="true" table:show-details="true"/>
                <table:data-pilot-member table:name="0,00119469" table:display="true" table:show-details="true"/>
                <table:data-pilot-member table:name="0,00119593" table:display="true" table:show-details="true"/>
                <table:data-pilot-member table:name="0,00119608" table:display="true" table:show-details="true"/>
                <table:data-pilot-member table:name="0,00119759" table:display="true" table:show-details="true"/>
                <table:data-pilot-member table:name="0,00119782" table:display="true" table:show-details="true"/>
                <table:data-pilot-member table:name="0,00120037" table:display="true" table:show-details="true"/>
                <table:data-pilot-member table:name="0,00120151" table:display="true" table:show-details="true"/>
                <table:data-pilot-member table:name="0,0012016" table:display="true" table:show-details="true"/>
                <table:data-pilot-member table:name="0,00120253" table:display="true" table:show-details="true"/>
                <table:data-pilot-member table:name="0,00120375" table:display="true" table:show-details="true"/>
                <table:data-pilot-member table:name="0,0012046" table:display="true" table:show-details="true"/>
                <table:data-pilot-member table:name="0,0012047" table:display="true" table:show-details="true"/>
                <table:data-pilot-member table:name="0,00120512" table:display="true" table:show-details="true"/>
                <table:data-pilot-member table:name="0,00120513" table:display="true" table:show-details="true"/>
                <table:data-pilot-member table:name="0,00120686" table:display="true" table:show-details="true"/>
                <table:data-pilot-member table:name="0,00120819" table:display="true" table:show-details="true"/>
                <table:data-pilot-member table:name="0,00120988" table:display="true" table:show-details="true"/>
                <table:data-pilot-member table:name="0,00121082" table:display="true" table:show-details="true"/>
                <table:data-pilot-member table:name="0,0012123" table:display="true" table:show-details="true"/>
                <table:data-pilot-member table:name="0,00121286" table:display="true" table:show-details="true"/>
                <table:data-pilot-member table:name="0,00121303" table:display="true" table:show-details="true"/>
                <table:data-pilot-member table:name="0,00121334" table:display="true" table:show-details="true"/>
                <table:data-pilot-member table:name="0,00121438" table:display="true" table:show-details="true"/>
                <table:data-pilot-member table:name="0,0012162" table:display="true" table:show-details="true"/>
                <table:data-pilot-member table:name="0,00121626" table:display="true" table:show-details="true"/>
                <table:data-pilot-member table:name="0,00121889" table:display="true" table:show-details="true"/>
                <table:data-pilot-member table:name="0,00122038" table:display="true" table:show-details="true"/>
                <table:data-pilot-member table:name="0,00122177" table:display="true" table:show-details="true"/>
                <table:data-pilot-member table:name="0,00122184" table:display="true" table:show-details="true"/>
                <table:data-pilot-member table:name="0,00122293" table:display="true" table:show-details="true"/>
                <table:data-pilot-member table:name="0,00122307" table:display="true" table:show-details="true"/>
                <table:data-pilot-member table:name="0,0012242" table:display="true" table:show-details="true"/>
                <table:data-pilot-member table:name="0,00122422" table:display="true" table:show-details="true"/>
                <table:data-pilot-member table:name="0,00122588" table:display="true" table:show-details="true"/>
                <table:data-pilot-member table:name="0,00122618" table:display="true" table:show-details="true"/>
                <table:data-pilot-member table:name="0,00122749" table:display="true" table:show-details="true"/>
                <table:data-pilot-member table:name="0,00122757" table:display="true" table:show-details="true"/>
                <table:data-pilot-member table:name="0,00122846" table:display="true" table:show-details="true"/>
                <table:data-pilot-member table:name="0,00122919" table:display="true" table:show-details="true"/>
                <table:data-pilot-member table:name="0,0012307" table:display="true" table:show-details="true"/>
                <table:data-pilot-member table:name="0,00123121" table:display="true" table:show-details="true"/>
                <table:data-pilot-member table:name="0,0012327" table:display="true" table:show-details="true"/>
                <table:data-pilot-member table:name="0,0012338" table:display="true" table:show-details="true"/>
                <table:data-pilot-member table:name="0,0012339" table:display="true" table:show-details="true"/>
                <table:data-pilot-member table:name="0,00123445" table:display="true" table:show-details="true"/>
                <table:data-pilot-member table:name="0,00123612" table:display="true" table:show-details="true"/>
                <table:data-pilot-member table:name="0,00123625" table:display="true" table:show-details="true"/>
                <table:data-pilot-member table:name="0,00123677" table:display="true" table:show-details="true"/>
                <table:data-pilot-member table:name="0,00123679" table:display="true" table:show-details="true"/>
                <table:data-pilot-member table:name="0,00123751" table:display="true" table:show-details="true"/>
                <table:data-pilot-member table:name="0,00123795" table:display="true" table:show-details="true"/>
                <table:data-pilot-member table:name="0,00123817" table:display="true" table:show-details="true"/>
                <table:data-pilot-member table:name="0,00123919" table:display="true" table:show-details="true"/>
                <table:data-pilot-member table:name="0,00123954" table:display="true" table:show-details="true"/>
                <table:data-pilot-member table:name="0,00124042" table:display="true" table:show-details="true"/>
                <table:data-pilot-member table:name="0,00124125" table:display="true" table:show-details="true"/>
                <table:data-pilot-member table:name="0,0012413" table:display="true" table:show-details="true"/>
                <table:data-pilot-member table:name="0,0012418" table:display="true" table:show-details="true"/>
                <table:data-pilot-member table:name="0,00124276" table:display="true" table:show-details="true"/>
                <table:data-pilot-member table:name="0,00124481" table:display="true" table:show-details="true"/>
                <table:data-pilot-member table:name="0,0012449" table:display="true" table:show-details="true"/>
                <table:data-pilot-member table:name="0,0012453" table:display="true" table:show-details="true"/>
                <table:data-pilot-member table:name="0,00124604" table:display="true" table:show-details="true"/>
                <table:data-pilot-member table:name="0,00124666" table:display="true" table:show-details="true"/>
                <table:data-pilot-member table:name="0,00124675" table:display="true" table:show-details="true"/>
                <table:data-pilot-member table:name="0,00124765" table:display="true" table:show-details="true"/>
                <table:data-pilot-member table:name="0,00124875" table:display="true" table:show-details="true"/>
                <table:data-pilot-member table:name="0,00124879" table:display="true" table:show-details="true"/>
                <table:data-pilot-member table:name="0,00125039" table:display="true" table:show-details="true"/>
                <table:data-pilot-member table:name="0,00125054" table:display="true" table:show-details="true"/>
                <table:data-pilot-member table:name="0,00125055" table:display="true" table:show-details="true"/>
                <table:data-pilot-member table:name="0,0012506" table:display="true" table:show-details="true"/>
                <table:data-pilot-member table:name="0,00125084" table:display="true" table:show-details="true"/>
                <table:data-pilot-member table:name="0,00125139" table:display="true" table:show-details="true"/>
                <table:data-pilot-member table:name="0,00125161" table:display="true" table:show-details="true"/>
                <table:data-pilot-member table:name="0,00125205" table:display="true" table:show-details="true"/>
                <table:data-pilot-member table:name="0,00125301" table:display="true" table:show-details="true"/>
                <table:data-pilot-member table:name="0,00125346" table:display="true" table:show-details="true"/>
                <table:data-pilot-member table:name="0,00125388" table:display="true" table:show-details="true"/>
                <table:data-pilot-member table:name="0,00125446" table:display="true" table:show-details="true"/>
                <table:data-pilot-member table:name="0,00125453" table:display="true" table:show-details="true"/>
                <table:data-pilot-member table:name="0,00125482" table:display="true" table:show-details="true"/>
                <table:data-pilot-member table:name="0,00125508" table:display="true" table:show-details="true"/>
                <table:data-pilot-member table:name="0,00125534" table:display="true" table:show-details="true"/>
                <table:data-pilot-member table:name="0,00125553" table:display="true" table:show-details="true"/>
                <table:data-pilot-member table:name="0,00125715" table:display="true" table:show-details="true"/>
                <table:data-pilot-member table:name="0,00125745" table:display="true" table:show-details="true"/>
                <table:data-pilot-member table:name="0,00125804" table:display="true" table:show-details="true"/>
                <table:data-pilot-member table:name="0,00125839" table:display="true" table:show-details="true"/>
                <table:data-pilot-member table:name="0,00125958" table:display="true" table:show-details="true"/>
                <table:data-pilot-member table:name="0,00126015" table:display="true" table:show-details="true"/>
                <table:data-pilot-member table:name="0,00126038" table:display="true" table:show-details="true"/>
                <table:data-pilot-member table:name="0,00126052" table:display="true" table:show-details="true"/>
                <table:data-pilot-member table:name="0,00126305" table:display="true" table:show-details="true"/>
                <table:data-pilot-member table:name="0,00126424" table:display="true" table:show-details="true"/>
                <table:data-pilot-member table:name="0,00126464" table:display="true" table:show-details="true"/>
                <table:data-pilot-member table:name="0,0012654" table:display="true" table:show-details="true"/>
                <table:data-pilot-member table:name="0,00126586" table:display="true" table:show-details="true"/>
                <table:data-pilot-member table:name="0,00126724" table:display="true" table:show-details="true"/>
                <table:data-pilot-member table:name="0,00126734" table:display="true" table:show-details="true"/>
                <table:data-pilot-member table:name="0,00126766" table:display="true" table:show-details="true"/>
                <table:data-pilot-member table:name="0,0012681" table:display="true" table:show-details="true"/>
                <table:data-pilot-member table:name="0,00126843" table:display="true" table:show-details="true"/>
                <table:data-pilot-member table:name="0,00126929" table:display="true" table:show-details="true"/>
                <table:data-pilot-member table:name="0,00126939" table:display="true" table:show-details="true"/>
                <table:data-pilot-member table:name="0,0012697" table:display="true" table:show-details="true"/>
                <table:data-pilot-member table:name="0,00126997" table:display="true" table:show-details="true"/>
                <table:data-pilot-member table:name="0,00127008" table:display="true" table:show-details="true"/>
                <table:data-pilot-member table:name="0,00127033" table:display="true" table:show-details="true"/>
                <table:data-pilot-member table:name="0,00127117" table:display="true" table:show-details="true"/>
                <table:data-pilot-member table:name="0,00127203" table:display="true" table:show-details="true"/>
                <table:data-pilot-member table:name="0,00127214" table:display="true" table:show-details="true"/>
                <table:data-pilot-member table:name="0,00127227" table:display="true" table:show-details="true"/>
                <table:data-pilot-member table:name="0,00127234" table:display="true" table:show-details="true"/>
                <table:data-pilot-member table:name="0,00127258" table:display="true" table:show-details="true"/>
                <table:data-pilot-member table:name="0,00127277" table:display="true" table:show-details="true"/>
                <table:data-pilot-member table:name="0,00127291" table:display="true" table:show-details="true"/>
                <table:data-pilot-member table:name="0,00127301" table:display="true" table:show-details="true"/>
                <table:data-pilot-member table:name="0,00127308" table:display="true" table:show-details="true"/>
                <table:data-pilot-member table:name="0,00127463" table:display="true" table:show-details="true"/>
                <table:data-pilot-member table:name="0,00127523" table:display="true" table:show-details="true"/>
                <table:data-pilot-member table:name="0,00127529" table:display="true" table:show-details="true"/>
                <table:data-pilot-member table:name="0,00127607" table:display="true" table:show-details="true"/>
                <table:data-pilot-member table:name="0,00127608" table:display="true" table:show-details="true"/>
                <table:data-pilot-member table:name="0,00127612" table:display="true" table:show-details="true"/>
                <table:data-pilot-member table:name="0,00127769" table:display="true" table:show-details="true"/>
                <table:data-pilot-member table:name="0,00127849" table:display="true" table:show-details="true"/>
                <table:data-pilot-member table:name="0,00127891" table:display="true" table:show-details="true"/>
                <table:data-pilot-member table:name="0,00127909" table:display="true" table:show-details="true"/>
                <table:data-pilot-member table:name="0,00127965" table:display="true" table:show-details="true"/>
                <table:data-pilot-member table:name="0,00127971" table:display="true" table:show-details="true"/>
                <table:data-pilot-member table:name="0,00127987" table:display="true" table:show-details="true"/>
                <table:data-pilot-member table:name="0,00128017" table:display="true" table:show-details="true"/>
                <table:data-pilot-member table:name="0,00128069" table:display="true" table:show-details="true"/>
                <table:data-pilot-member table:name="0,00128179" table:display="true" table:show-details="true"/>
                <table:data-pilot-member table:name="0,0012819" table:display="true" table:show-details="true"/>
                <table:data-pilot-member table:name="0,00128204" table:display="true" table:show-details="true"/>
                <table:data-pilot-member table:name="0,00128241" table:display="true" table:show-details="true"/>
                <table:data-pilot-member table:name="0,00128322" table:display="true" table:show-details="true"/>
                <table:data-pilot-member table:name="0,00128337" table:display="true" table:show-details="true"/>
                <table:data-pilot-member table:name="0,00128411" table:display="true" table:show-details="true"/>
                <table:data-pilot-member table:name="0,00128425" table:display="true" table:show-details="true"/>
                <table:data-pilot-member table:name="0,00128433" table:display="true" table:show-details="true"/>
                <table:data-pilot-member table:name="0,00128436" table:display="true" table:show-details="true"/>
                <table:data-pilot-member table:name="0,00128479" table:display="true" table:show-details="true"/>
                <table:data-pilot-member table:name="0,00128533" table:display="true" table:show-details="true"/>
                <table:data-pilot-member table:name="0,00128656" table:display="true" table:show-details="true"/>
                <table:data-pilot-member table:name="0,00128692" table:display="true" table:show-details="true"/>
                <table:data-pilot-member table:name="0,00128696" table:display="true" table:show-details="true"/>
                <table:data-pilot-member table:name="0,00128786" table:display="true" table:show-details="true"/>
                <table:data-pilot-member table:name="0,00128884" table:display="true" table:show-details="true"/>
                <table:data-pilot-member table:name="0,00128891" table:display="true" table:show-details="true"/>
                <table:data-pilot-member table:name="0,00128912" table:display="true" table:show-details="true"/>
                <table:data-pilot-member table:name="0,00128966" table:display="true" table:show-details="true"/>
                <table:data-pilot-member table:name="0,00128972" table:display="true" table:show-details="true"/>
                <table:data-pilot-member table:name="0,00128978" table:display="true" table:show-details="true"/>
                <table:data-pilot-member table:name="0,0012903" table:display="true" table:show-details="true"/>
                <table:data-pilot-member table:name="0,00129121" table:display="true" table:show-details="true"/>
                <table:data-pilot-member table:name="0,00129123" table:display="true" table:show-details="true"/>
                <table:data-pilot-member table:name="0,00129133" table:display="true" table:show-details="true"/>
                <table:data-pilot-member table:name="0,00129138" table:display="true" table:show-details="true"/>
                <table:data-pilot-member table:name="0,00129156" table:display="true" table:show-details="true"/>
                <table:data-pilot-member table:name="0,00129164" table:display="true" table:show-details="true"/>
                <table:data-pilot-member table:name="0,00129187" table:display="true" table:show-details="true"/>
                <table:data-pilot-member table:name="0,00129264" table:display="true" table:show-details="true"/>
                <table:data-pilot-member table:name="0,001293" table:display="true" table:show-details="true"/>
                <table:data-pilot-member table:name="0,00129451" table:display="true" table:show-details="true"/>
                <table:data-pilot-member table:name="0,00129477" table:display="true" table:show-details="true"/>
                <table:data-pilot-member table:name="0,00129508" table:display="true" table:show-details="true"/>
                <table:data-pilot-member table:name="0,00129573" table:display="true" table:show-details="true"/>
                <table:data-pilot-member table:name="0,00129575" table:display="true" table:show-details="true"/>
                <table:data-pilot-member table:name="0,00129601" table:display="true" table:show-details="true"/>
                <table:data-pilot-member table:name="0,00129696" table:display="true" table:show-details="true"/>
                <table:data-pilot-member table:name="0,00129725" table:display="true" table:show-details="true"/>
                <table:data-pilot-member table:name="0,00129751" table:display="true" table:show-details="true"/>
                <table:data-pilot-member table:name="0,00129798" table:display="true" table:show-details="true"/>
                <table:data-pilot-member table:name="0,00130035" table:display="true" table:show-details="true"/>
                <table:data-pilot-member table:name="0,0013005" table:display="true" table:show-details="true"/>
                <table:data-pilot-member table:name="0,00130059" table:display="true" table:show-details="true"/>
                <table:data-pilot-member table:name="0,00130076" table:display="true" table:show-details="true"/>
                <table:data-pilot-member table:name="0,00130254" table:display="true" table:show-details="true"/>
                <table:data-pilot-member table:name="0,00130283" table:display="true" table:show-details="true"/>
                <table:data-pilot-member table:name="0,00130341" table:display="true" table:show-details="true"/>
                <table:data-pilot-member table:name="0,00130351" table:display="true" table:show-details="true"/>
                <table:data-pilot-member table:name="0,00130405" table:display="true" table:show-details="true"/>
                <table:data-pilot-member table:name="0,00130415" table:display="true" table:show-details="true"/>
                <table:data-pilot-member table:name="0,00130469" table:display="true" table:show-details="true"/>
                <table:data-pilot-member table:name="0,00130555" table:display="true" table:show-details="true"/>
                <table:data-pilot-member table:name="0,00130587" table:display="true" table:show-details="true"/>
                <table:data-pilot-member table:name="0,00130615" table:display="true" table:show-details="true"/>
                <table:data-pilot-member table:name="0,00130642" table:display="true" table:show-details="true"/>
                <table:data-pilot-member table:name="0,00130644" table:display="true" table:show-details="true"/>
                <table:data-pilot-member table:name="0,00130655" table:display="true" table:show-details="true"/>
                <table:data-pilot-member table:name="0,00130831" table:display="true" table:show-details="true"/>
                <table:data-pilot-member table:name="0,00130834" table:display="true" table:show-details="true"/>
                <table:data-pilot-member table:name="0,00130839" table:display="true" table:show-details="true"/>
                <table:data-pilot-member table:name="0,00130865" table:display="true" table:show-details="true"/>
                <table:data-pilot-member table:name="0,00130944" table:display="true" table:show-details="true"/>
                <table:data-pilot-member table:name="0,00130985" table:display="true" table:show-details="true"/>
                <table:data-pilot-member table:name="0,0013105" table:display="true" table:show-details="true"/>
                <table:data-pilot-member table:name="0,00131059" table:display="true" table:show-details="true"/>
                <table:data-pilot-member table:name="0,00131093" table:display="true" table:show-details="true"/>
                <table:data-pilot-member table:name="0,00131135" table:display="true" table:show-details="true"/>
                <table:data-pilot-member table:name="0,00131165" table:display="true" table:show-details="true"/>
                <table:data-pilot-member table:name="0,00131251" table:display="true" table:show-details="true"/>
                <table:data-pilot-member table:name="0,00131294" table:display="true" table:show-details="true"/>
                <table:data-pilot-member table:name="0,00131307" table:display="true" table:show-details="true"/>
                <table:data-pilot-member table:name="0,00131332" table:display="true" table:show-details="true"/>
                <table:data-pilot-member table:name="0,00131363" table:display="true" table:show-details="true"/>
                <table:data-pilot-member table:name="0,00131387" table:display="true" table:show-details="true"/>
                <table:data-pilot-member table:name="0,00131472" table:display="true" table:show-details="true"/>
                <table:data-pilot-member table:name="0,00131539" table:display="true" table:show-details="true"/>
                <table:data-pilot-member table:name="0,0013164" table:display="true" table:show-details="true"/>
                <table:data-pilot-member table:name="0,00131649" table:display="true" table:show-details="true"/>
                <table:data-pilot-member table:name="0,00131686" table:display="true" table:show-details="true"/>
                <table:data-pilot-member table:name="0,00131687" table:display="true" table:show-details="true"/>
                <table:data-pilot-member table:name="0,00131693" table:display="true" table:show-details="true"/>
                <table:data-pilot-member table:name="0,00131837" table:display="true" table:show-details="true"/>
                <table:data-pilot-member table:name="0,00131862" table:display="true" table:show-details="true"/>
                <table:data-pilot-member table:name="0,00131885" table:display="true" table:show-details="true"/>
                <table:data-pilot-member table:name="0,00131966" table:display="true" table:show-details="true"/>
                <table:data-pilot-member table:name="0,00132033" table:display="true" table:show-details="true"/>
                <table:data-pilot-member table:name="0,00132034" table:display="true" table:show-details="true"/>
                <table:data-pilot-member table:name="0,00132162" table:display="true" table:show-details="true"/>
                <table:data-pilot-member table:name="0,00132196" table:display="true" table:show-details="true"/>
                <table:data-pilot-member table:name="0,00132208" table:display="true" table:show-details="true"/>
                <table:data-pilot-member table:name="0,00132233" table:display="true" table:show-details="true"/>
                <table:data-pilot-member table:name="0,0013231" table:display="true" table:show-details="true"/>
                <table:data-pilot-member table:name="0,00132316" table:display="true" table:show-details="true"/>
                <table:data-pilot-member table:name="0,0013237" table:display="true" table:show-details="true"/>
                <table:data-pilot-member table:name="0,00132428" table:display="true" table:show-details="true"/>
                <table:data-pilot-member table:name="0,00132455" table:display="true" table:show-details="true"/>
                <table:data-pilot-member table:name="0,00132467" table:display="true" table:show-details="true"/>
                <table:data-pilot-member table:name="0,00132469" table:display="true" table:show-details="true"/>
                <table:data-pilot-member table:name="0,00132516" table:display="true" table:show-details="true"/>
                <table:data-pilot-member table:name="0,00132533" table:display="true" table:show-details="true"/>
                <table:data-pilot-member table:name="0,00132549" table:display="true" table:show-details="true"/>
                <table:data-pilot-member table:name="0,00132628" table:display="true" table:show-details="true"/>
                <table:data-pilot-member table:name="0,00132687" table:display="true" table:show-details="true"/>
                <table:data-pilot-member table:name="0,00132703" table:display="true" table:show-details="true"/>
                <table:data-pilot-member table:name="0,00132888" table:display="true" table:show-details="true"/>
                <table:data-pilot-member table:name="0,00133041" table:display="true" table:show-details="true"/>
                <table:data-pilot-member table:name="0,00133063" table:display="true" table:show-details="true"/>
                <table:data-pilot-member table:name="0,00133104" table:display="true" table:show-details="true"/>
                <table:data-pilot-member table:name="0,00133157" table:display="true" table:show-details="true"/>
                <table:data-pilot-member table:name="0,00133194" table:display="true" table:show-details="true"/>
                <table:data-pilot-member table:name="0,001332" table:display="true" table:show-details="true"/>
                <table:data-pilot-member table:name="0,00133273" table:display="true" table:show-details="true"/>
                <table:data-pilot-member table:name="0,00133306" table:display="true" table:show-details="true"/>
                <table:data-pilot-member table:name="0,00133381" table:display="true" table:show-details="true"/>
                <table:data-pilot-member table:name="0,00133455" table:display="true" table:show-details="true"/>
                <table:data-pilot-member table:name="0,00133562" table:display="true" table:show-details="true"/>
                <table:data-pilot-member table:name="0,00133615" table:display="true" table:show-details="true"/>
                <table:data-pilot-member table:name="0,00133662" table:display="true" table:show-details="true"/>
                <table:data-pilot-member table:name="0,00133685" table:display="true" table:show-details="true"/>
                <table:data-pilot-member table:name="0,00133693" table:display="true" table:show-details="true"/>
                <table:data-pilot-member table:name="0,00133707" table:display="true" table:show-details="true"/>
                <table:data-pilot-member table:name="0,00133734" table:display="true" table:show-details="true"/>
                <table:data-pilot-member table:name="0,00133764" table:display="true" table:show-details="true"/>
                <table:data-pilot-member table:name="0,00133839" table:display="true" table:show-details="true"/>
                <table:data-pilot-member table:name="0,00133924" table:display="true" table:show-details="true"/>
                <table:data-pilot-member table:name="0,00133933" table:display="true" table:show-details="true"/>
                <table:data-pilot-member table:name="0,00133956" table:display="true" table:show-details="true"/>
                <table:data-pilot-member table:name="0,00134043" table:display="true" table:show-details="true"/>
                <table:data-pilot-member table:name="0,00134126" table:display="true" table:show-details="true"/>
                <table:data-pilot-member table:name="0,00134179" table:display="true" table:show-details="true"/>
                <table:data-pilot-member table:name="0,00134244" table:display="true" table:show-details="true"/>
                <table:data-pilot-member table:name="0,00134284" table:display="true" table:show-details="true"/>
                <table:data-pilot-member table:name="0,00134294" table:display="true" table:show-details="true"/>
                <table:data-pilot-member table:name="0,00134345" table:display="true" table:show-details="true"/>
                <table:data-pilot-member table:name="0,00134357" table:display="true" table:show-details="true"/>
                <table:data-pilot-member table:name="0,0013446" table:display="true" table:show-details="true"/>
                <table:data-pilot-member table:name="0,00134478" table:display="true" table:show-details="true"/>
                <table:data-pilot-member table:name="0,00134508" table:display="true" table:show-details="true"/>
                <table:data-pilot-member table:name="0,00134572" table:display="true" table:show-details="true"/>
                <table:data-pilot-member table:name="0,00134611" table:display="true" table:show-details="true"/>
                <table:data-pilot-member table:name="0,00134623" table:display="true" table:show-details="true"/>
                <table:data-pilot-member table:name="0,00134633" table:display="true" table:show-details="true"/>
                <table:data-pilot-member table:name="0,00134712" table:display="true" table:show-details="true"/>
                <table:data-pilot-member table:name="0,00134784" table:display="true" table:show-details="true"/>
                <table:data-pilot-member table:name="0,00134852" table:display="true" table:show-details="true"/>
                <table:data-pilot-member table:name="0,00134875" table:display="true" table:show-details="true"/>
                <table:data-pilot-member table:name="0,00134916" table:display="true" table:show-details="true"/>
                <table:data-pilot-member table:name="0,00135" table:display="true" table:show-details="true"/>
                <table:data-pilot-member table:name="0,00135029" table:display="true" table:show-details="true"/>
                <table:data-pilot-member table:name="0,00135042" table:display="true" table:show-details="true"/>
                <table:data-pilot-member table:name="0,00135095" table:display="true" table:show-details="true"/>
                <table:data-pilot-member table:name="0,0013511" table:display="true" table:show-details="true"/>
                <table:data-pilot-member table:name="0,00135138" table:display="true" table:show-details="true"/>
                <table:data-pilot-member table:name="0,0013515" table:display="true" table:show-details="true"/>
                <table:data-pilot-member table:name="0,00135152" table:display="true" table:show-details="true"/>
                <table:data-pilot-member table:name="0,00135391" table:display="true" table:show-details="true"/>
                <table:data-pilot-member table:name="0,00135511" table:display="true" table:show-details="true"/>
                <table:data-pilot-member table:name="0,00135536" table:display="true" table:show-details="true"/>
                <table:data-pilot-member table:name="0,00135607" table:display="true" table:show-details="true"/>
                <table:data-pilot-member table:name="0,00135666" table:display="true" table:show-details="true"/>
                <table:data-pilot-member table:name="0,00135735" table:display="true" table:show-details="true"/>
                <table:data-pilot-member table:name="0,00135775" table:display="true" table:show-details="true"/>
                <table:data-pilot-member table:name="0,00135787" table:display="true" table:show-details="true"/>
                <table:data-pilot-member table:name="0,0013581" table:display="true" table:show-details="true"/>
                <table:data-pilot-member table:name="0,00135857" table:display="true" table:show-details="true"/>
                <table:data-pilot-member table:name="0,00135895" table:display="true" table:show-details="true"/>
                <table:data-pilot-member table:name="0,00135917" table:display="true" table:show-details="true"/>
                <table:data-pilot-member table:name="0,00135981" table:display="true" table:show-details="true"/>
                <table:data-pilot-member table:name="0,00135987" table:display="true" table:show-details="true"/>
                <table:data-pilot-member table:name="0,00136085" table:display="true" table:show-details="true"/>
                <table:data-pilot-member table:name="0,00136106" table:display="true" table:show-details="true"/>
                <table:data-pilot-member table:name="0,00136107" table:display="true" table:show-details="true"/>
                <table:data-pilot-member table:name="0,00136131" table:display="true" table:show-details="true"/>
                <table:data-pilot-member table:name="0,0013614" table:display="true" table:show-details="true"/>
                <table:data-pilot-member table:name="0,00136209" table:display="true" table:show-details="true"/>
                <table:data-pilot-member table:name="0,00136218" table:display="true" table:show-details="true"/>
                <table:data-pilot-member table:name="0,00136225" table:display="true" table:show-details="true"/>
                <table:data-pilot-member table:name="0,00136226" table:display="true" table:show-details="true"/>
                <table:data-pilot-member table:name="0,00136263" table:display="true" table:show-details="true"/>
                <table:data-pilot-member table:name="0,00136297" table:display="true" table:show-details="true"/>
                <table:data-pilot-member table:name="0,00136383" table:display="true" table:show-details="true"/>
                <table:data-pilot-member table:name="0,0013641" table:display="true" table:show-details="true"/>
                <table:data-pilot-member table:name="0,00136529" table:display="true" table:show-details="true"/>
                <table:data-pilot-member table:name="0,00136558" table:display="true" table:show-details="true"/>
                <table:data-pilot-member table:name="0,00136833" table:display="true" table:show-details="true"/>
                <table:data-pilot-member table:name="0,0013693" table:display="true" table:show-details="true"/>
                <table:data-pilot-member table:name="0,0013694" table:display="true" table:show-details="true"/>
                <table:data-pilot-member table:name="0,00136955" table:display="true" table:show-details="true"/>
                <table:data-pilot-member table:name="0,00136999" table:display="true" table:show-details="true"/>
                <table:data-pilot-member table:name="0,00137081" table:display="true" table:show-details="true"/>
                <table:data-pilot-member table:name="0,0013716" table:display="true" table:show-details="true"/>
                <table:data-pilot-member table:name="0,00137193" table:display="true" table:show-details="true"/>
                <table:data-pilot-member table:name="0,0013727" table:display="true" table:show-details="true"/>
                <table:data-pilot-member table:name="0,00137279" table:display="true" table:show-details="true"/>
                <table:data-pilot-member table:name="0,00137398" table:display="true" table:show-details="true"/>
                <table:data-pilot-member table:name="0,00137505" table:display="true" table:show-details="true"/>
                <table:data-pilot-member table:name="0,0013752" table:display="true" table:show-details="true"/>
                <table:data-pilot-member table:name="0,0013757" table:display="true" table:show-details="true"/>
                <table:data-pilot-member table:name="0,00137592" table:display="true" table:show-details="true"/>
                <table:data-pilot-member table:name="0,00137619" table:display="true" table:show-details="true"/>
                <table:data-pilot-member table:name="0,00137651" table:display="true" table:show-details="true"/>
                <table:data-pilot-member table:name="0,00137754" table:display="true" table:show-details="true"/>
                <table:data-pilot-member table:name="0,00137831" table:display="true" table:show-details="true"/>
                <table:data-pilot-member table:name="0,00137907" table:display="true" table:show-details="true"/>
                <table:data-pilot-member table:name="0,00137987" table:display="true" table:show-details="true"/>
                <table:data-pilot-member table:name="0,00137997" table:display="true" table:show-details="true"/>
                <table:data-pilot-member table:name="0,00138066" table:display="true" table:show-details="true"/>
                <table:data-pilot-member table:name="0,00138274" table:display="true" table:show-details="true"/>
                <table:data-pilot-member table:name="0,00138288" table:display="true" table:show-details="true"/>
                <table:data-pilot-member table:name="0,00138433" table:display="true" table:show-details="true"/>
                <table:data-pilot-member table:name="0,00138453" table:display="true" table:show-details="true"/>
                <table:data-pilot-member table:name="0,00138489" table:display="true" table:show-details="true"/>
                <table:data-pilot-member table:name="0,00138499" table:display="true" table:show-details="true"/>
                <table:data-pilot-member table:name="0,00138504" table:display="true" table:show-details="true"/>
                <table:data-pilot-member table:name="0,0013856" table:display="true" table:show-details="true"/>
                <table:data-pilot-member table:name="0,00138628" table:display="true" table:show-details="true"/>
                <table:data-pilot-member table:name="0,00138674" table:display="true" table:show-details="true"/>
                <table:data-pilot-member table:name="0,00138684" table:display="true" table:show-details="true"/>
                <table:data-pilot-member table:name="0,00138744" table:display="true" table:show-details="true"/>
                <table:data-pilot-member table:name="0,00138802" table:display="true" table:show-details="true"/>
                <table:data-pilot-member table:name="0,00138811" table:display="true" table:show-details="true"/>
                <table:data-pilot-member table:name="0,00138812" table:display="true" table:show-details="true"/>
                <table:data-pilot-member table:name="0,00138908" table:display="true" table:show-details="true"/>
                <table:data-pilot-member table:name="0,00139002" table:display="true" table:show-details="true"/>
                <table:data-pilot-member table:name="0,00139078" table:display="true" table:show-details="true"/>
                <table:data-pilot-member table:name="0,00139145" table:display="true" table:show-details="true"/>
                <table:data-pilot-member table:name="0,00139171" table:display="true" table:show-details="true"/>
                <table:data-pilot-member table:name="0,00139331" table:display="true" table:show-details="true"/>
                <table:data-pilot-member table:name="0,00139379" table:display="true" table:show-details="true"/>
                <table:data-pilot-member table:name="0,00139422" table:display="true" table:show-details="true"/>
                <table:data-pilot-member table:name="0,00139451" table:display="true" table:show-details="true"/>
                <table:data-pilot-member table:name="0,00139492" table:display="true" table:show-details="true"/>
                <table:data-pilot-member table:name="0,00139507" table:display="true" table:show-details="true"/>
                <table:data-pilot-member table:name="0,00139514" table:display="true" table:show-details="true"/>
                <table:data-pilot-member table:name="0,0013959" table:display="true" table:show-details="true"/>
                <table:data-pilot-member table:name="0,00139637" table:display="true" table:show-details="true"/>
                <table:data-pilot-member table:name="0,00139668" table:display="true" table:show-details="true"/>
                <table:data-pilot-member table:name="0,00139708" table:display="true" table:show-details="true"/>
                <table:data-pilot-member table:name="0,00139731" table:display="true" table:show-details="true"/>
                <table:data-pilot-member table:name="0,00139756" table:display="true" table:show-details="true"/>
                <table:data-pilot-member table:name="0,00139814" table:display="true" table:show-details="true"/>
                <table:data-pilot-member table:name="0,00139967" table:display="true" table:show-details="true"/>
                <table:data-pilot-member table:name="0,00140025" table:display="true" table:show-details="true"/>
                <table:data-pilot-member table:name="0,00140033" table:display="true" table:show-details="true"/>
                <table:data-pilot-member table:name="0,00140069" table:display="true" table:show-details="true"/>
                <table:data-pilot-member table:name="0,00140093" table:display="true" table:show-details="true"/>
                <table:data-pilot-member table:name="0,00140216" table:display="true" table:show-details="true"/>
                <table:data-pilot-member table:name="0,0014022" table:display="true" table:show-details="true"/>
                <table:data-pilot-member table:name="0,00140228" table:display="true" table:show-details="true"/>
                <table:data-pilot-member table:name="0,00140282" table:display="true" table:show-details="true"/>
                <table:data-pilot-member table:name="0,00140286" table:display="true" table:show-details="true"/>
                <table:data-pilot-member table:name="0,00140296" table:display="true" table:show-details="true"/>
                <table:data-pilot-member table:name="0,00140357" table:display="true" table:show-details="true"/>
                <table:data-pilot-member table:name="0,00140382" table:display="true" table:show-details="true"/>
                <table:data-pilot-member table:name="0,00140387" table:display="true" table:show-details="true"/>
                <table:data-pilot-member table:name="0,00140414" table:display="true" table:show-details="true"/>
                <table:data-pilot-member table:name="0,00140415" table:display="true" table:show-details="true"/>
                <table:data-pilot-member table:name="0,00140431" table:display="true" table:show-details="true"/>
                <table:data-pilot-member table:name="0,00140529" table:display="true" table:show-details="true"/>
                <table:data-pilot-member table:name="0,00140555" table:display="true" table:show-details="true"/>
                <table:data-pilot-member table:name="0,0014056" table:display="true" table:show-details="true"/>
                <table:data-pilot-member table:name="0,0014058" table:display="true" table:show-details="true"/>
                <table:data-pilot-member table:name="0,00140609" table:display="true" table:show-details="true"/>
                <table:data-pilot-member table:name="0,001407" table:display="true" table:show-details="true"/>
                <table:data-pilot-member table:name="0,00140746" table:display="true" table:show-details="true"/>
                <table:data-pilot-member table:name="0,00140781" table:display="true" table:show-details="true"/>
                <table:data-pilot-member table:name="0,0014104" table:display="true" table:show-details="true"/>
                <table:data-pilot-member table:name="0,00141177" table:display="true" table:show-details="true"/>
                <table:data-pilot-member table:name="0,00141193" table:display="true" table:show-details="true"/>
                <table:data-pilot-member table:name="0,00141195" table:display="true" table:show-details="true"/>
                <table:data-pilot-member table:name="0,00141209" table:display="true" table:show-details="true"/>
                <table:data-pilot-member table:name="0,00141252" table:display="true" table:show-details="true"/>
                <table:data-pilot-member table:name="0,00141404" table:display="true" table:show-details="true"/>
                <table:data-pilot-member table:name="0,00141479" table:display="true" table:show-details="true"/>
                <table:data-pilot-member table:name="0,00141483" table:display="true" table:show-details="true"/>
                <table:data-pilot-member table:name="0,00141486" table:display="true" table:show-details="true"/>
                <table:data-pilot-member table:name="0,00141562" table:display="true" table:show-details="true"/>
                <table:data-pilot-member table:name="0,00141569" table:display="true" table:show-details="true"/>
                <table:data-pilot-member table:name="0,00141579" table:display="true" table:show-details="true"/>
                <table:data-pilot-member table:name="0,00141867" table:display="true" table:show-details="true"/>
                <table:data-pilot-member table:name="0,00142114" table:display="true" table:show-details="true"/>
                <table:data-pilot-member table:name="0,00142136" table:display="true" table:show-details="true"/>
                <table:data-pilot-member table:name="0,00142224" table:display="true" table:show-details="true"/>
                <table:data-pilot-member table:name="0,00142225" table:display="true" table:show-details="true"/>
                <table:data-pilot-member table:name="0,00142252" table:display="true" table:show-details="true"/>
                <table:data-pilot-member table:name="0,00142323" table:display="true" table:show-details="true"/>
                <table:data-pilot-member table:name="0,00142336" table:display="true" table:show-details="true"/>
                <table:data-pilot-member table:name="0,00142426" table:display="true" table:show-details="true"/>
                <table:data-pilot-member table:name="0,00142547" table:display="true" table:show-details="true"/>
                <table:data-pilot-member table:name="0,00142605" table:display="true" table:show-details="true"/>
                <table:data-pilot-member table:name="0,00142621" table:display="true" table:show-details="true"/>
                <table:data-pilot-member table:name="0,00142939" table:display="true" table:show-details="true"/>
                <table:data-pilot-member table:name="0,00142947" table:display="true" table:show-details="true"/>
                <table:data-pilot-member table:name="0,00143062" table:display="true" table:show-details="true"/>
                <table:data-pilot-member table:name="0,00143118" table:display="true" table:show-details="true"/>
                <table:data-pilot-member table:name="0,00143208" table:display="true" table:show-details="true"/>
                <table:data-pilot-member table:name="0,00143249" table:display="true" table:show-details="true"/>
                <table:data-pilot-member table:name="0,00143295" table:display="true" table:show-details="true"/>
                <table:data-pilot-member table:name="0,00143366" table:display="true" table:show-details="true"/>
                <table:data-pilot-member table:name="0,00143375" table:display="true" table:show-details="true"/>
                <table:data-pilot-member table:name="0,00143415" table:display="true" table:show-details="true"/>
                <table:data-pilot-member table:name="0,00143438" table:display="true" table:show-details="true"/>
                <table:data-pilot-member table:name="0,00143457" table:display="true" table:show-details="true"/>
                <table:data-pilot-member table:name="0,00143465" table:display="true" table:show-details="true"/>
                <table:data-pilot-member table:name="0,0014352" table:display="true" table:show-details="true"/>
                <table:data-pilot-member table:name="0,00143553" table:display="true" table:show-details="true"/>
                <table:data-pilot-member table:name="0,00143568" table:display="true" table:show-details="true"/>
                <table:data-pilot-member table:name="0,00143612" table:display="true" table:show-details="true"/>
                <table:data-pilot-member table:name="0,00143616" table:display="true" table:show-details="true"/>
                <table:data-pilot-member table:name="0,00143688" table:display="true" table:show-details="true"/>
                <table:data-pilot-member table:name="0,00143693" table:display="true" table:show-details="true"/>
                <table:data-pilot-member table:name="0,00143734" table:display="true" table:show-details="true"/>
                <table:data-pilot-member table:name="0,00143772" table:display="true" table:show-details="true"/>
                <table:data-pilot-member table:name="0,00143808" table:display="true" table:show-details="true"/>
                <table:data-pilot-member table:name="0,00143846" table:display="true" table:show-details="true"/>
                <table:data-pilot-member table:name="0,00143856" table:display="true" table:show-details="true"/>
                <table:data-pilot-member table:name="0,00143942" table:display="true" table:show-details="true"/>
                <table:data-pilot-member table:name="0,00143967" table:display="true" table:show-details="true"/>
                <table:data-pilot-member table:name="0,00144014" table:display="true" table:show-details="true"/>
                <table:data-pilot-member table:name="0,0014402" table:display="true" table:show-details="true"/>
                <table:data-pilot-member table:name="0,00144189" table:display="true" table:show-details="true"/>
                <table:data-pilot-member table:name="0,00144359" table:display="true" table:show-details="true"/>
                <table:data-pilot-member table:name="0,00144407" table:display="true" table:show-details="true"/>
                <table:data-pilot-member table:name="0,00144473" table:display="true" table:show-details="true"/>
                <table:data-pilot-member table:name="0,00144585" table:display="true" table:show-details="true"/>
                <table:data-pilot-member table:name="0,00144638" table:display="true" table:show-details="true"/>
                <table:data-pilot-member table:name="0,00144649" table:display="true" table:show-details="true"/>
                <table:data-pilot-member table:name="0,00144682" table:display="true" table:show-details="true"/>
                <table:data-pilot-member table:name="0,00144731" table:display="true" table:show-details="true"/>
                <table:data-pilot-member table:name="0,0014477" table:display="true" table:show-details="true"/>
                <table:data-pilot-member table:name="0,00144814" table:display="true" table:show-details="true"/>
                <table:data-pilot-member table:name="0,00144818" table:display="true" table:show-details="true"/>
                <table:data-pilot-member table:name="0,00144873" table:display="true" table:show-details="true"/>
                <table:data-pilot-member table:name="0,00145123" table:display="true" table:show-details="true"/>
                <table:data-pilot-member table:name="0,00145165" table:display="true" table:show-details="true"/>
                <table:data-pilot-member table:name="0,00145336" table:display="true" table:show-details="true"/>
                <table:data-pilot-member table:name="0,00145354" table:display="true" table:show-details="true"/>
                <table:data-pilot-member table:name="0,00145466" table:display="true" table:show-details="true"/>
                <table:data-pilot-member table:name="0,00145552" table:display="true" table:show-details="true"/>
                <table:data-pilot-member table:name="0,00145553" table:display="true" table:show-details="true"/>
                <table:data-pilot-member table:name="0,00145567" table:display="true" table:show-details="true"/>
                <table:data-pilot-member table:name="0,00145568" table:display="true" table:show-details="true"/>
                <table:data-pilot-member table:name="0,00145591" table:display="true" table:show-details="true"/>
                <table:data-pilot-member table:name="0,00145647" table:display="true" table:show-details="true"/>
                <table:data-pilot-member table:name="0,00145666" table:display="true" table:show-details="true"/>
                <table:data-pilot-member table:name="0,00145686" table:display="true" table:show-details="true"/>
                <table:data-pilot-member table:name="0,00145749" table:display="true" table:show-details="true"/>
                <table:data-pilot-member table:name="0,00145751" table:display="true" table:show-details="true"/>
                <table:data-pilot-member table:name="0,00145849" table:display="true" table:show-details="true"/>
                <table:data-pilot-member table:name="0,00145894" table:display="true" table:show-details="true"/>
                <table:data-pilot-member table:name="0,0014595" table:display="true" table:show-details="true"/>
                <table:data-pilot-member table:name="0,00146019" table:display="true" table:show-details="true"/>
                <table:data-pilot-member table:name="0,00146075" table:display="true" table:show-details="true"/>
                <table:data-pilot-member table:name="0,00146093" table:display="true" table:show-details="true"/>
                <table:data-pilot-member table:name="0,00146418" table:display="true" table:show-details="true"/>
                <table:data-pilot-member table:name="0,00146442" table:display="true" table:show-details="true"/>
                <table:data-pilot-member table:name="0,00146452" table:display="true" table:show-details="true"/>
                <table:data-pilot-member table:name="0,00146607" table:display="true" table:show-details="true"/>
                <table:data-pilot-member table:name="0,0014663" table:display="true" table:show-details="true"/>
                <table:data-pilot-member table:name="0,00146684" table:display="true" table:show-details="true"/>
                <table:data-pilot-member table:name="0,00146689" table:display="true" table:show-details="true"/>
                <table:data-pilot-member table:name="0,00146718" table:display="true" table:show-details="true"/>
                <table:data-pilot-member table:name="0,00146723" table:display="true" table:show-details="true"/>
                <table:data-pilot-member table:name="0,00146774" table:display="true" table:show-details="true"/>
                <table:data-pilot-member table:name="0,00146798" table:display="true" table:show-details="true"/>
                <table:data-pilot-member table:name="0,00146976" table:display="true" table:show-details="true"/>
                <table:data-pilot-member table:name="0,00147007" table:display="true" table:show-details="true"/>
                <table:data-pilot-member table:name="0,00147072" table:display="true" table:show-details="true"/>
                <table:data-pilot-member table:name="0,00147095" table:display="true" table:show-details="true"/>
                <table:data-pilot-member table:name="0,00147171" table:display="true" table:show-details="true"/>
                <table:data-pilot-member table:name="0,00147289" table:display="true" table:show-details="true"/>
                <table:data-pilot-member table:name="0,00147451" table:display="true" table:show-details="true"/>
                <table:data-pilot-member table:name="0,00147488" table:display="true" table:show-details="true"/>
                <table:data-pilot-member table:name="0,00147498" table:display="true" table:show-details="true"/>
                <table:data-pilot-member table:name="0,00147611" table:display="true" table:show-details="true"/>
                <table:data-pilot-member table:name="0,00147708" table:display="true" table:show-details="true"/>
                <table:data-pilot-member table:name="0,00147721" table:display="true" table:show-details="true"/>
                <table:data-pilot-member table:name="0,00147731" table:display="true" table:show-details="true"/>
                <table:data-pilot-member table:name="0,00147772" table:display="true" table:show-details="true"/>
                <table:data-pilot-member table:name="0,00147971" table:display="true" table:show-details="true"/>
                <table:data-pilot-member table:name="0,00147992" table:display="true" table:show-details="true"/>
                <table:data-pilot-member table:name="0,00148103" table:display="true" table:show-details="true"/>
                <table:data-pilot-member table:name="0,00148144" table:display="true" table:show-details="true"/>
                <table:data-pilot-member table:name="0,00148267" table:display="true" table:show-details="true"/>
                <table:data-pilot-member table:name="0,00148275" table:display="true" table:show-details="true"/>
                <table:data-pilot-member table:name="0,00148327" table:display="true" table:show-details="true"/>
                <table:data-pilot-member table:name="0,00148578" table:display="true" table:show-details="true"/>
                <table:data-pilot-member table:name="0,00148596" table:display="true" table:show-details="true"/>
                <table:data-pilot-member table:name="0,00148618" table:display="true" table:show-details="true"/>
                <table:data-pilot-member table:name="0,00148619" table:display="true" table:show-details="true"/>
                <table:data-pilot-member table:name="0,00148689" table:display="true" table:show-details="true"/>
                <table:data-pilot-member table:name="0,00148771" table:display="true" table:show-details="true"/>
                <table:data-pilot-member table:name="0,00148794" table:display="true" table:show-details="true"/>
                <table:data-pilot-member table:name="0,0014883" table:display="true" table:show-details="true"/>
                <table:data-pilot-member table:name="0,00148838" table:display="true" table:show-details="true"/>
                <table:data-pilot-member table:name="0,0014886" table:display="true" table:show-details="true"/>
                <table:data-pilot-member table:name="0,00148864" table:display="true" table:show-details="true"/>
                <table:data-pilot-member table:name="0,00148876" table:display="true" table:show-details="true"/>
                <table:data-pilot-member table:name="0,00148977" table:display="true" table:show-details="true"/>
                <table:data-pilot-member table:name="0,00148995" table:display="true" table:show-details="true"/>
                <table:data-pilot-member table:name="0,00149014" table:display="true" table:show-details="true"/>
                <table:data-pilot-member table:name="0,00149055" table:display="true" table:show-details="true"/>
                <table:data-pilot-member table:name="0,00149143" table:display="true" table:show-details="true"/>
                <table:data-pilot-member table:name="0,00149251" table:display="true" table:show-details="true"/>
                <table:data-pilot-member table:name="0,00149253" table:display="true" table:show-details="true"/>
                <table:data-pilot-member table:name="0,00149318" table:display="true" table:show-details="true"/>
                <table:data-pilot-member table:name="0,0014932" table:display="true" table:show-details="true"/>
                <table:data-pilot-member table:name="0,00149332" table:display="true" table:show-details="true"/>
                <table:data-pilot-member table:name="0,00149403" table:display="true" table:show-details="true"/>
                <table:data-pilot-member table:name="0,00149473" table:display="true" table:show-details="true"/>
                <table:data-pilot-member table:name="0,00149477" table:display="true" table:show-details="true"/>
                <table:data-pilot-member table:name="0,00149553" table:display="true" table:show-details="true"/>
                <table:data-pilot-member table:name="0,00149607" table:display="true" table:show-details="true"/>
                <table:data-pilot-member table:name="0,00149633" table:display="true" table:show-details="true"/>
                <table:data-pilot-member table:name="0,00149658" table:display="true" table:show-details="true"/>
                <table:data-pilot-member table:name="0,00149949" table:display="true" table:show-details="true"/>
                <table:data-pilot-member table:name="0,00149998" table:display="true" table:show-details="true"/>
                <table:data-pilot-member table:name="0,0015008" table:display="true" table:show-details="true"/>
                <table:data-pilot-member table:name="0,00150103" table:display="true" table:show-details="true"/>
                <table:data-pilot-member table:name="0,00150164" table:display="true" table:show-details="true"/>
                <table:data-pilot-member table:name="0,00150171" table:display="true" table:show-details="true"/>
                <table:data-pilot-member table:name="0,00150206" table:display="true" table:show-details="true"/>
                <table:data-pilot-member table:name="0,0015023" table:display="true" table:show-details="true"/>
                <table:data-pilot-member table:name="0,00150241" table:display="true" table:show-details="true"/>
                <table:data-pilot-member table:name="0,0015035" table:display="true" table:show-details="true"/>
                <table:data-pilot-member table:name="0,0015037" table:display="true" table:show-details="true"/>
                <table:data-pilot-member table:name="0,00150404" table:display="true" table:show-details="true"/>
                <table:data-pilot-member table:name="0,00150422" table:display="true" table:show-details="true"/>
                <table:data-pilot-member table:name="0,0015045" table:display="true" table:show-details="true"/>
                <table:data-pilot-member table:name="0,0015056" table:display="true" table:show-details="true"/>
                <table:data-pilot-member table:name="0,00150563" table:display="true" table:show-details="true"/>
                <table:data-pilot-member table:name="0,00150758" table:display="true" table:show-details="true"/>
                <table:data-pilot-member table:name="0,00150786" table:display="true" table:show-details="true"/>
                <table:data-pilot-member table:name="0,00150952" table:display="true" table:show-details="true"/>
                <table:data-pilot-member table:name="0,00150979" table:display="true" table:show-details="true"/>
                <table:data-pilot-member table:name="0,00151009" table:display="true" table:show-details="true"/>
                <table:data-pilot-member table:name="0,0015108" table:display="true" table:show-details="true"/>
                <table:data-pilot-member table:name="0,0015111" table:display="true" table:show-details="true"/>
                <table:data-pilot-member table:name="0,00151114" table:display="true" table:show-details="true"/>
                <table:data-pilot-member table:name="0,0015122" table:display="true" table:show-details="true"/>
                <table:data-pilot-member table:name="0,0015123" table:display="true" table:show-details="true"/>
                <table:data-pilot-member table:name="0,0015134" table:display="true" table:show-details="true"/>
                <table:data-pilot-member table:name="0,00151391" table:display="true" table:show-details="true"/>
                <table:data-pilot-member table:name="0,00151464" table:display="true" table:show-details="true"/>
                <table:data-pilot-member table:name="0,00151599" table:display="true" table:show-details="true"/>
                <table:data-pilot-member table:name="0,00151771" table:display="true" table:show-details="true"/>
                <table:data-pilot-member table:name="0,0015178" table:display="true" table:show-details="true"/>
                <table:data-pilot-member table:name="0,00151844" table:display="true" table:show-details="true"/>
                <table:data-pilot-member table:name="0,00151867" table:display="true" table:show-details="true"/>
                <table:data-pilot-member table:name="0,00151943" table:display="true" table:show-details="true"/>
                <table:data-pilot-member table:name="0,00151945" table:display="true" table:show-details="true"/>
                <table:data-pilot-member table:name="0,00151959" table:display="true" table:show-details="true"/>
                <table:data-pilot-member table:name="0,00151997" table:display="true" table:show-details="true"/>
                <table:data-pilot-member table:name="0,00152056" table:display="true" table:show-details="true"/>
                <table:data-pilot-member table:name="0,00152067" table:display="true" table:show-details="true"/>
                <table:data-pilot-member table:name="0,00152101" table:display="true" table:show-details="true"/>
                <table:data-pilot-member table:name="0,00152141" table:display="true" table:show-details="true"/>
                <table:data-pilot-member table:name="0,00152222" table:display="true" table:show-details="true"/>
                <table:data-pilot-member table:name="0,00152457" table:display="true" table:show-details="true"/>
                <table:data-pilot-member table:name="0,00152507" table:display="true" table:show-details="true"/>
                <table:data-pilot-member table:name="0,00152567" table:display="true" table:show-details="true"/>
                <table:data-pilot-member table:name="0,00152798" table:display="true" table:show-details="true"/>
                <table:data-pilot-member table:name="0,00152819" table:display="true" table:show-details="true"/>
                <table:data-pilot-member table:name="0,00152835" table:display="true" table:show-details="true"/>
                <table:data-pilot-member table:name="0,00152874" table:display="true" table:show-details="true"/>
                <table:data-pilot-member table:name="0,00152875" table:display="true" table:show-details="true"/>
                <table:data-pilot-member table:name="0,00152946" table:display="true" table:show-details="true"/>
                <table:data-pilot-member table:name="0,00153027" table:display="true" table:show-details="true"/>
                <table:data-pilot-member table:name="0,00153148" table:display="true" table:show-details="true"/>
                <table:data-pilot-member table:name="0,00153183" table:display="true" table:show-details="true"/>
                <table:data-pilot-member table:name="0,00153203" table:display="true" table:show-details="true"/>
                <table:data-pilot-member table:name="0,00153222" table:display="true" table:show-details="true"/>
                <table:data-pilot-member table:name="0,00153331" table:display="true" table:show-details="true"/>
                <table:data-pilot-member table:name="0,00153337" table:display="true" table:show-details="true"/>
                <table:data-pilot-member table:name="0,00153343" table:display="true" table:show-details="true"/>
                <table:data-pilot-member table:name="0,00153382" table:display="true" table:show-details="true"/>
                <table:data-pilot-member table:name="0,00153585" table:display="true" table:show-details="true"/>
                <table:data-pilot-member table:name="0,00153594" table:display="true" table:show-details="true"/>
                <table:data-pilot-member table:name="0,00153598" table:display="true" table:show-details="true"/>
                <table:data-pilot-member table:name="0,00153643" table:display="true" table:show-details="true"/>
                <table:data-pilot-member table:name="0,00153669" table:display="true" table:show-details="true"/>
                <table:data-pilot-member table:name="0,00153696" table:display="true" table:show-details="true"/>
                <table:data-pilot-member table:name="0,00153754" table:display="true" table:show-details="true"/>
                <table:data-pilot-member table:name="0,00153757" table:display="true" table:show-details="true"/>
                <table:data-pilot-member table:name="0,00153833" table:display="true" table:show-details="true"/>
                <table:data-pilot-member table:name="0,00153954" table:display="true" table:show-details="true"/>
                <table:data-pilot-member table:name="0,0015403" table:display="true" table:show-details="true"/>
                <table:data-pilot-member table:name="0,00154095" table:display="true" table:show-details="true"/>
                <table:data-pilot-member table:name="0,00154111" table:display="true" table:show-details="true"/>
                <table:data-pilot-member table:name="0,0015416" table:display="true" table:show-details="true"/>
                <table:data-pilot-member table:name="0,00154241" table:display="true" table:show-details="true"/>
                <table:data-pilot-member table:name="0,00154268" table:display="true" table:show-details="true"/>
                <table:data-pilot-member table:name="0,00154296" table:display="true" table:show-details="true"/>
                <table:data-pilot-member table:name="0,00154421" table:display="true" table:show-details="true"/>
                <table:data-pilot-member table:name="0,00154428" table:display="true" table:show-details="true"/>
                <table:data-pilot-member table:name="0,00154488" table:display="true" table:show-details="true"/>
                <table:data-pilot-member table:name="0,00154845" table:display="true" table:show-details="true"/>
                <table:data-pilot-member table:name="0,00154924" table:display="true" table:show-details="true"/>
                <table:data-pilot-member table:name="0,00154939" table:display="true" table:show-details="true"/>
                <table:data-pilot-member table:name="0,00154953" table:display="true" table:show-details="true"/>
                <table:data-pilot-member table:name="0,00154983" table:display="true" table:show-details="true"/>
                <table:data-pilot-member table:name="0,00155028" table:display="true" table:show-details="true"/>
                <table:data-pilot-member table:name="0,00155035" table:display="true" table:show-details="true"/>
                <table:data-pilot-member table:name="0,00155143" table:display="true" table:show-details="true"/>
                <table:data-pilot-member table:name="0,0015522" table:display="true" table:show-details="true"/>
                <table:data-pilot-member table:name="0,00155229" table:display="true" table:show-details="true"/>
                <table:data-pilot-member table:name="0,00155274" table:display="true" table:show-details="true"/>
                <table:data-pilot-member table:name="0,00155284" table:display="true" table:show-details="true"/>
                <table:data-pilot-member table:name="0,00155312" table:display="true" table:show-details="true"/>
                <table:data-pilot-member table:name="0,00155389" table:display="true" table:show-details="true"/>
                <table:data-pilot-member table:name="0,00155494" table:display="true" table:show-details="true"/>
                <table:data-pilot-member table:name="0,00155504" table:display="true" table:show-details="true"/>
                <table:data-pilot-member table:name="0,00155637" table:display="true" table:show-details="true"/>
                <table:data-pilot-member table:name="0,00155736" table:display="true" table:show-details="true"/>
                <table:data-pilot-member table:name="0,00155957" table:display="true" table:show-details="true"/>
                <table:data-pilot-member table:name="0,00155987" table:display="true" table:show-details="true"/>
                <table:data-pilot-member table:name="0,00156003" table:display="true" table:show-details="true"/>
                <table:data-pilot-member table:name="0,00156014" table:display="true" table:show-details="true"/>
                <table:data-pilot-member table:name="0,00156016" table:display="true" table:show-details="true"/>
                <table:data-pilot-member table:name="0,00156062" table:display="true" table:show-details="true"/>
                <table:data-pilot-member table:name="0,00156354" table:display="true" table:show-details="true"/>
                <table:data-pilot-member table:name="0,00156441" table:display="true" table:show-details="true"/>
                <table:data-pilot-member table:name="0,00156482" table:display="true" table:show-details="true"/>
                <table:data-pilot-member table:name="0,00156567" table:display="true" table:show-details="true"/>
                <table:data-pilot-member table:name="0,00156649" table:display="true" table:show-details="true"/>
                <table:data-pilot-member table:name="0,00156679" table:display="true" table:show-details="true"/>
                <table:data-pilot-member table:name="0,00156785" table:display="true" table:show-details="true"/>
                <table:data-pilot-member table:name="0,00156792" table:display="true" table:show-details="true"/>
                <table:data-pilot-member table:name="0,00156923" table:display="true" table:show-details="true"/>
                <table:data-pilot-member table:name="0,00157207" table:display="true" table:show-details="true"/>
                <table:data-pilot-member table:name="0,00157214" table:display="true" table:show-details="true"/>
                <table:data-pilot-member table:name="0,00157232" table:display="true" table:show-details="true"/>
                <table:data-pilot-member table:name="0,00157269" table:display="true" table:show-details="true"/>
                <table:data-pilot-member table:name="0,001573" table:display="true" table:show-details="true"/>
                <table:data-pilot-member table:name="0,00157334" table:display="true" table:show-details="true"/>
                <table:data-pilot-member table:name="0,00157356" table:display="true" table:show-details="true"/>
                <table:data-pilot-member table:name="0,00157442" table:display="true" table:show-details="true"/>
                <table:data-pilot-member table:name="0,00157511" table:display="true" table:show-details="true"/>
                <table:data-pilot-member table:name="0,00157526" table:display="true" table:show-details="true"/>
                <table:data-pilot-member table:name="0,00157542" table:display="true" table:show-details="true"/>
                <table:data-pilot-member table:name="0,00157586" table:display="true" table:show-details="true"/>
                <table:data-pilot-member table:name="0,00157591" table:display="true" table:show-details="true"/>
                <table:data-pilot-member table:name="0,00157645" table:display="true" table:show-details="true"/>
                <table:data-pilot-member table:name="0,00157682" table:display="true" table:show-details="true"/>
                <table:data-pilot-member table:name="0,0015769" table:display="true" table:show-details="true"/>
                <table:data-pilot-member table:name="0,00157812" table:display="true" table:show-details="true"/>
                <table:data-pilot-member table:name="0,00157867" table:display="true" table:show-details="true"/>
                <table:data-pilot-member table:name="0,00157878" table:display="true" table:show-details="true"/>
                <table:data-pilot-member table:name="0,0015788" table:display="true" table:show-details="true"/>
                <table:data-pilot-member table:name="0,00157886" table:display="true" table:show-details="true"/>
                <table:data-pilot-member table:name="0,0015796" table:display="true" table:show-details="true"/>
                <table:data-pilot-member table:name="0,00157967" table:display="true" table:show-details="true"/>
                <table:data-pilot-member table:name="0,00158091" table:display="true" table:show-details="true"/>
                <table:data-pilot-member table:name="0,00158142" table:display="true" table:show-details="true"/>
                <table:data-pilot-member table:name="0,00158172" table:display="true" table:show-details="true"/>
                <table:data-pilot-member table:name="0,00158379" table:display="true" table:show-details="true"/>
                <table:data-pilot-member table:name="0,00158432" table:display="true" table:show-details="true"/>
                <table:data-pilot-member table:name="0,00158778" table:display="true" table:show-details="true"/>
                <table:data-pilot-member table:name="0,0015878" table:display="true" table:show-details="true"/>
                <table:data-pilot-member table:name="0,00158826" table:display="true" table:show-details="true"/>
                <table:data-pilot-member table:name="0,00158837" table:display="true" table:show-details="true"/>
                <table:data-pilot-member table:name="0,00158906" table:display="true" table:show-details="true"/>
                <table:data-pilot-member table:name="0,00158942" table:display="true" table:show-details="true"/>
                <table:data-pilot-member table:name="0,00159002" table:display="true" table:show-details="true"/>
                <table:data-pilot-member table:name="0,00159182" table:display="true" table:show-details="true"/>
                <table:data-pilot-member table:name="0,00159213" table:display="true" table:show-details="true"/>
                <table:data-pilot-member table:name="0,00159307" table:display="true" table:show-details="true"/>
                <table:data-pilot-member table:name="0,0015932" table:display="true" table:show-details="true"/>
                <table:data-pilot-member table:name="0,00159385" table:display="true" table:show-details="true"/>
                <table:data-pilot-member table:name="0,0015954" table:display="true" table:show-details="true"/>
                <table:data-pilot-member table:name="0,00159719" table:display="true" table:show-details="true"/>
                <table:data-pilot-member table:name="0,00160338" table:display="true" table:show-details="true"/>
                <table:data-pilot-member table:name="0,00160383" table:display="true" table:show-details="true"/>
                <table:data-pilot-member table:name="0,00160755" table:display="true" table:show-details="true"/>
                <table:data-pilot-member table:name="0,00160817" table:display="true" table:show-details="true"/>
                <table:data-pilot-member table:name="0,00160877" table:display="true" table:show-details="true"/>
                <table:data-pilot-member table:name="0,0016088" table:display="true" table:show-details="true"/>
                <table:data-pilot-member table:name="0,00160924" table:display="true" table:show-details="true"/>
                <table:data-pilot-member table:name="0,0016093" table:display="true" table:show-details="true"/>
                <table:data-pilot-member table:name="0,00161202" table:display="true" table:show-details="true"/>
                <table:data-pilot-member table:name="0,00161264" table:display="true" table:show-details="true"/>
                <table:data-pilot-member table:name="0,00161304" table:display="true" table:show-details="true"/>
                <table:data-pilot-member table:name="0,00161337" table:display="true" table:show-details="true"/>
                <table:data-pilot-member table:name="0,00161344" table:display="true" table:show-details="true"/>
                <table:data-pilot-member table:name="0,00161352" table:display="true" table:show-details="true"/>
                <table:data-pilot-member table:name="0,00161366" table:display="true" table:show-details="true"/>
                <table:data-pilot-member table:name="0,00161621" table:display="true" table:show-details="true"/>
                <table:data-pilot-member table:name="0,00161634" table:display="true" table:show-details="true"/>
                <table:data-pilot-member table:name="0,00161641" table:display="true" table:show-details="true"/>
                <table:data-pilot-member table:name="0,00161793" table:display="true" table:show-details="true"/>
                <table:data-pilot-member table:name="0,00161817" table:display="true" table:show-details="true"/>
                <table:data-pilot-member table:name="0,00161838" table:display="true" table:show-details="true"/>
                <table:data-pilot-member table:name="0,00161921" table:display="true" table:show-details="true"/>
                <table:data-pilot-member table:name="0,00161937" table:display="true" table:show-details="true"/>
                <table:data-pilot-member table:name="0,00161945" table:display="true" table:show-details="true"/>
                <table:data-pilot-member table:name="0,00162284" table:display="true" table:show-details="true"/>
                <table:data-pilot-member table:name="0,00162421" table:display="true" table:show-details="true"/>
                <table:data-pilot-member table:name="0,00162499" table:display="true" table:show-details="true"/>
                <table:data-pilot-member table:name="0,00162689" table:display="true" table:show-details="true"/>
                <table:data-pilot-member table:name="0,00162702" table:display="true" table:show-details="true"/>
                <table:data-pilot-member table:name="0,00162785" table:display="true" table:show-details="true"/>
                <table:data-pilot-member table:name="0,00162817" table:display="true" table:show-details="true"/>
                <table:data-pilot-member table:name="0,00162984" table:display="true" table:show-details="true"/>
                <table:data-pilot-member table:name="0,00163026" table:display="true" table:show-details="true"/>
                <table:data-pilot-member table:name="0,0016306" table:display="true" table:show-details="true"/>
                <table:data-pilot-member table:name="0,00163148" table:display="true" table:show-details="true"/>
                <table:data-pilot-member table:name="0,00163158" table:display="true" table:show-details="true"/>
                <table:data-pilot-member table:name="0,00163186" table:display="true" table:show-details="true"/>
                <table:data-pilot-member table:name="0,00163311" table:display="true" table:show-details="true"/>
                <table:data-pilot-member table:name="0,00163336" table:display="true" table:show-details="true"/>
                <table:data-pilot-member table:name="0,00163443" table:display="true" table:show-details="true"/>
                <table:data-pilot-member table:name="0,00163727" table:display="true" table:show-details="true"/>
                <table:data-pilot-member table:name="0,00164203" table:display="true" table:show-details="true"/>
                <table:data-pilot-member table:name="0,0016429" table:display="true" table:show-details="true"/>
                <table:data-pilot-member table:name="0,0016447" table:display="true" table:show-details="true"/>
                <table:data-pilot-member table:name="0,00164501" table:display="true" table:show-details="true"/>
                <table:data-pilot-member table:name="0,00164524" table:display="true" table:show-details="true"/>
                <table:data-pilot-member table:name="0,00164544" table:display="true" table:show-details="true"/>
                <table:data-pilot-member table:name="0,00164624" table:display="true" table:show-details="true"/>
                <table:data-pilot-member table:name="0,00164661" table:display="true" table:show-details="true"/>
                <table:data-pilot-member table:name="0,00164907" table:display="true" table:show-details="true"/>
                <table:data-pilot-member table:name="0,00164995" table:display="true" table:show-details="true"/>
                <table:data-pilot-member table:name="0,00165031" table:display="true" table:show-details="true"/>
                <table:data-pilot-member table:name="0,00165147" table:display="true" table:show-details="true"/>
                <table:data-pilot-member table:name="0,00165196" table:display="true" table:show-details="true"/>
                <table:data-pilot-member table:name="0,00165398" table:display="true" table:show-details="true"/>
                <table:data-pilot-member table:name="0,00165402" table:display="true" table:show-details="true"/>
                <table:data-pilot-member table:name="0,00165416" table:display="true" table:show-details="true"/>
                <table:data-pilot-member table:name="0,00165534" table:display="true" table:show-details="true"/>
                <table:data-pilot-member table:name="0,00165542" table:display="true" table:show-details="true"/>
                <table:data-pilot-member table:name="0,00165665" table:display="true" table:show-details="true"/>
                <table:data-pilot-member table:name="0,00165737" table:display="true" table:show-details="true"/>
                <table:data-pilot-member table:name="0,00165808" table:display="true" table:show-details="true"/>
                <table:data-pilot-member table:name="0,00165815" table:display="true" table:show-details="true"/>
                <table:data-pilot-member table:name="0,00165824" table:display="true" table:show-details="true"/>
                <table:data-pilot-member table:name="0,0016594" table:display="true" table:show-details="true"/>
                <table:data-pilot-member table:name="0,00165988" table:display="true" table:show-details="true"/>
                <table:data-pilot-member table:name="0,0016623" table:display="true" table:show-details="true"/>
                <table:data-pilot-member table:name="0,0016639" table:display="true" table:show-details="true"/>
                <table:data-pilot-member table:name="0,00166533" table:display="true" table:show-details="true"/>
                <table:data-pilot-member table:name="0,00166537" table:display="true" table:show-details="true"/>
                <table:data-pilot-member table:name="0,00166616" table:display="true" table:show-details="true"/>
                <table:data-pilot-member table:name="0,00166716" table:display="true" table:show-details="true"/>
                <table:data-pilot-member table:name="0,00166904" table:display="true" table:show-details="true"/>
                <table:data-pilot-member table:name="0,00167245" table:display="true" table:show-details="true"/>
                <table:data-pilot-member table:name="0,00167376" table:display="true" table:show-details="true"/>
                <table:data-pilot-member table:name="0,00167515" table:display="true" table:show-details="true"/>
                <table:data-pilot-member table:name="0,00167656" table:display="true" table:show-details="true"/>
                <table:data-pilot-member table:name="0,00167727" table:display="true" table:show-details="true"/>
                <table:data-pilot-member table:name="0,00167801" table:display="true" table:show-details="true"/>
                <table:data-pilot-member table:name="0,00167996" table:display="true" table:show-details="true"/>
                <table:data-pilot-member table:name="0,00168002" table:display="true" table:show-details="true"/>
                <table:data-pilot-member table:name="0,00168008" table:display="true" table:show-details="true"/>
                <table:data-pilot-member table:name="0,00168011" table:display="true" table:show-details="true"/>
                <table:data-pilot-member table:name="0,00168075" table:display="true" table:show-details="true"/>
                <table:data-pilot-member table:name="0,00168114" table:display="true" table:show-details="true"/>
                <table:data-pilot-member table:name="0,00168146" table:display="true" table:show-details="true"/>
                <table:data-pilot-member table:name="0,00168434" table:display="true" table:show-details="true"/>
                <table:data-pilot-member table:name="0,00168458" table:display="true" table:show-details="true"/>
                <table:data-pilot-member table:name="0,00168495" table:display="true" table:show-details="true"/>
                <table:data-pilot-member table:name="0,00168674" table:display="true" table:show-details="true"/>
                <table:data-pilot-member table:name="0,00168712" table:display="true" table:show-details="true"/>
                <table:data-pilot-member table:name="0,00168828" table:display="true" table:show-details="true"/>
                <table:data-pilot-member table:name="0,00168893" table:display="true" table:show-details="true"/>
                <table:data-pilot-member table:name="0,00168911" table:display="true" table:show-details="true"/>
                <table:data-pilot-member table:name="0,00169231" table:display="true" table:show-details="true"/>
                <table:data-pilot-member table:name="0,00169298" table:display="true" table:show-details="true"/>
                <table:data-pilot-member table:name="0,00169689" table:display="true" table:show-details="true"/>
                <table:data-pilot-member table:name="0,00169749" table:display="true" table:show-details="true"/>
                <table:data-pilot-member table:name="0,00169804" table:display="true" table:show-details="true"/>
                <table:data-pilot-member table:name="0,0016984" table:display="true" table:show-details="true"/>
                <table:data-pilot-member table:name="0,00170109" table:display="true" table:show-details="true"/>
                <table:data-pilot-member table:name="0,00170212" table:display="true" table:show-details="true"/>
                <table:data-pilot-member table:name="0,00170253" table:display="true" table:show-details="true"/>
                <table:data-pilot-member table:name="0,00170383" table:display="true" table:show-details="true"/>
                <table:data-pilot-member table:name="0,00170386" table:display="true" table:show-details="true"/>
                <table:data-pilot-member table:name="0,0017045" table:display="true" table:show-details="true"/>
                <table:data-pilot-member table:name="0,001705" table:display="true" table:show-details="true"/>
                <table:data-pilot-member table:name="0,00170549" table:display="true" table:show-details="true"/>
                <table:data-pilot-member table:name="0,00170608" table:display="true" table:show-details="true"/>
                <table:data-pilot-member table:name="0,00170735" table:display="true" table:show-details="true"/>
                <table:data-pilot-member table:name="0,00170781" table:display="true" table:show-details="true"/>
                <table:data-pilot-member table:name="0,00170796" table:display="true" table:show-details="true"/>
                <table:data-pilot-member table:name="0,00171105" table:display="true" table:show-details="true"/>
                <table:data-pilot-member table:name="0,00171231" table:display="true" table:show-details="true"/>
                <table:data-pilot-member table:name="0,00171306" table:display="true" table:show-details="true"/>
                <table:data-pilot-member table:name="0,00171381" table:display="true" table:show-details="true"/>
                <table:data-pilot-member table:name="0,00171397" table:display="true" table:show-details="true"/>
                <table:data-pilot-member table:name="0,00171413" table:display="true" table:show-details="true"/>
                <table:data-pilot-member table:name="0,00171562" table:display="true" table:show-details="true"/>
                <table:data-pilot-member table:name="0,00171595" table:display="true" table:show-details="true"/>
                <table:data-pilot-member table:name="0,00171674" table:display="true" table:show-details="true"/>
                <table:data-pilot-member table:name="0,0017173" table:display="true" table:show-details="true"/>
                <table:data-pilot-member table:name="0,00171764" table:display="true" table:show-details="true"/>
                <table:data-pilot-member table:name="0,00171845" table:display="true" table:show-details="true"/>
                <table:data-pilot-member table:name="0,00172008" table:display="true" table:show-details="true"/>
                <table:data-pilot-member table:name="0,00172058" table:display="true" table:show-details="true"/>
                <table:data-pilot-member table:name="0,00172155" table:display="true" table:show-details="true"/>
                <table:data-pilot-member table:name="0,00172281" table:display="true" table:show-details="true"/>
                <table:data-pilot-member table:name="0,00172479" table:display="true" table:show-details="true"/>
                <table:data-pilot-member table:name="0,00172517" table:display="true" table:show-details="true"/>
                <table:data-pilot-member table:name="0,00172531" table:display="true" table:show-details="true"/>
                <table:data-pilot-member table:name="0,00172545" table:display="true" table:show-details="true"/>
                <table:data-pilot-member table:name="0,00172549" table:display="true" table:show-details="true"/>
                <table:data-pilot-member table:name="0,00172734" table:display="true" table:show-details="true"/>
                <table:data-pilot-member table:name="0,00172828" table:display="true" table:show-details="true"/>
                <table:data-pilot-member table:name="0,0017287" table:display="true" table:show-details="true"/>
                <table:data-pilot-member table:name="0,00172882" table:display="true" table:show-details="true"/>
                <table:data-pilot-member table:name="0,00172939" table:display="true" table:show-details="true"/>
                <table:data-pilot-member table:name="0,0017303" table:display="true" table:show-details="true"/>
                <table:data-pilot-member table:name="0,00173147" table:display="true" table:show-details="true"/>
                <table:data-pilot-member table:name="0,00173151" table:display="true" table:show-details="true"/>
                <table:data-pilot-member table:name="0,00173242" table:display="true" table:show-details="true"/>
                <table:data-pilot-member table:name="0,00173475" table:display="true" table:show-details="true"/>
                <table:data-pilot-member table:name="0,00173831" table:display="true" table:show-details="true"/>
                <table:data-pilot-member table:name="0,00173985" table:display="true" table:show-details="true"/>
                <table:data-pilot-member table:name="0,00174117" table:display="true" table:show-details="true"/>
                <table:data-pilot-member table:name="0,00174298" table:display="true" table:show-details="true"/>
                <table:data-pilot-member table:name="0,00174359" table:display="true" table:show-details="true"/>
                <table:data-pilot-member table:name="0,00174466" table:display="true" table:show-details="true"/>
                <table:data-pilot-member table:name="0,00174473" table:display="true" table:show-details="true"/>
                <table:data-pilot-member table:name="0,00174639" table:display="true" table:show-details="true"/>
                <table:data-pilot-member table:name="0,00174734" table:display="true" table:show-details="true"/>
                <table:data-pilot-member table:name="0,00174995" table:display="true" table:show-details="true"/>
                <table:data-pilot-member table:name="0,00175079" table:display="true" table:show-details="true"/>
                <table:data-pilot-member table:name="0,00175211" table:display="true" table:show-details="true"/>
                <table:data-pilot-member table:name="0,00175287" table:display="true" table:show-details="true"/>
                <table:data-pilot-member table:name="0,00175524" table:display="true" table:show-details="true"/>
                <table:data-pilot-member table:name="0,00175967" table:display="true" table:show-details="true"/>
                <table:data-pilot-member table:name="0,00176026" table:display="true" table:show-details="true"/>
                <table:data-pilot-member table:name="0,00176075" table:display="true" table:show-details="true"/>
                <table:data-pilot-member table:name="0,00176175" table:display="true" table:show-details="true"/>
                <table:data-pilot-member table:name="0,00176518" table:display="true" table:show-details="true"/>
                <table:data-pilot-member table:name="0,00176604" table:display="true" table:show-details="true"/>
                <table:data-pilot-member table:name="0,00176612" table:display="true" table:show-details="true"/>
                <table:data-pilot-member table:name="0,00176631" table:display="true" table:show-details="true"/>
                <table:data-pilot-member table:name="0,00176798" table:display="true" table:show-details="true"/>
                <table:data-pilot-member table:name="0,00176964" table:display="true" table:show-details="true"/>
                <table:data-pilot-member table:name="0,00177024" table:display="true" table:show-details="true"/>
                <table:data-pilot-member table:name="0,00177099" table:display="true" table:show-details="true"/>
                <table:data-pilot-member table:name="0,00177105" table:display="true" table:show-details="true"/>
                <table:data-pilot-member table:name="0,00177111" table:display="true" table:show-details="true"/>
                <table:data-pilot-member table:name="0,00177193" table:display="true" table:show-details="true"/>
                <table:data-pilot-member table:name="0,00177311" table:display="true" table:show-details="true"/>
                <table:data-pilot-member table:name="0,00177431" table:display="true" table:show-details="true"/>
                <table:data-pilot-member table:name="0,0017744" table:display="true" table:show-details="true"/>
                <table:data-pilot-member table:name="0,00177667" table:display="true" table:show-details="true"/>
                <table:data-pilot-member table:name="0,00177875" table:display="true" table:show-details="true"/>
                <table:data-pilot-member table:name="0,00177989" table:display="true" table:show-details="true"/>
                <table:data-pilot-member table:name="0,00178146" table:display="true" table:show-details="true"/>
                <table:data-pilot-member table:name="0,00178356" table:display="true" table:show-details="true"/>
                <table:data-pilot-member table:name="0,00178372" table:display="true" table:show-details="true"/>
                <table:data-pilot-member table:name="0,00178453" table:display="true" table:show-details="true"/>
                <table:data-pilot-member table:name="0,00178557" table:display="true" table:show-details="true"/>
                <table:data-pilot-member table:name="0,0017867" table:display="true" table:show-details="true"/>
                <table:data-pilot-member table:name="0,00178677" table:display="true" table:show-details="true"/>
                <table:data-pilot-member table:name="0,00178787" table:display="true" table:show-details="true"/>
                <table:data-pilot-member table:name="0,00178788" table:display="true" table:show-details="true"/>
                <table:data-pilot-member table:name="0,0017884" table:display="true" table:show-details="true"/>
                <table:data-pilot-member table:name="0,00178954" table:display="true" table:show-details="true"/>
                <table:data-pilot-member table:name="0,00179173" table:display="true" table:show-details="true"/>
                <table:data-pilot-member table:name="0,00179183" table:display="true" table:show-details="true"/>
                <table:data-pilot-member table:name="0,00179315" table:display="true" table:show-details="true"/>
                <table:data-pilot-member table:name="0,00179352" table:display="true" table:show-details="true"/>
                <table:data-pilot-member table:name="0,00180008" table:display="true" table:show-details="true"/>
                <table:data-pilot-member table:name="0,00180185" table:display="true" table:show-details="true"/>
                <table:data-pilot-member table:name="0,00180197" table:display="true" table:show-details="true"/>
                <table:data-pilot-member table:name="0,00180254" table:display="true" table:show-details="true"/>
                <table:data-pilot-member table:name="0,00180274" table:display="true" table:show-details="true"/>
                <table:data-pilot-member table:name="0,00180367" table:display="true" table:show-details="true"/>
                <table:data-pilot-member table:name="0,00180474" table:display="true" table:show-details="true"/>
                <table:data-pilot-member table:name="0,00180963" table:display="true" table:show-details="true"/>
                <table:data-pilot-member table:name="0,0018098" table:display="true" table:show-details="true"/>
                <table:data-pilot-member table:name="0,00180993" table:display="true" table:show-details="true"/>
                <table:data-pilot-member table:name="0,00181032" table:display="true" table:show-details="true"/>
                <table:data-pilot-member table:name="0,00181087" table:display="true" table:show-details="true"/>
                <table:data-pilot-member table:name="0,00181114" table:display="true" table:show-details="true"/>
                <table:data-pilot-member table:name="0,00181231" table:display="true" table:show-details="true"/>
                <table:data-pilot-member table:name="0,00181529" table:display="true" table:show-details="true"/>
                <table:data-pilot-member table:name="0,00181585" table:display="true" table:show-details="true"/>
                <table:data-pilot-member table:name="0,00181627" table:display="true" table:show-details="true"/>
                <table:data-pilot-member table:name="0,00181745" table:display="true" table:show-details="true"/>
                <table:data-pilot-member table:name="0,00181989" table:display="true" table:show-details="true"/>
                <table:data-pilot-member table:name="0,00182726" table:display="true" table:show-details="true"/>
                <table:data-pilot-member table:name="0,00182824" table:display="true" table:show-details="true"/>
                <table:data-pilot-member table:name="0,00182974" table:display="true" table:show-details="true"/>
                <table:data-pilot-member table:name="0,00183086" table:display="true" table:show-details="true"/>
                <table:data-pilot-member table:name="0,00183201" table:display="true" table:show-details="true"/>
                <table:data-pilot-member table:name="0,00183251" table:display="true" table:show-details="true"/>
                <table:data-pilot-member table:name="0,00183441" table:display="true" table:show-details="true"/>
                <table:data-pilot-member table:name="0,00183611" table:display="true" table:show-details="true"/>
                <table:data-pilot-member table:name="0,00183635" table:display="true" table:show-details="true"/>
                <table:data-pilot-member table:name="0,00183662" table:display="true" table:show-details="true"/>
                <table:data-pilot-member table:name="0,00184" table:display="true" table:show-details="true"/>
                <table:data-pilot-member table:name="0,00184095" table:display="true" table:show-details="true"/>
                <table:data-pilot-member table:name="0,00184227" table:display="true" table:show-details="true"/>
                <table:data-pilot-member table:name="0,00184239" table:display="true" table:show-details="true"/>
                <table:data-pilot-member table:name="0,0018431" table:display="true" table:show-details="true"/>
                <table:data-pilot-member table:name="0,00184324" table:display="true" table:show-details="true"/>
                <table:data-pilot-member table:name="0,00184676" table:display="true" table:show-details="true"/>
                <table:data-pilot-member table:name="0,00184798" table:display="true" table:show-details="true"/>
                <table:data-pilot-member table:name="0,00184845" table:display="true" table:show-details="true"/>
                <table:data-pilot-member table:name="0,001849" table:display="true" table:show-details="true"/>
                <table:data-pilot-member table:name="0,00184904" table:display="true" table:show-details="true"/>
                <table:data-pilot-member table:name="0,00185028" table:display="true" table:show-details="true"/>
                <table:data-pilot-member table:name="0,00185269" table:display="true" table:show-details="true"/>
                <table:data-pilot-member table:name="0,00185319" table:display="true" table:show-details="true"/>
                <table:data-pilot-member table:name="0,00185673" table:display="true" table:show-details="true"/>
                <table:data-pilot-member table:name="0,00185754" table:display="true" table:show-details="true"/>
                <table:data-pilot-member table:name="0,00185956" table:display="true" table:show-details="true"/>
                <table:data-pilot-member table:name="0,00186096" table:display="true" table:show-details="true"/>
                <table:data-pilot-member table:name="0,00186247" table:display="true" table:show-details="true"/>
                <table:data-pilot-member table:name="0,00186375" table:display="true" table:show-details="true"/>
                <table:data-pilot-member table:name="0,00186618" table:display="true" table:show-details="true"/>
                <table:data-pilot-member table:name="0,00186664" table:display="true" table:show-details="true"/>
                <table:data-pilot-member table:name="0,00186695" table:display="true" table:show-details="true"/>
                <table:data-pilot-member table:name="0,00186732" table:display="true" table:show-details="true"/>
                <table:data-pilot-member table:name="0,00186796" table:display="true" table:show-details="true"/>
                <table:data-pilot-member table:name="0,00186895" table:display="true" table:show-details="true"/>
                <table:data-pilot-member table:name="0,00186917" table:display="true" table:show-details="true"/>
                <table:data-pilot-member table:name="0,00187038" table:display="true" table:show-details="true"/>
                <table:data-pilot-member table:name="0,00187079" table:display="true" table:show-details="true"/>
                <table:data-pilot-member table:name="0,00187093" table:display="true" table:show-details="true"/>
                <table:data-pilot-member table:name="0,00187164" table:display="true" table:show-details="true"/>
                <table:data-pilot-member table:name="0,00187371" table:display="true" table:show-details="true"/>
                <table:data-pilot-member table:name="0,00187392" table:display="true" table:show-details="true"/>
                <table:data-pilot-member table:name="0,001875" table:display="true" table:show-details="true"/>
                <table:data-pilot-member table:name="0,00187535" table:display="true" table:show-details="true"/>
                <table:data-pilot-member table:name="0,00187553" table:display="true" table:show-details="true"/>
                <table:data-pilot-member table:name="0,00187577" table:display="true" table:show-details="true"/>
                <table:data-pilot-member table:name="0,00187654" table:display="true" table:show-details="true"/>
                <table:data-pilot-member table:name="0,0018767" table:display="true" table:show-details="true"/>
                <table:data-pilot-member table:name="0,00187875" table:display="true" table:show-details="true"/>
                <table:data-pilot-member table:name="0,00188407" table:display="true" table:show-details="true"/>
                <table:data-pilot-member table:name="0,0018852" table:display="true" table:show-details="true"/>
                <table:data-pilot-member table:name="0,00188557" table:display="true" table:show-details="true"/>
                <table:data-pilot-member table:name="0,00188628" table:display="true" table:show-details="true"/>
                <table:data-pilot-member table:name="0,00188669" table:display="true" table:show-details="true"/>
                <table:data-pilot-member table:name="0,00189209" table:display="true" table:show-details="true"/>
                <table:data-pilot-member table:name="0,00189291" table:display="true" table:show-details="true"/>
                <table:data-pilot-member table:name="0,00189293" table:display="true" table:show-details="true"/>
                <table:data-pilot-member table:name="0,00189346" table:display="true" table:show-details="true"/>
                <table:data-pilot-member table:name="0,00189361" table:display="true" table:show-details="true"/>
                <table:data-pilot-member table:name="0,0018961" table:display="true" table:show-details="true"/>
                <table:data-pilot-member table:name="0,0018973" table:display="true" table:show-details="true"/>
                <table:data-pilot-member table:name="0,00189739" table:display="true" table:show-details="true"/>
                <table:data-pilot-member table:name="0,00189849" table:display="true" table:show-details="true"/>
                <table:data-pilot-member table:name="0,00189877" table:display="true" table:show-details="true"/>
                <table:data-pilot-member table:name="0,0018995" table:display="true" table:show-details="true"/>
                <table:data-pilot-member table:name="0,00190035" table:display="true" table:show-details="true"/>
                <table:data-pilot-member table:name="0,00190367" table:display="true" table:show-details="true"/>
                <table:data-pilot-member table:name="0,00190729" table:display="true" table:show-details="true"/>
                <table:data-pilot-member table:name="0,00190828" table:display="true" table:show-details="true"/>
                <table:data-pilot-member table:name="0,00190837" table:display="true" table:show-details="true"/>
                <table:data-pilot-member table:name="0,00190986" table:display="true" table:show-details="true"/>
                <table:data-pilot-member table:name="0,00191052" table:display="true" table:show-details="true"/>
                <table:data-pilot-member table:name="0,00191158" table:display="true" table:show-details="true"/>
                <table:data-pilot-member table:name="0,00191294" table:display="true" table:show-details="true"/>
                <table:data-pilot-member table:name="0,00191644" table:display="true" table:show-details="true"/>
                <table:data-pilot-member table:name="0,00192157" table:display="true" table:show-details="true"/>
                <table:data-pilot-member table:name="0,00192172" table:display="true" table:show-details="true"/>
                <table:data-pilot-member table:name="0,00192246" table:display="true" table:show-details="true"/>
                <table:data-pilot-member table:name="0,00192403" table:display="true" table:show-details="true"/>
                <table:data-pilot-member table:name="0,00192414" table:display="true" table:show-details="true"/>
                <table:data-pilot-member table:name="0,00192459" table:display="true" table:show-details="true"/>
                <table:data-pilot-member table:name="0,00192588" table:display="true" table:show-details="true"/>
                <table:data-pilot-member table:name="0,00192786" table:display="true" table:show-details="true"/>
                <table:data-pilot-member table:name="0,00192814" table:display="true" table:show-details="true"/>
                <table:data-pilot-member table:name="0,00192937" table:display="true" table:show-details="true"/>
                <table:data-pilot-member table:name="0,00192991" table:display="true" table:show-details="true"/>
                <table:data-pilot-member table:name="0,00193222" table:display="true" table:show-details="true"/>
                <table:data-pilot-member table:name="0,00193416" table:display="true" table:show-details="true"/>
                <table:data-pilot-member table:name="0,00193637" table:display="true" table:show-details="true"/>
                <table:data-pilot-member table:name="0,00193851" table:display="true" table:show-details="true"/>
                <table:data-pilot-member table:name="0,00193924" table:display="true" table:show-details="true"/>
                <table:data-pilot-member table:name="0,00194035" table:display="true" table:show-details="true"/>
                <table:data-pilot-member table:name="0,00194152" table:display="true" table:show-details="true"/>
                <table:data-pilot-member table:name="0,00194188" table:display="true" table:show-details="true"/>
                <table:data-pilot-member table:name="0,0019426" table:display="true" table:show-details="true"/>
                <table:data-pilot-member table:name="0,00194435" table:display="true" table:show-details="true"/>
                <table:data-pilot-member table:name="0,0019477" table:display="true" table:show-details="true"/>
                <table:data-pilot-member table:name="0,00194936" table:display="true" table:show-details="true"/>
                <table:data-pilot-member table:name="0,00195134" table:display="true" table:show-details="true"/>
                <table:data-pilot-member table:name="0,00195214" table:display="true" table:show-details="true"/>
                <table:data-pilot-member table:name="0,00195362" table:display="true" table:show-details="true"/>
                <table:data-pilot-member table:name="0,00195603" table:display="true" table:show-details="true"/>
                <table:data-pilot-member table:name="0,00195668" table:display="true" table:show-details="true"/>
                <table:data-pilot-member table:name="0,00196085" table:display="true" table:show-details="true"/>
                <table:data-pilot-member table:name="0,00196138" table:display="true" table:show-details="true"/>
                <table:data-pilot-member table:name="0,00196372" table:display="true" table:show-details="true"/>
                <table:data-pilot-member table:name="0,00196486" table:display="true" table:show-details="true"/>
                <table:data-pilot-member table:name="0,00196623" table:display="true" table:show-details="true"/>
                <table:data-pilot-member table:name="0,00196935" table:display="true" table:show-details="true"/>
                <table:data-pilot-member table:name="0,00196957" table:display="true" table:show-details="true"/>
                <table:data-pilot-member table:name="0,00197056" table:display="true" table:show-details="true"/>
                <table:data-pilot-member table:name="0,00197347" table:display="true" table:show-details="true"/>
                <table:data-pilot-member table:name="0,00197381" table:display="true" table:show-details="true"/>
                <table:data-pilot-member table:name="0,00197404" table:display="true" table:show-details="true"/>
                <table:data-pilot-member table:name="0,00197477" table:display="true" table:show-details="true"/>
                <table:data-pilot-member table:name="0,00197508" table:display="true" table:show-details="true"/>
                <table:data-pilot-member table:name="0,00197526" table:display="true" table:show-details="true"/>
                <table:data-pilot-member table:name="0,00197803" table:display="true" table:show-details="true"/>
                <table:data-pilot-member table:name="0,00197935" table:display="true" table:show-details="true"/>
                <table:data-pilot-member table:name="0,00197974" table:display="true" table:show-details="true"/>
                <table:data-pilot-member table:name="0,00198108" table:display="true" table:show-details="true"/>
                <table:data-pilot-member table:name="0,00198119" table:display="true" table:show-details="true"/>
                <table:data-pilot-member table:name="0,00198214" table:display="true" table:show-details="true"/>
                <table:data-pilot-member table:name="0,00198293" table:display="true" table:show-details="true"/>
                <table:data-pilot-member table:name="0,00198665" table:display="true" table:show-details="true"/>
                <table:data-pilot-member table:name="0,00198688" table:display="true" table:show-details="true"/>
                <table:data-pilot-member table:name="0,00198745" table:display="true" table:show-details="true"/>
                <table:data-pilot-member table:name="0,00198837" table:display="true" table:show-details="true"/>
                <table:data-pilot-member table:name="0,00199265" table:display="true" table:show-details="true"/>
                <table:data-pilot-member table:name="0,00199268" table:display="true" table:show-details="true"/>
                <table:data-pilot-member table:name="0,00199425" table:display="true" table:show-details="true"/>
                <table:data-pilot-member table:name="0,00199596" table:display="true" table:show-details="true"/>
                <table:data-pilot-member table:name="0,00199604" table:display="true" table:show-details="true"/>
                <table:data-pilot-member table:name="0,00199613" table:display="true" table:show-details="true"/>
                <table:data-pilot-member table:name="0,00199789" table:display="true" table:show-details="true"/>
                <table:data-pilot-member table:name="0,00199808" table:display="true" table:show-details="true"/>
                <table:data-pilot-member table:name="0,00199809" table:display="true" table:show-details="true"/>
                <table:data-pilot-member table:name="0,00199854" table:display="true" table:show-details="true"/>
                <table:data-pilot-member table:name="0,00199957" table:display="true" table:show-details="true"/>
                <table:data-pilot-member table:name="0,00200052" table:display="true" table:show-details="true"/>
                <table:data-pilot-member table:name="0,00200136" table:display="true" table:show-details="true"/>
                <table:data-pilot-member table:name="0,00200356" table:display="true" table:show-details="true"/>
                <table:data-pilot-member table:name="0,00200365" table:display="true" table:show-details="true"/>
                <table:data-pilot-member table:name="0,00200386" table:display="true" table:show-details="true"/>
                <table:data-pilot-member table:name="0,00200505" table:display="true" table:show-details="true"/>
                <table:data-pilot-member table:name="0,00200515" table:display="true" table:show-details="true"/>
                <table:data-pilot-member table:name="0,00200666" table:display="true" table:show-details="true"/>
                <table:data-pilot-member table:name="0,00200781" table:display="true" table:show-details="true"/>
                <table:data-pilot-member table:name="0,00200825" table:display="true" table:show-details="true"/>
                <table:data-pilot-member table:name="0,00200851" table:display="true" table:show-details="true"/>
                <table:data-pilot-member table:name="0,00200956" table:display="true" table:show-details="true"/>
                <table:data-pilot-member table:name="0,00200957" table:display="true" table:show-details="true"/>
                <table:data-pilot-member table:name="0,0020099" table:display="true" table:show-details="true"/>
                <table:data-pilot-member table:name="0,00201001" table:display="true" table:show-details="true"/>
                <table:data-pilot-member table:name="0,00201049" table:display="true" table:show-details="true"/>
                <table:data-pilot-member table:name="0,0020109" table:display="true" table:show-details="true"/>
                <table:data-pilot-member table:name="0,002013" table:display="true" table:show-details="true"/>
                <table:data-pilot-member table:name="0,00201311" table:display="true" table:show-details="true"/>
                <table:data-pilot-member table:name="0,00201319" table:display="true" table:show-details="true"/>
                <table:data-pilot-member table:name="0,00201554" table:display="true" table:show-details="true"/>
                <table:data-pilot-member table:name="0,00201573" table:display="true" table:show-details="true"/>
                <table:data-pilot-member table:name="0,00201645" table:display="true" table:show-details="true"/>
                <table:data-pilot-member table:name="0,0020179" table:display="true" table:show-details="true"/>
                <table:data-pilot-member table:name="0,00201979" table:display="true" table:show-details="true"/>
                <table:data-pilot-member table:name="0,00202024" table:display="true" table:show-details="true"/>
                <table:data-pilot-member table:name="0,00202115" table:display="true" table:show-details="true"/>
                <table:data-pilot-member table:name="0,00202134" table:display="true" table:show-details="true"/>
                <table:data-pilot-member table:name="0,00202195" table:display="true" table:show-details="true"/>
                <table:data-pilot-member table:name="0,00202228" table:display="true" table:show-details="true"/>
                <table:data-pilot-member table:name="0,00202242" table:display="true" table:show-details="true"/>
                <table:data-pilot-member table:name="0,00202259" table:display="true" table:show-details="true"/>
                <table:data-pilot-member table:name="0,00202331" table:display="true" table:show-details="true"/>
                <table:data-pilot-member table:name="0,00202436" table:display="true" table:show-details="true"/>
                <table:data-pilot-member table:name="0,00202466" table:display="true" table:show-details="true"/>
                <table:data-pilot-member table:name="0,00202501" table:display="true" table:show-details="true"/>
                <table:data-pilot-member table:name="0,00202634" table:display="true" table:show-details="true"/>
                <table:data-pilot-member table:name="0,00202673" table:display="true" table:show-details="true"/>
                <table:data-pilot-member table:name="0,00202753" table:display="true" table:show-details="true"/>
                <table:data-pilot-member table:name="0,00202951" table:display="true" table:show-details="true"/>
                <table:data-pilot-member table:name="0,00203128" table:display="true" table:show-details="true"/>
                <table:data-pilot-member table:name="0,00203213" table:display="true" table:show-details="true"/>
                <table:data-pilot-member table:name="0,0020324" table:display="true" table:show-details="true"/>
                <table:data-pilot-member table:name="0,00203257" table:display="true" table:show-details="true"/>
                <table:data-pilot-member table:name="0,00203292" table:display="true" table:show-details="true"/>
                <table:data-pilot-member table:name="0,00203333" table:display="true" table:show-details="true"/>
                <table:data-pilot-member table:name="0,00203455" table:display="true" table:show-details="true"/>
                <table:data-pilot-member table:name="0,00203491" table:display="true" table:show-details="true"/>
                <table:data-pilot-member table:name="0,00203719" table:display="true" table:show-details="true"/>
                <table:data-pilot-member table:name="0,00203869" table:display="true" table:show-details="true"/>
                <table:data-pilot-member table:name="0,00203917" table:display="true" table:show-details="true"/>
                <table:data-pilot-member table:name="0,00203994" table:display="true" table:show-details="true"/>
                <table:data-pilot-member table:name="0,00204395" table:display="true" table:show-details="true"/>
                <table:data-pilot-member table:name="0,00204446" table:display="true" table:show-details="true"/>
                <table:data-pilot-member table:name="0,00204596" table:display="true" table:show-details="true"/>
                <table:data-pilot-member table:name="0,0020466" table:display="true" table:show-details="true"/>
                <table:data-pilot-member table:name="0,0020469" table:display="true" table:show-details="true"/>
                <table:data-pilot-member table:name="0,00204775" table:display="true" table:show-details="true"/>
                <table:data-pilot-member table:name="0,0020479" table:display="true" table:show-details="true"/>
                <table:data-pilot-member table:name="0,00204796" table:display="true" table:show-details="true"/>
                <table:data-pilot-member table:name="0,00204976" table:display="true" table:show-details="true"/>
                <table:data-pilot-member table:name="0,00204986" table:display="true" table:show-details="true"/>
                <table:data-pilot-member table:name="0,00205096" table:display="true" table:show-details="true"/>
                <table:data-pilot-member table:name="0,00205602" table:display="true" table:show-details="true"/>
                <table:data-pilot-member table:name="0,00205646" table:display="true" table:show-details="true"/>
                <table:data-pilot-member table:name="0,00205747" table:display="true" table:show-details="true"/>
                <table:data-pilot-member table:name="0,00205867" table:display="true" table:show-details="true"/>
                <table:data-pilot-member table:name="0,00205871" table:display="true" table:show-details="true"/>
                <table:data-pilot-member table:name="0,00206178" table:display="true" table:show-details="true"/>
                <table:data-pilot-member table:name="0,00206311" table:display="true" table:show-details="true"/>
                <table:data-pilot-member table:name="0,00206332" table:display="true" table:show-details="true"/>
                <table:data-pilot-member table:name="0,00206395" table:display="true" table:show-details="true"/>
                <table:data-pilot-member table:name="0,00206408" table:display="true" table:show-details="true"/>
                <table:data-pilot-member table:name="0,00206618" table:display="true" table:show-details="true"/>
                <table:data-pilot-member table:name="0,00206744" table:display="true" table:show-details="true"/>
                <table:data-pilot-member table:name="0,00206957" table:display="true" table:show-details="true"/>
                <table:data-pilot-member table:name="0,00207068" table:display="true" table:show-details="true"/>
                <table:data-pilot-member table:name="0,00207121" table:display="true" table:show-details="true"/>
                <table:data-pilot-member table:name="0,00207188" table:display="true" table:show-details="true"/>
                <table:data-pilot-member table:name="0,00207196" table:display="true" table:show-details="true"/>
                <table:data-pilot-member table:name="0,00207229" table:display="true" table:show-details="true"/>
                <table:data-pilot-member table:name="0,00207243" table:display="true" table:show-details="true"/>
                <table:data-pilot-member table:name="0,00207342" table:display="true" table:show-details="true"/>
                <table:data-pilot-member table:name="0,00207396" table:display="true" table:show-details="true"/>
                <table:data-pilot-member table:name="0,00207597" table:display="true" table:show-details="true"/>
                <table:data-pilot-member table:name="0,00207643" table:display="true" table:show-details="true"/>
                <table:data-pilot-member table:name="0,0020768" table:display="true" table:show-details="true"/>
                <table:data-pilot-member table:name="0,00207865" table:display="true" table:show-details="true"/>
                <table:data-pilot-member table:name="0,00207918" table:display="true" table:show-details="true"/>
                <table:data-pilot-member table:name="0,00207933" table:display="true" table:show-details="true"/>
                <table:data-pilot-member table:name="0,00207998" table:display="true" table:show-details="true"/>
                <table:data-pilot-member table:name="0,00208442" table:display="true" table:show-details="true"/>
                <table:data-pilot-member table:name="0,0020851" table:display="true" table:show-details="true"/>
                <table:data-pilot-member table:name="0,00208539" table:display="true" table:show-details="true"/>
                <table:data-pilot-member table:name="0,00208662" table:display="true" table:show-details="true"/>
                <table:data-pilot-member table:name="0,00208666" table:display="true" table:show-details="true"/>
                <table:data-pilot-member table:name="0,00208715" table:display="true" table:show-details="true"/>
                <table:data-pilot-member table:name="0,00208871" table:display="true" table:show-details="true"/>
                <table:data-pilot-member table:name="0,00208994" table:display="true" table:show-details="true"/>
                <table:data-pilot-member table:name="0,00209145" table:display="true" table:show-details="true"/>
                <table:data-pilot-member table:name="0,0020943" table:display="true" table:show-details="true"/>
                <table:data-pilot-member table:name="0,00209658" table:display="true" table:show-details="true"/>
                <table:data-pilot-member table:name="0,00209685" table:display="true" table:show-details="true"/>
                <table:data-pilot-member table:name="0,00209917" table:display="true" table:show-details="true"/>
                <table:data-pilot-member table:name="0,00210111" table:display="true" table:show-details="true"/>
                <table:data-pilot-member table:name="0,00210306" table:display="true" table:show-details="true"/>
                <table:data-pilot-member table:name="0,00210394" table:display="true" table:show-details="true"/>
                <table:data-pilot-member table:name="0,00210401" table:display="true" table:show-details="true"/>
                <table:data-pilot-member table:name="0,00210418" table:display="true" table:show-details="true"/>
                <table:data-pilot-member table:name="0,00210425" table:display="true" table:show-details="true"/>
                <table:data-pilot-member table:name="0,00210689" table:display="true" table:show-details="true"/>
                <table:data-pilot-member table:name="0,0021081" table:display="true" table:show-details="true"/>
                <table:data-pilot-member table:name="0,00211026" table:display="true" table:show-details="true"/>
                <table:data-pilot-member table:name="0,00211072" table:display="true" table:show-details="true"/>
                <table:data-pilot-member table:name="0,00211116" table:display="true" table:show-details="true"/>
                <table:data-pilot-member table:name="0,00211185" table:display="true" table:show-details="true"/>
                <table:data-pilot-member table:name="0,00211266" table:display="true" table:show-details="true"/>
                <table:data-pilot-member table:name="0,00211429" table:display="true" table:show-details="true"/>
                <table:data-pilot-member table:name="0,00211453" table:display="true" table:show-details="true"/>
                <table:data-pilot-member table:name="0,00211492" table:display="true" table:show-details="true"/>
                <table:data-pilot-member table:name="0,00211632" table:display="true" table:show-details="true"/>
                <table:data-pilot-member table:name="0,00211869" table:display="true" table:show-details="true"/>
                <table:data-pilot-member table:name="0,00211888" table:display="true" table:show-details="true"/>
                <table:data-pilot-member table:name="0,00211946" table:display="true" table:show-details="true"/>
                <table:data-pilot-member table:name="0,00212197" table:display="true" table:show-details="true"/>
                <table:data-pilot-member table:name="0,00212499" table:display="true" table:show-details="true"/>
                <table:data-pilot-member table:name="0,00212653" table:display="true" table:show-details="true"/>
                <table:data-pilot-member table:name="0,0021269" table:display="true" table:show-details="true"/>
                <table:data-pilot-member table:name="0,00212781" table:display="true" table:show-details="true"/>
                <table:data-pilot-member table:name="0,002128" table:display="true" table:show-details="true"/>
                <table:data-pilot-member table:name="0,00212812" table:display="true" table:show-details="true"/>
                <table:data-pilot-member table:name="0,00212844" table:display="true" table:show-details="true"/>
                <table:data-pilot-member table:name="0,00212925" table:display="true" table:show-details="true"/>
                <table:data-pilot-member table:name="0,00213038" table:display="true" table:show-details="true"/>
                <table:data-pilot-member table:name="0,00213079" table:display="true" table:show-details="true"/>
                <table:data-pilot-member table:name="0,00213212" table:display="true" table:show-details="true"/>
                <table:data-pilot-member table:name="0,00213232" table:display="true" table:show-details="true"/>
                <table:data-pilot-member table:name="0,00213409" table:display="true" table:show-details="true"/>
                <table:data-pilot-member table:name="0,00213413" table:display="true" table:show-details="true"/>
                <table:data-pilot-member table:name="0,00213427" table:display="true" table:show-details="true"/>
                <table:data-pilot-member table:name="0,00213556" table:display="true" table:show-details="true"/>
                <table:data-pilot-member table:name="0,00213696" table:display="true" table:show-details="true"/>
                <table:data-pilot-member table:name="0,00213731" table:display="true" table:show-details="true"/>
                <table:data-pilot-member table:name="0,00213767" table:display="true" table:show-details="true"/>
                <table:data-pilot-member table:name="0,00213798" table:display="true" table:show-details="true"/>
                <table:data-pilot-member table:name="0,00213947" table:display="true" table:show-details="true"/>
                <table:data-pilot-member table:name="0,00213961" table:display="true" table:show-details="true"/>
                <table:data-pilot-member table:name="0,00213968" table:display="true" table:show-details="true"/>
                <table:data-pilot-member table:name="0,00214024" table:display="true" table:show-details="true"/>
                <table:data-pilot-member table:name="0,00214048" table:display="true" table:show-details="true"/>
                <table:data-pilot-member table:name="0,00214241" table:display="true" table:show-details="true"/>
                <table:data-pilot-member table:name="0,00214258" table:display="true" table:show-details="true"/>
                <table:data-pilot-member table:name="0,00214308" table:display="true" table:show-details="true"/>
                <table:data-pilot-member table:name="0,00214386" table:display="true" table:show-details="true"/>
                <table:data-pilot-member table:name="0,00214425" table:display="true" table:show-details="true"/>
                <table:data-pilot-member table:name="0,00214452" table:display="true" table:show-details="true"/>
                <table:data-pilot-member table:name="0,00214532" table:display="true" table:show-details="true"/>
                <table:data-pilot-member table:name="0,00214764" table:display="true" table:show-details="true"/>
                <table:data-pilot-member table:name="0,00214766" table:display="true" table:show-details="true"/>
                <table:data-pilot-member table:name="0,00214926" table:display="true" table:show-details="true"/>
                <table:data-pilot-member table:name="0,00215152" table:display="true" table:show-details="true"/>
                <table:data-pilot-member table:name="0,00215237" table:display="true" table:show-details="true"/>
                <table:data-pilot-member table:name="0,00215246" table:display="true" table:show-details="true"/>
                <table:data-pilot-member table:name="0,00215333" table:display="true" table:show-details="true"/>
                <table:data-pilot-member table:name="0,00215432" table:display="true" table:show-details="true"/>
                <table:data-pilot-member table:name="0,00215585" table:display="true" table:show-details="true"/>
                <table:data-pilot-member table:name="0,00215667" table:display="true" table:show-details="true"/>
                <table:data-pilot-member table:name="0,00215742" table:display="true" table:show-details="true"/>
                <table:data-pilot-member table:name="0,00215803" table:display="true" table:show-details="true"/>
                <table:data-pilot-member table:name="0,00215932" table:display="true" table:show-details="true"/>
                <table:data-pilot-member table:name="0,00216086" table:display="true" table:show-details="true"/>
                <table:data-pilot-member table:name="0,00216186" table:display="true" table:show-details="true"/>
                <table:data-pilot-member table:name="0,00216345" table:display="true" table:show-details="true"/>
                <table:data-pilot-member table:name="0,00216653" table:display="true" table:show-details="true"/>
                <table:data-pilot-member table:name="0,00216701" table:display="true" table:show-details="true"/>
                <table:data-pilot-member table:name="0,00216928" table:display="true" table:show-details="true"/>
                <table:data-pilot-member table:name="0,00216965" table:display="true" table:show-details="true"/>
                <table:data-pilot-member table:name="0,00217001" table:display="true" table:show-details="true"/>
                <table:data-pilot-member table:name="0,00217032" table:display="true" table:show-details="true"/>
                <table:data-pilot-member table:name="0,00217128" table:display="true" table:show-details="true"/>
                <table:data-pilot-member table:name="0,00217215" table:display="true" table:show-details="true"/>
                <table:data-pilot-member table:name="0,0021722" table:display="true" table:show-details="true"/>
                <table:data-pilot-member table:name="0,00217284" table:display="true" table:show-details="true"/>
                <table:data-pilot-member table:name="0,00217445" table:display="true" table:show-details="true"/>
                <table:data-pilot-member table:name="0,00217463" table:display="true" table:show-details="true"/>
                <table:data-pilot-member table:name="0,00217468" table:display="true" table:show-details="true"/>
                <table:data-pilot-member table:name="0,0021748" table:display="true" table:show-details="true"/>
                <table:data-pilot-member table:name="0,00217504" table:display="true" table:show-details="true"/>
                <table:data-pilot-member table:name="0,00217534" table:display="true" table:show-details="true"/>
                <table:data-pilot-member table:name="0,00217544" table:display="true" table:show-details="true"/>
                <table:data-pilot-member table:name="0,00217657" table:display="true" table:show-details="true"/>
                <table:data-pilot-member table:name="0,00218315" table:display="true" table:show-details="true"/>
                <table:data-pilot-member table:name="0,00218346" table:display="true" table:show-details="true"/>
                <table:data-pilot-member table:name="0,00218378" table:display="true" table:show-details="true"/>
                <table:data-pilot-member table:name="0,00218401" table:display="true" table:show-details="true"/>
                <table:data-pilot-member table:name="0,00218437" table:display="true" table:show-details="true"/>
                <table:data-pilot-member table:name="0,00218575" table:display="true" table:show-details="true"/>
                <table:data-pilot-member table:name="0,00218594" table:display="true" table:show-details="true"/>
                <table:data-pilot-member table:name="0,00218608" table:display="true" table:show-details="true"/>
                <table:data-pilot-member table:name="0,00218676" table:display="true" table:show-details="true"/>
                <table:data-pilot-member table:name="0,00218698" table:display="true" table:show-details="true"/>
                <table:data-pilot-member table:name="0,00218954" table:display="true" table:show-details="true"/>
                <table:data-pilot-member table:name="0,00218981" table:display="true" table:show-details="true"/>
                <table:data-pilot-member table:name="0,00219128" table:display="true" table:show-details="true"/>
                <table:data-pilot-member table:name="0,00219177" table:display="true" table:show-details="true"/>
                <table:data-pilot-member table:name="0,00219364" table:display="true" table:show-details="true"/>
                <table:data-pilot-member table:name="0,00219376" table:display="true" table:show-details="true"/>
                <table:data-pilot-member table:name="0,00219604" table:display="true" table:show-details="true"/>
                <table:data-pilot-member table:name="0,00219685" table:display="true" table:show-details="true"/>
                <table:data-pilot-member table:name="0,00219693" table:display="true" table:show-details="true"/>
                <table:data-pilot-member table:name="0,00219785" table:display="true" table:show-details="true"/>
                <table:data-pilot-member table:name="0,00219861" table:display="true" table:show-details="true"/>
                <table:data-pilot-member table:name="0,0021996" table:display="true" table:show-details="true"/>
                <table:data-pilot-member table:name="0,00219962" table:display="true" table:show-details="true"/>
                <table:data-pilot-member table:name="0,00220285" table:display="true" table:show-details="true"/>
                <table:data-pilot-member table:name="0,00220392" table:display="true" table:show-details="true"/>
                <table:data-pilot-member table:name="0,00220643" table:display="true" table:show-details="true"/>
                <table:data-pilot-member table:name="0,00220734" table:display="true" table:show-details="true"/>
                <table:data-pilot-member table:name="0,00220858" table:display="true" table:show-details="true"/>
                <table:data-pilot-member table:name="0,00220903" table:display="true" table:show-details="true"/>
                <table:data-pilot-member table:name="0,00220913" table:display="true" table:show-details="true"/>
                <table:data-pilot-member table:name="0,00220977" table:display="true" table:show-details="true"/>
                <table:data-pilot-member table:name="0,00221203" table:display="true" table:show-details="true"/>
                <table:data-pilot-member table:name="0,00221407" table:display="true" table:show-details="true"/>
                <table:data-pilot-member table:name="0,00221515" table:display="true" table:show-details="true"/>
                <table:data-pilot-member table:name="0,00221619" table:display="true" table:show-details="true"/>
                <table:data-pilot-member table:name="0,00221701" table:display="true" table:show-details="true"/>
                <table:data-pilot-member table:name="0,00221735" table:display="true" table:show-details="true"/>
                <table:data-pilot-member table:name="0,00221768" table:display="true" table:show-details="true"/>
                <table:data-pilot-member table:name="0,0022184" table:display="true" table:show-details="true"/>
                <table:data-pilot-member table:name="0,00221956" table:display="true" table:show-details="true"/>
                <table:data-pilot-member table:name="0,00221962" table:display="true" table:show-details="true"/>
                <table:data-pilot-member table:name="0,00222159" table:display="true" table:show-details="true"/>
                <table:data-pilot-member table:name="0,00222336" table:display="true" table:show-details="true"/>
                <table:data-pilot-member table:name="0,00222603" table:display="true" table:show-details="true"/>
                <table:data-pilot-member table:name="0,00222658" table:display="true" table:show-details="true"/>
                <table:data-pilot-member table:name="0,00222945" table:display="true" table:show-details="true"/>
                <table:data-pilot-member table:name="0,00223059" table:display="true" table:show-details="true"/>
                <table:data-pilot-member table:name="0,00223108" table:display="true" table:show-details="true"/>
                <table:data-pilot-member table:name="0,00223191" table:display="true" table:show-details="true"/>
                <table:data-pilot-member table:name="0,00223288" table:display="true" table:show-details="true"/>
                <table:data-pilot-member table:name="0,0022329" table:display="true" table:show-details="true"/>
                <table:data-pilot-member table:name="0,00223501" table:display="true" table:show-details="true"/>
                <table:data-pilot-member table:name="0,00223505" table:display="true" table:show-details="true"/>
                <table:data-pilot-member table:name="0,00223559" table:display="true" table:show-details="true"/>
                <table:data-pilot-member table:name="0,00223708" table:display="true" table:show-details="true"/>
                <table:data-pilot-member table:name="0,00223727" table:display="true" table:show-details="true"/>
                <table:data-pilot-member table:name="0,00223826" table:display="true" table:show-details="true"/>
                <table:data-pilot-member table:name="0,00223828" table:display="true" table:show-details="true"/>
                <table:data-pilot-member table:name="0,00224051" table:display="true" table:show-details="true"/>
                <table:data-pilot-member table:name="0,00224101" table:display="true" table:show-details="true"/>
                <table:data-pilot-member table:name="0,00224248" table:display="true" table:show-details="true"/>
                <table:data-pilot-member table:name="0,0022439" table:display="true" table:show-details="true"/>
                <table:data-pilot-member table:name="0,00224421" table:display="true" table:show-details="true"/>
                <table:data-pilot-member table:name="0,00224581" table:display="true" table:show-details="true"/>
                <table:data-pilot-member table:name="0,00224645" table:display="true" table:show-details="true"/>
                <table:data-pilot-member table:name="0,00224814" table:display="true" table:show-details="true"/>
                <table:data-pilot-member table:name="0,00224971" table:display="true" table:show-details="true"/>
                <table:data-pilot-member table:name="0,00225025" table:display="true" table:show-details="true"/>
                <table:data-pilot-member table:name="0,00225031" table:display="true" table:show-details="true"/>
                <table:data-pilot-member table:name="0,00225079" table:display="true" table:show-details="true"/>
                <table:data-pilot-member table:name="0,00225093" table:display="true" table:show-details="true"/>
                <table:data-pilot-member table:name="0,00225166" table:display="true" table:show-details="true"/>
                <table:data-pilot-member table:name="0,00225473" table:display="true" table:show-details="true"/>
                <table:data-pilot-member table:name="0,00225489" table:display="true" table:show-details="true"/>
                <table:data-pilot-member table:name="0,00225602" table:display="true" table:show-details="true"/>
                <table:data-pilot-member table:name="0,00225609" table:display="true" table:show-details="true"/>
                <table:data-pilot-member table:name="0,00225692" table:display="true" table:show-details="true"/>
                <table:data-pilot-member table:name="0,00225712" table:display="true" table:show-details="true"/>
                <table:data-pilot-member table:name="0,00225802" table:display="true" table:show-details="true"/>
                <table:data-pilot-member table:name="0,00225845" table:display="true" table:show-details="true"/>
                <table:data-pilot-member table:name="0,00225902" table:display="true" table:show-details="true"/>
                <table:data-pilot-member table:name="0,00226071" table:display="true" table:show-details="true"/>
                <table:data-pilot-member table:name="0,00226174" table:display="true" table:show-details="true"/>
                <table:data-pilot-member table:name="0,00226361" table:display="true" table:show-details="true"/>
                <table:data-pilot-member table:name="0,00226477" table:display="true" table:show-details="true"/>
                <table:data-pilot-member table:name="0,00226513" table:display="true" table:show-details="true"/>
                <table:data-pilot-member table:name="0,00226541" table:display="true" table:show-details="true"/>
                <table:data-pilot-member table:name="0,00226588" table:display="true" table:show-details="true"/>
                <table:data-pilot-member table:name="0,00226635" table:display="true" table:show-details="true"/>
                <table:data-pilot-member table:name="0,00226913" table:display="true" table:show-details="true"/>
                <table:data-pilot-member table:name="0,0022694" table:display="true" table:show-details="true"/>
                <table:data-pilot-member table:name="0,0022724" table:display="true" table:show-details="true"/>
                <table:data-pilot-member table:name="0,00227254" table:display="true" table:show-details="true"/>
                <table:data-pilot-member table:name="0,00227256" table:display="true" table:show-details="true"/>
                <table:data-pilot-member table:name="0,00227761" table:display="true" table:show-details="true"/>
                <table:data-pilot-member table:name="0,00227936" table:display="true" table:show-details="true"/>
                <table:data-pilot-member table:name="0,00227944" table:display="true" table:show-details="true"/>
                <table:data-pilot-member table:name="0,00228003" table:display="true" table:show-details="true"/>
                <table:data-pilot-member table:name="0,00228061" table:display="true" table:show-details="true"/>
                <table:data-pilot-member table:name="0,00228066" table:display="true" table:show-details="true"/>
                <table:data-pilot-member table:name="0,00228313" table:display="true" table:show-details="true"/>
                <table:data-pilot-member table:name="0,00228531" table:display="true" table:show-details="true"/>
                <table:data-pilot-member table:name="0,0022854" table:display="true" table:show-details="true"/>
                <table:data-pilot-member table:name="0,00228626" table:display="true" table:show-details="true"/>
                <table:data-pilot-member table:name="0,00228723" table:display="true" table:show-details="true"/>
                <table:data-pilot-member table:name="0,00228967" table:display="true" table:show-details="true"/>
                <table:data-pilot-member table:name="0,00229013" table:display="true" table:show-details="true"/>
                <table:data-pilot-member table:name="0,0022913" table:display="true" table:show-details="true"/>
                <table:data-pilot-member table:name="0,00229228" table:display="true" table:show-details="true"/>
                <table:data-pilot-member table:name="0,00229249" table:display="true" table:show-details="true"/>
                <table:data-pilot-member table:name="0,00229351" table:display="true" table:show-details="true"/>
                <table:data-pilot-member table:name="0,00229471" table:display="true" table:show-details="true"/>
                <table:data-pilot-member table:name="0,00229492" table:display="true" table:show-details="true"/>
                <table:data-pilot-member table:name="0,00229582" table:display="true" table:show-details="true"/>
                <table:data-pilot-member table:name="0,00229765" table:display="true" table:show-details="true"/>
                <table:data-pilot-member table:name="0,00229776" table:display="true" table:show-details="true"/>
                <table:data-pilot-member table:name="0,0023001" table:display="true" table:show-details="true"/>
                <table:data-pilot-member table:name="0,00230046" table:display="true" table:show-details="true"/>
                <table:data-pilot-member table:name="0,00230175" table:display="true" table:show-details="true"/>
                <table:data-pilot-member table:name="0,00230279" table:display="true" table:show-details="true"/>
                <table:data-pilot-member table:name="0,00230446" table:display="true" table:show-details="true"/>
                <table:data-pilot-member table:name="0,00230585" table:display="true" table:show-details="true"/>
                <table:data-pilot-member table:name="0,00230615" table:display="true" table:show-details="true"/>
                <table:data-pilot-member table:name="0,00230622" table:display="true" table:show-details="true"/>
                <table:data-pilot-member table:name="0,00230746" table:display="true" table:show-details="true"/>
                <table:data-pilot-member table:name="0,00230822" table:display="true" table:show-details="true"/>
                <table:data-pilot-member table:name="0,00230953" table:display="true" table:show-details="true"/>
                <table:data-pilot-member table:name="0,00231172" table:display="true" table:show-details="true"/>
                <table:data-pilot-member table:name="0,00231174" table:display="true" table:show-details="true"/>
                <table:data-pilot-member table:name="0,00231307" table:display="true" table:show-details="true"/>
                <table:data-pilot-member table:name="0,00231407" table:display="true" table:show-details="true"/>
                <table:data-pilot-member table:name="0,00231566" table:display="true" table:show-details="true"/>
                <table:data-pilot-member table:name="0,00231659" table:display="true" table:show-details="true"/>
                <table:data-pilot-member table:name="0,00231663" table:display="true" table:show-details="true"/>
                <table:data-pilot-member table:name="0,00231782" table:display="true" table:show-details="true"/>
                <table:data-pilot-member table:name="0,00232102" table:display="true" table:show-details="true"/>
                <table:data-pilot-member table:name="0,00232133" table:display="true" table:show-details="true"/>
                <table:data-pilot-member table:name="0,00232341" table:display="true" table:show-details="true"/>
                <table:data-pilot-member table:name="0,00232419" table:display="true" table:show-details="true"/>
                <table:data-pilot-member table:name="0,00232446" table:display="true" table:show-details="true"/>
                <table:data-pilot-member table:name="0,00232659" table:display="true" table:show-details="true"/>
                <table:data-pilot-member table:name="0,00232721" table:display="true" table:show-details="true"/>
                <table:data-pilot-member table:name="0,00232741" table:display="true" table:show-details="true"/>
                <table:data-pilot-member table:name="0,00233195" table:display="true" table:show-details="true"/>
                <table:data-pilot-member table:name="0,00233269" table:display="true" table:show-details="true"/>
                <table:data-pilot-member table:name="0,00233465" table:display="true" table:show-details="true"/>
                <table:data-pilot-member table:name="0,00233505" table:display="true" table:show-details="true"/>
                <table:data-pilot-member table:name="0,00233766" table:display="true" table:show-details="true"/>
                <table:data-pilot-member table:name="0,00233772" table:display="true" table:show-details="true"/>
                <table:data-pilot-member table:name="0,00233849" table:display="true" table:show-details="true"/>
                <table:data-pilot-member table:name="0,00233858" table:display="true" table:show-details="true"/>
                <table:data-pilot-member table:name="0,00233892" table:display="true" table:show-details="true"/>
                <table:data-pilot-member table:name="0,0023409" table:display="true" table:show-details="true"/>
                <table:data-pilot-member table:name="0,00234142" table:display="true" table:show-details="true"/>
                <table:data-pilot-member table:name="0,00234204" table:display="true" table:show-details="true"/>
                <table:data-pilot-member table:name="0,00234803" table:display="true" table:show-details="true"/>
                <table:data-pilot-member table:name="0,00234908" table:display="true" table:show-details="true"/>
                <table:data-pilot-member table:name="0,00235074" table:display="true" table:show-details="true"/>
                <table:data-pilot-member table:name="0,00235077" table:display="true" table:show-details="true"/>
                <table:data-pilot-member table:name="0,00235153" table:display="true" table:show-details="true"/>
                <table:data-pilot-member table:name="0,00235362" table:display="true" table:show-details="true"/>
                <table:data-pilot-member table:name="0,00235412" table:display="true" table:show-details="true"/>
                <table:data-pilot-member table:name="0,0023549" table:display="true" table:show-details="true"/>
                <table:data-pilot-member table:name="0,00235555" table:display="true" table:show-details="true"/>
                <table:data-pilot-member table:name="0,00235684" table:display="true" table:show-details="true"/>
                <table:data-pilot-member table:name="0,00235905" table:display="true" table:show-details="true"/>
                <table:data-pilot-member table:name="0,00235941" table:display="true" table:show-details="true"/>
                <table:data-pilot-member table:name="0,00236081" table:display="true" table:show-details="true"/>
                <table:data-pilot-member table:name="0,0023634" table:display="true" table:show-details="true"/>
                <table:data-pilot-member table:name="0,00236385" table:display="true" table:show-details="true"/>
                <table:data-pilot-member table:name="0,00236574" table:display="true" table:show-details="true"/>
                <table:data-pilot-member table:name="0,00236657" table:display="true" table:show-details="true"/>
                <table:data-pilot-member table:name="0,00236702" table:display="true" table:show-details="true"/>
                <table:data-pilot-member table:name="0,00236708" table:display="true" table:show-details="true"/>
                <table:data-pilot-member table:name="0,00236782" table:display="true" table:show-details="true"/>
                <table:data-pilot-member table:name="0,00236852" table:display="true" table:show-details="true"/>
                <table:data-pilot-member table:name="0,00236856" table:display="true" table:show-details="true"/>
                <table:data-pilot-member table:name="0,00236892" table:display="true" table:show-details="true"/>
                <table:data-pilot-member table:name="0,0023706" table:display="true" table:show-details="true"/>
                <table:data-pilot-member table:name="0,00237179" table:display="true" table:show-details="true"/>
                <table:data-pilot-member table:name="0,00237221" table:display="true" table:show-details="true"/>
                <table:data-pilot-member table:name="0,0023727" table:display="true" table:show-details="true"/>
                <table:data-pilot-member table:name="0,00237302" table:display="true" table:show-details="true"/>
                <table:data-pilot-member table:name="0,0023739" table:display="true" table:show-details="true"/>
                <table:data-pilot-member table:name="0,00237698" table:display="true" table:show-details="true"/>
                <table:data-pilot-member table:name="0,00237841" table:display="true" table:show-details="true"/>
                <table:data-pilot-member table:name="0,00238113" table:display="true" table:show-details="true"/>
                <table:data-pilot-member table:name="0,0023812" table:display="true" table:show-details="true"/>
                <table:data-pilot-member table:name="0,00238239" table:display="true" table:show-details="true"/>
                <table:data-pilot-member table:name="0,00238281" table:display="true" table:show-details="true"/>
                <table:data-pilot-member table:name="0,00238297" table:display="true" table:show-details="true"/>
                <table:data-pilot-member table:name="0,00238373" table:display="true" table:show-details="true"/>
                <table:data-pilot-member table:name="0,00238504" table:display="true" table:show-details="true"/>
                <table:data-pilot-member table:name="0,00238792" table:display="true" table:show-details="true"/>
                <table:data-pilot-member table:name="0,00238835" table:display="true" table:show-details="true"/>
                <table:data-pilot-member table:name="0,00238924" table:display="true" table:show-details="true"/>
                <table:data-pilot-member table:name="0,00239148" table:display="true" table:show-details="true"/>
                <table:data-pilot-member table:name="0,00239785" table:display="true" table:show-details="true"/>
                <table:data-pilot-member table:name="0,002398" table:display="true" table:show-details="true"/>
                <table:data-pilot-member table:name="0,0023996" table:display="true" table:show-details="true"/>
                <table:data-pilot-member table:name="0,00240024" table:display="true" table:show-details="true"/>
                <table:data-pilot-member table:name="0,00240824" table:display="true" table:show-details="true"/>
                <table:data-pilot-member table:name="0,00241007" table:display="true" table:show-details="true"/>
                <table:data-pilot-member table:name="0,00241513" table:display="true" table:show-details="true"/>
                <table:data-pilot-member table:name="0,00241632" table:display="true" table:show-details="true"/>
                <table:data-pilot-member table:name="0,00241664" table:display="true" table:show-details="true"/>
                <table:data-pilot-member table:name="0,00241804" table:display="true" table:show-details="true"/>
                <table:data-pilot-member table:name="0,00241865" table:display="true" table:show-details="true"/>
                <table:data-pilot-member table:name="0,00241941" table:display="true" table:show-details="true"/>
                <table:data-pilot-member table:name="0,00242535" table:display="true" table:show-details="true"/>
                <table:data-pilot-member table:name="0,00242551" table:display="true" table:show-details="true"/>
                <table:data-pilot-member table:name="0,00242676" table:display="true" table:show-details="true"/>
                <table:data-pilot-member table:name="0,00242701" table:display="true" table:show-details="true"/>
                <table:data-pilot-member table:name="0,0024291" table:display="true" table:show-details="true"/>
                <table:data-pilot-member table:name="0,00243039" table:display="true" table:show-details="true"/>
                <table:data-pilot-member table:name="0,00243044" table:display="true" table:show-details="true"/>
                <table:data-pilot-member table:name="0,00243083" table:display="true" table:show-details="true"/>
                <table:data-pilot-member table:name="0,00243512" table:display="true" table:show-details="true"/>
                <table:data-pilot-member table:name="0,00243533" table:display="true" table:show-details="true"/>
                <table:data-pilot-member table:name="0,00243601" table:display="true" table:show-details="true"/>
                <table:data-pilot-member table:name="0,00244155" table:display="true" table:show-details="true"/>
                <table:data-pilot-member table:name="0,00244206" table:display="true" table:show-details="true"/>
                <table:data-pilot-member table:name="0,002444" table:display="true" table:show-details="true"/>
                <table:data-pilot-member table:name="0,00244508" table:display="true" table:show-details="true"/>
                <table:data-pilot-member table:name="0,00244588" table:display="true" table:show-details="true"/>
                <table:data-pilot-member table:name="0,00244887" table:display="true" table:show-details="true"/>
                <table:data-pilot-member table:name="0,00245003" table:display="true" table:show-details="true"/>
                <table:data-pilot-member table:name="0,00245031" table:display="true" table:show-details="true"/>
                <table:data-pilot-member table:name="0,00245033" table:display="true" table:show-details="true"/>
                <table:data-pilot-member table:name="0,00245049" table:display="true" table:show-details="true"/>
                <table:data-pilot-member table:name="0,00245418" table:display="true" table:show-details="true"/>
                <table:data-pilot-member table:name="0,00245453" table:display="true" table:show-details="true"/>
                <table:data-pilot-member table:name="0,00245483" table:display="true" table:show-details="true"/>
                <table:data-pilot-member table:name="0,00245497" table:display="true" table:show-details="true"/>
                <table:data-pilot-member table:name="0,00245768" table:display="true" table:show-details="true"/>
                <table:data-pilot-member table:name="0,00245793" table:display="true" table:show-details="true"/>
                <table:data-pilot-member table:name="0,00245864" table:display="true" table:show-details="true"/>
                <table:data-pilot-member table:name="0,00245883" table:display="true" table:show-details="true"/>
                <table:data-pilot-member table:name="0,00245992" table:display="true" table:show-details="true"/>
                <table:data-pilot-member table:name="0,00246115" table:display="true" table:show-details="true"/>
                <table:data-pilot-member table:name="0,00246146" table:display="true" table:show-details="true"/>
                <table:data-pilot-member table:name="0,00246288" table:display="true" table:show-details="true"/>
                <table:data-pilot-member table:name="0,00246362" table:display="true" table:show-details="true"/>
                <table:data-pilot-member table:name="0,0024646" table:display="true" table:show-details="true"/>
                <table:data-pilot-member table:name="0,00246629" table:display="true" table:show-details="true"/>
                <table:data-pilot-member table:name="0,00246716" table:display="true" table:show-details="true"/>
                <table:data-pilot-member table:name="0,00246737" table:display="true" table:show-details="true"/>
                <table:data-pilot-member table:name="0,00246955" table:display="true" table:show-details="true"/>
                <table:data-pilot-member table:name="0,00247147" table:display="true" table:show-details="true"/>
                <table:data-pilot-member table:name="0,0024715" table:display="true" table:show-details="true"/>
                <table:data-pilot-member table:name="0,0024753" table:display="true" table:show-details="true"/>
                <table:data-pilot-member table:name="0,00247623" table:display="true" table:show-details="true"/>
                <table:data-pilot-member table:name="0,00247773" table:display="true" table:show-details="true"/>
                <table:data-pilot-member table:name="0,00247916" table:display="true" table:show-details="true"/>
                <table:data-pilot-member table:name="0,002481" table:display="true" table:show-details="true"/>
                <table:data-pilot-member table:name="0,00248119" table:display="true" table:show-details="true"/>
                <table:data-pilot-member table:name="0,0024821" table:display="true" table:show-details="true"/>
                <table:data-pilot-member table:name="0,00248366" table:display="true" table:show-details="true"/>
                <table:data-pilot-member table:name="0,00248502" table:display="true" table:show-details="true"/>
                <table:data-pilot-member table:name="0,00248594" table:display="true" table:show-details="true"/>
                <table:data-pilot-member table:name="0,00249022" table:display="true" table:show-details="true"/>
                <table:data-pilot-member table:name="0,00249234" table:display="true" table:show-details="true"/>
                <table:data-pilot-member table:name="0,00249409" table:display="true" table:show-details="true"/>
                <table:data-pilot-member table:name="0,00249434" table:display="true" table:show-details="true"/>
                <table:data-pilot-member table:name="0,00249502" table:display="true" table:show-details="true"/>
                <table:data-pilot-member table:name="0,00249552" table:display="true" table:show-details="true"/>
                <table:data-pilot-member table:name="0,00249582" table:display="true" table:show-details="true"/>
                <table:data-pilot-member table:name="0,00249702" table:display="true" table:show-details="true"/>
                <table:data-pilot-member table:name="0,0024989" table:display="true" table:show-details="true"/>
                <table:data-pilot-member table:name="0,00249891" table:display="true" table:show-details="true"/>
                <table:data-pilot-member table:name="0,00250399" table:display="true" table:show-details="true"/>
                <table:data-pilot-member table:name="0,00250441" table:display="true" table:show-details="true"/>
                <table:data-pilot-member table:name="0,00250457" table:display="true" table:show-details="true"/>
                <table:data-pilot-member table:name="0,00250935" table:display="true" table:show-details="true"/>
                <table:data-pilot-member table:name="0,00251156" table:display="true" table:show-details="true"/>
                <table:data-pilot-member table:name="0,00251311" table:display="true" table:show-details="true"/>
                <table:data-pilot-member table:name="0,00251327" table:display="true" table:show-details="true"/>
                <table:data-pilot-member table:name="0,00251461" table:display="true" table:show-details="true"/>
                <table:data-pilot-member table:name="0,00251536" table:display="true" table:show-details="true"/>
                <table:data-pilot-member table:name="0,0025167" table:display="true" table:show-details="true"/>
                <table:data-pilot-member table:name="0,00251921" table:display="true" table:show-details="true"/>
                <table:data-pilot-member table:name="0,00252164" table:display="true" table:show-details="true"/>
                <table:data-pilot-member table:name="0,00252354" table:display="true" table:show-details="true"/>
                <table:data-pilot-member table:name="0,002524" table:display="true" table:show-details="true"/>
                <table:data-pilot-member table:name="0,00252463" table:display="true" table:show-details="true"/>
                <table:data-pilot-member table:name="0,00252688" table:display="true" table:show-details="true"/>
                <table:data-pilot-member table:name="0,00253179" table:display="true" table:show-details="true"/>
                <table:data-pilot-member table:name="0,00253307" table:display="true" table:show-details="true"/>
                <table:data-pilot-member table:name="0,00253364" table:display="true" table:show-details="true"/>
                <table:data-pilot-member table:name="0,00253952" table:display="true" table:show-details="true"/>
                <table:data-pilot-member table:name="0,00254337" table:display="true" table:show-details="true"/>
                <table:data-pilot-member table:name="0,00254368" table:display="true" table:show-details="true"/>
                <table:data-pilot-member table:name="0,00254374" table:display="true" table:show-details="true"/>
                <table:data-pilot-member table:name="0,0025441" table:display="true" table:show-details="true"/>
                <table:data-pilot-member table:name="0,0025459" table:display="true" table:show-details="true"/>
                <table:data-pilot-member table:name="0,00254989" table:display="true" table:show-details="true"/>
                <table:data-pilot-member table:name="0,00255047" table:display="true" table:show-details="true"/>
                <table:data-pilot-member table:name="0,00255242" table:display="true" table:show-details="true"/>
                <table:data-pilot-member table:name="0,00255245" table:display="true" table:show-details="true"/>
                <table:data-pilot-member table:name="0,00255268" table:display="true" table:show-details="true"/>
                <table:data-pilot-member table:name="0,0025529" table:display="true" table:show-details="true"/>
                <table:data-pilot-member table:name="0,00255663" table:display="true" table:show-details="true"/>
                <table:data-pilot-member table:name="0,00255684" table:display="true" table:show-details="true"/>
                <table:data-pilot-member table:name="0,00256278" table:display="true" table:show-details="true"/>
                <table:data-pilot-member table:name="0,00256374" table:display="true" table:show-details="true"/>
                <table:data-pilot-member table:name="0,00256406" table:display="true" table:show-details="true"/>
                <table:data-pilot-member table:name="0,00256429" table:display="true" table:show-details="true"/>
                <table:data-pilot-member table:name="0,00256522" table:display="true" table:show-details="true"/>
                <table:data-pilot-member table:name="0,00256642" table:display="true" table:show-details="true"/>
                <table:data-pilot-member table:name="0,00256737" table:display="true" table:show-details="true"/>
                <table:data-pilot-member table:name="0,00256854" table:display="true" table:show-details="true"/>
                <table:data-pilot-member table:name="0,00256905" table:display="true" table:show-details="true"/>
                <table:data-pilot-member table:name="0,00257234" table:display="true" table:show-details="true"/>
                <table:data-pilot-member table:name="0,0025739" table:display="true" table:show-details="true"/>
                <table:data-pilot-member table:name="0,00257441" table:display="true" table:show-details="true"/>
                <table:data-pilot-member table:name="0,00257835" table:display="true" table:show-details="true"/>
                <table:data-pilot-member table:name="0,00258113" table:display="true" table:show-details="true"/>
                <table:data-pilot-member table:name="0,00258587" table:display="true" table:show-details="true"/>
                <table:data-pilot-member table:name="0,00258654" table:display="true" table:show-details="true"/>
                <table:data-pilot-member table:name="0,00258689" table:display="true" table:show-details="true"/>
                <table:data-pilot-member table:name="0,00259397" table:display="true" table:show-details="true"/>
                <table:data-pilot-member table:name="0,00259411" table:display="true" table:show-details="true"/>
                <table:data-pilot-member table:name="0,00259581" table:display="true" table:show-details="true"/>
                <table:data-pilot-member table:name="0,002596" table:display="true" table:show-details="true"/>
                <table:data-pilot-member table:name="0,00259682" table:display="true" table:show-details="true"/>
                <table:data-pilot-member table:name="0,00259835" table:display="true" table:show-details="true"/>
                <table:data-pilot-member table:name="0,0025985" table:display="true" table:show-details="true"/>
                <table:data-pilot-member table:name="0,00260145" table:display="true" table:show-details="true"/>
                <table:data-pilot-member table:name="0,00260288" table:display="true" table:show-details="true"/>
                <table:data-pilot-member table:name="0,00260373" table:display="true" table:show-details="true"/>
                <table:data-pilot-member table:name="0,00260387" table:display="true" table:show-details="true"/>
                <table:data-pilot-member table:name="0,00260599" table:display="true" table:show-details="true"/>
                <table:data-pilot-member table:name="0,00260781" table:display="true" table:show-details="true"/>
                <table:data-pilot-member table:name="0,00260867" table:display="true" table:show-details="true"/>
                <table:data-pilot-member table:name="0,00261247" table:display="true" table:show-details="true"/>
                <table:data-pilot-member table:name="0,00261617" table:display="true" table:show-details="true"/>
                <table:data-pilot-member table:name="0,00261687" table:display="true" table:show-details="true"/>
                <table:data-pilot-member table:name="0,00261944" table:display="true" table:show-details="true"/>
                <table:data-pilot-member table:name="0,00262108" table:display="true" table:show-details="true"/>
                <table:data-pilot-member table:name="0,00262151" table:display="true" table:show-details="true"/>
                <table:data-pilot-member table:name="0,00262867" table:display="true" table:show-details="true"/>
                <table:data-pilot-member table:name="0,00263208" table:display="true" table:show-details="true"/>
                <table:data-pilot-member table:name="0,00264001" table:display="true" table:show-details="true"/>
                <table:data-pilot-member table:name="0,00264085" table:display="true" table:show-details="true"/>
                <table:data-pilot-member table:name="0,00264251" table:display="true" table:show-details="true"/>
                <table:data-pilot-member table:name="0,00264525" table:display="true" table:show-details="true"/>
                <table:data-pilot-member table:name="0,00264544" table:display="true" table:show-details="true"/>
                <table:data-pilot-member table:name="0,00265165" table:display="true" table:show-details="true"/>
                <table:data-pilot-member table:name="0,0026518" table:display="true" table:show-details="true"/>
                <table:data-pilot-member table:name="0,00265419" table:display="true" table:show-details="true"/>
                <table:data-pilot-member table:name="0,00265564" table:display="true" table:show-details="true"/>
                <table:data-pilot-member table:name="0,00265625" table:display="true" table:show-details="true"/>
                <table:data-pilot-member table:name="0,00265952" table:display="true" table:show-details="true"/>
                <table:data-pilot-member table:name="0,00266067" table:display="true" table:show-details="true"/>
                <table:data-pilot-member table:name="0,00266368" table:display="true" table:show-details="true"/>
                <table:data-pilot-member table:name="0,00266691" table:display="true" table:show-details="true"/>
                <table:data-pilot-member table:name="0,00266788" table:display="true" table:show-details="true"/>
                <table:data-pilot-member table:name="0,00266817" table:display="true" table:show-details="true"/>
                <table:data-pilot-member table:name="0,00266822" table:display="true" table:show-details="true"/>
                <table:data-pilot-member table:name="0,00266916" table:display="true" table:show-details="true"/>
                <table:data-pilot-member table:name="0,00267191" table:display="true" table:show-details="true"/>
                <table:data-pilot-member table:name="0,00267433" table:display="true" table:show-details="true"/>
                <table:data-pilot-member table:name="0,00267766" table:display="true" table:show-details="true"/>
                <table:data-pilot-member table:name="0,00267794" table:display="true" table:show-details="true"/>
                <table:data-pilot-member table:name="0,00268009" table:display="true" table:show-details="true"/>
                <table:data-pilot-member table:name="0,00268376" table:display="true" table:show-details="true"/>
                <table:data-pilot-member table:name="0,00268659" table:display="true" table:show-details="true"/>
                <table:data-pilot-member table:name="0,00268682" table:display="true" table:show-details="true"/>
                <table:data-pilot-member table:name="0,00269126" table:display="true" table:show-details="true"/>
                <table:data-pilot-member table:name="0,00269379" table:display="true" table:show-details="true"/>
                <table:data-pilot-member table:name="0,00269645" table:display="true" table:show-details="true"/>
                <table:data-pilot-member table:name="0,00269646" table:display="true" table:show-details="true"/>
                <table:data-pilot-member table:name="0,00270354" table:display="true" table:show-details="true"/>
                <table:data-pilot-member table:name="0,00270792" table:display="true" table:show-details="true"/>
                <table:data-pilot-member table:name="0,00271067" table:display="true" table:show-details="true"/>
                <table:data-pilot-member table:name="0,00271241" table:display="true" table:show-details="true"/>
                <table:data-pilot-member table:name="0,00271455" table:display="true" table:show-details="true"/>
                <table:data-pilot-member table:name="0,00271495" table:display="true" table:show-details="true"/>
                <table:data-pilot-member table:name="0,00271593" table:display="true" table:show-details="true"/>
                <table:data-pilot-member table:name="0,00271716" table:display="true" table:show-details="true"/>
                <table:data-pilot-member table:name="0,00271755" table:display="true" table:show-details="true"/>
                <table:data-pilot-member table:name="0,00271961" table:display="true" table:show-details="true"/>
                <table:data-pilot-member table:name="0,00272018" table:display="true" table:show-details="true"/>
                <table:data-pilot-member table:name="0,00272069" table:display="true" table:show-details="true"/>
                <table:data-pilot-member table:name="0,00272071" table:display="true" table:show-details="true"/>
                <table:data-pilot-member table:name="0,00272133" table:display="true" table:show-details="true"/>
                <table:data-pilot-member table:name="0,00272213" table:display="true" table:show-details="true"/>
                <table:data-pilot-member table:name="0,00272273" table:display="true" table:show-details="true"/>
                <table:data-pilot-member table:name="0,00272389" table:display="true" table:show-details="true"/>
                <table:data-pilot-member table:name="0,00272514" table:display="true" table:show-details="true"/>
                <table:data-pilot-member table:name="0,00272714" table:display="true" table:show-details="true"/>
                <table:data-pilot-member table:name="0,00272739" table:display="true" table:show-details="true"/>
                <table:data-pilot-member table:name="0,00273399" table:display="true" table:show-details="true"/>
                <table:data-pilot-member table:name="0,00273567" table:display="true" table:show-details="true"/>
                <table:data-pilot-member table:name="0,00273661" table:display="true" table:show-details="true"/>
                <table:data-pilot-member table:name="0,0027371" table:display="true" table:show-details="true"/>
                <table:data-pilot-member table:name="0,00273919" table:display="true" table:show-details="true"/>
                <table:data-pilot-member table:name="0,00274322" table:display="true" table:show-details="true"/>
                <table:data-pilot-member table:name="0,00274388" table:display="true" table:show-details="true"/>
                <table:data-pilot-member table:name="0,00274472" table:display="true" table:show-details="true"/>
                <table:data-pilot-member table:name="0,00274767" table:display="true" table:show-details="true"/>
                <table:data-pilot-member table:name="0,00274807" table:display="true" table:show-details="true"/>
                <table:data-pilot-member table:name="0,00274865" table:display="true" table:show-details="true"/>
                <table:data-pilot-member table:name="0,00274976" table:display="true" table:show-details="true"/>
                <table:data-pilot-member table:name="0,00275087" table:display="true" table:show-details="true"/>
                <table:data-pilot-member table:name="0,00275199" table:display="true" table:show-details="true"/>
                <table:data-pilot-member table:name="0,00275659" table:display="true" table:show-details="true"/>
                <table:data-pilot-member table:name="0,00275887" table:display="true" table:show-details="true"/>
                <table:data-pilot-member table:name="0,00276208" table:display="true" table:show-details="true"/>
                <table:data-pilot-member table:name="0,00276437" table:display="true" table:show-details="true"/>
                <table:data-pilot-member table:name="0,00277116" table:display="true" table:show-details="true"/>
                <table:data-pilot-member table:name="0,00277211" table:display="true" table:show-details="true"/>
                <table:data-pilot-member table:name="0,00277476" table:display="true" table:show-details="true"/>
                <table:data-pilot-member table:name="0,00277485" table:display="true" table:show-details="true"/>
                <table:data-pilot-member table:name="0,00278047" table:display="true" table:show-details="true"/>
                <table:data-pilot-member table:name="0,00278354" table:display="true" table:show-details="true"/>
                <table:data-pilot-member table:name="0,00279246" table:display="true" table:show-details="true"/>
                <table:data-pilot-member table:name="0,00279618" table:display="true" table:show-details="true"/>
                <table:data-pilot-member table:name="0,00280182" table:display="true" table:show-details="true"/>
                <table:data-pilot-member table:name="0,00280949" table:display="true" table:show-details="true"/>
                <table:data-pilot-member table:name="0,00281671" table:display="true" table:show-details="true"/>
                <table:data-pilot-member table:name="0,00281742" table:display="true" table:show-details="true"/>
                <table:data-pilot-member table:name="0,00281753" table:display="true" table:show-details="true"/>
                <table:data-pilot-member table:name="0,00282095" table:display="true" table:show-details="true"/>
                <table:data-pilot-member table:name="0,00282157" table:display="true" table:show-details="true"/>
                <table:data-pilot-member table:name="0,00282605" table:display="true" table:show-details="true"/>
                <table:data-pilot-member table:name="0,00282955" table:display="true" table:show-details="true"/>
                <table:data-pilot-member table:name="0,00283044" table:display="true" table:show-details="true"/>
                <table:data-pilot-member table:name="0,00283472" table:display="true" table:show-details="true"/>
                <table:data-pilot-member table:name="0,00283474" table:display="true" table:show-details="true"/>
                <table:data-pilot-member table:name="0,00283756" table:display="true" table:show-details="true"/>
                <table:data-pilot-member table:name="0,00283834" table:display="true" table:show-details="true"/>
                <table:data-pilot-member table:name="0,0028388" table:display="true" table:show-details="true"/>
                <table:data-pilot-member table:name="0,00283977" table:display="true" table:show-details="true"/>
                <table:data-pilot-member table:name="0,00284063" table:display="true" table:show-details="true"/>
                <table:data-pilot-member table:name="0,00284139" table:display="true" table:show-details="true"/>
                <table:data-pilot-member table:name="0,00284195" table:display="true" table:show-details="true"/>
                <table:data-pilot-member table:name="0,00284219" table:display="true" table:show-details="true"/>
                <table:data-pilot-member table:name="0,00284968" table:display="true" table:show-details="true"/>
                <table:data-pilot-member table:name="0,00285288" table:display="true" table:show-details="true"/>
                <table:data-pilot-member table:name="0,00285655" table:display="true" table:show-details="true"/>
                <table:data-pilot-member table:name="0,00285732" table:display="true" table:show-details="true"/>
                <table:data-pilot-member table:name="0,00285854" table:display="true" table:show-details="true"/>
                <table:data-pilot-member table:name="0,00286481" table:display="true" table:show-details="true"/>
                <table:data-pilot-member table:name="0,00286783" table:display="true" table:show-details="true"/>
                <table:data-pilot-member table:name="0,00287263" table:display="true" table:show-details="true"/>
                <table:data-pilot-member table:name="0,00287351" table:display="true" table:show-details="true"/>
                <table:data-pilot-member table:name="0,00287849" table:display="true" table:show-details="true"/>
                <table:data-pilot-member table:name="0,00287921" table:display="true" table:show-details="true"/>
                <table:data-pilot-member table:name="0,00288059" table:display="true" table:show-details="true"/>
                <table:data-pilot-member table:name="0,00288675" table:display="true" table:show-details="true"/>
                <table:data-pilot-member table:name="0,00289057" table:display="true" table:show-details="true"/>
                <table:data-pilot-member table:name="0,0028932" table:display="true" table:show-details="true"/>
                <table:data-pilot-member table:name="0,00289407" table:display="true" table:show-details="true"/>
                <table:data-pilot-member table:name="0,0028954" table:display="true" table:show-details="true"/>
                <table:data-pilot-member table:name="0,00289673" table:display="true" table:show-details="true"/>
                <table:data-pilot-member table:name="0,00289824" table:display="true" table:show-details="true"/>
                <table:data-pilot-member table:name="0,00290274" table:display="true" table:show-details="true"/>
                <table:data-pilot-member table:name="0,00290699" table:display="true" table:show-details="true"/>
                <table:data-pilot-member table:name="0,00290972" table:display="true" table:show-details="true"/>
                <table:data-pilot-member table:name="0,00291013" table:display="true" table:show-details="true"/>
                <table:data-pilot-member table:name="0,00291467" table:display="true" table:show-details="true"/>
                <table:data-pilot-member table:name="0,00291922" table:display="true" table:show-details="true"/>
                <table:data-pilot-member table:name="0,0029198" table:display="true" table:show-details="true"/>
                <table:data-pilot-member table:name="0,00292078" table:display="true" table:show-details="true"/>
                <table:data-pilot-member table:name="0,00292342" table:display="true" table:show-details="true"/>
                <table:data-pilot-member table:name="0,00293044" table:display="true" table:show-details="true"/>
                <table:data-pilot-member table:name="0,00293167" table:display="true" table:show-details="true"/>
                <table:data-pilot-member table:name="0,0029368" table:display="true" table:show-details="true"/>
                <table:data-pilot-member table:name="0,00294093" table:display="true" table:show-details="true"/>
                <table:data-pilot-member table:name="0,00294508" table:display="true" table:show-details="true"/>
                <table:data-pilot-member table:name="0,00294784" table:display="true" table:show-details="true"/>
                <table:data-pilot-member table:name="0,00295084" table:display="true" table:show-details="true"/>
                <table:data-pilot-member table:name="0,00295141" table:display="true" table:show-details="true"/>
                <table:data-pilot-member table:name="0,00295268" table:display="true" table:show-details="true"/>
                <table:data-pilot-member table:name="0,00296043" table:display="true" table:show-details="true"/>
                <table:data-pilot-member table:name="0,00296334" table:display="true" table:show-details="true"/>
                <table:data-pilot-member table:name="0,00296639" table:display="true" table:show-details="true"/>
                <table:data-pilot-member table:name="0,00297095" table:display="true" table:show-details="true"/>
                <table:data-pilot-member table:name="0,00297211" table:display="true" table:show-details="true"/>
                <table:data-pilot-member table:name="0,00297298" table:display="true" table:show-details="true"/>
                <table:data-pilot-member table:name="0,00297397" table:display="true" table:show-details="true"/>
                <table:data-pilot-member table:name="0,00298376" table:display="true" table:show-details="true"/>
                <table:data-pilot-member table:name="0,00298518" table:display="true" table:show-details="true"/>
                <table:data-pilot-member table:name="0,0029864" table:display="true" table:show-details="true"/>
                <table:data-pilot-member table:name="0,00298679" table:display="true" table:show-details="true"/>
                <table:data-pilot-member table:name="0,00299805" table:display="true" table:show-details="true"/>
                <table:data-pilot-member table:name="0,0029984" table:display="true" table:show-details="true"/>
                <table:data-pilot-member table:name="0,00300032" table:display="true" table:show-details="true"/>
                <table:data-pilot-member table:name="0,00300121" table:display="true" table:show-details="true"/>
                <table:data-pilot-member table:name="0,00300616" table:display="true" table:show-details="true"/>
                <table:data-pilot-member table:name="0,00300684" table:display="true" table:show-details="true"/>
                <table:data-pilot-member table:name="0,0030074" table:display="true" table:show-details="true"/>
                <table:data-pilot-member table:name="0,00300979" table:display="true" table:show-details="true"/>
                <table:data-pilot-member table:name="0,00301221" table:display="true" table:show-details="true"/>
                <table:data-pilot-member table:name="0,00301583" table:display="true" table:show-details="true"/>
                <table:data-pilot-member table:name="0,00301852" table:display="true" table:show-details="true"/>
                <table:data-pilot-member table:name="0,00302006" table:display="true" table:show-details="true"/>
                <table:data-pilot-member table:name="0,00303099" table:display="true" table:show-details="true"/>
                <table:data-pilot-member table:name="0,00303286" table:display="true" table:show-details="true"/>
                <table:data-pilot-member table:name="0,00304068" table:display="true" table:show-details="true"/>
                <table:data-pilot-member table:name="0,00305222" table:display="true" table:show-details="true"/>
                <table:data-pilot-member table:name="0,00305501" table:display="true" table:show-details="true"/>
                <table:data-pilot-member table:name="0,00308427" table:display="true" table:show-details="true"/>
                <table:data-pilot-member table:name="0,00308648" table:display="true" table:show-details="true"/>
                <table:data-pilot-member table:name="0,00308731" table:display="true" table:show-details="true"/>
                <table:data-pilot-member table:name="0,00308905" table:display="true" table:show-details="true"/>
                <table:data-pilot-member table:name="0,00308966" table:display="true" table:show-details="true"/>
                <table:data-pilot-member table:name="0,00309158" table:display="true" table:show-details="true"/>
                <table:data-pilot-member table:name="0,00309565" table:display="true" table:show-details="true"/>
                <table:data-pilot-member table:name="0,00309696" table:display="true" table:show-details="true"/>
                <table:data-pilot-member table:name="0,00310441" table:display="true" table:show-details="true"/>
                <table:data-pilot-member table:name="0,00310866" table:display="true" table:show-details="true"/>
                <table:data-pilot-member table:name="0,00311042" table:display="true" table:show-details="true"/>
                <table:data-pilot-member table:name="0,00311132" table:display="true" table:show-details="true"/>
                <table:data-pilot-member table:name="0,00311533" table:display="true" table:show-details="true"/>
                <table:data-pilot-member table:name="0,00312113" table:display="true" table:show-details="true"/>
                <table:data-pilot-member table:name="0,00312253" table:display="true" table:show-details="true"/>
                <table:data-pilot-member table:name="0,00312291" table:display="true" table:show-details="true"/>
                <table:data-pilot-member table:name="0,00313452" table:display="true" table:show-details="true"/>
                <table:data-pilot-member table:name="0,00313456" table:display="true" table:show-details="true"/>
                <table:data-pilot-member table:name="0,00313886" table:display="true" table:show-details="true"/>
                <table:data-pilot-member table:name="0,0031432" table:display="true" table:show-details="true"/>
                <table:data-pilot-member table:name="0,00315029" table:display="true" table:show-details="true"/>
                <table:data-pilot-member table:name="0,00315149" table:display="true" table:show-details="true"/>
                <table:data-pilot-member table:name="0,00315693" table:display="true" table:show-details="true"/>
                <table:data-pilot-member table:name="0,0031582" table:display="true" table:show-details="true"/>
                <table:data-pilot-member table:name="0,00315926" table:display="true" table:show-details="true"/>
                <table:data-pilot-member table:name="0,00316272" table:display="true" table:show-details="true"/>
                <table:data-pilot-member table:name="0,0031668" table:display="true" table:show-details="true"/>
                <table:data-pilot-member table:name="0,00317727" table:display="true" table:show-details="true"/>
                <table:data-pilot-member table:name="0,00318139" table:display="true" table:show-details="true"/>
                <table:data-pilot-member table:name="0,00318497" table:display="true" table:show-details="true"/>
                <table:data-pilot-member table:name="0,00318785" table:display="true" table:show-details="true"/>
                <table:data-pilot-member table:name="0,00319149" table:display="true" table:show-details="true"/>
                <table:data-pilot-member table:name="0,00319608" table:display="true" table:show-details="true"/>
                <table:data-pilot-member table:name="0,00319755" table:display="true" table:show-details="true"/>
                <table:data-pilot-member table:name="0,00320451" table:display="true" table:show-details="true"/>
                <table:data-pilot-member table:name="0,0032124" table:display="true" table:show-details="true"/>
                <table:data-pilot-member table:name="0,00321463" table:display="true" table:show-details="true"/>
                <table:data-pilot-member table:name="0,00321742" table:display="true" table:show-details="true"/>
                <table:data-pilot-member table:name="0,00322555" table:display="true" table:show-details="true"/>
                <table:data-pilot-member table:name="0,00322722" table:display="true" table:show-details="true"/>
                <table:data-pilot-member table:name="0,00322858" table:display="true" table:show-details="true"/>
                <table:data-pilot-member table:name="0,00323038" table:display="true" table:show-details="true"/>
                <table:data-pilot-member table:name="0,00323823" table:display="true" table:show-details="true"/>
                <table:data-pilot-member table:name="0,00324407" table:display="true" table:show-details="true"/>
                <table:data-pilot-member table:name="0,00325092" table:display="true" table:show-details="true"/>
                <table:data-pilot-member table:name="0,00325125" table:display="true" table:show-details="true"/>
                <table:data-pilot-member table:name="0,00325666" table:display="true" table:show-details="true"/>
                <table:data-pilot-member table:name="0,00326807" table:display="true" table:show-details="true"/>
                <table:data-pilot-member table:name="0,00327759" table:display="true" table:show-details="true"/>
                <table:data-pilot-member table:name="0,00328002" table:display="true" table:show-details="true"/>
                <table:data-pilot-member table:name="0,00328567" table:display="true" table:show-details="true"/>
                <table:data-pilot-member table:name="0,00328744" table:display="true" table:show-details="true"/>
                <table:data-pilot-member table:name="0,00329616" table:display="true" table:show-details="true"/>
                <table:data-pilot-member table:name="0,00330462" table:display="true" table:show-details="true"/>
                <table:data-pilot-member table:name="0,00330778" table:display="true" table:show-details="true"/>
                <table:data-pilot-member table:name="0,00331783" table:display="true" table:show-details="true"/>
                <table:data-pilot-member table:name="0,00331817" table:display="true" table:show-details="true"/>
                <table:data-pilot-member table:name="0,00332262" table:display="true" table:show-details="true"/>
                <table:data-pilot-member table:name="0,00333425" table:display="true" table:show-details="true"/>
                <table:data-pilot-member table:name="0,00333608" table:display="true" table:show-details="true"/>
                <table:data-pilot-member table:name="0,00335286" table:display="true" table:show-details="true"/>
                <table:data-pilot-member table:name="0,00335295" table:display="true" table:show-details="true"/>
                <table:data-pilot-member table:name="0,00335782" table:display="true" table:show-details="true"/>
                <table:data-pilot-member table:name="0,00335962" table:display="true" table:show-details="true"/>
                <table:data-pilot-member table:name="0,00336186" table:display="true" table:show-details="true"/>
                <table:data-pilot-member table:name="0,00337313" table:display="true" table:show-details="true"/>
                <table:data-pilot-member table:name="0,00337521" table:display="true" table:show-details="true"/>
                <table:data-pilot-member table:name="0,00337789" table:display="true" table:show-details="true"/>
                <table:data-pilot-member table:name="0,00338425" table:display="true" table:show-details="true"/>
                <table:data-pilot-member table:name="0,0033929" table:display="true" table:show-details="true"/>
                <table:data-pilot-member table:name="0,0033932" table:display="true" table:show-details="true"/>
                <table:data-pilot-member table:name="0,00339692" table:display="true" table:show-details="true"/>
                <table:data-pilot-member table:name="0,00340476" table:display="true" table:show-details="true"/>
                <table:data-pilot-member table:name="0,0034069" table:display="true" table:show-details="true"/>
                <table:data-pilot-member table:name="0,00340955" table:display="true" table:show-details="true"/>
                <table:data-pilot-member table:name="0,00341216" table:display="true" table:show-details="true"/>
                <table:data-pilot-member table:name="0,00343942" table:display="true" table:show-details="true"/>
                <table:data-pilot-member table:name="0,00344094" table:display="true" table:show-details="true"/>
                <table:data-pilot-member table:name="0,00344182" table:display="true" table:show-details="true"/>
                <table:data-pilot-member table:name="0,00344694" table:display="true" table:show-details="true"/>
                <table:data-pilot-member table:name="0,00344934" table:display="true" table:show-details="true"/>
                <table:data-pilot-member table:name="0,00345099" table:display="true" table:show-details="true"/>
                <table:data-pilot-member table:name="0,00345755" table:display="true" table:show-details="true"/>
                <table:data-pilot-member table:name="0,00345857" table:display="true" table:show-details="true"/>
                <table:data-pilot-member table:name="0,00346227" table:display="true" table:show-details="true"/>
                <table:data-pilot-member table:name="0,00346957" table:display="true" table:show-details="true"/>
                <table:data-pilot-member table:name="0,00349626" table:display="true" table:show-details="true"/>
                <table:data-pilot-member table:name="0,00349837" table:display="true" table:show-details="true"/>
                <table:data-pilot-member table:name="0,00350435" table:display="true" table:show-details="true"/>
                <table:data-pilot-member table:name="0,00351253" table:display="true" table:show-details="true"/>
                <table:data-pilot-member table:name="0,00352337" table:display="true" table:show-details="true"/>
                <table:data-pilot-member table:name="0,00353022" table:display="true" table:show-details="true"/>
                <table:data-pilot-member table:name="0,00353045" table:display="true" table:show-details="true"/>
                <table:data-pilot-member table:name="0,00353863" table:display="true" table:show-details="true"/>
                <table:data-pilot-member table:name="0,00355182" table:display="true" table:show-details="true"/>
                <table:data-pilot-member table:name="0,00355348" table:display="true" table:show-details="true"/>
                <table:data-pilot-member table:name="0,00355846" table:display="true" table:show-details="true"/>
                <table:data-pilot-member table:name="0,00356033" table:display="true" table:show-details="true"/>
                <table:data-pilot-member table:name="0,00356126" table:display="true" table:show-details="true"/>
                <table:data-pilot-member table:name="0,00356164" table:display="true" table:show-details="true"/>
                <table:data-pilot-member table:name="0,00356873" table:display="true" table:show-details="true"/>
                <table:data-pilot-member table:name="0,00357927" table:display="true" table:show-details="true"/>
                <table:data-pilot-member table:name="0,00358379" table:display="true" table:show-details="true"/>
                <table:data-pilot-member table:name="0,00359214" table:display="true" table:show-details="true"/>
                <table:data-pilot-member table:name="0,00359973" table:display="true" table:show-details="true"/>
                <table:data-pilot-member table:name="0,00362668" table:display="true" table:show-details="true"/>
                <table:data-pilot-member table:name="0,0036271" table:display="true" table:show-details="true"/>
                <table:data-pilot-member table:name="0,00364659" table:display="true" table:show-details="true"/>
                <table:data-pilot-member table:name="0,00365553" table:display="true" table:show-details="true"/>
                <table:data-pilot-member table:name="0,00366027" table:display="true" table:show-details="true"/>
                <table:data-pilot-member table:name="0,00367403" table:display="true" table:show-details="true"/>
                <table:data-pilot-member table:name="0,00367945" table:display="true" table:show-details="true"/>
                <table:data-pilot-member table:name="0,0037046" table:display="true" table:show-details="true"/>
                <table:data-pilot-member table:name="0,00370828" table:display="true" table:show-details="true"/>
                <table:data-pilot-member table:name="0,00371392" table:display="true" table:show-details="true"/>
                <table:data-pilot-member table:name="0,0037148" table:display="true" table:show-details="true"/>
                <table:data-pilot-member table:name="0,00371533" table:display="true" table:show-details="true"/>
                <table:data-pilot-member table:name="0,00373396" table:display="true" table:show-details="true"/>
                <table:data-pilot-member table:name="0,00373556" table:display="true" table:show-details="true"/>
                <table:data-pilot-member table:name="0,003736" table:display="true" table:show-details="true"/>
                <table:data-pilot-member table:name="0,00376864" table:display="true" table:show-details="true"/>
                <table:data-pilot-member table:name="0,00379893" table:display="true" table:show-details="true"/>
                <table:data-pilot-member table:name="0,00380252" table:display="true" table:show-details="true"/>
                <table:data-pilot-member table:name="0,00380595" table:display="true" table:show-details="true"/>
                <table:data-pilot-member table:name="0,00384481" table:display="true" table:show-details="true"/>
                <table:data-pilot-member table:name="0,00384573" table:display="true" table:show-details="true"/>
                <table:data-pilot-member table:name="0,00384701" table:display="true" table:show-details="true"/>
                <table:data-pilot-member table:name="0,00386162" table:display="true" table:show-details="true"/>
                <table:data-pilot-member table:name="0,00387781" table:display="true" table:show-details="true"/>
                <table:data-pilot-member table:name="0,00388652" table:display="true" table:show-details="true"/>
                <table:data-pilot-member table:name="0,00388795" table:display="true" table:show-details="true"/>
                <table:data-pilot-member table:name="0,00389066" table:display="true" table:show-details="true"/>
                <table:data-pilot-member table:name="0,00389596" table:display="true" table:show-details="true"/>
                <table:data-pilot-member table:name="0,00390126" table:display="true" table:show-details="true"/>
                <table:data-pilot-member table:name="0,00391068" table:display="true" table:show-details="true"/>
                <table:data-pilot-member table:name="0,00392076" table:display="true" table:show-details="true"/>
                <table:data-pilot-member table:name="0,0039303" table:display="true" table:show-details="true"/>
                <table:data-pilot-member table:name="0,00395311" table:display="true" table:show-details="true"/>
                <table:data-pilot-member table:name="0,00395329" table:display="true" table:show-details="true"/>
                <table:data-pilot-member table:name="0,00396931" table:display="true" table:show-details="true"/>
                <table:data-pilot-member table:name="0,00397606" table:display="true" table:show-details="true"/>
                <table:data-pilot-member table:name="0,003989" table:display="true" table:show-details="true"/>
                <table:data-pilot-member table:name="0,00400683" table:display="true" table:show-details="true"/>
                <table:data-pilot-member table:name="0,00400937" table:display="true" table:show-details="true"/>
                <table:data-pilot-member table:name="0,00401032" table:display="true" table:show-details="true"/>
                <table:data-pilot-member table:name="0,00403428" table:display="true" table:show-details="true"/>
                <table:data-pilot-member table:name="0,00404985" table:display="true" table:show-details="true"/>
                <table:data-pilot-member table:name="0,00406213" table:display="true" table:show-details="true"/>
                <table:data-pilot-member table:name="0,00408571" table:display="true" table:show-details="true"/>
                <table:data-pilot-member table:name="0,00410863" table:display="true" table:show-details="true"/>
                <table:data-pilot-member table:name="0,00412087" table:display="true" table:show-details="true"/>
                <table:data-pilot-member table:name="0,00413159" table:display="true" table:show-details="true"/>
                <table:data-pilot-member table:name="0,004148" table:display="true" table:show-details="true"/>
                <table:data-pilot-member table:name="0,00418163" table:display="true" table:show-details="true"/>
                <table:data-pilot-member table:name="0,00418749" table:display="true" table:show-details="true"/>
                <table:data-pilot-member table:name="0,00419816" table:display="true" table:show-details="true"/>
                <table:data-pilot-member table:name="0,00422525" table:display="true" table:show-details="true"/>
                <table:data-pilot-member table:name="0,004226" table:display="true" table:show-details="true"/>
                <table:data-pilot-member table:name="0,004258" table:display="true" table:show-details="true"/>
                <table:data-pilot-member table:name="0,00426953" table:display="true" table:show-details="true"/>
                <table:data-pilot-member table:name="0,0043481" table:display="true" table:show-details="true"/>
                <table:data-pilot-member table:name="0,00437526" table:display="true" table:show-details="true"/>
                <table:data-pilot-member table:name="0,00441235" table:display="true" table:show-details="true"/>
                <table:data-pilot-member table:name="0,0044141" table:display="true" table:show-details="true"/>
                <table:data-pilot-member table:name="0,00442157" table:display="true" table:show-details="true"/>
                <table:data-pilot-member table:name="0,00445908" table:display="true" table:show-details="true"/>
                <table:data-pilot-member table:name="0,00447726" table:display="true" table:show-details="true"/>
                <table:data-pilot-member table:name="0,00448407" table:display="true" table:show-details="true"/>
                <table:data-pilot-member table:name="0,00449652" table:display="true" table:show-details="true"/>
                <table:data-pilot-member table:name="0,00450213" table:display="true" table:show-details="true"/>
                <table:data-pilot-member table:name="0,00451651" table:display="true" table:show-details="true"/>
                <table:data-pilot-member table:name="0,00460973" table:display="true" table:show-details="true"/>
                <table:data-pilot-member table:name="0,00462465" table:display="true" table:show-details="true"/>
                <table:data-pilot-member table:name="0,00463796" table:display="true" table:show-details="true"/>
                <table:data-pilot-member table:name="0,00466029" table:display="true" table:show-details="true"/>
                <table:data-pilot-member table:name="0,00466919" table:display="true" table:show-details="true"/>
                <table:data-pilot-member table:name="0,00469458" table:display="true" table:show-details="true"/>
                <table:data-pilot-member table:name="0,00471904" table:display="true" table:show-details="true"/>
                <table:data-pilot-member table:name="0,00472057" table:display="true" table:show-details="true"/>
                <table:data-pilot-member table:name="0,0047366" table:display="true" table:show-details="true"/>
                <table:data-pilot-member table:name="0,00476118" table:display="true" table:show-details="true"/>
                <table:data-pilot-member table:name="0,00476673" table:display="true" table:show-details="true"/>
                <table:data-pilot-member table:name="0,00477764" table:display="true" table:show-details="true"/>
                <table:data-pilot-member table:name="0,00479165" table:display="true" table:show-details="true"/>
                <table:data-pilot-member table:name="0,00492539" table:display="true" table:show-details="true"/>
                <table:data-pilot-member table:name="0,0049384" table:display="true" table:show-details="true"/>
                <table:data-pilot-member table:name="0,00499554" table:display="true" table:show-details="true"/>
                <table:data-pilot-member table:name="0,00512533" table:display="true" table:show-details="true"/>
                <table:data-pilot-member table:name="0,00513741" table:display="true" table:show-details="true"/>
                <table:data-pilot-member table:name="0,00515455" table:display="true" table:show-details="true"/>
                <table:data-pilot-member table:name="0,00517543" table:display="true" table:show-details="true"/>
                <table:data-pilot-member table:name="0,00527175" table:display="true" table:show-details="true"/>
                <table:data-pilot-member table:name="0,00531033" table:display="true" table:show-details="true"/>
                <table:data-pilot-member table:name="0,00534342" table:display="true" table:show-details="true"/>
                <table:data-pilot-member table:name="0,0055293" table:display="true" table:show-details="true"/>
                <table:data-pilot-member table:name="0,00563382" table:display="true" table:show-details="true"/>
                <table:data-pilot-member table:name="0,00567785" table:display="true" table:show-details="true"/>
                <table:data-pilot-member table:name="0,00568117" table:display="true" table:show-details="true"/>
                <table:data-pilot-member table:name="0,00571112" table:display="true" table:show-details="true"/>
                <table:data-pilot-member table:name="0,0057255" table:display="true" table:show-details="true"/>
                <table:data-pilot-member table:name="0,00575663" table:display="true" table:show-details="true"/>
                <table:data-pilot-member table:name="0,00584619" table:display="true" table:show-details="true"/>
                <table:data-pilot-member table:name="0,0059454" table:display="true" table:show-details="true"/>
                <table:data-pilot-member table:name="0,00608157" table:display="true" table:show-details="true"/>
                <table:data-pilot-member table:name="0,00618163" table:display="true" table:show-details="true"/>
                <table:data-pilot-member table:name="0,00629332" table:display="true" table:show-details="true"/>
                <table:data-pilot-member table:name="0,006520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3:06:20.268731139</dc:date>
    <meta:editing-duration>PT47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3cm" svg:width="8.99cm" svg:height="6.8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1749127">
                <text:p>0.0001749127</text:p>
                <draw:g>
                  <svg:desc>PT@data 0</svg:desc>
                </draw:g>
              </table:table-cell>
              <table:table-cell office:value-type="float" office:value="0.0000707672">
                <text:p>0.0000707672</text:p>
                <draw:g>
                  <svg:desc>PT@data 1</svg:desc>
                </draw:g>
              </table:table-cell>
              <table:table-cell office:value-type="float" office:value="0.0000900074">
                <text:p>0.0000900074</text:p>
                <draw:g>
                  <svg:desc>PT@data 2</svg:desc>
                </draw:g>
              </table:table-cell>
              <table:table-cell office:value-type="float" office:value="0.00006973024">
                <text:p>0.00006973024</text:p>
                <draw:g>
                  <svg:desc>PT@data 3</svg:desc>
                </draw:g>
              </table:table-cell>
              <table:table-cell office:value-type="float" office:value="0.00011041002">
                <text:p>0.00011041002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36507455">
                <text:p>0.00036507455</text:p>
              </table:table-cell>
              <table:table-cell office:value-type="float" office:value="0.00018493391">
                <text:p>0.00018493391</text:p>
              </table:table-cell>
              <table:table-cell office:value-type="float" office:value="0.00022886875">
                <text:p>0.00022886875</text:p>
              </table:table-cell>
              <table:table-cell office:value-type="float" office:value="0.00018424443">
                <text:p>0.00018424443</text:p>
              </table:table-cell>
              <table:table-cell office:value-type="float" office:value="0.00028160662">
                <text:p>0.0002816066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67828742">
                <text:p>0.00067828742</text:p>
              </table:table-cell>
              <table:table-cell office:value-type="float" office:value="0.00038466456">
                <text:p>0.00038466456</text:p>
              </table:table-cell>
              <table:table-cell office:value-type="float" office:value="0.00042737101">
                <text:p>0.00042737101</text:p>
              </table:table-cell>
              <table:table-cell office:value-type="float" office:value="0.00036840037">
                <text:p>0.00036840037</text:p>
              </table:table-cell>
              <table:table-cell office:value-type="float" office:value="0.00062330387">
                <text:p>0.0006233038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174084584">
                <text:p>0.00174084584</text:p>
              </table:table-cell>
              <table:table-cell office:value-type="float" office:value="0.00099325324">
                <text:p>0.00099325324</text:p>
              </table:table-cell>
              <table:table-cell office:value-type="float" office:value="0.00100434693">
                <text:p>0.00100434693</text:p>
              </table:table-cell>
              <table:table-cell office:value-type="float" office:value="0.00098706099">
                <text:p>0.00098706099</text:p>
              </table:table-cell>
              <table:table-cell office:value-type="float" office:value="0.001933883">
                <text:p>0.001933883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24849907">
                <text:p>0.0024849907</text:p>
              </table:table-cell>
              <table:table-cell office:value-type="float" office:value="0.00156416054">
                <text:p>0.00156416054</text:p>
              </table:table-cell>
              <table:table-cell office:value-type="float" office:value="0.00144891167">
                <text:p>0.00144891167</text:p>
              </table:table-cell>
              <table:table-cell office:value-type="float" office:value="0.00150182129">
                <text:p>0.00150182129</text:p>
              </table:table-cell>
              <table:table-cell office:value-type="float" office:value="0.0026056126">
                <text:p>0.0026056126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25651278">
                <text:p>0.0025651278</text:p>
              </table:table-cell>
              <table:table-cell office:value-type="float" office:value="0.00153409425">
                <text:p>0.00153409425</text:p>
              </table:table-cell>
              <table:table-cell office:value-type="float" office:value="0.00153101722">
                <text:p>0.00153101722</text:p>
              </table:table-cell>
              <table:table-cell office:value-type="float" office:value="0.00151188372">
                <text:p>0.00151188372</text:p>
              </table:table-cell>
              <table:table-cell office:value-type="float" office:value="0.0029730552">
                <text:p>0.0029730552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23331073">
                <text:p>0.0023331073</text:p>
              </table:table-cell>
              <table:table-cell office:value-type="float" office:value="0.0014723109">
                <text:p>0.0014723109</text:p>
              </table:table-cell>
              <table:table-cell office:value-type="float" office:value="0.0015016403">
                <text:p>0.0015016403</text:p>
              </table:table-cell>
              <table:table-cell office:value-type="float" office:value="0.0014954648">
                <text:p>0.0014954648</text:p>
              </table:table-cell>
              <table:table-cell office:value-type="float" office:value="0.0027016502">
                <text:p>0.0027016502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25053041">
                <text:p>0.0025053041</text:p>
              </table:table-cell>
              <table:table-cell office:value-type="float" office:value="0.0015554272">
                <text:p>0.0015554272</text:p>
              </table:table-cell>
              <table:table-cell office:value-type="float" office:value="0.0015986266">
                <text:p>0.0015986266</text:p>
              </table:table-cell>
              <table:table-cell office:value-type="float" office:value="0.0015403695">
                <text:p>0.0015403695</text:p>
              </table:table-cell>
              <table:table-cell office:value-type="float" office:value="0.0030182062">
                <text:p>0.0030182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